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33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4" style:family="paragraph" style:parent-style-name="Standard">
      <style:text-properties officeooo:paragraph-rsid="00cf6c40"/>
    </style:style>
    <style:style style:name="P35" style:family="paragraph" style:parent-style-name="Standard">
      <style:text-properties officeooo:paragraph-rsid="00e02383"/>
    </style:style>
    <style:style style:name="P36" style:family="paragraph" style:parent-style-name="Standard">
      <style:text-properties fo:language="zh" fo:country="TW" officeooo:paragraph-rsid="03644ce4" style:language-asian="zh" style:country-asian="TW"/>
    </style:style>
    <style:style style:name="P37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8" style:family="paragraph" style:parent-style-name="Standard"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officeooo:paragraph-rsid="03644ce4"/>
    </style:style>
    <style:style style:name="P46" style:family="paragraph" style:parent-style-name="Standard">
      <style:text-properties officeooo:paragraph-rsid="0397c760"/>
    </style:style>
    <style:style style:name="P47" style:family="paragraph" style:parent-style-name="Standard">
      <style:text-properties officeooo:paragraph-rsid="03b16bb9"/>
    </style:style>
    <style:style style:name="P48" style:family="paragraph" style:parent-style-name="Standard">
      <style:text-properties officeooo:paragraph-rsid="041fc784"/>
    </style:style>
    <style:style style:name="P49" style:family="paragraph" style:parent-style-name="Standard">
      <style:paragraph-properties fo:margin-left="0.423cm" fo:margin-right="0cm" fo:text-indent="0cm" style:auto-text-indent="false"/>
    </style:style>
    <style:style style:name="P5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5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9" style:family="paragraph" style:parent-style-name="Table_20_Contents">
      <style:text-properties style:font-name="Bitstream Vera Sans Mono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1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2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3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4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5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6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80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40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1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7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8" style:family="paragraph" style:parent-style-name="Table_20_Contents">
      <style:paragraph-properties style:snap-to-layout-grid="false"/>
    </style:style>
    <style:style style:name="P149" style:family="paragraph" style:parent-style-name="Table_20_Contents">
      <style:paragraph-properties style:snap-to-layout-grid="false"/>
      <style:text-properties officeooo:paragraph-rsid="00432e7c"/>
    </style:style>
    <style:style style:name="P150" style:family="paragraph" style:parent-style-name="Table_20_Contents">
      <style:paragraph-properties style:snap-to-layout-grid="false"/>
      <style:text-properties officeooo:paragraph-rsid="0050c4e0"/>
    </style:style>
    <style:style style:name="P151" style:family="paragraph" style:parent-style-name="Table_20_Contents">
      <style:paragraph-properties style:snap-to-layout-grid="false"/>
      <style:text-properties officeooo:paragraph-rsid="007824f1"/>
    </style:style>
    <style:style style:name="P152" style:family="paragraph" style:parent-style-name="Table_20_Contents">
      <style:paragraph-properties style:snap-to-layout-grid="false"/>
      <style:text-properties officeooo:paragraph-rsid="00831399"/>
    </style:style>
    <style:style style:name="P153" style:family="paragraph" style:parent-style-name="Table_20_Contents">
      <style:paragraph-properties style:snap-to-layout-grid="false"/>
      <style:text-properties officeooo:paragraph-rsid="008bf0d2"/>
    </style:style>
    <style:style style:name="P154" style:family="paragraph" style:parent-style-name="Table_20_Contents">
      <style:paragraph-properties style:snap-to-layout-grid="false"/>
      <style:text-properties officeooo:paragraph-rsid="0090bcd5"/>
    </style:style>
    <style:style style:name="P155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7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26281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26281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c3b85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520198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9cf6e1" officeooo:paragraph-rsid="044c3b85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39cf6e1" officeooo:paragraph-rsid="04520198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455436c" officeooo:paragraph-rsid="0455436c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45c363c" officeooo:paragraph-rsid="045c363c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45e8b54" officeooo:paragraph-rsid="045e8b54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45e8b54" officeooo:paragraph-rsid="045e8b54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42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font-size-complex="9pt"/>
    </style:style>
    <style:style style:name="P430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31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5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6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6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74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79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80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language-asian="zh" style:country-asian="TW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rsid="0461b281" officeooo:paragraph-rsid="0461b281" style:font-name-asian="Bitstream Vera Sans Mono1" style:font-size-asian="9pt" style:language-asian="zh" style:country-asian="TW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8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86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87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88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89" style:family="paragraph" style:parent-style-name="Table_20_Contents">
      <style:text-properties officeooo:paragraph-rsid="00432e7c"/>
    </style:style>
    <style:style style:name="P490" style:family="paragraph" style:parent-style-name="Table_20_Contents">
      <style:text-properties officeooo:paragraph-rsid="0050c4e0"/>
    </style:style>
    <style:style style:name="P491" style:family="paragraph" style:parent-style-name="Table_20_Contents">
      <style:text-properties officeooo:paragraph-rsid="007824f1"/>
    </style:style>
    <style:style style:name="P492" style:family="paragraph" style:parent-style-name="Table_20_Contents">
      <style:text-properties officeooo:paragraph-rsid="00831399"/>
    </style:style>
    <style:style style:name="P493" style:family="paragraph" style:parent-style-name="Table_20_Contents">
      <style:text-properties officeooo:paragraph-rsid="008bf0d2"/>
    </style:style>
    <style:style style:name="P494" style:family="paragraph" style:parent-style-name="Table_20_Contents">
      <style:text-properties officeooo:paragraph-rsid="0090bcd5"/>
    </style:style>
    <style:style style:name="P49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50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50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50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50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50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50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509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5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5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c3b85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20198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c3b85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97fde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556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5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58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59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60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61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62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6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64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65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66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67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68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69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70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71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72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73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74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75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76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77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78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79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80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81" style:family="paragraph" style:parent-style-name="Standard" style:list-style-name="WW8Num2">
      <style:paragraph-properties style:snap-to-layout-grid="false"/>
      <style:text-properties officeooo:paragraph-rsid="04426281"/>
    </style:style>
    <style:style style:name="P582" style:family="paragraph" style:parent-style-name="Standard" style:list-style-name="WW8Num2">
      <style:paragraph-properties style:snap-to-layout-grid="false"/>
      <style:text-properties officeooo:paragraph-rsid="044c3b85"/>
    </style:style>
    <style:style style:name="P583" style:family="paragraph" style:parent-style-name="Standard" style:list-style-name="WW8Num2">
      <style:paragraph-properties style:snap-to-layout-grid="false"/>
      <style:text-properties officeooo:paragraph-rsid="04520198"/>
    </style:style>
    <style:style style:name="P584" style:family="paragraph" style:parent-style-name="Standard" style:list-style-name="WW8Num2">
      <style:text-properties officeooo:paragraph-rsid="0096468c"/>
    </style:style>
    <style:style style:name="P585" style:family="paragraph" style:parent-style-name="Standard" style:list-style-name="WW8Num2">
      <style:text-properties officeooo:paragraph-rsid="00bda0e5"/>
    </style:style>
    <style:style style:name="P586" style:family="paragraph" style:parent-style-name="Standard" style:list-style-name="WW8Num2">
      <style:text-properties officeooo:paragraph-rsid="00f3a19a"/>
    </style:style>
    <style:style style:name="P587" style:family="paragraph" style:parent-style-name="Standard" style:list-style-name="WW8Num2">
      <style:text-properties officeooo:paragraph-rsid="01f035ba"/>
    </style:style>
    <style:style style:name="P588" style:family="paragraph" style:parent-style-name="Standard" style:list-style-name="WW8Num2">
      <style:text-properties officeooo:paragraph-rsid="02681b29"/>
    </style:style>
    <style:style style:name="P589" style:family="paragraph" style:parent-style-name="Standard" style:list-style-name="WW8Num2">
      <style:text-properties officeooo:paragraph-rsid="026e60de"/>
    </style:style>
    <style:style style:name="P590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91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92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93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94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95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9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97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98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99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600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601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602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603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604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605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606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607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608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609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610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611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612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613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614" style:family="paragraph" style:parent-style-name="Table_20_Contents" style:list-style-name="WW8Num2">
      <style:paragraph-properties style:snap-to-layout-grid="false"/>
      <style:text-properties officeooo:paragraph-rsid="04426281"/>
    </style:style>
    <style:style style:name="P615" style:family="paragraph" style:parent-style-name="Table_20_Contents" style:list-style-name="WW8Num2">
      <style:paragraph-properties style:snap-to-layout-grid="false"/>
      <style:text-properties officeooo:paragraph-rsid="044c3b85"/>
    </style:style>
    <style:style style:name="P616" style:family="paragraph" style:parent-style-name="Table_20_Contents" style:list-style-name="WW8Num2">
      <style:paragraph-properties style:snap-to-layout-grid="false"/>
      <style:text-properties officeooo:paragraph-rsid="04520198"/>
    </style:style>
    <style:style style:name="P617" style:family="paragraph" style:parent-style-name="Table_20_Contents" style:list-style-name="WW8Num2">
      <style:paragraph-properties style:snap-to-layout-grid="false"/>
      <style:text-properties officeooo:paragraph-rsid="04569026"/>
    </style:style>
    <style:style style:name="P618" style:family="paragraph" style:parent-style-name="Table_20_Contents" style:list-style-name="WW8Num2">
      <style:paragraph-properties style:snap-to-layout-grid="false"/>
      <style:text-properties officeooo:paragraph-rsid="04587f39"/>
    </style:style>
    <style:style style:name="P619" style:family="paragraph" style:parent-style-name="Table_20_Contents" style:list-style-name="WW8Num2">
      <style:text-properties officeooo:paragraph-rsid="0096468c"/>
    </style:style>
    <style:style style:name="P620" style:family="paragraph" style:parent-style-name="Table_20_Contents" style:list-style-name="WW8Num2">
      <style:text-properties officeooo:paragraph-rsid="00bda0e5"/>
    </style:style>
    <style:style style:name="P621" style:family="paragraph" style:parent-style-name="Table_20_Contents" style:list-style-name="WW8Num2">
      <style:text-properties officeooo:paragraph-rsid="00cf6c40"/>
    </style:style>
    <style:style style:name="P622" style:family="paragraph" style:parent-style-name="Table_20_Contents" style:list-style-name="WW8Num2">
      <style:text-properties officeooo:paragraph-rsid="00e02383"/>
    </style:style>
    <style:style style:name="P623" style:family="paragraph" style:parent-style-name="Table_20_Contents" style:list-style-name="WW8Num2">
      <style:text-properties officeooo:paragraph-rsid="00f3a19a"/>
    </style:style>
    <style:style style:name="P624" style:family="paragraph" style:parent-style-name="Table_20_Contents" style:list-style-name="WW8Num2">
      <style:text-properties officeooo:paragraph-rsid="01f035ba"/>
    </style:style>
    <style:style style:name="P625" style:family="paragraph" style:parent-style-name="Table_20_Contents" style:list-style-name="WW8Num2">
      <style:text-properties officeooo:paragraph-rsid="02681b29"/>
    </style:style>
    <style:style style:name="P626" style:family="paragraph" style:parent-style-name="Table_20_Contents" style:list-style-name="WW8Num2">
      <style:text-properties officeooo:paragraph-rsid="026e60de"/>
    </style:style>
    <style:style style:name="P627" style:family="paragraph" style:parent-style-name="Table_20_Contents" style:list-style-name="WW8Num2">
      <style:text-properties officeooo:paragraph-rsid="028d1e98"/>
    </style:style>
    <style:style style:name="P628" style:family="paragraph" style:parent-style-name="Table_20_Contents" style:list-style-name="WW8Num2">
      <style:text-properties officeooo:paragraph-rsid="02a1cbe4"/>
    </style:style>
    <style:style style:name="P629" style:family="paragraph" style:parent-style-name="Table_20_Contents" style:list-style-name="WW8Num2">
      <style:text-properties officeooo:paragraph-rsid="02a64362"/>
    </style:style>
    <style:style style:name="P630" style:family="paragraph" style:parent-style-name="Table_20_Contents" style:list-style-name="WW8Num2">
      <style:text-properties officeooo:paragraph-rsid="02c1056f"/>
    </style:style>
    <style:style style:name="P631" style:family="paragraph" style:parent-style-name="Table_20_Contents" style:list-style-name="WW8Num2">
      <style:text-properties officeooo:paragraph-rsid="02f6ae62"/>
    </style:style>
    <style:style style:name="P632" style:family="paragraph" style:parent-style-name="Table_20_Contents" style:list-style-name="WW8Num2">
      <style:text-properties officeooo:paragraph-rsid="02fdf6fc"/>
    </style:style>
    <style:style style:name="P633" style:family="paragraph" style:parent-style-name="Table_20_Contents" style:list-style-name="WW8Num2">
      <style:text-properties officeooo:paragraph-rsid="0306cf4e"/>
    </style:style>
    <style:style style:name="P634" style:family="paragraph" style:parent-style-name="Table_20_Contents" style:list-style-name="WW8Num2">
      <style:text-properties officeooo:paragraph-rsid="03130417"/>
    </style:style>
    <style:style style:name="P635" style:family="paragraph" style:parent-style-name="Table_20_Contents" style:list-style-name="WW8Num2">
      <style:text-properties officeooo:paragraph-rsid="0397c760"/>
    </style:style>
    <style:style style:name="P636" style:family="paragraph" style:parent-style-name="Table_20_Contents" style:list-style-name="WW8Num2">
      <style:text-properties officeooo:paragraph-rsid="03b16bb9"/>
    </style:style>
    <style:style style:name="P637" style:family="paragraph" style:parent-style-name="Table_20_Contents" style:list-style-name="WW8Num2">
      <style:text-properties officeooo:paragraph-rsid="041fc784"/>
    </style:style>
    <style:style style:name="P638" style:family="paragraph" style:parent-style-name="Table_20_Contents" style:list-style-name="WW8Num2">
      <style:text-properties officeooo:paragraph-rsid="043303d4"/>
    </style:style>
    <style:style style:name="P639" style:family="paragraph" style:parent-style-name="Table_20_Contents" style:list-style-name="WW8Num2">
      <style:text-properties officeooo:paragraph-rsid="043b7914"/>
    </style:style>
    <style:style style:name="P640" style:family="paragraph" style:parent-style-name="Table_20_Contents" style:list-style-name="WW8Num2">
      <style:text-properties officeooo:paragraph-rsid="0438d2d3"/>
    </style:style>
    <style:style style:name="P641" style:family="paragraph" style:parent-style-name="Table_20_Contents" style:list-style-name="WW8Num2">
      <style:text-properties officeooo:paragraph-rsid="04392349"/>
    </style:style>
    <style:style style:name="P642" style:family="paragraph" style:parent-style-name="Table_20_Contents" style:list-style-name="WW8Num2">
      <style:text-properties officeooo:paragraph-rsid="04426281"/>
    </style:style>
    <style:style style:name="P643" style:family="paragraph" style:parent-style-name="Table_20_Contents" style:list-style-name="WW8Num2">
      <style:text-properties officeooo:paragraph-rsid="044c3b85"/>
    </style:style>
    <style:style style:name="P644" style:family="paragraph" style:parent-style-name="Table_20_Contents" style:list-style-name="WW8Num2">
      <style:text-properties officeooo:paragraph-rsid="04520198"/>
    </style:style>
    <style:style style:name="P64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64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64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64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649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65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651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652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653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654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655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656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657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658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659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660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661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662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663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664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665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666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667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668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 style:font-weight-complex="bold"/>
    </style:style>
    <style:style style:name="P669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 style:font-weight-complex="bold"/>
    </style:style>
    <style:style style:name="P670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 style:font-weight-complex="bold"/>
    </style:style>
    <style:style style:name="P67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7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7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7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75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76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77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78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79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80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81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82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83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84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85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86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87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88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89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90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91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92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93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94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/>
    </style:style>
    <style:style style:name="P695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/>
    </style:style>
    <style:style style:name="P696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/>
    </style:style>
    <style:style style:name="P69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9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9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70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701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70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703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704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705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706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707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708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709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710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711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712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713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714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715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716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717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718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719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720" style:family="paragraph" style:parent-style-name="Table_20_Contents" style:list-style-name="WW8Num2">
      <style:text-properties style:font-name="Bitstream Vera Sans Mono" officeooo:paragraph-rsid="04426281" style:font-name-complex="Bitstream Vera Sans Mono"/>
    </style:style>
    <style:style style:name="P721" style:family="paragraph" style:parent-style-name="Table_20_Contents" style:list-style-name="WW8Num2">
      <style:text-properties style:font-name="Bitstream Vera Sans Mono" officeooo:paragraph-rsid="044c3b85" style:font-name-complex="Bitstream Vera Sans Mono"/>
    </style:style>
    <style:style style:name="P722" style:family="paragraph" style:parent-style-name="Table_20_Contents" style:list-style-name="WW8Num2">
      <style:text-properties style:font-name="Bitstream Vera Sans Mono" officeooo:paragraph-rsid="04520198" style:font-name-complex="Bitstream Vera Sans Mono"/>
    </style:style>
    <style:style style:name="P723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724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725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726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727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728" style:family="paragraph" style:parent-style-name="Table_20_Contents" style:list-style-name="WW8Num2">
      <style:text-properties style:font-name="Bitstream Vera Sans Mono" officeooo:rsid="04203577" officeooo:paragraph-rsid="04426281" style:font-name-complex="Bitstream Vera Sans Mono"/>
    </style:style>
    <style:style style:name="P729" style:family="paragraph" style:parent-style-name="Table_20_Contents" style:list-style-name="WW8Num2">
      <style:text-properties style:font-name="Bitstream Vera Sans Mono" officeooo:rsid="04203577" officeooo:paragraph-rsid="044c3b85" style:font-name-complex="Bitstream Vera Sans Mono"/>
    </style:style>
    <style:style style:name="P730" style:family="paragraph" style:parent-style-name="Table_20_Contents" style:list-style-name="WW8Num2">
      <style:text-properties style:font-name="Bitstream Vera Sans Mono" officeooo:rsid="04203577" officeooo:paragraph-rsid="04520198" style:font-name-complex="Bitstream Vera Sans Mono"/>
    </style:style>
    <style:style style:name="P731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732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733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" fo:font-size="9pt" officeooo:rsid="04203577" officeooo:paragraph-rsid="0442628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" fo:font-size="9pt" officeooo:rsid="04203577" officeooo:paragraph-rsid="044c3b85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text-properties style:font-name="Bitstream Vera Sans Mono" fo:font-size="9pt" officeooo:rsid="04203577" officeooo:paragraph-rsid="04520198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771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772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773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774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775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776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777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778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779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780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781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782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783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784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785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786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787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788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789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790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791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792" style:family="paragraph" style:parent-style-name="Table_20_Contents" style:list-style-name="WW8Num2">
      <style:text-properties fo:color="#800000" style:font-name="Bitstream Vera Sans Mono" fo:font-weight="bold" officeooo:rsid="04203577" officeooo:paragraph-rsid="04426281" style:font-weight-asian="bold" style:font-name-complex="Bitstream Vera Sans Mono" style:font-weight-complex="bold"/>
    </style:style>
    <style:style style:name="P793" style:family="paragraph" style:parent-style-name="Table_20_Contents" style:list-style-name="WW8Num2">
      <style:text-properties fo:color="#800000" style:font-name="Bitstream Vera Sans Mono" fo:font-weight="bold" officeooo:rsid="04203577" officeooo:paragraph-rsid="044c3b85" style:font-weight-asian="bold" style:font-name-complex="Bitstream Vera Sans Mono" style:font-weight-complex="bold"/>
    </style:style>
    <style:style style:name="P794" style:family="paragraph" style:parent-style-name="Table_20_Contents" style:list-style-name="WW8Num2">
      <style:text-properties fo:color="#800000" style:font-name="Bitstream Vera Sans Mono" fo:font-weight="bold" officeooo:rsid="04203577" officeooo:paragraph-rsid="04520198" style:font-weight-asian="bold" style:font-name-complex="Bitstream Vera Sans Mono" style:font-weight-complex="bold"/>
    </style:style>
    <style:style style:name="P795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796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797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798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text-properties style:font-name="Bitstream Vera Sans Mono1" fo:font-size="9pt" officeooo:paragraph-rsid="04460581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text-properties style:font-name="Bitstream Vera Sans Mono1" fo:font-size="9pt" officeooo:paragraph-rsid="0455436c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426281" style:font-name-asian="Bitstream Vera Sans Mono1" style:font-size-asian="9pt" style:font-name-complex="Bitstream Vera Sans Mono" style:font-size-complex="9pt"/>
    </style:style>
    <style:style style:name="P957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58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59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960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62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63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64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65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 style:list-style-name="WW8Num2">
      <style:text-properties style:font-name="Bitstream Vera Sans Mono1" fo:font-size="9pt" officeooo:rsid="03b47689" officeooo:paragraph-rsid="044f6d4e" style:font-name-asian="Bitstream Vera Sans Mono1" style:font-size-asian="9pt" style:font-name-complex="Bitstream Vera Sans Mono" style:font-size-complex="9pt"/>
    </style:style>
    <style:style style:name="P972" style:family="paragraph" style:parent-style-name="Table_20_Contents" style:list-style-name="WW8Num2">
      <style:text-properties style:font-name="Bitstream Vera Sans Mono1" fo:font-size="9pt" officeooo:rsid="03b47689" officeooo:paragraph-rsid="04478fe0" style:font-name-asian="Bitstream Vera Sans Mono1" style:font-size-asian="9pt" style:font-name-complex="Bitstream Vera Sans Mono" style:font-size-complex="9pt"/>
    </style:style>
    <style:style style:name="P973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974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75" style:family="paragraph" style:parent-style-name="Table_20_Contents" style:list-style-name="WW8Num2">
      <style:text-properties style:font-name="Bitstream Vera Sans Mono1" fo:font-size="9pt" officeooo:rsid="0427bc89" officeooo:paragraph-rsid="04426281" style:font-name-asian="Bitstream Vera Sans Mono1" style:font-size-asian="9pt" style:font-name-complex="Bitstream Vera Sans Mono" style:font-size-complex="9pt"/>
    </style:style>
    <style:style style:name="P9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426281" style:font-name-asian="Bitstream Vera Sans Mono1" style:font-size-asian="9pt" style:font-name-complex="Bitstream Vera Sans Mono" style:font-size-complex="9pt"/>
    </style:style>
    <style:style style:name="P984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85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86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88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89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90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91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92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93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94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95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96" style:family="paragraph" style:parent-style-name="Table_20_Contents" style:list-style-name="WW8Num2"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997" style:family="paragraph" style:parent-style-name="Table_20_Contents" style:list-style-name="WW8Num2"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998" style:family="paragraph" style:parent-style-name="Table_20_Contents" style:list-style-name="WW8Num2">
      <style:text-properties style:font-name="Bitstream Vera Sans Mono1" fo:font-size="9pt" officeooo:rsid="04442fc1" officeooo:paragraph-rsid="04520198" style:font-name-asian="Bitstream Vera Sans Mono1" style:font-size-asian="9pt" style:font-name-complex="Bitstream Vera Sans Mono" style:font-size-complex="9pt"/>
    </style:style>
    <style:style style:name="P999" style:family="paragraph" style:parent-style-name="Table_20_Contents" style:list-style-name="WW8Num2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1000" style:family="paragraph" style:parent-style-name="Table_20_Contents" style:list-style-name="WW8Num2">
      <style:text-properties style:font-name="Bitstream Vera Sans Mono1" fo:font-size="9pt" officeooo:rsid="044730ad" officeooo:paragraph-rsid="044730ad" style:font-name-asian="Bitstream Vera Sans Mono1" style:font-size-asian="9pt" style:font-name-complex="Bitstream Vera Sans Mono" style:font-size-complex="9pt"/>
    </style:style>
    <style:style style:name="P1001" style:family="paragraph" style:parent-style-name="Table_20_Contents" style:list-style-name="WW8Num2">
      <style:text-properties style:font-name="Bitstream Vera Sans Mono1" fo:font-size="9pt" officeooo:rsid="044f6d4e" officeooo:paragraph-rsid="044f6d4e" style:font-name-asian="Bitstream Vera Sans Mono1" style:font-size-asian="9pt" style:font-name-complex="Bitstream Vera Sans Mono" style:font-size-complex="9pt"/>
    </style:style>
    <style:style style:name="P1002" style:family="paragraph" style:parent-style-name="Table_20_Contents" style:list-style-name="WW8Num2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10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ada28" officeooo:paragraph-rsid="044ada28" style:font-name-asian="Bitstream Vera Sans Mono1" style:font-size-asian="9pt" style:font-name-complex="Bitstream Vera Sans Mono" style:font-size-complex="9pt"/>
    </style:style>
    <style:style style:name="P1004" style:family="paragraph" style:parent-style-name="Table_20_Contents" style:list-style-name="WW8Num2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1005" style:family="paragraph" style:parent-style-name="Table_20_Contents" style:list-style-name="WW8Num2">
      <style:text-properties style:font-name="Bitstream Vera Sans Mono1" fo:font-size="9pt" officeooo:rsid="04565d96" officeooo:paragraph-rsid="04587f39" style:font-name-asian="Bitstream Vera Sans Mono1" style:font-size-asian="9pt" style:font-name-complex="Bitstream Vera Sans Mono" style:font-size-complex="9pt"/>
    </style:style>
    <style:style style:name="P1006" style:family="paragraph" style:parent-style-name="Table_20_Contents" style:list-style-name="WW8Num2">
      <style:text-properties style:font-name="Bitstream Vera Sans Mono1" fo:font-size="9pt" officeooo:rsid="04565d96" officeooo:paragraph-rsid="04597169" style:font-name-asian="Bitstream Vera Sans Mono1" style:font-size-asian="9pt" style:font-name-complex="Bitstream Vera Sans Mono" style:font-size-complex="9pt"/>
    </style:style>
    <style:style style:name="P1007" style:family="paragraph" style:parent-style-name="Table_20_Contents" style:list-style-name="WW8Num2">
      <style:text-properties style:font-name="Bitstream Vera Sans Mono1" fo:font-size="9pt" officeooo:rsid="04565d96" officeooo:paragraph-rsid="045e8b54" style:font-name-asian="Bitstream Vera Sans Mono1" style:font-size-asian="9pt" style:font-name-complex="Bitstream Vera Sans Mono" style:font-size-complex="9pt"/>
    </style:style>
    <style:style style:name="P1008" style:family="paragraph" style:parent-style-name="Table_20_Contents">
      <style:paragraph-properties style:snap-to-layout-grid="false"/>
      <style:text-properties style:font-name="Bitstream Vera Sans Mono1" fo:font-size="9pt" officeooo:rsid="04623f2c" officeooo:paragraph-rsid="04623f2c" style:font-name-asian="Bitstream Vera Sans Mono1" style:font-size-asian="9pt" style:font-name-complex="Bitstream Vera Sans Mono" style:font-size-complex="9pt"/>
    </style:style>
    <style:style style:name="P10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0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0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0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0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0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0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0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0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0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10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10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10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10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10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10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10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10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10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10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0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0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0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0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10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10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10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10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10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10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10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10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10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10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10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10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10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10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10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10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10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520198" style:font-name-asian="Bitstream Vera Sans Mono1" style:font-size-asian="9pt" style:language-asian="zh" style:country-asian="TW" style:font-name-complex="Bitstream Vera Sans Mono" style:font-size-complex="9pt"/>
    </style:style>
    <style:style style:name="P10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5436c" officeooo:paragraph-rsid="0455436c" style:font-name-asian="Bitstream Vera Sans Mono1" style:font-size-asian="9pt" style:language-asian="zh" style:country-asian="TW" style:font-name-complex="Bitstream Vera Sans Mono" style:font-size-complex="9pt"/>
    </style:style>
    <style:style style:name="P10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language-asian="zh" style:country-asian="TW" style:font-name-complex="Bitstream Vera Sans Mono" style:font-size-complex="9pt"/>
    </style:style>
    <style:style style:name="P10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e8b54" officeooo:paragraph-rsid="045e8b54" style:font-name-asian="Bitstream Vera Sans Mono1" style:font-size-asian="9pt" style:language-asian="zh" style:country-asian="TW" style:font-name-complex="Bitstream Vera Sans Mono" style:font-size-complex="9pt"/>
    </style:style>
    <style:style style:name="P10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0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0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0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10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10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1070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71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72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073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074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1075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076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077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078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1079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1080" style:family="paragraph" style:parent-style-name="Heading_20_1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1081" style:family="paragraph" style:parent-style-name="Heading_20_1" style:list-style-name="">
      <style:text-properties style:font-name="Arial" fo:font-size="12pt" officeooo:rsid="03fc448d" officeooo:paragraph-rsid="044c3b85" style:font-size-asian="12pt" style:font-name-complex="Arial" style:font-size-complex="12pt"/>
    </style:style>
    <style:style style:name="P1082" style:family="paragraph" style:parent-style-name="Heading_20_1" style:list-style-name="">
      <style:text-properties style:font-name="Arial" fo:font-size="12pt" officeooo:rsid="03fc448d" officeooo:paragraph-rsid="04520198" style:font-size-asian="12pt" style:font-name-complex="Arial" style:font-size-complex="12pt"/>
    </style:style>
    <style:style style:name="P1083" style:family="paragraph" style:parent-style-name="Heading_20_1" style:list-style-name="">
      <style:text-properties officeooo:paragraph-rsid="001ba608"/>
    </style:style>
    <style:style style:name="P1084" style:family="paragraph" style:parent-style-name="Heading_20_1" style:list-style-name="">
      <style:text-properties officeooo:paragraph-rsid="0397c760"/>
    </style:style>
    <style:style style:name="P1085" style:family="paragraph" style:parent-style-name="Heading_20_1" style:list-style-name="">
      <style:text-properties officeooo:paragraph-rsid="03b16bb9"/>
    </style:style>
    <style:style style:name="P1086" style:family="paragraph" style:parent-style-name="Heading_20_1" style:list-style-name="">
      <style:text-properties officeooo:paragraph-rsid="041fc784"/>
    </style:style>
    <style:style style:name="P1087" style:family="paragraph" style:parent-style-name="Heading_20_1" style:list-style-name="">
      <style:text-properties officeooo:paragraph-rsid="043303d4"/>
    </style:style>
    <style:style style:name="P1088" style:family="paragraph" style:parent-style-name="Heading_20_1" style:list-style-name="">
      <style:text-properties officeooo:paragraph-rsid="0438d2d3"/>
    </style:style>
    <style:style style:name="P1089" style:family="paragraph" style:parent-style-name="Heading_20_1">
      <style:text-properties officeooo:paragraph-rsid="0050c4e0"/>
    </style:style>
    <style:style style:name="P1090" style:family="paragraph" style:parent-style-name="Heading_20_1">
      <style:text-properties officeooo:paragraph-rsid="00831399"/>
    </style:style>
    <style:style style:name="P1091" style:family="paragraph" style:parent-style-name="Heading_20_1">
      <style:text-properties officeooo:paragraph-rsid="008bf0d2"/>
    </style:style>
    <style:style style:name="P1092" style:family="paragraph" style:parent-style-name="Heading_20_1">
      <style:text-properties officeooo:paragraph-rsid="0090bcd5"/>
    </style:style>
    <style:style style:name="P1093" style:family="paragraph" style:parent-style-name="Heading_20_1" style:list-style-name="WW8Num2">
      <style:text-properties officeooo:paragraph-rsid="0096468c"/>
    </style:style>
    <style:style style:name="P1094" style:family="paragraph" style:parent-style-name="Heading_20_1" style:list-style-name="WW8Num2">
      <style:text-properties officeooo:paragraph-rsid="00bda0e5"/>
    </style:style>
    <style:style style:name="P1095" style:family="paragraph" style:parent-style-name="Heading_20_1" style:list-style-name="WW8Num2">
      <style:text-properties officeooo:paragraph-rsid="00cf6c40"/>
    </style:style>
    <style:style style:name="P1096" style:family="paragraph" style:parent-style-name="Heading_20_1" style:list-style-name="WW8Num2">
      <style:text-properties officeooo:paragraph-rsid="00e02383"/>
    </style:style>
    <style:style style:name="P1097" style:family="paragraph" style:parent-style-name="Heading_20_1" style:list-style-name="WW8Num2">
      <style:text-properties officeooo:paragraph-rsid="00f3a19a"/>
    </style:style>
    <style:style style:name="P1098" style:family="paragraph" style:parent-style-name="Heading_20_1" style:list-style-name="WW8Num2">
      <style:text-properties officeooo:paragraph-rsid="01f035ba"/>
    </style:style>
    <style:style style:name="P1099" style:family="paragraph" style:parent-style-name="Heading_20_1" style:list-style-name="WW8Num2">
      <style:text-properties officeooo:paragraph-rsid="02681b29"/>
    </style:style>
    <style:style style:name="P1100" style:family="paragraph" style:parent-style-name="Heading_20_1" style:list-style-name="WW8Num2">
      <style:text-properties officeooo:paragraph-rsid="026e60de"/>
    </style:style>
    <style:style style:name="P1101" style:family="paragraph" style:parent-style-name="Heading_20_1" style:list-style-name="WW8Num2">
      <style:text-properties officeooo:paragraph-rsid="028d1e98"/>
    </style:style>
    <style:style style:name="P1102" style:family="paragraph" style:parent-style-name="Heading_20_1" style:list-style-name="WW8Num2">
      <style:text-properties officeooo:paragraph-rsid="02a1cbe4"/>
    </style:style>
    <style:style style:name="P1103" style:family="paragraph" style:parent-style-name="Heading_20_1" style:list-style-name="WW8Num2">
      <style:text-properties officeooo:paragraph-rsid="02a64362"/>
    </style:style>
    <style:style style:name="P1104" style:family="paragraph" style:parent-style-name="Heading_20_1" style:list-style-name="WW8Num2">
      <style:text-properties officeooo:paragraph-rsid="02c1056f"/>
    </style:style>
    <style:style style:name="P1105" style:family="paragraph" style:parent-style-name="Heading_20_1" style:list-style-name="WW8Num2">
      <style:text-properties officeooo:paragraph-rsid="0397c760"/>
    </style:style>
    <style:style style:name="P1106" style:family="paragraph" style:parent-style-name="Heading_20_1" style:list-style-name="WW8Num2">
      <style:text-properties officeooo:rsid="010ab926" officeooo:paragraph-rsid="02f6ae62"/>
    </style:style>
    <style:style style:name="P1107" style:family="paragraph" style:parent-style-name="Heading_20_1" style:list-style-name="WW8Num2">
      <style:text-properties officeooo:rsid="010ab926" officeooo:paragraph-rsid="02fdf6fc"/>
    </style:style>
    <style:style style:name="P1108" style:family="paragraph" style:parent-style-name="Heading_20_1" style:list-style-name="WW8Num2">
      <style:text-properties officeooo:rsid="010ab926" officeooo:paragraph-rsid="0306cf4e"/>
    </style:style>
    <style:style style:name="P1109" style:family="paragraph" style:parent-style-name="Heading_20_1" style:list-style-name="WW8Num2">
      <style:text-properties officeooo:rsid="010ab926" officeooo:paragraph-rsid="03130417"/>
    </style:style>
    <style:style style:name="P1110" style:family="paragraph" style:parent-style-name="Heading_20_1" style:list-style-name="WW8Num2">
      <style:text-properties officeooo:rsid="010ab926" officeooo:paragraph-rsid="03b16bb9"/>
    </style:style>
    <style:style style:name="P1111" style:family="paragraph" style:parent-style-name="Heading_20_1" style:list-style-name="WW8Num2">
      <style:text-properties officeooo:rsid="010ab926" officeooo:paragraph-rsid="041fc784"/>
    </style:style>
    <style:style style:name="P1112" style:family="paragraph" style:parent-style-name="Heading_20_1" style:list-style-name="WW8Num2">
      <style:text-properties officeooo:rsid="010ab926" officeooo:paragraph-rsid="043303d4"/>
    </style:style>
    <style:style style:name="P1113" style:family="paragraph" style:parent-style-name="Heading_20_1" style:list-style-name="WW8Num2">
      <style:text-properties officeooo:rsid="010ab926" officeooo:paragraph-rsid="043b7914"/>
    </style:style>
    <style:style style:name="P1114" style:family="paragraph" style:parent-style-name="Heading_20_1" style:list-style-name="WW8Num2">
      <style:text-properties officeooo:rsid="010ab926" officeooo:paragraph-rsid="0438d2d3"/>
    </style:style>
    <style:style style:name="P1115" style:family="paragraph" style:parent-style-name="Heading_20_1" style:list-style-name="WW8Num2">
      <style:text-properties officeooo:rsid="010ab926" officeooo:paragraph-rsid="04392349"/>
    </style:style>
    <style:style style:name="P1116" style:family="paragraph" style:parent-style-name="Heading_20_1" style:list-style-name="WW8Num2">
      <style:text-properties officeooo:rsid="010ab926" officeooo:paragraph-rsid="04426281"/>
    </style:style>
    <style:style style:name="P1117" style:family="paragraph" style:parent-style-name="Heading_20_1" style:list-style-name="WW8Num2">
      <style:text-properties officeooo:rsid="010ab926" officeooo:paragraph-rsid="044c3b85"/>
    </style:style>
    <style:style style:name="P1118" style:family="paragraph" style:parent-style-name="Heading_20_1" style:list-style-name="WW8Num2">
      <style:text-properties officeooo:rsid="010ab926" officeooo:paragraph-rsid="04520198"/>
    </style:style>
    <style:style style:name="P111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style:font-name="Arial" fo:font-size="12pt" officeooo:rsid="04433dac" style:font-size-asian="12pt" style:font-name-complex="Arial" style:font-size-complex="12pt"/>
    </style:style>
    <style:style style:name="T81" style:family="text">
      <style:text-properties style:font-name="Arial" fo:font-size="12pt" officeooo:rsid="044c3b85" style:font-size-asian="12pt" style:font-name-complex="Arial" style:font-size-complex="12pt"/>
    </style:style>
    <style:style style:name="T82" style:family="text">
      <style:text-properties style:font-name="Arial" fo:font-size="12pt" officeooo:rsid="045377c8" style:font-size-asian="12pt" style:font-name-complex="Arial" style:font-size-complex="12pt"/>
    </style:style>
    <style:style style:name="T83" style:family="text">
      <style:text-properties officeooo:rsid="007824f1"/>
    </style:style>
    <style:style style:name="T84" style:family="text">
      <style:text-properties officeooo:rsid="0079bb22"/>
    </style:style>
    <style:style style:name="T85" style:family="text">
      <style:text-properties officeooo:rsid="007a1b58"/>
    </style:style>
    <style:style style:name="T86" style:family="text">
      <style:text-properties officeooo:rsid="00831399"/>
    </style:style>
    <style:style style:name="T87" style:family="text">
      <style:text-properties officeooo:rsid="008556cd"/>
    </style:style>
    <style:style style:name="T88" style:family="text">
      <style:text-properties officeooo:rsid="008fa877"/>
    </style:style>
    <style:style style:name="T89" style:family="text">
      <style:text-properties officeooo:rsid="0093c18b"/>
    </style:style>
    <style:style style:name="T90" style:family="text">
      <style:text-properties officeooo:rsid="009bddac"/>
    </style:style>
    <style:style style:name="T91" style:family="text">
      <style:text-properties officeooo:rsid="009ed5a0"/>
    </style:style>
    <style:style style:name="T92" style:family="text">
      <style:text-properties officeooo:rsid="00a10552"/>
    </style:style>
    <style:style style:name="T93" style:family="text">
      <style:text-properties officeooo:rsid="00a74efa"/>
    </style:style>
    <style:style style:name="T94" style:family="text">
      <style:text-properties officeooo:rsid="00a7692e"/>
    </style:style>
    <style:style style:name="T95" style:family="text">
      <style:text-properties officeooo:rsid="00a849e4"/>
    </style:style>
    <style:style style:name="T96" style:family="text">
      <style:text-properties officeooo:rsid="00acbb9b"/>
    </style:style>
    <style:style style:name="T97" style:family="text">
      <style:text-properties officeooo:rsid="00ae786e"/>
    </style:style>
    <style:style style:name="T98" style:family="text">
      <style:text-properties officeooo:rsid="00bda0e5"/>
    </style:style>
    <style:style style:name="T99" style:family="text">
      <style:text-properties officeooo:rsid="00c4aa50"/>
    </style:style>
    <style:style style:name="T100" style:family="text">
      <style:text-properties officeooo:rsid="00c7b6fb"/>
    </style:style>
    <style:style style:name="T101" style:family="text">
      <style:text-properties officeooo:rsid="00cf6c40"/>
    </style:style>
    <style:style style:name="T102" style:family="text">
      <style:text-properties officeooo:rsid="00d5f3e7"/>
    </style:style>
    <style:style style:name="T103" style:family="text">
      <style:text-properties officeooo:rsid="00d62ab2"/>
    </style:style>
    <style:style style:name="T104" style:family="text">
      <style:text-properties officeooo:rsid="00d90806"/>
    </style:style>
    <style:style style:name="T105" style:family="text">
      <style:text-properties officeooo:rsid="00db849a"/>
    </style:style>
    <style:style style:name="T106" style:family="text">
      <style:text-properties officeooo:rsid="00e7c678"/>
    </style:style>
    <style:style style:name="T107" style:family="text">
      <style:text-properties officeooo:rsid="00ebaa41"/>
    </style:style>
    <style:style style:name="T108" style:family="text">
      <style:text-properties officeooo:rsid="00ef9dcd"/>
    </style:style>
    <style:style style:name="T109" style:family="text">
      <style:text-properties officeooo:rsid="00f19fbe"/>
    </style:style>
    <style:style style:name="T110" style:family="text">
      <style:text-properties officeooo:rsid="00f6970e"/>
    </style:style>
    <style:style style:name="T111" style:family="text">
      <style:text-properties officeooo:rsid="00fa04ef"/>
    </style:style>
    <style:style style:name="T112" style:family="text">
      <style:text-properties officeooo:rsid="01000d46"/>
    </style:style>
    <style:style style:name="T113" style:family="text">
      <style:text-properties officeooo:rsid="01011838"/>
    </style:style>
    <style:style style:name="T114" style:family="text">
      <style:text-properties officeooo:rsid="01d4e053"/>
    </style:style>
    <style:style style:name="T115" style:family="text">
      <style:text-properties officeooo:rsid="01f035ba"/>
    </style:style>
    <style:style style:name="T116" style:family="text">
      <style:text-properties officeooo:rsid="01f2619b"/>
    </style:style>
    <style:style style:name="T117" style:family="text">
      <style:text-properties officeooo:rsid="01fd6f16"/>
    </style:style>
    <style:style style:name="T118" style:family="text">
      <style:text-properties officeooo:rsid="0221a278"/>
    </style:style>
    <style:style style:name="T119" style:family="text">
      <style:text-properties officeooo:rsid="026cf34f"/>
    </style:style>
    <style:style style:name="T120" style:family="text">
      <style:text-properties officeooo:rsid="026e60de"/>
    </style:style>
    <style:style style:name="T121" style:family="text">
      <style:text-properties officeooo:rsid="026f7576"/>
    </style:style>
    <style:style style:name="T122" style:family="text">
      <style:text-properties officeooo:rsid="0272d615"/>
    </style:style>
    <style:style style:name="T123" style:family="text">
      <style:text-properties officeooo:rsid="027786cc"/>
    </style:style>
    <style:style style:name="T124" style:family="text">
      <style:text-properties officeooo:rsid="027ec01b"/>
    </style:style>
    <style:style style:name="T125" style:family="text">
      <style:text-properties officeooo:rsid="028f0887"/>
    </style:style>
    <style:style style:name="T126" style:family="text">
      <style:text-properties officeooo:rsid="02aca530"/>
    </style:style>
    <style:style style:name="T127" style:family="text">
      <style:text-properties officeooo:rsid="02afdccf"/>
    </style:style>
    <style:style style:name="T128" style:family="text">
      <style:text-properties officeooo:rsid="02b9dace"/>
    </style:style>
    <style:style style:name="T129" style:family="text">
      <style:text-properties officeooo:rsid="02c2c7c5"/>
    </style:style>
    <style:style style:name="T130" style:family="text">
      <style:text-properties officeooo:rsid="02c828a6"/>
    </style:style>
    <style:style style:name="T131" style:family="text">
      <style:text-properties officeooo:rsid="02cab1e4"/>
    </style:style>
    <style:style style:name="T132" style:family="text">
      <style:text-properties officeooo:rsid="02cc0631"/>
    </style:style>
    <style:style style:name="T133" style:family="text">
      <style:text-properties officeooo:rsid="02d2d397"/>
    </style:style>
    <style:style style:name="T134" style:family="text">
      <style:text-properties officeooo:rsid="02e0bc2d"/>
    </style:style>
    <style:style style:name="T135" style:family="text">
      <style:text-properties officeooo:rsid="02f03c1d"/>
    </style:style>
    <style:style style:name="T136" style:family="text">
      <style:text-properties officeooo:rsid="02f6ae62"/>
    </style:style>
    <style:style style:name="T137" style:family="text">
      <style:text-properties officeooo:rsid="02f77674"/>
    </style:style>
    <style:style style:name="T138" style:family="text">
      <style:text-properties officeooo:rsid="0306cf4e"/>
    </style:style>
    <style:style style:name="T139" style:family="text">
      <style:text-properties officeooo:rsid="030844cf"/>
    </style:style>
    <style:style style:name="T140" style:family="text">
      <style:text-properties officeooo:rsid="03131026"/>
    </style:style>
    <style:style style:name="T141" style:family="text">
      <style:text-properties officeooo:rsid="031a0daf"/>
    </style:style>
    <style:style style:name="T142" style:family="text">
      <style:text-properties officeooo:rsid="031e1392"/>
    </style:style>
    <style:style style:name="T143" style:family="text">
      <style:text-properties officeooo:rsid="0321415e"/>
    </style:style>
    <style:style style:name="T144" style:family="text">
      <style:text-properties officeooo:rsid="032bc39e"/>
    </style:style>
    <style:style style:name="T145" style:family="text">
      <style:text-properties officeooo:rsid="03866fe8"/>
    </style:style>
    <style:style style:name="T146" style:family="text">
      <style:text-properties officeooo:rsid="03961efa"/>
    </style:style>
    <style:style style:name="T147" style:family="text">
      <style:text-properties officeooo:rsid="039ada75"/>
    </style:style>
    <style:style style:name="T148" style:family="text">
      <style:text-properties officeooo:rsid="039be969"/>
    </style:style>
    <style:style style:name="T149" style:family="text">
      <style:text-properties officeooo:rsid="03a6cc47"/>
    </style:style>
    <style:style style:name="T150" style:family="text">
      <style:text-properties officeooo:rsid="03a81813"/>
    </style:style>
    <style:style style:name="T151" style:family="text">
      <style:text-properties officeooo:rsid="03ab2ee8"/>
    </style:style>
    <style:style style:name="T152" style:family="text">
      <style:text-properties officeooo:rsid="03ab4255"/>
    </style:style>
    <style:style style:name="T153" style:family="text">
      <style:text-properties officeooo:rsid="03ae042b"/>
    </style:style>
    <style:style style:name="T154" style:family="text">
      <style:text-properties officeooo:rsid="03aefdac"/>
    </style:style>
    <style:style style:name="T155" style:family="text">
      <style:text-properties officeooo:rsid="03af78eb"/>
    </style:style>
    <style:style style:name="T156" style:family="text">
      <style:text-properties officeooo:rsid="03b12568"/>
    </style:style>
    <style:style style:name="T157" style:family="text">
      <style:text-properties officeooo:rsid="03b3654c"/>
    </style:style>
    <style:style style:name="T158" style:family="text">
      <style:text-properties officeooo:rsid="03b3b9a9"/>
    </style:style>
    <style:style style:name="T159" style:family="text">
      <style:text-properties officeooo:rsid="03bc1664"/>
    </style:style>
    <style:style style:name="T160" style:family="text">
      <style:text-properties officeooo:rsid="03bc1e56"/>
    </style:style>
    <style:style style:name="T161" style:family="text">
      <style:text-properties officeooo:rsid="03bc9dfc"/>
    </style:style>
    <style:style style:name="T162" style:family="text">
      <style:text-properties officeooo:rsid="040a759b"/>
    </style:style>
    <style:style style:name="T163" style:family="text">
      <style:text-properties officeooo:rsid="040b9eb0"/>
    </style:style>
    <style:style style:name="T164" style:family="text">
      <style:text-properties officeooo:rsid="040d40f7"/>
    </style:style>
    <style:style style:name="T165" style:family="text">
      <style:text-properties officeooo:rsid="040d8c89"/>
    </style:style>
    <style:style style:name="T166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7" style:family="text">
      <style:text-properties officeooo:rsid="041cd75f"/>
    </style:style>
    <style:style style:name="T168" style:family="text">
      <style:text-properties officeooo:rsid="041d7e6d"/>
    </style:style>
    <style:style style:name="T169" style:family="text">
      <style:text-properties officeooo:rsid="04203577"/>
    </style:style>
    <style:style style:name="T170" style:family="text">
      <style:text-properties officeooo:rsid="0420b2ed"/>
    </style:style>
    <style:style style:name="T171" style:family="text">
      <style:text-properties officeooo:rsid="0425a615"/>
    </style:style>
    <style:style style:name="T172" style:family="text">
      <style:text-properties officeooo:rsid="042edc67"/>
    </style:style>
    <style:style style:name="T173" style:family="text">
      <style:text-properties officeooo:rsid="04433dac"/>
    </style:style>
    <style:style style:name="T174" style:family="text">
      <style:text-properties officeooo:rsid="04442fc1"/>
    </style:style>
    <style:style style:name="T175" style:family="text">
      <style:text-properties officeooo:rsid="044c3b85"/>
    </style:style>
    <style:style style:name="T176" style:family="text">
      <style:text-properties officeooo:rsid="045377c8"/>
    </style:style>
    <style:style style:name="T177" style:family="text">
      <style:text-properties officeooo:rsid="04587f39"/>
    </style:style>
    <style:style style:name="T178" style:family="text">
      <style:text-properties officeooo:rsid="045a3b0a"/>
    </style:style>
    <style:style style:name="T17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0" style:family="text">
      <style:text-properties style:font-name="Bitstream Vera Sans Mono1" fo:font-size="9pt" officeooo:rsid="04569026" style:font-name-asian="Bitstream Vera Sans Mono1" style:font-size-asian="9pt" style:language-asian="zh" style:country-asian="TW" style:font-name-complex="Bitstream Vera Sans Mono" style:font-size-complex="9pt"/>
    </style:style>
    <style:style style:name="T181" style:family="text">
      <style:text-properties style:font-name="Bitstream Vera Sans Mono1" fo:font-size="9pt" officeooo:rsid="04587f39" style:font-name-asian="Bitstream Vera Sans Mono1" style:font-size-asian="9pt" style:language-asian="zh" style:country-asian="TW" style:font-name-complex="Bitstream Vera Sans Mono" style:font-size-complex="9pt"/>
    </style:style>
    <style:style style:name="T182" style:family="text">
      <style:text-properties officeooo:rsid="045ff6c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9"/>
      <text:p text:style-name="P51"/>
      <text:p text:style-name="P51"/>
      <text:p text:style-name="P51"/>
      <text:p text:style-name="P51"><text:span text:style-name="T167">qifu/zenlife</text:span> <text:span text:style-name="T162">01</text:span></text:p>
      <text:p text:style-name="P51"/>
      <text:p text:style-name="P52"><text:span text:style-name="T167">qifu/zenlife table</text:span> Document</text:p>
      <text:p text:style-name="Text_20_body"/>
      <text:p text:style-name="Text_20_body"/>
      <text:p text:style-name="Text_20_body"/>
      <text:p text:style-name="P53">DATE : 2<text:span text:style-name="T162">017</text:span></text:p>
      <text:p text:style-name="P53">DataBase File : <text:span text:style-name="T168">zenlife</text:span></text:p>
      <text:p text:style-name="P5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57"><text:soft-page-break/><text:a xlink:type="simple" xlink:href="#__RefHeading__43217_1195176591" text:style-name="Index_20_Link" text:visited-style-name="Index_20_Link">qifu Architecture<text:tab/>4</text:a></text:p>
          <text:p text:style-name="P557"><text:a xlink:type="simple" xlink:href="#__RefHeading___Toc399744325" text:style-name="Index_20_Link" text:visited-style-name="Index_20_Link">TB_ACCOUNT<text:tab/>5</text:a></text:p>
          <text:p text:style-name="P557"><text:a xlink:type="simple" xlink:href="#__RefHeading___Toc399744326" text:style-name="Index_20_Link" text:visited-style-name="Index_20_Link">TB_SYS_CODE<text:tab/>6</text:a></text:p>
          <text:p text:style-name="P557"><text:a xlink:type="simple" xlink:href="#__RefHeading___Toc399744327" text:style-name="Index_20_Link" text:visited-style-name="Index_20_Link">TB_ROLE<text:tab/>7</text:a></text:p>
          <text:p text:style-name="P557"><text:a xlink:type="simple" xlink:href="#__RefHeading___Toc399744328" text:style-name="Index_20_Link" text:visited-style-name="Index_20_Link">TB_USER_ROLE<text:tab/>7</text:a></text:p>
          <text:p text:style-name="P557"><text:a xlink:type="simple" xlink:href="#__RefHeading___Toc399744329" text:style-name="Index_20_Link" text:visited-style-name="Index_20_Link">TB_ROLE_PERMISSION<text:tab/>8</text:a></text:p>
          <text:p text:style-name="P557"><text:a xlink:type="simple" xlink:href="#__RefHeading___Toc399744330" text:style-name="Index_20_Link" text:visited-style-name="Index_20_Link">TB_SYS_USESS<text:tab/>9</text:a></text:p>
          <text:p text:style-name="P557"><text:a xlink:type="simple" xlink:href="#__RefHeading___Toc399744331" text:style-name="Index_20_Link" text:visited-style-name="Index_20_Link">TB_SYS_MENU<text:tab/>10</text:a></text:p>
          <text:p text:style-name="P557"><text:a xlink:type="simple" xlink:href="#__RefHeading___Toc399744332" text:style-name="Index_20_Link" text:visited-style-name="Index_20_Link">TB_SYS_MENU_ROLE<text:tab/>11</text:a></text:p>
          <text:p text:style-name="P557"><text:a xlink:type="simple" xlink:href="#__RefHeading___Toc399744333" text:style-name="Index_20_Link" text:visited-style-name="Index_20_Link">TB_SYS<text:tab/>11</text:a></text:p>
          <text:p text:style-name="P557"><text:a xlink:type="simple" xlink:href="#__RefHeading___Toc399744334" text:style-name="Index_20_Link" text:visited-style-name="Index_20_Link">TB_SYS_ICON<text:tab/>12</text:a></text:p>
          <text:p text:style-name="P557"><text:a xlink:type="simple" xlink:href="#__RefHeading__13_1763329536" text:style-name="Index_20_Link" text:visited-style-name="Index_20_Link">TB_SYS_PROG<text:tab/>13</text:a></text:p>
          <text:p text:style-name="P557"><text:a xlink:type="simple" xlink:href="#__RefHeading__6135_1224920703" text:style-name="Index_20_Link" text:visited-style-name="Index_20_Link">TB_SYS_TEMPLATE<text:tab/>14</text:a></text:p>
          <text:p text:style-name="P557"><text:a xlink:type="simple" xlink:href="#__RefHeading__6139_1224920703" text:style-name="Index_20_Link" text:visited-style-name="Index_20_Link">TB_SYS_TEMPLATE_PARAM<text:tab/>14</text:a></text:p>
          <text:p text:style-name="P557"><text:a xlink:type="simple" xlink:href="#__RefHeading__7410_1829345708" text:style-name="Index_20_Link" text:visited-style-name="Index_20_Link">TB_SYS_WS_CONFIG<text:tab/>15</text:a></text:p>
          <text:p text:style-name="P557"><text:a xlink:type="simple" xlink:href="#__RefHeading__7894_832783559" text:style-name="Index_20_Link" text:visited-style-name="Index_20_Link">TB_SYS_EXPRESSION<text:tab/>15</text:a></text:p>
          <text:p text:style-name="P557"><text:a xlink:type="simple" xlink:href="#__RefHeading__8355_722345540" text:style-name="Index_20_Link" text:visited-style-name="Index_20_Link">TB_SYS_BEAN_HELP<text:tab/>16</text:a></text:p>
          <text:p text:style-name="P557"><text:a xlink:type="simple" xlink:href="#__RefHeading__8357_722345540" text:style-name="Index_20_Link" text:visited-style-name="Index_20_Link">TB_SYS_BEAN_HELP_EXPR<text:tab/>16</text:a></text:p>
          <text:p text:style-name="P557"><text:a xlink:type="simple" xlink:href="#__RefHeading__8359_722345540" text:style-name="Index_20_Link" text:visited-style-name="Index_20_Link">TB_SYS_BEAN_HELP_EXPR_MAP<text:tab/>17</text:a></text:p>
          <text:p text:style-name="P557"><text:a xlink:type="simple" xlink:href="#__RefHeading__9785_1923556911" text:style-name="Index_20_Link" text:visited-style-name="Index_20_Link">TB_SYS_UPLOAD<text:tab/>18</text:a></text:p>
          <text:p text:style-name="P557"><text:a xlink:type="simple" xlink:href="#__RefHeading__10568_19264099" text:style-name="Index_20_Link" text:visited-style-name="Index_20_Link">TB_SYS_JREPORT<text:tab/>19</text:a></text:p>
          <text:p text:style-name="P557"><text:a xlink:type="simple" xlink:href="#__RefHeading__10570_19264099" text:style-name="Index_20_Link" text:visited-style-name="Index_20_Link">TB_SYS_JREPORT_PARAM<text:tab/>19</text:a></text:p>
          <text:p text:style-name="P557"><text:a xlink:type="simple" xlink:href="#__RefHeading__11806_1241572173" text:style-name="Index_20_Link" text:visited-style-name="Index_20_Link">TB_SYS_CTX_BEAN<text:tab/>20</text:a></text:p>
          <text:p text:style-name="P557"><text:a xlink:type="simple" xlink:href="#__RefHeading__21242_1227445181" text:style-name="Index_20_Link" text:visited-style-name="Index_20_Link">TB_SYS_MAIL_HELPER<text:tab/>21</text:a></text:p>
          <text:p text:style-name="P557"><text:a xlink:type="simple" xlink:href="#__RefHeading__28453_885058517" text:style-name="Index_20_Link" text:visited-style-name="Index_20_Link">TB_SYS_EVENT_LOG<text:tab/>22</text:a></text:p>
          <text:p text:style-name="P557"><text:a xlink:type="simple" xlink:href="#__RefHeading__28455_885058517" text:style-name="Index_20_Link" text:visited-style-name="Index_20_Link">TB_SYS_LOGIN_LOG<text:tab/>22</text:a></text:p>
          <text:p text:style-name="P557"><text:a xlink:type="simple" xlink:href="#__RefHeading__30609_331526095" text:style-name="Index_20_Link" text:visited-style-name="Index_20_Link">TB_SYS_FTP<text:tab/>23</text:a></text:p>
          <text:p text:style-name="P557"><text:a xlink:type="simple" xlink:href="#__RefHeading__30611_331526095" text:style-name="Index_20_Link" text:visited-style-name="Index_20_Link">TB_SYS_FTP_TRAN<text:tab/>24</text:a></text:p>
          <text:p text:style-name="P557"><text:a xlink:type="simple" xlink:href="#__RefHeading__30613_331526095" text:style-name="Index_20_Link" text:visited-style-name="Index_20_Link">TB_SYS_FTP_TRAN_SEGM<text:tab/>25</text:a></text:p>
          <text:p text:style-name="P557"><text:a xlink:type="simple" xlink:href="#__RefHeading__32332_473690769" text:style-name="Index_20_Link" text:visited-style-name="Index_20_Link">TB_SYS_UPLOAD_TRAN<text:tab/>26</text:a></text:p>
          <text:p text:style-name="P557"><text:a xlink:type="simple" xlink:href="#__RefHeading__32334_473690769" text:style-name="Index_20_Link" text:visited-style-name="Index_20_Link">TB_SYS_UPLOAD_TRAN_SEGM<text:tab/>26</text:a></text:p>
          <text:p text:style-name="P557"><text:a xlink:type="simple" xlink:href="#__RefHeading__35998_1969654749" text:style-name="Index_20_Link" text:visited-style-name="Index_20_Link">TB_SYS_BPMN_RESOURCE<text:tab/>27</text:a></text:p>
          <text:p text:style-name="P557"><text:a xlink:type="simple" xlink:href="#__RefHeading__36037_572444351" text:style-name="Index_20_Link" text:visited-style-name="Index_20_Link">TB_SYS_BPMN_RESOURCE_ROLE<text:tab/>27</text:a></text:p>
          <text:p text:style-name="P557"><text:a xlink:type="simple" xlink:href="#__RefHeading__36434_168946785" text:style-name="Index_20_Link" text:visited-style-name="Index_20_Link">TB_SYS_WS_SERVICE<text:tab/>28</text:a></text:p>
          <text:p text:style-name="P557"><text:a xlink:type="simple" xlink:href="#__RefHeading__36904_31399133" text:style-name="Index_20_Link" text:visited-style-name="Index_20_Link">TB_SYS_QFIELD_LOG<text:tab/>28</text:a></text:p>
          <text:p text:style-name="P557"><text:a xlink:type="simple" xlink:href="#__RefHeading___Toc43112_1825278141" text:style-name="Index_20_Link" text:visited-style-name="Index_20_Link">TB_SYS_EXPR_JOB<text:tab/>29</text:a></text:p>
          <text:p text:style-name="P557"><text:a xlink:type="simple" xlink:href="#__RefHeading___Toc43114_1825278141" text:style-name="Index_20_Link" text:visited-style-name="Index_20_Link">TB_SYS_EXPR_JOB_LOG<text:tab/>30</text:a></text:p>
          <text:p text:style-name="P557"><text:a xlink:type="simple" xlink:href="#__RefHeading__17527_761410480" text:style-name="Index_20_Link" text:visited-style-name="Index_20_Link">ZL_PERSON<text:tab/>31</text:a></text:p>
          <text:p text:style-name="P557"><text:a xlink:type="simple" xlink:href="#__RefHeading__17529_761410480" text:style-name="Index_20_Link" text:visited-style-name="Index_20_Link">ZL_PERSON_PROFILE<text:tab/>32</text:a></text:p>
          <text:p text:style-name="P557"><text:a xlink:type="simple" xlink:href="#__RefHeading__17538_761410480" text:style-name="Index_20_Link" text:visited-style-name="Index_20_Link">ZL_CHRONIC<text:tab/>32</text:a></text:p>
          <text:p text:style-name="P557"><text:a xlink:type="simple" xlink:href="#__RefHeading__17533_761410480" text:style-name="Index_20_Link" text:visited-style-name="Index_20_Link">ZL_PERSON_CHRONIC<text:tab/>33</text:a></text:p>
          <text:p text:style-name="P557"><text:a xlink:type="simple" xlink:href="#__RefHeading__17535_761410480" text:style-name="Index_20_Link" text:visited-style-name="Index_20_Link">ZL_PERSON_URGENT_CONTACT<text:tab/>33</text:a></text:p>
          <text:p text:style-name="P557"><text:soft-page-break/><text:a xlink:type="simple" xlink:href="#__RefHeading__19864_1954379867" text:style-name="Index_20_Link" text:visited-style-name="Index_20_Link">ZL_COURSE<text:tab/>34</text:a></text:p>
          <text:p text:style-name="P557"><text:a xlink:type="simple" xlink:href="#__RefHeading__19868_1954379867" text:style-name="Index_20_Link" text:visited-style-name="Index_20_Link">ZL_COURSE_READ<text:tab/>34</text:a></text:p>
          <text:p text:style-name="P557"><text:a xlink:type="simple" xlink:href="#__RefHeading__20683_1430342254" text:style-name="Index_20_Link" text:visited-style-name="Index_20_Link">ZL_BLOOD_PRESSURE<text:tab/>3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54667112339890124" text:style-name="WW8Num2">
        <text:list-item>
          <text:h text:style-name="P1074" text:outline-level="1"><text:bookmark-start text:name="__RefHeading__43217_1195176591"/><text:span text:style-name="T164">qifu</text:span> Architecture<text:bookmark-end text:name="__RefHeading__43217_1195176591"/></text:h>
        </text:list-item>
      </text:list>
      <text:p text:style-name="P36"><draw:frame draw:style-name="fr1" draw:name="框架10" text:anchor-type="char" svg:x="0.37cm" svg:y="0.164cm" svg:width="15.025cm" svg:height="1.928cm" draw:z-index="1"><draw:text-box><text:p text:style-name="P39"><text:span text:style-name="T163">Spring MVC</text:span> <text:span text:style-name="T143">&amp;</text:span></text:p><text:p text:style-name="P39"><text:span text:style-name="T163">qifu</text:span> tag lib</text:p></draw:text-box></draw:frame><draw:frame draw:style-name="fr2" draw:name="框架15" text:anchor-type="char" svg:x="15.505cm" svg:y="0.164cm" svg:width="2.801cm" svg:height="8.708cm" draw:z-index="2"><draw:text-box><text:p text:style-name="P44"/><text:p text:style-name="P44"/><text:p text:style-name="P44"/><text:p text:style-name="P44"/><text:p text:style-name="P44"/><text:p text:style-name="P44"/><text:p text:style-name="P39">Apache shiro</text:p><text:p text:style-name="P39">security</text:p></draw:text-box></draw:frame></text:p>
      <text:p text:style-name="P45"/>
      <text:p text:style-name="P45"/>
      <text:p text:style-name="P33"><draw:frame draw:style-name="fr3" draw:name="框架16" text:anchor-type="char" svg:x="0.37cm" svg:y="0.243cm" svg:width="7.609cm" svg:height="1.346cm" draw:z-index="3"><draw:text-box><text:p text:style-name="P43">Apache CXF ( SOAP / REST ) / <text:span text:style-name="T165">Hessian</text:span></text:p></draw:text-box></draw:frame><draw:frame draw:style-name="fr4" draw:name="框架17" text:anchor-type="char" svg:x="8.1cm" svg:y="0.243cm" svg:width="7.295cm" svg:height="1.346cm" draw:z-index="4"><draw:text-box><text:p text:style-name="P39"><text:span text:style-name="T142">Apache </text:span>ActiveMQ / <text:span text:style-name="T165">MQTT</text:span></text:p></draw:text-box></draw:frame></text:p>
      <text:p text:style-name="P45"/>
      <text:p text:style-name="P36"><draw:frame draw:style-name="fr5" draw:name="框架5" text:anchor-type="char" svg:x="0.37cm" svg:y="0.323cm" svg:width="15.025cm" svg:height="5.42cm" draw:z-index="0"><draw:text-box><text:p text:style-name="P38">Service tier / Business rule / workflow</text:p></draw:text-box></draw:frame></text:p>
      <text:p text:style-name="P37"/>
      <text:p text:style-name="P36"><draw:frame draw:style-name="fr6" draw:name="框架21" text:anchor-type="char" svg:x="7.885cm" svg:y="-0.074cm" svg:width="7.325cm" svg:height="1.901cm" draw:z-index="8"><draw:text-box><text:p text:style-name="P39">Script Engine support</text:p><text:p text:style-name="P44">Groovy, beanShell, JPython</text:p><text:p text:style-name="P44"/><text:p text:style-name="P39"/></draw:text-box></draw:frame><draw:frame draw:style-name="fr2" draw:name="框架23" text:anchor-type="char" svg:x="0.635cm" svg:y="-0.074cm" svg:width="7.22cm" svg:height="3.013cm" draw:z-index="10"><draw:text-box><text:p text:style-name="P38">Service container / logic service</text:p></draw:text-box></draw:frame></text:p>
      <text:p text:style-name="P45"/>
      <text:p text:style-name="P36"><draw:frame draw:style-name="fr7" draw:name="框架24" text:anchor-type="char" svg:x="1.323cm" svg:y="0.164cm" svg:width="5.764cm" svg:height="1.24cm" draw:z-index="11"><draw:text-box><text:p text:style-name="P39">CORE service</text:p></draw:text-box></draw:frame></text:p>
      <text:p text:style-name="P36"><draw:frame draw:style-name="fr6" draw:name="框架20" text:anchor-type="char" svg:x="7.885cm" svg:y="-0.048cm" svg:width="7.325cm" svg:height="2.312cm" draw:z-index="7"><draw:text-box><text:p text:style-name="P40"><text:span text:style-name="T141">Activiti-</text:span>BPM<text:span text:style-name="T135">N </text:span></text:p><text:p text:style-name="P41">&amp;</text:p><text:p text:style-name="P42">Apache-Camel (ESB)</text:p></draw:text-box></draw:frame></text:p>
      <text:p text:style-name="P36"><draw:frame draw:style-name="fr2" draw:name="框架22" text:anchor-type="char" svg:x="0.635cm" svg:y="0.508cm" svg:width="7.22cm" svg:height="1.161cm" draw:z-index="9"><draw:text-box><text:p text:style-name="P39">Repository</text:p></draw:text-box></draw:frame></text:p>
      <text:p text:style-name="P45"/>
      <text:p text:style-name="P45"/>
      <text:p text:style-name="P36"><draw:frame draw:style-name="fr7" draw:name="框架19" text:anchor-type="char" svg:x="0.37cm" svg:y="0.058cm" svg:width="17.905cm" svg:height="1.452cm" draw:z-index="6"><draw:text-box><text:p text:style-name="P39">Hibernate / MyBATIS / Spring JDBC</text:p></draw:text-box></draw:frame></text:p>
      <text:p text:style-name="P45"/>
      <text:p text:style-name="P36"><draw:frame draw:style-name="fr7" draw:name="框架18" text:anchor-type="char" svg:x="0.37cm" svg:y="0.349cm" svg:width="17.935cm" svg:height="1.24cm" draw:z-index="5"><draw:text-box><text:p text:style-name="P39">Spring 4 </text:p></draw:text-box></draw:frame></text:p>
      <text:p text:style-name="P45"/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313203550" text:continue-numbering="true" text:style-name="WW8Num2">
        <text:list-item>
          <text:h text:style-name="P1075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5">Project</text:p>
          </table:table-cell>
          <table:table-cell table:style-name="表格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5">Ver</text:p>
          </table:table-cell>
          <table:table-cell table:style-name="表格1.A1" office:value-type="string">
            <text:p text:style-name="P6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Maintain</text:p>
          </table:table-cell>
          <table:table-cell table:style-name="表格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2">Date</text:p>
          </table:table-cell>
          <table:table-cell table:style-name="表格1.A2" office:value-type="string">
            <text:p text:style-name="P6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Table</text:p>
          </table:table-cell>
          <table:table-cell table:style-name="表格1.A2" table:number-columns-spanned="6" office:value-type="string">
            <text:p text:style-name="P141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aBase</text:p>
          </table:table-cell>
          <table:table-cell table:style-name="表格1.A2" office:value-type="string">
            <text:p text:style-name="P6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5">Descript</text:p>
          </table:table-cell>
          <table:table-cell table:style-name="表格1.A4" table:number-columns-spanned="8" office:value-type="string">
            <text:p text:style-name="P6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Field</text:p>
          </table:table-cell>
          <table:table-cell table:style-name="表格1.A5" office:value-type="string">
            <text:p text:style-name="P54">Datatype</text:p>
          </table:table-cell>
          <table:table-cell table:style-name="表格1.A5" office:value-type="string">
            <text:p text:style-name="P54">PK</text:p>
          </table:table-cell>
          <table:table-cell table:style-name="表格1.A5" office:value-type="string">
            <text:p text:style-name="P54">UK</text:p>
          </table:table-cell>
          <table:table-cell table:style-name="表格1.A5" office:value-type="string">
            <text:p text:style-name="P54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4">Description</text:p>
          </table:table-cell>
          <table:table-cell table:style-name="表格1.A5" office:value-type="string">
            <text:p text:style-name="P54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ID</text:p>
          </table:table-cell>
          <table:table-cell table:style-name="表格1.A5" office:value-type="string">
            <text:p text:style-name="P76">CHAR</text:p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0"><text:s/></text:p>
          </table:table-cell>
          <table:table-cell table:style-name="表格1.A5" office:value-type="string">
            <text:p text:style-name="P76">36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UUID</text:p>
          </table:table-cell>
          <table:table-cell table:style-name="表格1.A5" office:value-type="string">
            <text:p text:style-name="P82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ACCOUNT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510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account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55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assword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N_JOB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1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data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date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348183238" text:continue-numbering="true" text:style-name="WW8Num2">
        <text:list-item>
          <text:h text:style-name="P1075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5">Project</text:p>
          </table:table-cell>
          <table:table-cell table:style-name="表格2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5">Ver</text:p>
          </table:table-cell>
          <table:table-cell table:style-name="表格2.A1" office:value-type="string">
            <text:p text:style-name="P6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Maintain</text:p>
          </table:table-cell>
          <table:table-cell table:style-name="表格2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e</text:p>
          </table:table-cell>
          <table:table-cell table:style-name="表格2.A2" office:value-type="string">
            <text:p text:style-name="P6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Table</text:p>
          </table:table-cell>
          <table:table-cell table:style-name="表格2.A2" table:number-columns-spanned="6" office:value-type="string">
            <text:p text:style-name="P141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aBase</text:p>
          </table:table-cell>
          <table:table-cell table:style-name="表格2.A2" office:value-type="string">
            <text:p text:style-name="P6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5">Descript</text:p>
          </table:table-cell>
          <table:table-cell table:style-name="表格2.A4" table:number-columns-spanned="8" office:value-type="string">
            <text:p text:style-name="P6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Field</text:p>
          </table:table-cell>
          <table:table-cell table:style-name="表格2.A5" office:value-type="string">
            <text:p text:style-name="P54">Datatype</text:p>
          </table:table-cell>
          <table:table-cell table:style-name="表格2.A5" office:value-type="string">
            <text:p text:style-name="P54">PK</text:p>
          </table:table-cell>
          <table:table-cell table:style-name="表格2.A5" office:value-type="string">
            <text:p text:style-name="P54">UK</text:p>
          </table:table-cell>
          <table:table-cell table:style-name="表格2.A5" office:value-type="string">
            <text:p text:style-name="P54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4">Description</text:p>
          </table:table-cell>
          <table:table-cell table:style-name="表格2.A5" office:value-type="string">
            <text:p text:style-name="P54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OID</text:p>
          </table:table-cell>
          <table:table-cell table:style-name="表格2.A5" office:value-type="string">
            <text:p text:style-name="P76">CHAR</text:p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0"><text:s/></text:p>
          </table:table-cell>
          <table:table-cell table:style-name="表格2.A5" office:value-type="string">
            <text:p text:style-name="P76">36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PK / UUID</text:p>
          </table:table-cell>
          <table:table-cell table:style-name="表格2.A5" office:value-type="string">
            <text:p text:style-name="P82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OD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5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TYP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MSG</text:p>
          </table:table-cell>
          <table:table-cell table:style-name="表格2.A5" office:value-type="string">
            <text:p text:style-name="P82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NAM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Name or messag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1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2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3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4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5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data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date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399194592" text:continue-numbering="true" text:style-name="WW8Num2">
        <text:list-item>
          <text:h text:style-name="P1075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5">Project</text:p>
          </table:table-cell>
          <table:table-cell table:style-name="表格3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5">Ver</text:p>
          </table:table-cell>
          <table:table-cell table:style-name="表格3.A1" office:value-type="string">
            <text:p text:style-name="P6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Maintain</text:p>
          </table:table-cell>
          <table:table-cell table:style-name="表格3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e</text:p>
          </table:table-cell>
          <table:table-cell table:style-name="表格3.A2" office:value-type="string">
            <text:p text:style-name="P6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Table</text:p>
          </table:table-cell>
          <table:table-cell table:style-name="表格3.A2" table:number-columns-spanned="6" office:value-type="string">
            <text:p text:style-name="P141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aBase</text:p>
          </table:table-cell>
          <table:table-cell table:style-name="表格3.A2" office:value-type="string">
            <text:p text:style-name="P6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5">Descript</text:p>
          </table:table-cell>
          <table:table-cell table:style-name="表格3.A4" table:number-columns-spanned="8" office:value-type="string">
            <text:p text:style-name="P6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Field</text:p>
          </table:table-cell>
          <table:table-cell table:style-name="表格3.A5" office:value-type="string">
            <text:p text:style-name="P54">Datatype</text:p>
          </table:table-cell>
          <table:table-cell table:style-name="表格3.A5" office:value-type="string">
            <text:p text:style-name="P54">PK</text:p>
          </table:table-cell>
          <table:table-cell table:style-name="表格3.A5" office:value-type="string">
            <text:p text:style-name="P54">UK</text:p>
          </table:table-cell>
          <table:table-cell table:style-name="表格3.A5" office:value-type="string">
            <text:p text:style-name="P54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4">Description</text:p>
          </table:table-cell>
          <table:table-cell table:style-name="表格3.A5" office:value-type="string">
            <text:p text:style-name="P54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OID</text:p>
          </table:table-cell>
          <table:table-cell table:style-name="表格3.A5" office:value-type="string">
            <text:p text:style-name="P76">CHAR</text:p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0"><text:s/></text:p>
          </table:table-cell>
          <table:table-cell table:style-name="表格3.A5" office:value-type="string">
            <text:p text:style-name="P76">36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PK / UUID</text:p>
          </table:table-cell>
          <table:table-cell table:style-name="表格3.A5" office:value-type="string">
            <text:p text:style-name="P82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ROLE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DESCRIPTION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14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data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date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4602445191951" text:continue-numbering="true" text:style-name="WW8Num2">
        <text:list-item>
          <text:h text:style-name="P1075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5">Project</text:p>
          </table:table-cell>
          <table:table-cell table:style-name="表格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5">Ver</text:p>
          </table:table-cell>
          <table:table-cell table:style-name="表格4.A1" office:value-type="string">
            <text:p text:style-name="P6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Maintain</text:p>
          </table:table-cell>
          <table:table-cell table:style-name="表格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e</text:p>
          </table:table-cell>
          <table:table-cell table:style-name="表格4.A2" office:value-type="string">
            <text:p text:style-name="P6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Table</text:p>
          </table:table-cell>
          <table:table-cell table:style-name="表格4.A2" table:number-columns-spanned="6" office:value-type="string">
            <text:p text:style-name="P141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aBase</text:p>
          </table:table-cell>
          <table:table-cell table:style-name="表格4.A2" office:value-type="string">
            <text:p text:style-name="P6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5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Field</text:p>
          </table:table-cell>
          <table:table-cell table:style-name="表格4.A5" office:value-type="string">
            <text:p text:style-name="P54">Datatype</text:p>
          </table:table-cell>
          <table:table-cell table:style-name="表格4.A5" office:value-type="string">
            <text:p text:style-name="P54">PK</text:p>
          </table:table-cell>
          <table:table-cell table:style-name="表格4.A5" office:value-type="string">
            <text:p text:style-name="P54">UK</text:p>
          </table:table-cell>
          <table:table-cell table:style-name="表格4.A5" office:value-type="string">
            <text:p text:style-name="P54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4">Description</text:p>
          </table:table-cell>
          <table:table-cell table:style-name="表格4.A5" office:value-type="string">
            <text:p text:style-name="P54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OID</text:p>
          </table:table-cell>
          <table:table-cell table:style-name="表格4.A5" office:value-type="string">
            <text:p text:style-name="P76">CHAR</text:p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0"><text:s/></text:p>
          </table:table-cell>
          <table:table-cell table:style-name="表格4.A5" office:value-type="string">
            <text:p text:style-name="P76">36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PK / UUID</text:p>
          </table:table-cell>
          <table:table-cell table:style-name="表格4.A5" office:value-type="string">
            <text:p text:style-name="P82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ROLE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ACCOUNT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DESCRIPTION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data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date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94602476179071" text:continue-numbering="true" text:style-name="WW8Num2">
        <text:list-item>
          <text:h text:style-name="P1075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5">Project</text:p>
          </table:table-cell>
          <table:table-cell table:style-name="表格5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5">Ver</text:p>
          </table:table-cell>
          <table:table-cell table:style-name="表格5.A1" office:value-type="string">
            <text:p text:style-name="P6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Maintain</text:p>
          </table:table-cell>
          <table:table-cell table:style-name="表格5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e</text:p>
          </table:table-cell>
          <table:table-cell table:style-name="表格5.A2" office:value-type="string">
            <text:p text:style-name="P6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Table</text:p>
          </table:table-cell>
          <table:table-cell table:style-name="表格5.A2" table:number-columns-spanned="6" office:value-type="string">
            <text:p text:style-name="P141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aBase</text:p>
          </table:table-cell>
          <table:table-cell table:style-name="表格5.A2" office:value-type="string">
            <text:p text:style-name="P6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5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Field</text:p>
          </table:table-cell>
          <table:table-cell table:style-name="表格5.A5" office:value-type="string">
            <text:p text:style-name="P54">Datatype</text:p>
          </table:table-cell>
          <table:table-cell table:style-name="表格5.A5" office:value-type="string">
            <text:p text:style-name="P54">PK</text:p>
          </table:table-cell>
          <table:table-cell table:style-name="表格5.A5" office:value-type="string">
            <text:p text:style-name="P54">UK</text:p>
          </table:table-cell>
          <table:table-cell table:style-name="表格5.A5" office:value-type="string">
            <text:p text:style-name="P54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4">Description</text:p>
          </table:table-cell>
          <table:table-cell table:style-name="表格5.A5" office:value-type="string">
            <text:p text:style-name="P54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OID</text:p>
          </table:table-cell>
          <table:table-cell table:style-name="表格5.A5" office:value-type="string">
            <text:p text:style-name="P76">CHAR</text:p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0"><text:s/></text:p>
          </table:table-cell>
          <table:table-cell table:style-name="表格5.A5" office:value-type="string">
            <text:p text:style-name="P76">36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PK / UUID</text:p>
          </table:table-cell>
          <table:table-cell table:style-name="表格5.A5" office:value-type="string">
            <text:p text:style-name="P82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ROLE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ISS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25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5">Program id</text:span><text:span text:style-name="T4"> 或</text:span><text:span text:style-name="T6"> </text:span><text:span text:style-name="T4">spring bean Id</text:span></text:p>
            <text:p text:style-name="P156">* 代表全部權限</text:p>
          </table:table-cell>
          <table:table-cell table:style-name="表格5.A5" office:value-type="string">
            <text:p text:style-name="P83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_TYP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1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16">COMPOMENT</text:span><text:span text:style-name="T14"> : </text:span><text:span text:style-name="T15">service</text:span></text:p>
            <text:p text:style-name="P15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DESCRIPT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data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date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56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6">CORE_PROG002D0001Q</text:span></text:p>
      <text:p text:style-name="P49"/>
      <text:p text:style-name="P49"/>
      <text:p text:style-name="P1"/>
      <text:p text:style-name="P1">Service:</text:p>
      <text:p text:style-name="P49"><text:span text:style-name="T4">core.service.TestService表示針對</text:span><text:span text:style-name="T6"> </text:span><text:span text:style-name="T4">service 作權限簡查</text:span></text:p>
      <text:p text:style-name="P49"><text:span text:style-name="T4">core.service.TestService@UpdateData#UPDATE 表示針對</text:span><text:span text:style-name="T6"> </text:span><text:span text:style-name="T4">method 作權限簡查</text:span></text:p>
      <text:p text:style-name="P49"><text:span text:style-name="T4">core.service.TestService@UpdateData#DELETE 表示針對</text:span><text:span text:style-name="T6"> </text:span><text:span text:style-name="T4">method 作權限簡查</text:span>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526174434" text:continue-numbering="true" text:style-name="WW8Num2">
        <text:list-item>
          <text:h text:style-name="P1075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5">Project</text:p>
          </table:table-cell>
          <table:table-cell table:style-name="表格6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5">Ver</text:p>
          </table:table-cell>
          <table:table-cell table:style-name="表格6.A1" office:value-type="string">
            <text:p text:style-name="P6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Maintain</text:p>
          </table:table-cell>
          <table:table-cell table:style-name="表格6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e</text:p>
          </table:table-cell>
          <table:table-cell table:style-name="表格6.A2" office:value-type="string">
            <text:p text:style-name="P6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Table</text:p>
          </table:table-cell>
          <table:table-cell table:style-name="表格6.A2" table:number-columns-spanned="6" office:value-type="string">
            <text:p text:style-name="P141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aBase</text:p>
          </table:table-cell>
          <table:table-cell table:style-name="表格6.A2" office:value-type="string">
            <text:p text:style-name="P6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5">Descript</text:p>
          </table:table-cell>
          <table:table-cell table:style-name="表格6.A4" table:number-columns-spanned="8" office:value-type="string">
            <text:p text:style-name="P6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Field</text:p>
          </table:table-cell>
          <table:table-cell table:style-name="表格6.A5" office:value-type="string">
            <text:p text:style-name="P54">Datatype</text:p>
          </table:table-cell>
          <table:table-cell table:style-name="表格6.A5" office:value-type="string">
            <text:p text:style-name="P54">PK</text:p>
          </table:table-cell>
          <table:table-cell table:style-name="表格6.A5" office:value-type="string">
            <text:p text:style-name="P54">UK</text:p>
          </table:table-cell>
          <table:table-cell table:style-name="表格6.A5" office:value-type="string">
            <text:p text:style-name="P54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4">Description</text:p>
          </table:table-cell>
          <table:table-cell table:style-name="表格6.A5" office:value-type="string">
            <text:p text:style-name="P54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OID</text:p>
          </table:table-cell>
          <table:table-cell table:style-name="表格6.A5" office:value-type="string">
            <text:p text:style-name="P76">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0"><text:s/></text:p>
          </table:table-cell>
          <table:table-cell table:style-name="表格6.A5" office:value-type="string">
            <text:p text:style-name="P76">36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PK / UUID</text:p>
          </table:table-cell>
          <table:table-cell table:style-name="表格6.A5" office:value-type="string">
            <text:p text:style-name="P82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SESSION_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76">32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Jsession id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ACCOUNT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510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156"/>
          </table:table-cell>
          <table:table-cell table:style-name="表格6.A5" office:value-type="string">
            <text:p text:style-name="P14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data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date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558192849" text:continue-numbering="true" text:style-name="WW8Num2">
        <text:list-item>
          <text:h text:style-name="P1075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5">Project</text:p>
          </table:table-cell>
          <table:table-cell table:style-name="表格7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5">Ver</text:p>
          </table:table-cell>
          <table:table-cell table:style-name="表格7.A1" office:value-type="string">
            <text:p text:style-name="P6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Maintain</text:p>
          </table:table-cell>
          <table:table-cell table:style-name="表格7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e</text:p>
          </table:table-cell>
          <table:table-cell table:style-name="表格7.A2" office:value-type="string">
            <text:p text:style-name="P6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Table</text:p>
          </table:table-cell>
          <table:table-cell table:style-name="表格7.A2" table:number-columns-spanned="6" office:value-type="string">
            <text:p text:style-name="P141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aBase</text:p>
          </table:table-cell>
          <table:table-cell table:style-name="表格7.A2" office:value-type="string">
            <text:p text:style-name="P6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5">Descript</text:p>
          </table:table-cell>
          <table:table-cell table:style-name="表格7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Field</text:p>
          </table:table-cell>
          <table:table-cell table:style-name="表格7.A5" office:value-type="string">
            <text:p text:style-name="P54">Datatype</text:p>
          </table:table-cell>
          <table:table-cell table:style-name="表格7.A5" office:value-type="string">
            <text:p text:style-name="P54">PK</text:p>
          </table:table-cell>
          <table:table-cell table:style-name="表格7.A5" office:value-type="string">
            <text:p text:style-name="P54">UK</text:p>
          </table:table-cell>
          <table:table-cell table:style-name="表格7.A5" office:value-type="string">
            <text:p text:style-name="P54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4">Description</text:p>
          </table:table-cell>
          <table:table-cell table:style-name="表格7.A5" office:value-type="string">
            <text:p text:style-name="P54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0"><text:s/></text:p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PK / UUID</text:p>
          </table:table-cell>
          <table:table-cell table:style-name="表格7.A5" office:value-type="string">
            <text:p text:style-name="P82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ROG_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50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ARENT_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8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ENABLE_FALG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510"/>
          </table:table-cell>
          <table:table-cell table:style-name="表格7.A5" office:value-type="string">
            <text:p text:style-name="P82">1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data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date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591188782" text:continue-numbering="true" text:style-name="WW8Num2">
        <text:list-item>
          <text:h text:style-name="P1075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5">Project</text:p>
          </table:table-cell>
          <table:table-cell table:style-name="表格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5">Ver</text:p>
          </table:table-cell>
          <table:table-cell table:style-name="表格8.A1" office:value-type="string">
            <text:p text:style-name="P6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Maintain</text:p>
          </table:table-cell>
          <table:table-cell table:style-name="表格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e</text:p>
          </table:table-cell>
          <table:table-cell table:style-name="表格8.A2" office:value-type="string">
            <text:p text:style-name="P6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Table</text:p>
          </table:table-cell>
          <table:table-cell table:style-name="表格8.A2" table:number-columns-spanned="6" office:value-type="string">
            <text:p text:style-name="P141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aBase</text:p>
          </table:table-cell>
          <table:table-cell table:style-name="表格8.A2" office:value-type="string">
            <text:p text:style-name="P6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5">Descript</text:p>
          </table:table-cell>
          <table:table-cell table:style-name="表格8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Field</text:p>
          </table:table-cell>
          <table:table-cell table:style-name="表格8.A5" office:value-type="string">
            <text:p text:style-name="P54">Datatype</text:p>
          </table:table-cell>
          <table:table-cell table:style-name="表格8.A5" office:value-type="string">
            <text:p text:style-name="P54">PK</text:p>
          </table:table-cell>
          <table:table-cell table:style-name="表格8.A5" office:value-type="string">
            <text:p text:style-name="P54">UK</text:p>
          </table:table-cell>
          <table:table-cell table:style-name="表格8.A5" office:value-type="string">
            <text:p text:style-name="P54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4">Description</text:p>
          </table:table-cell>
          <table:table-cell table:style-name="表格8.A5" office:value-type="string">
            <text:p text:style-name="P54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OID</text:p>
          </table:table-cell>
          <table:table-cell table:style-name="表格8.A5" office:value-type="string">
            <text:p text:style-name="P76">CHAR</text:p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0"><text:s/></text:p>
          </table:table-cell>
          <table:table-cell table:style-name="表格8.A5" office:value-type="string">
            <text:p text:style-name="P76">36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PK / UUID</text:p>
          </table:table-cell>
          <table:table-cell table:style-name="表格8.A5" office:value-type="string">
            <text:p text:style-name="P82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PROG_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ROLE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data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date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4602622197451" text:continue-numbering="true" text:style-name="WW8Num2">
        <text:list-item>
          <text:h text:style-name="P1075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5">Project</text:p>
          </table:table-cell>
          <table:table-cell table:style-name="表格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5">Ver</text:p>
          </table:table-cell>
          <table:table-cell table:style-name="表格9.A1" office:value-type="string">
            <text:p text:style-name="P6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Maintain</text:p>
          </table:table-cell>
          <table:table-cell table:style-name="表格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e</text:p>
          </table:table-cell>
          <table:table-cell table:style-name="表格9.A2" office:value-type="string">
            <text:p text:style-name="P6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Table</text:p>
          </table:table-cell>
          <table:table-cell table:style-name="表格9.A2" table:number-columns-spanned="6" office:value-type="string">
            <text:p text:style-name="P141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aBase</text:p>
          </table:table-cell>
          <table:table-cell table:style-name="表格9.A2" office:value-type="string">
            <text:p text:style-name="P6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5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Field</text:p>
          </table:table-cell>
          <table:table-cell table:style-name="表格9.A5" office:value-type="string">
            <text:p text:style-name="P54">Datatype</text:p>
          </table:table-cell>
          <table:table-cell table:style-name="表格9.A5" office:value-type="string">
            <text:p text:style-name="P54">PK</text:p>
          </table:table-cell>
          <table:table-cell table:style-name="表格9.A5" office:value-type="string">
            <text:p text:style-name="P54">UK</text:p>
          </table:table-cell>
          <table:table-cell table:style-name="表格9.A5" office:value-type="string">
            <text:p text:style-name="P54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4">Description</text:p>
          </table:table-cell>
          <table:table-cell table:style-name="表格9.A5" office:value-type="string">
            <text:p text:style-name="P54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OID</text:p>
          </table:table-cell>
          <table:table-cell table:style-name="表格9.A5" office:value-type="string">
            <text:p text:style-name="P76">CHAR</text:p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0"><text:s/></text:p>
          </table:table-cell>
          <table:table-cell table:style-name="表格9.A5" office:value-type="string">
            <text:p text:style-name="P76">36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PK / UUID</text:p>
          </table:table-cell>
          <table:table-cell table:style-name="表格9.A5" office:value-type="string">
            <text:p text:style-name="P82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SYS_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>Y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NAME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HOST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2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ONTEXT_PATH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IS_LOCAL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148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6">ICON</text:p>
          </table:table-cell>
          <table:table-cell table:style-name="表格9.A13" office:value-type="string">
            <text:p text:style-name="P76">VARCHAR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510"/>
          </table:table-cell>
          <table:table-cell table:style-name="表格9.A13" office:value-type="string">
            <text:p text:style-name="P82">20</text:p>
          </table:table-cell>
          <table:table-cell table:style-name="表格9.A13" office:value-type="string">
            <text:p text:style-name="P83"/>
          </table:table-cell>
          <table:table-cell table:style-name="表格9.A13" office:value-type="string">
            <text:p text:style-name="P155">tb_sys_icon.ICON_ID</text:p>
          </table:table-cell>
          <table:table-cell table:style-name="表格9.A13" office:value-type="string">
            <text:p text:style-name="P14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data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date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94602660174410" text:continue-numbering="true" text:style-name="WW8Num2">
        <text:list-item>
          <text:h text:style-name="P1075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5">Project</text:p>
          </table:table-cell>
          <table:table-cell table:style-name="表格1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5">Ver</text:p>
          </table:table-cell>
          <table:table-cell table:style-name="表格10.A1" office:value-type="string">
            <text:p text:style-name="P6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Maintain</text:p>
          </table:table-cell>
          <table:table-cell table:style-name="表格1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e</text:p>
          </table:table-cell>
          <table:table-cell table:style-name="表格10.A2" office:value-type="string">
            <text:p text:style-name="P6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Table</text:p>
          </table:table-cell>
          <table:table-cell table:style-name="表格10.A2" table:number-columns-spanned="6" office:value-type="string">
            <text:p text:style-name="P141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aBase</text:p>
          </table:table-cell>
          <table:table-cell table:style-name="表格10.A2" office:value-type="string">
            <text:p text:style-name="P6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5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Field</text:p>
          </table:table-cell>
          <table:table-cell table:style-name="表格10.A5" office:value-type="string">
            <text:p text:style-name="P54">Datatype</text:p>
          </table:table-cell>
          <table:table-cell table:style-name="表格10.A5" office:value-type="string">
            <text:p text:style-name="P54">PK</text:p>
          </table:table-cell>
          <table:table-cell table:style-name="表格10.A5" office:value-type="string">
            <text:p text:style-name="P54">UK</text:p>
          </table:table-cell>
          <table:table-cell table:style-name="表格10.A5" office:value-type="string">
            <text:p text:style-name="P54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4">Description</text:p>
          </table:table-cell>
          <table:table-cell table:style-name="表格10.A5" office:value-type="string">
            <text:p text:style-name="P54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OID</text:p>
          </table:table-cell>
          <table:table-cell table:style-name="表格10.A5" office:value-type="string">
            <text:p text:style-name="P76">CHAR</text:p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0"><text:s/></text:p>
          </table:table-cell>
          <table:table-cell table:style-name="表格10.A5" office:value-type="string">
            <text:p text:style-name="P76">36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PK / UUID</text:p>
          </table:table-cell>
          <table:table-cell table:style-name="表格10.A5" office:value-type="string">
            <text:p text:style-name="P82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ICON_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>Y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FILE_NAME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data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date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602696175605" text:continue-numbering="true" text:style-name="WW8Num2">
        <text:list-item>
          <text:h text:style-name="P1075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5">Project</text:p>
          </table:table-cell>
          <table:table-cell table:style-name="表格1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5">Ver</text:p>
          </table:table-cell>
          <table:table-cell table:style-name="表格11.A1" office:value-type="string">
            <text:p text:style-name="P6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Maintain</text:p>
          </table:table-cell>
          <table:table-cell table:style-name="表格1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e</text:p>
          </table:table-cell>
          <table:table-cell table:style-name="表格11.A2" office:value-type="string">
            <text:p text:style-name="P6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Table</text:p>
          </table:table-cell>
          <table:table-cell table:style-name="表格11.A2" table:number-columns-spanned="6" office:value-type="string">
            <text:p text:style-name="P141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aBase</text:p>
          </table:table-cell>
          <table:table-cell table:style-name="表格11.A2" office:value-type="string">
            <text:p text:style-name="P6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5">Descript</text:p>
          </table:table-cell>
          <table:table-cell table:style-name="表格11.A4" table:number-columns-spanned="8" office:value-type="string">
            <text:p text:style-name="P134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4">Field</text:p>
          </table:table-cell>
          <table:table-cell table:style-name="表格11.A5" office:value-type="string">
            <text:p text:style-name="P54">Datatype</text:p>
          </table:table-cell>
          <table:table-cell table:style-name="表格11.A5" office:value-type="string">
            <text:p text:style-name="P54">PK</text:p>
          </table:table-cell>
          <table:table-cell table:style-name="表格11.A5" office:value-type="string">
            <text:p text:style-name="P54">UK</text:p>
          </table:table-cell>
          <table:table-cell table:style-name="表格11.A5" office:value-type="string">
            <text:p text:style-name="P54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4">Description</text:p>
          </table:table-cell>
          <table:table-cell table:style-name="表格11.A5" office:value-type="string">
            <text:p text:style-name="P54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OID</text:p>
          </table:table-cell>
          <table:table-cell table:style-name="表格11.A5" office:value-type="string">
            <text:p text:style-name="P159">CHAR</text:p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<text:s/></text:p>
          </table:table-cell>
          <table:table-cell table:style-name="表格11.A5" office:value-type="string">
            <text:p text:style-name="P159">36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PK / UUID</text:p>
          </table:table-cell>
          <table:table-cell table:style-name="表格11.A5" office:value-type="string">
            <text:p text:style-name="P16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PROG_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5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NAME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10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88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RL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511"/>
          </table:table-cell>
          <table:table-cell table:style-name="表格11.A5" office:value-type="string">
            <text:p text:style-name="P166">255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88"/>
          </table:table-cell>
          <table:table-cell table:style-name="表格11.A5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1">EDIT_<text:span text:style-name="T24">MODE</text:span></text:p>
          </table:table-cell>
          <table:table-cell table:style-name="表格11.A11" office:value-type="string">
            <text:p text:style-name="P162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194">1</text:p>
          </table:table-cell>
          <table:table-cell table:style-name="表格11.A11" office:value-type="string">
            <text:p text:style-name="P195">'N'</text:p>
          </table:table-cell>
          <table:table-cell table:style-name="表格11.A11" office:value-type="string">
            <text:p text:style-name="P431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3">IS_DIALOG</text:p>
          </table:table-cell>
          <table:table-cell table:style-name="表格11.A11" office:value-type="string">
            <text:p text:style-name="P164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259">1</text:p>
          </table:table-cell>
          <table:table-cell table:style-name="表格11.A11" office:value-type="string">
            <text:p text:style-name="P260">'N'</text:p>
          </table:table-cell>
          <table:table-cell table:style-name="表格11.A11" office:value-type="string">
            <text:p text:style-name="P430">是否有<text:span text:style-name="T100">dialog模式</text:span>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W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261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27">Dialog <text:span text:style-name="T30">寬</text:span>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H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261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27">Dialog <text:span text:style-name="T30">高</text:span>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PROG_SYSTEM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7">TB_SYS.SYS_ID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TEM_TYPE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8">FOLDER</text:p>
            <text:p text:style-name="P398">ITEM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CON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11"/>
          </table:table-cell>
          <table:table-cell table:style-name="表格11.A11" office:value-type="string">
            <text:p text:style-name="P166">2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7">TB_SYS_ICON.ICON_ID</text:p>
          </table:table-cell>
          <table:table-cell table:style-name="表格11.A11" office:value-type="string">
            <text:p text:style-name="P488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data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date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083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94602747176041" text:continue-numbering="true" text:style-name="WW8Num2">
        <text:list-item>
          <text:h text:style-name="P1076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6">Project</text:p>
          </table:table-cell>
          <table:table-cell table:style-name="表格14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6">Ver</text:p>
          </table:table-cell>
          <table:table-cell table:style-name="表格14.A1" office:value-type="string">
            <text:p text:style-name="P70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Maintain</text:p>
          </table:table-cell>
          <table:table-cell table:style-name="表格14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e</text:p>
          </table:table-cell>
          <table:table-cell table:style-name="表格14.A2" office:value-type="string">
            <text:p text:style-name="P70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Table</text:p>
          </table:table-cell>
          <table:table-cell table:style-name="表格14.A2" table:number-columns-spanned="6" office:value-type="string">
            <text:p text:style-name="P142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aBase</text:p>
          </table:table-cell>
          <table:table-cell table:style-name="表格14.A2" office:value-type="string">
            <text:p text:style-name="P70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6">Descript</text:p>
          </table:table-cell>
          <table:table-cell table:style-name="表格14.A4" table:number-columns-spanned="8" office:value-type="string">
            <text:p text:style-name="P135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3">Field</text:p>
          </table:table-cell>
          <table:table-cell table:style-name="表格14.A5" office:value-type="string">
            <text:p text:style-name="P63">Datatype</text:p>
          </table:table-cell>
          <table:table-cell table:style-name="表格14.A5" office:value-type="string">
            <text:p text:style-name="P63">PK</text:p>
          </table:table-cell>
          <table:table-cell table:style-name="表格14.A5" office:value-type="string">
            <text:p text:style-name="P63">UK</text:p>
          </table:table-cell>
          <table:table-cell table:style-name="表格14.A5" office:value-type="string">
            <text:p text:style-name="P63">IDX</text:p>
          </table:table-cell>
          <table:table-cell table:style-name="表格14.A5" office:value-type="string">
            <text:p text:style-name="P489"><text:span text:style-name="T2">S</text:span><text:span text:style-name="T3">IZE</text:span></text:p>
          </table:table-cell>
          <table:table-cell table:style-name="表格14.A5" office:value-type="string">
            <text:p text:style-name="P489"><text:span text:style-name="T2">D</text:span><text:span text:style-name="T3">EF</text:span></text:p>
          </table:table-cell>
          <table:table-cell table:style-name="表格14.A5" office:value-type="string">
            <text:p text:style-name="P63">Description</text:p>
          </table:table-cell>
          <table:table-cell table:style-name="表格14.A5" office:value-type="string">
            <text:p text:style-name="P63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OID</text:p>
          </table:table-cell>
          <table:table-cell table:style-name="表格14.A5" office:value-type="string">
            <text:p text:style-name="P205">CHAR</text:p>
          </table:table-cell>
          <table:table-cell table:style-name="表格14.A5" office:value-type="string">
            <text:p text:style-name="P205">Y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<text:s/></text:p>
          </table:table-cell>
          <table:table-cell table:style-name="表格14.A5" office:value-type="string">
            <text:p text:style-name="P205">36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PK / UUID</text:p>
          </table:table-cell>
          <table:table-cell table:style-name="表格14.A5" office:value-type="string">
            <text:p text:style-name="P205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6">TEMPLATE_ID</text:p>
          </table:table-cell>
          <table:table-cell table:style-name="表格14.A5" office:value-type="string">
            <text:p text:style-name="P8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1">Y</text:p>
          </table:table-cell>
          <table:table-cell table:style-name="表格14.A5" office:value-type="string">
            <text:p text:style-name="P512"/>
          </table:table-cell>
          <table:table-cell table:style-name="表格14.A5" office:value-type="string">
            <text:p text:style-name="P206">10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421"><text:span text:style-name="T30">如</text:span>TPLMSG0<text:span text:style-name="T36">0</text:span>01</text:p>
          </table:table-cell>
          <table:table-cell table:style-name="表格14.A5" office:value-type="string">
            <text:p text:style-name="P39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7">TITL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12"/>
          </table:table-cell>
          <table:table-cell table:style-name="表格14.A9" office:value-type="string">
            <text:p text:style-name="P197"><text:span text:style-name="T38">2</text:span>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99"/>
          </table:table-cell>
          <table:table-cell table:style-name="表格14.A9" office:value-type="string">
            <text:p text:style-name="P39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8">MESSAG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12"/>
          </table:table-cell>
          <table:table-cell table:style-name="表格14.A9" office:value-type="string">
            <text:p text:style-name="P196"><text:span text:style-name="T37">4</text:span>0<text:span text:style-name="T28">0</text:span>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99"/>
          </table:table-cell>
          <table:table-cell table:style-name="表格14.A9" office:value-type="string">
            <text:p text:style-name="P39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4">DESCRIPTION</text:p>
          </table:table-cell>
          <table:table-cell table:style-name="表格14.A9" office:value-type="string">
            <text:p text:style-name="P87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12"/>
          </table:table-cell>
          <table:table-cell table:style-name="表格14.A9" office:value-type="string">
            <text:p text:style-name="P214">2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99"/>
          </table:table-cell>
          <table:table-cell table:style-name="表格14.A9" office:value-type="string">
            <text:p text:style-name="P399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CUSERID</text:p>
          </table:table-cell>
          <table:table-cell table:style-name="表格14.A5" office:value-type="string">
            <text:p text:style-name="P20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24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Create data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CDATE</text:p>
          </table:table-cell>
          <table:table-cell table:style-name="表格14.A5" office:value-type="string">
            <text:p text:style-name="P205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Cre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UUSERID</text:p>
          </table:table-cell>
          <table:table-cell table:style-name="表格14.A5" office:value-type="string">
            <text:p text:style-name="P20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24</text:p>
          </table:table-cell>
          <table:table-cell table:style-name="表格14.A5" office:value-type="string">
            <text:p text:style-name="P205">null</text:p>
          </table:table-cell>
          <table:table-cell table:style-name="表格14.A5" office:value-type="string">
            <text:p text:style-name="P205">Update date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UDATE</text:p>
          </table:table-cell>
          <table:table-cell table:style-name="表格14.A5" office:value-type="string">
            <text:p text:style-name="P205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null</text:p>
          </table:table-cell>
          <table:table-cell table:style-name="表格14.A5" office:value-type="string">
            <text:p text:style-name="P205">Upd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94602789188513" text:continue-numbering="true" text:style-name="WW8Num2">
        <text:list-item>
          <text:h text:style-name="P1089" text:outline-level="1"/>
        </text:list-item>
        <text:list-item>
          <text:h text:style-name="P1089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7">Project</text:p>
          </table:table-cell>
          <table:table-cell table:style-name="表格15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7">Ver</text:p>
          </table:table-cell>
          <table:table-cell table:style-name="表格15.A1" office:value-type="string">
            <text:p text:style-name="P71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Maintain</text:p>
          </table:table-cell>
          <table:table-cell table:style-name="表格15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e</text:p>
          </table:table-cell>
          <table:table-cell table:style-name="表格15.A2" office:value-type="string">
            <text:p text:style-name="P71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Table</text:p>
          </table:table-cell>
          <table:table-cell table:style-name="表格15.A2" table:number-columns-spanned="6" office:value-type="string">
            <text:p text:style-name="P143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aBase</text:p>
          </table:table-cell>
          <table:table-cell table:style-name="表格15.A2" office:value-type="string">
            <text:p text:style-name="P71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7">Descript</text:p>
          </table:table-cell>
          <table:table-cell table:style-name="表格15.A4" table:number-columns-spanned="8" office:value-type="string">
            <text:p text:style-name="P136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4">Field</text:p>
          </table:table-cell>
          <table:table-cell table:style-name="表格15.A5" office:value-type="string">
            <text:p text:style-name="P64">Datatype</text:p>
          </table:table-cell>
          <table:table-cell table:style-name="表格15.A5" office:value-type="string">
            <text:p text:style-name="P64">PK</text:p>
          </table:table-cell>
          <table:table-cell table:style-name="表格15.A5" office:value-type="string">
            <text:p text:style-name="P64">UK</text:p>
          </table:table-cell>
          <table:table-cell table:style-name="表格15.A5" office:value-type="string">
            <text:p text:style-name="P64">IDX</text:p>
          </table:table-cell>
          <table:table-cell table:style-name="表格15.A5" office:value-type="string">
            <text:p text:style-name="P490"><text:span text:style-name="T2">S</text:span><text:span text:style-name="T3">IZE</text:span></text:p>
          </table:table-cell>
          <table:table-cell table:style-name="表格15.A5" office:value-type="string">
            <text:p text:style-name="P490"><text:span text:style-name="T2">D</text:span><text:span text:style-name="T3">EF</text:span></text:p>
          </table:table-cell>
          <table:table-cell table:style-name="表格15.A5" office:value-type="string">
            <text:p text:style-name="P64">Description</text:p>
          </table:table-cell>
          <table:table-cell table:style-name="表格15.A5" office:value-type="string">
            <text:p text:style-name="P64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OID</text:p>
          </table:table-cell>
          <table:table-cell table:style-name="表格15.A5" office:value-type="string">
            <text:p text:style-name="P208">CHAR</text:p>
          </table:table-cell>
          <table:table-cell table:style-name="表格15.A5" office:value-type="string">
            <text:p text:style-name="P208">Y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<text:s/></text:p>
          </table:table-cell>
          <table:table-cell table:style-name="表格15.A5" office:value-type="string">
            <text:p text:style-name="P208">36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PK / UUID</text:p>
          </table:table-cell>
          <table:table-cell table:style-name="表格15.A5" office:value-type="string">
            <text:p text:style-name="P208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TEMPLATE_ID</text:p>
          </table:table-cell>
          <table:table-cell table:style-name="表格15.A5" office:value-type="string">
            <text:p text:style-name="P85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2">Y</text:p>
          </table:table-cell>
          <table:table-cell table:style-name="表格15.A5" office:value-type="string">
            <text:p text:style-name="P513"/>
          </table:table-cell>
          <table:table-cell table:style-name="表格15.A5" office:value-type="string">
            <text:p text:style-name="P207">10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423">TB_SYS_TEMPLATE.TEMPLATE_ID</text:p>
          </table:table-cell>
          <table:table-cell table:style-name="表格15.A5" office:value-type="string">
            <text:p text:style-name="P40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1">IS_TITLE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13">Y</text:p>
          </table:table-cell>
          <table:table-cell table:style-name="表格15.A9" office:value-type="string">
            <text:p text:style-name="P513"/>
          </table:table-cell>
          <table:table-cell table:style-name="表格15.A9" office:value-type="string">
            <text:p text:style-name="P211">1</text:p>
          </table:table-cell>
          <table:table-cell table:style-name="表格15.A9" office:value-type="string">
            <text:p text:style-name="P212">N</text:p>
          </table:table-cell>
          <table:table-cell table:style-name="表格15.A9" office:value-type="string">
            <text:p text:style-name="P432">是否為<text:span text:style-name="T39">title 或內文</text:span></text:p>
          </table:table-cell>
          <table:table-cell table:style-name="表格15.A9" office:value-type="string">
            <text:p text:style-name="P40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TEMPLATE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9">Y</text:p>
          </table:table-cell>
          <table:table-cell table:style-name="表格15.A9" office:value-type="string">
            <text:p text:style-name="P513"/>
          </table:table-cell>
          <table:table-cell table:style-name="表格15.A9" office:value-type="string">
            <text:p text:style-name="P210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22">Template <text:span text:style-name="T30">的變數</text:span></text:p>
          </table:table-cell>
          <table:table-cell table:style-name="表格15.A9" office:value-type="string">
            <text:p text:style-name="P40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OBJECT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513"/>
          </table:table-cell>
          <table:table-cell table:style-name="表格15.A9" office:value-type="string">
            <text:p text:style-name="P210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32">object 的變數</text:p>
          </table:table-cell>
          <table:table-cell table:style-name="表格15.A9" office:value-type="string">
            <text:p text:style-name="P400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CUSERID</text:p>
          </table:table-cell>
          <table:table-cell table:style-name="表格15.A5" office:value-type="string">
            <text:p text:style-name="P208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24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Create data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CDATE</text:p>
          </table:table-cell>
          <table:table-cell table:style-name="表格15.A5" office:value-type="string">
            <text:p text:style-name="P208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Cre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UUSERID</text:p>
          </table:table-cell>
          <table:table-cell table:style-name="表格15.A5" office:value-type="string">
            <text:p text:style-name="P208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24</text:p>
          </table:table-cell>
          <table:table-cell table:style-name="表格15.A5" office:value-type="string">
            <text:p text:style-name="P208">null</text:p>
          </table:table-cell>
          <table:table-cell table:style-name="表格15.A5" office:value-type="string">
            <text:p text:style-name="P208">Update date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UDATE</text:p>
          </table:table-cell>
          <table:table-cell table:style-name="表格15.A5" office:value-type="string">
            <text:p text:style-name="P208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null</text:p>
          </table:table-cell>
          <table:table-cell table:style-name="表格15.A5" office:value-type="string">
            <text:p text:style-name="P208">Upd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94602824179696" text:continue-numbering="true" text:style-name="WW8Num2">
        <text:list-item>
          <text:h text:style-name="P1077" text:outline-level="1"><text:bookmark-start text:name="__RefHeading__7410_1829345708"/><text:soft-page-break/>TB_SYS_<text:span text:style-name="T83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8">Project</text:p>
          </table:table-cell>
          <table:table-cell table:style-name="表格17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8">Ver</text:p>
          </table:table-cell>
          <table:table-cell table:style-name="表格17.A1" office:value-type="string">
            <text:p text:style-name="P72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Maintain</text:p>
          </table:table-cell>
          <table:table-cell table:style-name="表格17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e</text:p>
          </table:table-cell>
          <table:table-cell table:style-name="表格17.A2" office:value-type="string">
            <text:p text:style-name="P72">2014/10/<text:span text:style-name="T83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Table</text:p>
          </table:table-cell>
          <table:table-cell table:style-name="表格17.A2" table:number-columns-spanned="6" office:value-type="string">
            <text:p text:style-name="P144">tb_sys_<text:span text:style-name="T83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aBase</text:p>
          </table:table-cell>
          <table:table-cell table:style-name="表格17.A2" office:value-type="string">
            <text:p text:style-name="P72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8">Descript</text:p>
          </table:table-cell>
          <table:table-cell table:style-name="表格17.A4" table:number-columns-spanned="8" office:value-type="string">
            <text:p text:style-name="P137">提供<text:span text:style-name="T83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5">Field</text:p>
          </table:table-cell>
          <table:table-cell table:style-name="表格17.A5" office:value-type="string">
            <text:p text:style-name="P65">Datatype</text:p>
          </table:table-cell>
          <table:table-cell table:style-name="表格17.A5" office:value-type="string">
            <text:p text:style-name="P65">PK</text:p>
          </table:table-cell>
          <table:table-cell table:style-name="表格17.A5" office:value-type="string">
            <text:p text:style-name="P65">UK</text:p>
          </table:table-cell>
          <table:table-cell table:style-name="表格17.A5" office:value-type="string">
            <text:p text:style-name="P65">IDX</text:p>
          </table:table-cell>
          <table:table-cell table:style-name="表格17.A5" office:value-type="string">
            <text:p text:style-name="P491"><text:span text:style-name="T2">S</text:span><text:span text:style-name="T3">IZE</text:span></text:p>
          </table:table-cell>
          <table:table-cell table:style-name="表格17.A5" office:value-type="string">
            <text:p text:style-name="P491"><text:span text:style-name="T2">D</text:span><text:span text:style-name="T3">EF</text:span></text:p>
          </table:table-cell>
          <table:table-cell table:style-name="表格17.A5" office:value-type="string">
            <text:p text:style-name="P65">Description</text:p>
          </table:table-cell>
          <table:table-cell table:style-name="表格17.A5" office:value-type="string">
            <text:p text:style-name="P65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OID</text:p>
          </table:table-cell>
          <table:table-cell table:style-name="表格17.A5" office:value-type="string">
            <text:p text:style-name="P225">CHAR</text:p>
          </table:table-cell>
          <table:table-cell table:style-name="表格17.A5" office:value-type="string">
            <text:p text:style-name="P225">Y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<text:s/></text:p>
          </table:table-cell>
          <table:table-cell table:style-name="表格17.A5" office:value-type="string">
            <text:p text:style-name="P225">36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PK / UUID</text:p>
          </table:table-cell>
          <table:table-cell table:style-name="表格17.A5" office:value-type="string">
            <text:p text:style-name="P225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9"><text:span text:style-name="T84">WS</text:span>_ID</text:p>
          </table:table-cell>
          <table:table-cell table:style-name="表格17.A5" office:value-type="string">
            <text:p text:style-name="P89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03">Y</text:p>
          </table:table-cell>
          <table:table-cell table:style-name="表格17.A5" office:value-type="string">
            <text:p text:style-name="P515"/>
          </table:table-cell>
          <table:table-cell table:style-name="表格17.A5" office:value-type="string">
            <text:p text:style-name="P199">1<text:span text:style-name="T40">0</text:span>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424"><text:span text:style-name="T30">如 </text:span><text:span text:style-name="T31">WS001</text:span> </text:p>
          </table:table-cell>
          <table:table-cell table:style-name="表格17.A5" office:value-type="string">
            <text:p text:style-name="P40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7">SYSTEM</text:p>
          </table:table-cell>
          <table:table-cell table:style-name="表格17.A9" office:value-type="string">
            <text:p text:style-name="P88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20"/>
          </table:table-cell>
          <table:table-cell table:style-name="表格17.A9" office:value-type="string">
            <text:p text:style-name="P514"/>
          </table:table-cell>
          <table:table-cell table:style-name="表格17.A9" office:value-type="string">
            <text:p text:style-name="P217">1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33">如 <text:span text:style-name="T41">CORE</text:span></text:p>
          </table:table-cell>
          <table:table-cell table:style-name="表格17.A9" office:value-type="string">
            <text:p text:style-name="P40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TYPE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221"/>
          </table:table-cell>
          <table:table-cell table:style-name="表格17.A9" office:value-type="string">
            <text:p text:style-name="P515"/>
          </table:table-cell>
          <table:table-cell table:style-name="表格17.A9" office:value-type="string">
            <text:p text:style-name="P226">4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42">SOAP, REST</text:p>
          </table:table-cell>
          <table:table-cell table:style-name="表格17.A9" office:value-type="string">
            <text:p text:style-name="P40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BEAN_ID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5"/>
          </table:table-cell>
          <table:table-cell table:style-name="表格17.A9" office:value-type="string">
            <text:p text:style-name="P226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42">Spring bean id</text:p>
          </table:table-cell>
          <table:table-cell table:style-name="表格17.A9" office:value-type="string">
            <text:p text:style-name="P40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PUBLISH_ADDRESS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5"/>
          </table:table-cell>
          <table:table-cell table:style-name="表格17.A9" office:value-type="string">
            <text:p text:style-name="P226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34">只有 <text:span text:style-name="T84">TYPE = 'SOAP' 才需要</text:span></text:p>
            <text:p text:style-name="P434">如: /<text:span text:style-name="T85">hello</text:span></text:p>
          </table:table-cell>
          <table:table-cell table:style-name="表格17.A9" office:value-type="string">
            <text:p text:style-name="P40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7">DESCRIPTION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5"/>
          </table:table-cell>
          <table:table-cell table:style-name="表格17.A9" office:value-type="string">
            <text:p text:style-name="P227">500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34"/>
          </table:table-cell>
          <table:table-cell table:style-name="表格17.A9" office:value-type="string">
            <text:p text:style-name="P402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CUSERID</text:p>
          </table:table-cell>
          <table:table-cell table:style-name="表格17.A5" office:value-type="string">
            <text:p text:style-name="P225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24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Create data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CDATE</text:p>
          </table:table-cell>
          <table:table-cell table:style-name="表格17.A5" office:value-type="string">
            <text:p text:style-name="P225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Cre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UUSERID</text:p>
          </table:table-cell>
          <table:table-cell table:style-name="表格17.A5" office:value-type="string">
            <text:p text:style-name="P225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24</text:p>
          </table:table-cell>
          <table:table-cell table:style-name="表格17.A5" office:value-type="string">
            <text:p text:style-name="P225">null</text:p>
          </table:table-cell>
          <table:table-cell table:style-name="表格17.A5" office:value-type="string">
            <text:p text:style-name="P225">Update date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UDATE</text:p>
          </table:table-cell>
          <table:table-cell table:style-name="表格17.A5" office:value-type="string">
            <text:p text:style-name="P225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null</text:p>
          </table:table-cell>
          <table:table-cell table:style-name="表格17.A5" office:value-type="string">
            <text:p text:style-name="P225">Upd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94602872189066" text:continue-numbering="true" text:style-name="WW8Num2">
        <text:list-item>
          <text:h text:style-name="P1090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9">Project</text:p>
          </table:table-cell>
          <table:table-cell table:style-name="表格18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9">Ver</text:p>
          </table:table-cell>
          <table:table-cell table:style-name="表格18.A1" office:value-type="string">
            <text:p text:style-name="P73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Maintain</text:p>
          </table:table-cell>
          <table:table-cell table:style-name="表格18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e</text:p>
          </table:table-cell>
          <table:table-cell table:style-name="表格18.A2" office:value-type="string">
            <text:p text:style-name="P73">2014/10/<text:span text:style-name="T83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Table</text:p>
          </table:table-cell>
          <table:table-cell table:style-name="表格18.A2" table:number-columns-spanned="6" office:value-type="string">
            <text:p text:style-name="P145">tb_sys_<text:span text:style-name="T86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aBase</text:p>
          </table:table-cell>
          <table:table-cell table:style-name="表格18.A2" office:value-type="string">
            <text:p text:style-name="P73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9">Descript</text:p>
          </table:table-cell>
          <table:table-cell table:style-name="表格18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6">Field</text:p>
          </table:table-cell>
          <table:table-cell table:style-name="表格18.A5" office:value-type="string">
            <text:p text:style-name="P66">Datatype</text:p>
          </table:table-cell>
          <table:table-cell table:style-name="表格18.A5" office:value-type="string">
            <text:p text:style-name="P66">PK</text:p>
          </table:table-cell>
          <table:table-cell table:style-name="表格18.A5" office:value-type="string">
            <text:p text:style-name="P66">UK</text:p>
          </table:table-cell>
          <table:table-cell table:style-name="表格18.A5" office:value-type="string">
            <text:p text:style-name="P66">IDX</text:p>
          </table:table-cell>
          <table:table-cell table:style-name="表格18.A5" office:value-type="string">
            <text:p text:style-name="P492"><text:span text:style-name="T2">S</text:span><text:span text:style-name="T3">IZE</text:span></text:p>
          </table:table-cell>
          <table:table-cell table:style-name="表格18.A5" office:value-type="string">
            <text:p text:style-name="P492"><text:span text:style-name="T2">D</text:span><text:span text:style-name="T3">EF</text:span></text:p>
          </table:table-cell>
          <table:table-cell table:style-name="表格18.A5" office:value-type="string">
            <text:p text:style-name="P66">Description</text:p>
          </table:table-cell>
          <table:table-cell table:style-name="表格18.A5" office:value-type="string">
            <text:p text:style-name="P66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OID</text:p>
          </table:table-cell>
          <table:table-cell table:style-name="表格18.A5" office:value-type="string">
            <text:p text:style-name="P228">CHAR</text:p>
          </table:table-cell>
          <table:table-cell table:style-name="表格18.A5" office:value-type="string">
            <text:p text:style-name="P228">Y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<text:s/></text:p>
          </table:table-cell>
          <table:table-cell table:style-name="表格18.A5" office:value-type="string">
            <text:p text:style-name="P228">36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PK / UUID</text:p>
          </table:table-cell>
          <table:table-cell table:style-name="表格18.A5" office:value-type="string">
            <text:p text:style-name="P228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00"><text:span text:style-name="T87">EXPR</text:span>_ID</text:p>
          </table:table-cell>
          <table:table-cell table:style-name="表格18.A5" office:value-type="string">
            <text:p text:style-name="P92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04">Y</text:p>
          </table:table-cell>
          <table:table-cell table:style-name="表格18.A5" office:value-type="string">
            <text:p text:style-name="P516"/>
          </table:table-cell>
          <table:table-cell table:style-name="表格18.A5" office:value-type="string">
            <text:p text:style-name="P229">20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425"><text:span text:style-name="T30">如 </text:span><text:span text:style-name="T32">EXPR0001</text:span></text:p>
          </table:table-cell>
          <table:table-cell table:style-name="表格18.A5" office:value-type="string">
            <text:p text:style-name="P40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1">TYPE</text:p>
          </table:table-cell>
          <table:table-cell table:style-name="表格18.A9" office:value-type="string">
            <text:p text:style-name="P95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6"/>
          </table:table-cell>
          <table:table-cell table:style-name="表格18.A9" office:value-type="string">
            <text:p text:style-name="P232">1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4">PYTHON , GROOVY, BSH</text:p>
          </table:table-cell>
          <table:table-cell table:style-name="表格18.A9" office:value-type="string">
            <text:p text:style-name="P40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NAME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6"/>
          </table:table-cell>
          <table:table-cell table:style-name="表格18.A9" office:value-type="string">
            <text:p text:style-name="P229">1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35"/>
          </table:table-cell>
          <table:table-cell table:style-name="表格18.A9" office:value-type="string">
            <text:p text:style-name="P40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CONTENT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6"/>
          </table:table-cell>
          <table:table-cell table:style-name="表格18.A9" office:value-type="string">
            <text:p text:style-name="P229">80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3"/>
          </table:table-cell>
          <table:table-cell table:style-name="表格18.A9" office:value-type="string">
            <text:p text:style-name="P40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0">DESCRIPTION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516"/>
          </table:table-cell>
          <table:table-cell table:style-name="表格18.A9" office:value-type="string">
            <text:p text:style-name="P230">5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3"/>
          </table:table-cell>
          <table:table-cell table:style-name="表格18.A9" office:value-type="string">
            <text:p text:style-name="P403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CUSERID</text:p>
          </table:table-cell>
          <table:table-cell table:style-name="表格18.A5" office:value-type="string">
            <text:p text:style-name="P228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24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Create data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CDATE</text:p>
          </table:table-cell>
          <table:table-cell table:style-name="表格18.A5" office:value-type="string">
            <text:p text:style-name="P228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Cre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UUSERID</text:p>
          </table:table-cell>
          <table:table-cell table:style-name="表格18.A5" office:value-type="string">
            <text:p text:style-name="P228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24</text:p>
          </table:table-cell>
          <table:table-cell table:style-name="表格18.A5" office:value-type="string">
            <text:p text:style-name="P228">null</text:p>
          </table:table-cell>
          <table:table-cell table:style-name="表格18.A5" office:value-type="string">
            <text:p text:style-name="P228">Update date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UDATE</text:p>
          </table:table-cell>
          <table:table-cell table:style-name="表格18.A5" office:value-type="string">
            <text:p text:style-name="P228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null</text:p>
          </table:table-cell>
          <table:table-cell table:style-name="表格18.A5" office:value-type="string">
            <text:p text:style-name="P228">Upd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94602909186263" text:continue-numbering="true" text:style-name="WW8Num2">
        <text:list-item>
          <text:h text:style-name="P1091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0">Project</text:p>
          </table:table-cell>
          <table:table-cell table:style-name="表格19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0">Ver</text:p>
          </table:table-cell>
          <table:table-cell table:style-name="表格19.A1" office:value-type="string">
            <text:p text:style-name="P74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Maintain</text:p>
          </table:table-cell>
          <table:table-cell table:style-name="表格19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e</text:p>
          </table:table-cell>
          <table:table-cell table:style-name="表格19.A2" office:value-type="string">
            <text:p text:style-name="P74">2014/10/<text:span text:style-name="T83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Table</text:p>
          </table:table-cell>
          <table:table-cell table:style-name="表格19.A2" table:number-columns-spanned="6" office:value-type="string">
            <text:p text:style-name="P146">tb_sys_<text:span text:style-name="T88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aBase</text:p>
          </table:table-cell>
          <table:table-cell table:style-name="表格19.A2" office:value-type="string">
            <text:p text:style-name="P74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60">Descript</text:p>
          </table:table-cell>
          <table:table-cell table:style-name="表格19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7">Field</text:p>
          </table:table-cell>
          <table:table-cell table:style-name="表格19.A5" office:value-type="string">
            <text:p text:style-name="P67">Datatype</text:p>
          </table:table-cell>
          <table:table-cell table:style-name="表格19.A5" office:value-type="string">
            <text:p text:style-name="P67">PK</text:p>
          </table:table-cell>
          <table:table-cell table:style-name="表格19.A5" office:value-type="string">
            <text:p text:style-name="P67">UK</text:p>
          </table:table-cell>
          <table:table-cell table:style-name="表格19.A5" office:value-type="string">
            <text:p text:style-name="P67">IDX</text:p>
          </table:table-cell>
          <table:table-cell table:style-name="表格19.A5" office:value-type="string">
            <text:p text:style-name="P493"><text:span text:style-name="T2">S</text:span><text:span text:style-name="T3">IZE</text:span></text:p>
          </table:table-cell>
          <table:table-cell table:style-name="表格19.A5" office:value-type="string">
            <text:p text:style-name="P493"><text:span text:style-name="T2">D</text:span><text:span text:style-name="T3">EF</text:span></text:p>
          </table:table-cell>
          <table:table-cell table:style-name="表格19.A5" office:value-type="string">
            <text:p text:style-name="P67">Description</text:p>
          </table:table-cell>
          <table:table-cell table:style-name="表格19.A5" office:value-type="string">
            <text:p text:style-name="P67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OID</text:p>
          </table:table-cell>
          <table:table-cell table:style-name="表格19.A5" office:value-type="string">
            <text:p text:style-name="P233">CHAR</text:p>
          </table:table-cell>
          <table:table-cell table:style-name="表格19.A5" office:value-type="string">
            <text:p text:style-name="P233">Y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<text:s/></text:p>
          </table:table-cell>
          <table:table-cell table:style-name="表格19.A5" office:value-type="string">
            <text:p text:style-name="P233">36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PK / UUID</text:p>
          </table:table-cell>
          <table:table-cell table:style-name="表格19.A5" office:value-type="string">
            <text:p text:style-name="P233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4">BEAN_ID</text:p>
          </table:table-cell>
          <table:table-cell table:style-name="表格19.A5" office:value-type="string">
            <text:p text:style-name="P96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5">Y</text:p>
          </table:table-cell>
          <table:table-cell table:style-name="表格19.A5" office:value-type="string">
            <text:p text:style-name="P517"/>
          </table:table-cell>
          <table:table-cell table:style-name="表格19.A5" office:value-type="string">
            <text:p text:style-name="P234">255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456"/>
          </table:table-cell>
          <table:table-cell table:style-name="表格19.A5" office:value-type="string">
            <text:p text:style-name="P40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4">METHOD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35">Y</text:p>
          </table:table-cell>
          <table:table-cell table:style-name="表格19.A9" office:value-type="string">
            <text:p text:style-name="P517"/>
          </table:table-cell>
          <table:table-cell table:style-name="表格19.A9" office:value-type="string">
            <text:p text:style-name="P234">1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5"/>
          </table:table-cell>
          <table:table-cell table:style-name="表格19.A9" office:value-type="string">
            <text:p text:style-name="P40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4">SYSTEM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55">Y</text:p>
          </table:table-cell>
          <table:table-cell table:style-name="表格19.A9" office:value-type="string">
            <text:p text:style-name="P517"/>
          </table:table-cell>
          <table:table-cell table:style-name="表格19.A9" office:value-type="string">
            <text:p text:style-name="P254">1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9">TB_SYS.SYS_ID</text:p>
          </table:table-cell>
          <table:table-cell table:style-name="表格19.A9" office:value-type="string">
            <text:p text:style-name="P40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4">ENABLE_FLAG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3"/>
          </table:table-cell>
          <table:table-cell table:style-name="表格19.A9" office:value-type="string">
            <text:p text:style-name="P517"/>
          </table:table-cell>
          <table:table-cell table:style-name="表格19.A9" office:value-type="string">
            <text:p text:style-name="P234">1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7">Y / N</text:p>
          </table:table-cell>
          <table:table-cell table:style-name="表格19.A9" office:value-type="string">
            <text:p text:style-name="P40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6">DESCRIPTION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3"/>
          </table:table-cell>
          <table:table-cell table:style-name="表格19.A9" office:value-type="string">
            <text:p text:style-name="P517"/>
          </table:table-cell>
          <table:table-cell table:style-name="表格19.A9" office:value-type="string">
            <text:p text:style-name="P256">5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7"/>
          </table:table-cell>
          <table:table-cell table:style-name="表格19.A9" office:value-type="string">
            <text:p text:style-name="P404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CUSERID</text:p>
          </table:table-cell>
          <table:table-cell table:style-name="表格19.A5" office:value-type="string">
            <text:p text:style-name="P233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24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Create data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CDATE</text:p>
          </table:table-cell>
          <table:table-cell table:style-name="表格19.A5" office:value-type="string">
            <text:p text:style-name="P233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Cre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UUSERID</text:p>
          </table:table-cell>
          <table:table-cell table:style-name="表格19.A5" office:value-type="string">
            <text:p text:style-name="P233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24</text:p>
          </table:table-cell>
          <table:table-cell table:style-name="表格19.A5" office:value-type="string">
            <text:p text:style-name="P233">null</text:p>
          </table:table-cell>
          <table:table-cell table:style-name="表格19.A5" office:value-type="string">
            <text:p text:style-name="P233">Update date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UDATE</text:p>
          </table:table-cell>
          <table:table-cell table:style-name="表格19.A5" office:value-type="string">
            <text:p text:style-name="P233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null</text:p>
          </table:table-cell>
          <table:table-cell table:style-name="表格19.A5" office:value-type="string">
            <text:p text:style-name="P233">Upd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94602946180175" text:continue-numbering="true" text:style-name="WW8Num2">
        <text:list-item>
          <text:h text:style-name="P1092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1">Project</text:p>
          </table:table-cell>
          <table:table-cell table:style-name="表格20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1">Ver</text:p>
          </table:table-cell>
          <table:table-cell table:style-name="表格20.A1" office:value-type="string">
            <text:p text:style-name="P75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Maintain</text:p>
          </table:table-cell>
          <table:table-cell table:style-name="表格20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e</text:p>
          </table:table-cell>
          <table:table-cell table:style-name="表格20.A2" office:value-type="string">
            <text:p text:style-name="P75">2014/10/<text:span text:style-name="T83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Table</text:p>
          </table:table-cell>
          <table:table-cell table:style-name="表格20.A2" table:number-columns-spanned="6" office:value-type="string">
            <text:p text:style-name="P147">tb_sys_<text:span text:style-name="T88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aBase</text:p>
          </table:table-cell>
          <table:table-cell table:style-name="表格20.A2" office:value-type="string">
            <text:p text:style-name="P75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1">Descript</text:p>
          </table:table-cell>
          <table:table-cell table:style-name="表格20.A4" table:number-columns-spanned="8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8">Field</text:p>
          </table:table-cell>
          <table:table-cell table:style-name="表格20.A5" office:value-type="string">
            <text:p text:style-name="P68">Datatype</text:p>
          </table:table-cell>
          <table:table-cell table:style-name="表格20.A5" office:value-type="string">
            <text:p text:style-name="P68">PK</text:p>
          </table:table-cell>
          <table:table-cell table:style-name="表格20.A5" office:value-type="string">
            <text:p text:style-name="P68">UK</text:p>
          </table:table-cell>
          <table:table-cell table:style-name="表格20.A5" office:value-type="string">
            <text:p text:style-name="P68">IDX</text:p>
          </table:table-cell>
          <table:table-cell table:style-name="表格20.A5" office:value-type="string">
            <text:p text:style-name="P494"><text:span text:style-name="T2">S</text:span><text:span text:style-name="T3">IZE</text:span></text:p>
          </table:table-cell>
          <table:table-cell table:style-name="表格20.A5" office:value-type="string">
            <text:p text:style-name="P494"><text:span text:style-name="T2">D</text:span><text:span text:style-name="T3">EF</text:span></text:p>
          </table:table-cell>
          <table:table-cell table:style-name="表格20.A5" office:value-type="string">
            <text:p text:style-name="P68">Description</text:p>
          </table:table-cell>
          <table:table-cell table:style-name="表格20.A5" office:value-type="string">
            <text:p text:style-name="P68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OID</text:p>
          </table:table-cell>
          <table:table-cell table:style-name="表格20.A5" office:value-type="string">
            <text:p text:style-name="P236">CHAR</text:p>
          </table:table-cell>
          <table:table-cell table:style-name="表格20.A5" office:value-type="string">
            <text:p text:style-name="P236">Y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<text:s/></text:p>
          </table:table-cell>
          <table:table-cell table:style-name="表格20.A5" office:value-type="string">
            <text:p text:style-name="P236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PK / UUID</text:p>
          </table:table-cell>
          <table:table-cell table:style-name="表格20.A5" office:value-type="string">
            <text:p text:style-name="P236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<text:span text:style-name="T90">HELP_</text:span>OID</text:p>
          </table:table-cell>
          <table:table-cell table:style-name="表格20.A5" office:value-type="string">
            <text:p text:style-name="P236">CHAR</text:p>
          </table:table-cell>
          <table:table-cell table:style-name="表格20.A5" office:value-type="string">
            <text:p text:style-name="P236"/>
          </table:table-cell>
          <table:table-cell table:style-name="表格20.A5" office:value-type="string">
            <text:p text:style-name="P276">Y</text:p>
          </table:table-cell>
          <table:table-cell table:style-name="表格20.A5" office:value-type="string">
            <text:p text:style-name="P236"><text:s/><text:span text:style-name="T95">Y</text:span></text:p>
          </table:table-cell>
          <table:table-cell table:style-name="表格20.A5" office:value-type="string">
            <text:p text:style-name="P236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457">TB_SYS_BEAN_HELP.OID</text:p>
          </table:table-cell>
          <table:table-cell table:style-name="表格20.A5" office:value-type="string">
            <text:p text:style-name="P40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7">EXPR_ID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40">Y</text:p>
          </table:table-cell>
          <table:table-cell table:style-name="表格20.A9" office:value-type="string">
            <text:p text:style-name="P518"/>
          </table:table-cell>
          <table:table-cell table:style-name="表格20.A9" office:value-type="string">
            <text:p text:style-name="P237">2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51">TB_SYS_EXPRESSION.EXPR_ID</text:p>
          </table:table-cell>
          <table:table-cell table:style-name="表格20.A9" office:value-type="string">
            <text:p text:style-name="P40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8">EXPR_SEQ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40"/>
          </table:table-cell>
          <table:table-cell table:style-name="表格20.A9" office:value-type="string">
            <text:p text:style-name="P518"/>
          </table:table-cell>
          <table:table-cell table:style-name="表格20.A9" office:value-type="string">
            <text:p text:style-name="P238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48">如 <text:span text:style-name="T89">AA001 用來決定expression執行順序</text:span></text:p>
          </table:table-cell>
          <table:table-cell table:style-name="表格20.A9" office:value-type="string">
            <text:p text:style-name="P40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8"><text:span text:style-name="T96">RUN_</text:span>TYPE</text:p>
          </table:table-cell>
          <table:table-cell table:style-name="表格20.A9" office:value-type="string">
            <text:p text:style-name="P99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75">Y</text:p>
          </table:table-cell>
          <table:table-cell table:style-name="表格20.A9" office:value-type="string">
            <text:p text:style-name="P518"/>
          </table:table-cell>
          <table:table-cell table:style-name="表格20.A9" office:value-type="string">
            <text:p text:style-name="P247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54">BEFORE / AFTER</text:p>
            <text:p text:style-name="P455">指在 <text:span text:style-name="T97">method </text:span></text:p>
            <text:p text:style-name="P458">before執行前跑 expression </text:p>
            <text:p text:style-name="P458">after執行後跑 expression</text:p>
          </table:table-cell>
          <table:table-cell table:style-name="表格20.A9" office:value-type="string">
            <text:p text:style-name="P405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CUSERID</text:p>
          </table:table-cell>
          <table:table-cell table:style-name="表格20.A5" office:value-type="string">
            <text:p text:style-name="P236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24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Create data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CDATE</text:p>
          </table:table-cell>
          <table:table-cell table:style-name="表格20.A5" office:value-type="string">
            <text:p text:style-name="P236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Cre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UUSERID</text:p>
          </table:table-cell>
          <table:table-cell table:style-name="表格20.A5" office:value-type="string">
            <text:p text:style-name="P236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24</text:p>
          </table:table-cell>
          <table:table-cell table:style-name="表格20.A5" office:value-type="string">
            <text:p text:style-name="P236">null</text:p>
          </table:table-cell>
          <table:table-cell table:style-name="表格20.A5" office:value-type="string">
            <text:p text:style-name="P236">Update date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UDATE</text:p>
          </table:table-cell>
          <table:table-cell table:style-name="表格20.A5" office:value-type="string">
            <text:p text:style-name="P236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null</text:p>
          </table:table-cell>
          <table:table-cell table:style-name="表格20.A5" office:value-type="string">
            <text:p text:style-name="P236">Upd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94602983172348" text:continue-numbering="true" text:style-name="WW8Num2">
        <text:list-item>
          <text:h text:style-name="P1093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94602984171557" text:continue-numbering="true" text:style-name="WW8Num2">
              <text:list-item>
                <text:p text:style-name="P645">Project</text:p>
              </text:list-item>
            </text:list>
          </table:table-cell>
          <table:table-cell table:style-name="表格21.A1" table:number-columns-spanned="6" office:value-type="string">
            <text:list xml:id="list94602985177545" text:continue-numbering="true" text:style-name="WW8Num2">
              <text:list-item>
                <text:p text:style-name="P6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94602985176115" text:continue-numbering="true" text:style-name="WW8Num2">
              <text:list-item>
                <text:p text:style-name="P645">Ver</text:p>
              </text:list-item>
            </text:list>
          </table:table-cell>
          <table:table-cell table:style-name="表格21.A1" office:value-type="string">
            <text:list xml:id="list94602985196132" text:continue-numbering="true" text:style-name="WW8Num2">
              <text:list-item>
                <text:p text:style-name="P697">0.5</text:p>
              </text:list-item>
            </text:list>
          </table:table-cell>
          <table:table-cell table:style-name="表格21.J1" office:value-type="string">
            <text:list xml:id="list94602986171446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86203070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86191968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4602987186493" text:continue-numbering="true" text:style-name="WW8Num2">
              <text:list-item>
                <text:p text:style-name="P645">Maintain</text:p>
              </text:list-item>
            </text:list>
          </table:table-cell>
          <table:table-cell table:style-name="表格21.A2" table:number-columns-spanned="6" office:value-type="string">
            <text:list xml:id="list94602987189580" text:continue-numbering="true" text:style-name="WW8Num2">
              <text:list-item>
                <text:p text:style-name="P6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4602987199766" text:continue-numbering="true" text:style-name="WW8Num2">
              <text:list-item>
                <text:p text:style-name="P645">Date</text:p>
              </text:list-item>
            </text:list>
          </table:table-cell>
          <table:table-cell table:style-name="表格21.A2" office:value-type="string">
            <text:list xml:id="list94602987188930" text:continue-numbering="true" text:style-name="WW8Num2">
              <text:list-item>
                <text:p text:style-name="P697">2014/10/<text:span text:style-name="T83">24</text:span></text:p>
              </text:list-item>
            </text:list>
          </table:table-cell>
          <table:table-cell table:style-name="表格21.J1" office:value-type="string">
            <text:list xml:id="list9460298817384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88179740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88187657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4602989184326" text:continue-numbering="true" text:style-name="WW8Num2">
              <text:list-item>
                <text:p text:style-name="P645">Table</text:p>
              </text:list-item>
            </text:list>
          </table:table-cell>
          <table:table-cell table:style-name="表格21.A2" table:number-columns-spanned="6" office:value-type="string">
            <text:list xml:id="list94602989185329" text:continue-numbering="true" text:style-name="WW8Num2">
              <text:list-item>
                <text:p text:style-name="P772">tb_sys_<text:span text:style-name="T88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4602989199934" text:continue-numbering="true" text:style-name="WW8Num2">
              <text:list-item>
                <text:p text:style-name="P645">DataBase</text:p>
              </text:list-item>
            </text:list>
          </table:table-cell>
          <table:table-cell table:style-name="表格21.A2" office:value-type="string">
            <text:list xml:id="list94602990180505" text:continue-numbering="true" text:style-name="WW8Num2">
              <text:list-item>
                <text:p text:style-name="P697">bbcore</text:p>
              </text:list-item>
            </text:list>
          </table:table-cell>
          <table:table-cell table:style-name="表格21.J1" office:value-type="string">
            <text:list xml:id="list94602990179700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90202509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91199480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94602991173317" text:continue-numbering="true" text:style-name="WW8Num2">
              <text:list-item>
                <text:p text:style-name="P645">Descript</text:p>
              </text:list-item>
            </text:list>
          </table:table-cell>
          <table:table-cell table:style-name="表格21.A4" table:number-columns-spanned="8" office:value-type="string">
            <text:list xml:id="list94602991186014" text:continue-numbering="true" text:style-name="WW8Num2">
              <text:list-item>
                <text:p text:style-name="P7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9460299218816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92188351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1.K1" office:value-type="string">
            <text:list xml:id="list94602992195456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94602993183102" text:continue-numbering="true" text:style-name="WW8Num2">
              <text:list-item>
                <text:p text:style-name="P5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9460299317925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2993175419" text:continue-numbering="true" text:style-name="WW8Num2">
              <text:list-item>
                <text:p text:style-name="P671">Field</text:p>
              </text:list-item>
            </text:list>
          </table:table-cell>
          <table:table-cell table:style-name="表格21.A5" office:value-type="string">
            <text:list xml:id="list94602994172321" text:continue-numbering="true" text:style-name="WW8Num2">
              <text:list-item>
                <text:p text:style-name="P671">Datatype</text:p>
              </text:list-item>
            </text:list>
          </table:table-cell>
          <table:table-cell table:style-name="表格21.A5" office:value-type="string">
            <text:list xml:id="list94602994194651" text:continue-numbering="true" text:style-name="WW8Num2">
              <text:list-item>
                <text:p text:style-name="P671">PK</text:p>
              </text:list-item>
            </text:list>
          </table:table-cell>
          <table:table-cell table:style-name="表格21.A5" office:value-type="string">
            <text:list xml:id="list94602994197146" text:continue-numbering="true" text:style-name="WW8Num2">
              <text:list-item>
                <text:p text:style-name="P671">UK</text:p>
              </text:list-item>
            </text:list>
          </table:table-cell>
          <table:table-cell table:style-name="表格21.A5" office:value-type="string">
            <text:list xml:id="list94602995196107" text:continue-numbering="true" text:style-name="WW8Num2">
              <text:list-item>
                <text:p text:style-name="P671">IDX</text:p>
              </text:list-item>
            </text:list>
          </table:table-cell>
          <table:table-cell table:style-name="表格21.A5" office:value-type="string">
            <text:list xml:id="list94602995174172" text:continue-numbering="true" text:style-name="WW8Num2">
              <text:list-item>
                <text:p text:style-name="P619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94602995184812" text:continue-numbering="true" text:style-name="WW8Num2">
              <text:list-item>
                <text:p text:style-name="P619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94602996201440" text:continue-numbering="true" text:style-name="WW8Num2">
              <text:list-item>
                <text:p text:style-name="P671">Description</text:p>
              </text:list-item>
            </text:list>
          </table:table-cell>
          <table:table-cell table:style-name="表格21.A5" office:value-type="string">
            <text:list xml:id="list94602996176521" text:continue-numbering="true" text:style-name="WW8Num2">
              <text:list-item>
                <text:p text:style-name="P671">Remarks</text:p>
              </text:list-item>
            </text:list>
          </table:table-cell>
          <table:table-cell table:style-name="表格21.J5" table:number-columns-spanned="3" office:value-type="string">
            <text:list xml:id="list94602997172465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2997187072" text:continue-numbering="true" text:style-name="WW8Num2">
              <text:list-item>
                <text:p text:style-name="P798">OID</text:p>
              </text:list-item>
            </text:list>
          </table:table-cell>
          <table:table-cell table:style-name="表格21.A5" office:value-type="string">
            <text:list xml:id="list94602997198956" text:continue-numbering="true" text:style-name="WW8Num2">
              <text:list-item>
                <text:p text:style-name="P798">CHAR</text:p>
              </text:list-item>
            </text:list>
          </table:table-cell>
          <table:table-cell table:style-name="表格21.A5" office:value-type="string">
            <text:list xml:id="list94602998183951" text:continue-numbering="true" text:style-name="WW8Num2">
              <text:list-item>
                <text:p text:style-name="P798">Y</text:p>
              </text:list-item>
            </text:list>
          </table:table-cell>
          <table:table-cell table:style-name="表格21.A5" office:value-type="string">
            <text:list xml:id="list94602998177187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2998174877" text:continue-numbering="true" text:style-name="WW8Num2">
              <text:list-item>
                <text:p text:style-name="P798"><text:s/></text:p>
              </text:list-item>
            </text:list>
          </table:table-cell>
          <table:table-cell table:style-name="表格21.A5" office:value-type="string">
            <text:list xml:id="list94602999177209" text:continue-numbering="true" text:style-name="WW8Num2">
              <text:list-item>
                <text:p text:style-name="P798">36</text:p>
              </text:list-item>
            </text:list>
          </table:table-cell>
          <table:table-cell table:style-name="表格21.A5" office:value-type="string">
            <text:list xml:id="list9460299918821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2999203244" text:continue-numbering="true" text:style-name="WW8Num2">
              <text:list-item>
                <text:p text:style-name="P798">PK / UUID</text:p>
              </text:list-item>
            </text:list>
          </table:table-cell>
          <table:table-cell table:style-name="表格21.A5" office:value-type="string">
            <text:list xml:id="list94603000182952" text:continue-numbering="true" text:style-name="WW8Num2">
              <text:list-item>
                <text:p text:style-name="P798">Default java UUID</text:p>
              </text:list-item>
            </text:list>
          </table:table-cell>
          <table:table-cell table:style-name="表格21.J5" table:number-columns-spanned="3" office:value-type="string">
            <text:list xml:id="list9460300020330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3000178669" text:continue-numbering="true" text:style-name="WW8Num2">
              <text:list-item>
                <text:p text:style-name="P865">HELP_EXPR_OID</text:p>
              </text:list-item>
            </text:list>
          </table:table-cell>
          <table:table-cell table:style-name="表格21.A5" office:value-type="string">
            <text:list xml:id="list94603001185711" text:continue-numbering="true" text:style-name="WW8Num2">
              <text:list-item>
                <text:p text:style-name="P798">CHAR</text:p>
              </text:list-item>
            </text:list>
          </table:table-cell>
          <table:table-cell table:style-name="表格21.A5" office:value-type="string">
            <text:list xml:id="list94603001188804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1.A5" office:value-type="string">
            <text:list xml:id="list94603001193700" text:continue-numbering="true" text:style-name="WW8Num2">
              <text:list-item>
                <text:p text:style-name="P866">Y</text:p>
              </text:list-item>
            </text:list>
          </table:table-cell>
          <table:table-cell table:style-name="表格21.A5" office:value-type="string">
            <text:list xml:id="list94603002187289" text:continue-numbering="true" text:style-name="WW8Num2">
              <text:list-item>
                <text:p text:style-name="P798"><text:s/><text:span text:style-name="T95">Y</text:span></text:p>
              </text:list-item>
            </text:list>
          </table:table-cell>
          <table:table-cell table:style-name="表格21.A5" office:value-type="string">
            <text:list xml:id="list94603002176750" text:continue-numbering="true" text:style-name="WW8Num2">
              <text:list-item>
                <text:p text:style-name="P798">36</text:p>
              </text:list-item>
            </text:list>
          </table:table-cell>
          <table:table-cell table:style-name="表格21.A5" office:value-type="string">
            <text:p text:style-name="P174"/>
          </table:table-cell>
          <table:table-cell table:style-name="表格21.A5" office:value-type="string">
            <text:p text:style-name="P459">TB_SYS_BEAN_HELP_EXPR.OID</text:p>
          </table:table-cell>
          <table:table-cell table:style-name="表格21.A5" office:value-type="string">
            <text:p text:style-name="P405"/>
          </table:table-cell>
          <table:table-cell table:style-name="表格21.J5" table:number-columns-spanned="3" office:value-type="string">
            <text:list xml:id="list9460300319782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4">METHOD_RESULT_<text:span text:style-name="T93">FLAG</text:span></text:p>
          </table:table-cell>
          <table:table-cell table:style-name="表格21.A9" office:value-type="string">
            <text:list xml:id="list94603004187282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1"/>
          </table:table-cell>
          <table:table-cell table:style-name="表格21.A9" office:value-type="string">
            <text:p text:style-name="P518"/>
          </table:table-cell>
          <table:table-cell table:style-name="表格21.A9" office:value-type="string">
            <text:p text:style-name="P246">1</text:p>
          </table:table-cell>
          <table:table-cell table:style-name="表格21.A9" office:value-type="string">
            <text:p text:style-name="P249">'N'</text:p>
          </table:table-cell>
          <table:table-cell table:style-name="表格21.A9" office:value-type="string">
            <text:p text:style-name="P453">Y / N</text:p>
            <text:p text:style-name="P453">是否把<text:span text:style-name="T94">method回傳的物件放入 script expression</text:span></text:p>
          </table:table-cell>
          <table:table-cell table:style-name="表格21.A9" office:value-type="string">
            <text:p text:style-name="P42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9460300717798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9">METHOD_PARAM_CLASS</text:p>
          </table:table-cell>
          <table:table-cell table:style-name="表格21.A9" office:value-type="string">
            <text:list xml:id="list94603007190333" text:continue-numbering="true" text:style-name="WW8Num2">
              <text:list-item>
                <text:p text:style-name="P825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1"/>
          </table:table-cell>
          <table:table-cell table:style-name="表格21.A9" office:value-type="string">
            <text:p text:style-name="P518"/>
          </table:table-cell>
          <table:table-cell table:style-name="表格21.A9" office:value-type="string">
            <text:p text:style-name="P239">255</text:p>
          </table:table-cell>
          <table:table-cell table:style-name="表格21.A9" office:value-type="string">
            <text:p text:style-name="P252">' '</text:p>
          </table:table-cell>
          <table:table-cell table:style-name="表格21.A9" office:value-type="string">
            <text:p text:style-name="P452">Server method 的參數物件</text:p>
            <text:p text:style-name="P451">如 <text:span text:style-name="T91">test.vo.AccountVO</text:span></text:p>
          </table:table-cell>
          <table:table-cell table:style-name="表格21.A9" office:value-type="string">
            <text:p text:style-name="P245">METHOD_RESULT_<text:span text:style-name="T93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94603010172521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4603010201291" text:continue-numbering="true" text:style-name="WW8Num2">
              <text:list-item>
                <text:p text:style-name="P867">METHOD_PARAM_INDEX</text:p>
              </text:list-item>
            </text:list>
          </table:table-cell>
          <table:table-cell table:style-name="表格21.A9" office:value-type="string">
            <text:list xml:id="list94603011171688" text:continue-numbering="true" text:style-name="WW8Num2">
              <text:list-item>
                <text:p text:style-name="P867">INT</text:p>
              </text:list-item>
            </text:list>
          </table:table-cell>
          <table:table-cell table:style-name="表格21.A9" office:value-type="string">
            <text:list xml:id="list9460301119141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9" office:value-type="string">
            <text:list xml:id="list94603011183813" text:continue-numbering="true" text:style-name="WW8Num2">
              <text:list-item>
                <text:p text:style-name="P868"/>
              </text:list-item>
            </text:list>
          </table:table-cell>
          <table:table-cell table:style-name="表格21.A9" office:value-type="string">
            <text:list xml:id="list9460301217481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9" office:value-type="string">
            <text:list xml:id="list94603012174214" text:continue-numbering="true" text:style-name="WW8Num2">
              <text:list-item>
                <text:p text:style-name="P867">3</text:p>
              </text:list-item>
            </text:list>
          </table:table-cell>
          <table:table-cell table:style-name="表格21.A9" office:value-type="string">
            <text:list xml:id="list94603012185519" text:continue-numbering="true" text:style-name="WW8Num2">
              <text:list-item>
                <text:p text:style-name="P871">0</text:p>
              </text:list-item>
            </text:list>
          </table:table-cell>
          <table:table-cell table:style-name="表格21.A9" office:value-type="string">
            <text:list xml:id="list94603013195494" text:continue-numbering="true" text:style-name="WW8Num2">
              <text:list-item>
                <text:p text:style-name="P1009">0 ~ 999 指參數的位址</text:p>
              </text:list-item>
            </text:list>
          </table:table-cell>
          <table:table-cell table:style-name="表格21.A9" office:value-type="string">
            <text:list xml:id="list94603013193436" text:continue-numbering="true" text:style-name="WW8Num2">
              <text:list-item>
                <text:p text:style-name="P874">METHOD_RESULT_<text:span text:style-name="T93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9460301417807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4603014184490" text:continue-numbering="true" text:style-name="WW8Num2">
              <text:list-item>
                <text:p text:style-name="P875">VAR_NAME</text:p>
              </text:list-item>
            </text:list>
          </table:table-cell>
          <table:table-cell table:style-name="表格21.A9" office:value-type="string">
            <text:list xml:id="list94603014187474" text:continue-numbering="true" text:style-name="WW8Num2">
              <text:list-item>
                <text:p text:style-name="P825">VARCHAR</text:p>
              </text:list-item>
            </text:list>
          </table:table-cell>
          <table:table-cell table:style-name="表格21.A9" office:value-type="string">
            <text:list xml:id="list9460301518919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9" office:value-type="string">
            <text:list xml:id="list94603015198473" text:continue-numbering="true" text:style-name="WW8Num2">
              <text:list-item>
                <text:p text:style-name="P868">Y</text:p>
              </text:list-item>
            </text:list>
          </table:table-cell>
          <table:table-cell table:style-name="表格21.A9" office:value-type="string">
            <text:list xml:id="list9460301620097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9" office:value-type="string">
            <text:list xml:id="list94603016192810" text:continue-numbering="true" text:style-name="WW8Num2">
              <text:list-item>
                <text:p text:style-name="P875">255</text:p>
              </text:list-item>
            </text:list>
          </table:table-cell>
          <table:table-cell table:style-name="表格21.A9" office:value-type="string">
            <text:list xml:id="list9460301619399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9" office:value-type="string">
            <text:list xml:id="list94603017188760" text:continue-numbering="true" text:style-name="WW8Num2">
              <text:list-item>
                <text:p text:style-name="P1010">給<text:span text:style-name="T92">script expression 的變數</text:span></text:p>
              </text:list-item>
              <text:list-item>
                <text:p text:style-name="P1010">如: <text:span text:style-name="T92">account</text:span></text:p>
              </text:list-item>
            </text:list>
          </table:table-cell>
          <table:table-cell table:style-name="表格21.A9" office:value-type="string">
            <text:list xml:id="list94603018178446" text:continue-numbering="true" text:style-name="WW8Num2">
              <text:list-item>
                <text:p text:style-name="P1064"/>
              </text:list-item>
            </text:list>
          </table:table-cell>
          <table:table-cell table:style-name="表格21.J5" table:number-columns-spanned="3" office:value-type="string">
            <text:list xml:id="list94603018200396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3018176925" text:continue-numbering="true" text:style-name="WW8Num2">
              <text:list-item>
                <text:p text:style-name="P798">CUSERID</text:p>
              </text:list-item>
            </text:list>
          </table:table-cell>
          <table:table-cell table:style-name="表格21.A5" office:value-type="string">
            <text:list xml:id="list94603019188662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21.A5" office:value-type="string">
            <text:list xml:id="list9460301917324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19186489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0183119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0190205" text:continue-numbering="true" text:style-name="WW8Num2">
              <text:list-item>
                <text:p text:style-name="P798">24</text:p>
              </text:list-item>
            </text:list>
          </table:table-cell>
          <table:table-cell table:style-name="表格21.A5" office:value-type="string">
            <text:list xml:id="list9460302120379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1194163" text:continue-numbering="true" text:style-name="WW8Num2">
              <text:list-item>
                <text:p text:style-name="P798">Create data user</text:p>
              </text:list-item>
            </text:list>
          </table:table-cell>
          <table:table-cell table:style-name="表格21.A5" office:value-type="string">
            <text:list xml:id="list9460302119779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J5" table:number-columns-spanned="3" office:value-type="string">
            <text:list xml:id="list94603022172917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3022181897" text:continue-numbering="true" text:style-name="WW8Num2">
              <text:list-item>
                <text:p text:style-name="P798">CDATE</text:p>
              </text:list-item>
            </text:list>
          </table:table-cell>
          <table:table-cell table:style-name="表格21.A5" office:value-type="string">
            <text:list xml:id="list94603022199593" text:continue-numbering="true" text:style-name="WW8Num2">
              <text:list-item>
                <text:p text:style-name="P798">DATETIME</text:p>
              </text:list-item>
            </text:list>
          </table:table-cell>
          <table:table-cell table:style-name="表格21.A5" office:value-type="string">
            <text:list xml:id="list9460302319107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318645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319321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417576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419306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4178590" text:continue-numbering="true" text:style-name="WW8Num2">
              <text:list-item>
                <text:p text:style-name="P798">Create time</text:p>
              </text:list-item>
            </text:list>
          </table:table-cell>
          <table:table-cell table:style-name="表格21.A5" office:value-type="string">
            <text:list xml:id="list9460302519825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J5" table:number-columns-spanned="3" office:value-type="string">
            <text:list xml:id="list9460302519082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3025199553" text:continue-numbering="true" text:style-name="WW8Num2">
              <text:list-item>
                <text:p text:style-name="P798">UUSERID</text:p>
              </text:list-item>
            </text:list>
          </table:table-cell>
          <table:table-cell table:style-name="表格21.A5" office:value-type="string">
            <text:list xml:id="list94603026200306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21.A5" office:value-type="string">
            <text:list xml:id="list9460302617473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619798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718373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27194498" text:continue-numbering="true" text:style-name="WW8Num2">
              <text:list-item>
                <text:p text:style-name="P798">24</text:p>
              </text:list-item>
            </text:list>
          </table:table-cell>
          <table:table-cell table:style-name="表格21.A5" office:value-type="string">
            <text:list xml:id="list94603027198644" text:continue-numbering="true" text:style-name="WW8Num2">
              <text:list-item>
                <text:p text:style-name="P798">null</text:p>
              </text:list-item>
            </text:list>
          </table:table-cell>
          <table:table-cell table:style-name="表格21.A5" office:value-type="string">
            <text:list xml:id="list94603028173424" text:continue-numbering="true" text:style-name="WW8Num2">
              <text:list-item>
                <text:p text:style-name="P798">Update date user</text:p>
              </text:list-item>
            </text:list>
          </table:table-cell>
          <table:table-cell table:style-name="表格21.A5" office:value-type="string">
            <text:list xml:id="list9460302817816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J5" table:number-columns-spanned="3" office:value-type="string">
            <text:list xml:id="list94603028196606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4603029174039" text:continue-numbering="true" text:style-name="WW8Num2">
              <text:list-item>
                <text:p text:style-name="P798">UDATE</text:p>
              </text:list-item>
            </text:list>
          </table:table-cell>
          <table:table-cell table:style-name="表格21.A5" office:value-type="string">
            <text:list xml:id="list94603029193596" text:continue-numbering="true" text:style-name="WW8Num2">
              <text:list-item>
                <text:p text:style-name="P798">DATETIME</text:p>
              </text:list-item>
            </text:list>
          </table:table-cell>
          <table:table-cell table:style-name="表格21.A5" office:value-type="string">
            <text:list xml:id="list9460302917803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3018640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30183519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3019074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A5" office:value-type="string">
            <text:list xml:id="list94603031190520" text:continue-numbering="true" text:style-name="WW8Num2">
              <text:list-item>
                <text:p text:style-name="P798">null</text:p>
              </text:list-item>
            </text:list>
          </table:table-cell>
          <table:table-cell table:style-name="表格21.A5" office:value-type="string">
            <text:list xml:id="list94603031189931" text:continue-numbering="true" text:style-name="WW8Num2">
              <text:list-item>
                <text:p text:style-name="P798">Update time</text:p>
              </text:list-item>
            </text:list>
          </table:table-cell>
          <table:table-cell table:style-name="表格21.A5" office:value-type="string">
            <text:list xml:id="list9460303218645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1.J5" table:number-columns-spanned="3" office:value-type="string">
            <text:list xml:id="list94603032190597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</table:table>
      <text:list xml:id="list94603032181215" text:continue-numbering="true" text:style-name="WW8Num2">
        <text:list-item>
          <text:p text:style-name="P584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94603036198512" text:continue-numbering="true" text:style-name="WW8Num2">
        <text:list-item>
          <text:h text:style-name="P1094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94603037200586" text:continue-numbering="true" text:style-name="WW8Num2">
              <text:list-item>
                <text:p text:style-name="P646">Project</text:p>
              </text:list-item>
            </text:list>
          </table:table-cell>
          <table:table-cell table:style-name="表格22.A1" table:number-columns-spanned="6" office:value-type="string">
            <text:list xml:id="list94603037181192" text:continue-numbering="true" text:style-name="WW8Num2">
              <text:list-item>
                <text:p text:style-name="P6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94603037176799" text:continue-numbering="true" text:style-name="WW8Num2">
              <text:list-item>
                <text:p text:style-name="P646">Ver</text:p>
              </text:list-item>
            </text:list>
          </table:table-cell>
          <table:table-cell table:style-name="表格22.A1" office:value-type="string">
            <text:list xml:id="list94603038176087" text:continue-numbering="true" text:style-name="WW8Num2">
              <text:list-item>
                <text:p text:style-name="P698">0.5</text:p>
              </text:list-item>
            </text:list>
          </table:table-cell>
          <table:table-cell table:style-name="表格22.J1" office:value-type="string">
            <text:list xml:id="list94603038185763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38187351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39176808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4603039180572" text:continue-numbering="true" text:style-name="WW8Num2">
              <text:list-item>
                <text:p text:style-name="P646">Maintain</text:p>
              </text:list-item>
            </text:list>
          </table:table-cell>
          <table:table-cell table:style-name="表格22.A2" table:number-columns-spanned="6" office:value-type="string">
            <text:list xml:id="list94603039175478" text:continue-numbering="true" text:style-name="WW8Num2">
              <text:list-item>
                <text:p text:style-name="P6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4603040191352" text:continue-numbering="true" text:style-name="WW8Num2">
              <text:list-item>
                <text:p text:style-name="P646">Date</text:p>
              </text:list-item>
            </text:list>
          </table:table-cell>
          <table:table-cell table:style-name="表格22.A2" office:value-type="string">
            <text:list xml:id="list94603040199095" text:continue-numbering="true" text:style-name="WW8Num2">
              <text:list-item>
                <text:p text:style-name="P698">2014/10/<text:span text:style-name="T83">29</text:span></text:p>
              </text:list-item>
            </text:list>
          </table:table-cell>
          <table:table-cell table:style-name="表格22.J1" office:value-type="string">
            <text:list xml:id="list94603040182424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41202697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41179367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4603041177385" text:continue-numbering="true" text:style-name="WW8Num2">
              <text:list-item>
                <text:p text:style-name="P646">Table</text:p>
              </text:list-item>
            </text:list>
          </table:table-cell>
          <table:table-cell table:style-name="表格22.A2" table:number-columns-spanned="6" office:value-type="string">
            <text:list xml:id="list94603042195842" text:continue-numbering="true" text:style-name="WW8Num2">
              <text:list-item>
                <text:p text:style-name="P773">tb_sys_<text:span text:style-name="T98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4603042172488" text:continue-numbering="true" text:style-name="WW8Num2">
              <text:list-item>
                <text:p text:style-name="P646">DataBase</text:p>
              </text:list-item>
            </text:list>
          </table:table-cell>
          <table:table-cell table:style-name="表格22.A2" office:value-type="string">
            <text:list xml:id="list94603042183608" text:continue-numbering="true" text:style-name="WW8Num2">
              <text:list-item>
                <text:p text:style-name="P698">bbcore</text:p>
              </text:list-item>
            </text:list>
          </table:table-cell>
          <table:table-cell table:style-name="表格22.J1" office:value-type="string">
            <text:list xml:id="list94603043199377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43174773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43178095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94603044173759" text:continue-numbering="true" text:style-name="WW8Num2">
              <text:list-item>
                <text:p text:style-name="P646">Descript</text:p>
              </text:list-item>
            </text:list>
          </table:table-cell>
          <table:table-cell table:style-name="表格22.A4" table:number-columns-spanned="8" office:value-type="string">
            <text:list xml:id="list94603044181192" text:continue-numbering="true" text:style-name="WW8Num2">
              <text:list-item>
                <text:p text:style-name="P732">範例 /<text:span text:style-name="T109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94603044190836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45200650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2.K1" office:value-type="string">
            <text:list xml:id="list94603045191917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94603045187524" text:continue-numbering="true" text:style-name="WW8Num2">
              <text:list-item>
                <text:p text:style-name="P5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9460304618148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4603046180639" text:continue-numbering="true" text:style-name="WW8Num2">
              <text:list-item>
                <text:p text:style-name="P672">Field</text:p>
              </text:list-item>
            </text:list>
          </table:table-cell>
          <table:table-cell table:style-name="表格22.A5" office:value-type="string">
            <text:list xml:id="list94603046191419" text:continue-numbering="true" text:style-name="WW8Num2">
              <text:list-item>
                <text:p text:style-name="P672">Datatype</text:p>
              </text:list-item>
            </text:list>
          </table:table-cell>
          <table:table-cell table:style-name="表格22.A5" office:value-type="string">
            <text:list xml:id="list94603047198381" text:continue-numbering="true" text:style-name="WW8Num2">
              <text:list-item>
                <text:p text:style-name="P672">PK</text:p>
              </text:list-item>
            </text:list>
          </table:table-cell>
          <table:table-cell table:style-name="表格22.A5" office:value-type="string">
            <text:list xml:id="list94603047178743" text:continue-numbering="true" text:style-name="WW8Num2">
              <text:list-item>
                <text:p text:style-name="P672">UK</text:p>
              </text:list-item>
            </text:list>
          </table:table-cell>
          <table:table-cell table:style-name="表格22.A5" office:value-type="string">
            <text:list xml:id="list94603048187754" text:continue-numbering="true" text:style-name="WW8Num2">
              <text:list-item>
                <text:p text:style-name="P672">IDX</text:p>
              </text:list-item>
            </text:list>
          </table:table-cell>
          <table:table-cell table:style-name="表格22.A5" office:value-type="string">
            <text:list xml:id="list94603048203148" text:continue-numbering="true" text:style-name="WW8Num2">
              <text:list-item>
                <text:p text:style-name="P620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94603048171307" text:continue-numbering="true" text:style-name="WW8Num2">
              <text:list-item>
                <text:p text:style-name="P620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94603049175785" text:continue-numbering="true" text:style-name="WW8Num2">
              <text:list-item>
                <text:p text:style-name="P672">Description</text:p>
              </text:list-item>
            </text:list>
          </table:table-cell>
          <table:table-cell table:style-name="表格22.A5" office:value-type="string">
            <text:list xml:id="list94603049202697" text:continue-numbering="true" text:style-name="WW8Num2">
              <text:list-item>
                <text:p text:style-name="P672">Remarks</text:p>
              </text:list-item>
            </text:list>
          </table:table-cell>
          <table:table-cell table:style-name="表格22.J5" table:number-columns-spanned="3" office:value-type="string">
            <text:list xml:id="list9460304919137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4603050183044" text:continue-numbering="true" text:style-name="WW8Num2">
              <text:list-item>
                <text:p text:style-name="P826">OID</text:p>
              </text:list-item>
            </text:list>
          </table:table-cell>
          <table:table-cell table:style-name="表格22.A5" office:value-type="string">
            <text:list xml:id="list94603050181191" text:continue-numbering="true" text:style-name="WW8Num2">
              <text:list-item>
                <text:p text:style-name="P826">CHAR</text:p>
              </text:list-item>
            </text:list>
          </table:table-cell>
          <table:table-cell table:style-name="表格22.A5" office:value-type="string">
            <text:list xml:id="list94603050187833" text:continue-numbering="true" text:style-name="WW8Num2">
              <text:list-item>
                <text:p text:style-name="P826">Y</text:p>
              </text:list-item>
            </text:list>
          </table:table-cell>
          <table:table-cell table:style-name="表格22.A5" office:value-type="string">
            <text:list xml:id="list94603051189985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51188773" text:continue-numbering="true" text:style-name="WW8Num2">
              <text:list-item>
                <text:p text:style-name="P826"><text:s/></text:p>
              </text:list-item>
            </text:list>
          </table:table-cell>
          <table:table-cell table:style-name="表格22.A5" office:value-type="string">
            <text:list xml:id="list94603052175252" text:continue-numbering="true" text:style-name="WW8Num2">
              <text:list-item>
                <text:p text:style-name="P826">36</text:p>
              </text:list-item>
            </text:list>
          </table:table-cell>
          <table:table-cell table:style-name="表格22.A5" office:value-type="string">
            <text:list xml:id="list9460305218963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52179451" text:continue-numbering="true" text:style-name="WW8Num2">
              <text:list-item>
                <text:p text:style-name="P826">PK / UUID</text:p>
              </text:list-item>
            </text:list>
          </table:table-cell>
          <table:table-cell table:style-name="表格22.A5" office:value-type="string">
            <text:list xml:id="list94603053198718" text:continue-numbering="true" text:style-name="WW8Num2">
              <text:list-item>
                <text:p text:style-name="P826">Default java UUID</text:p>
              </text:list-item>
            </text:list>
          </table:table-cell>
          <table:table-cell table:style-name="表格22.J5" table:number-columns-spanned="3" office:value-type="string">
            <text:list xml:id="list9460305319048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4">SYSTEM</text:p>
          </table:table-cell>
          <table:table-cell table:style-name="表格22.A5" office:value-type="string">
            <text:p text:style-name="P100">VARCHAR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255"/>
          </table:table-cell>
          <table:table-cell table:style-name="表格22.A5" office:value-type="string">
            <text:p text:style-name="P523">Y</text:p>
          </table:table-cell>
          <table:table-cell table:style-name="表格22.A5" office:value-type="string">
            <text:p text:style-name="P254">10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449">TB_SYS.SYS_ID</text:p>
          </table:table-cell>
          <table:table-cell table:style-name="表格22.A5" office:value-type="string">
            <text:p text:style-name="P404"/>
          </table:table-cell>
          <table:table-cell table:style-name="表格22.J5" table:number-columns-spanned="3" office:value-type="string">
            <text:list xml:id="list9460305619953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7">SUB_DIR</text:p>
          </table:table-cell>
          <table:table-cell table:style-name="表格22.A9" office:value-type="string">
            <text:p text:style-name="P100">VARCHAR</text:p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526">Y</text:p>
          </table:table-cell>
          <table:table-cell table:style-name="表格22.A9" office:value-type="string">
            <text:p text:style-name="P268">4</text:p>
          </table:table-cell>
          <table:table-cell table:style-name="表格22.A9" office:value-type="string">
            <text:p text:style-name="P250"/>
          </table:table-cell>
          <table:table-cell table:style-name="表格22.A9" office:value-type="string">
            <text:p text:style-name="P460">如: 2014</text:p>
          </table:table-cell>
          <table:table-cell table:style-name="表格22.A9" office:value-type="string">
            <text:p text:style-name="P463"/>
          </table:table-cell>
          <table:table-cell table:style-name="表格22.J5" table:number-columns-spanned="3" office:value-type="string">
            <text:list xml:id="list94603059197066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8">TYPE</text:p>
          </table:table-cell>
          <table:table-cell table:style-name="表格22.A9" office:value-type="string">
            <text:list xml:id="list94603059180883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523">Y</text:p>
          </table:table-cell>
          <table:table-cell table:style-name="表格22.A9" office:value-type="string">
            <text:p text:style-name="P258">10</text:p>
          </table:table-cell>
          <table:table-cell table:style-name="表格22.A9" office:value-type="string">
            <text:p text:style-name="P253"/>
          </table:table-cell>
          <table:table-cell table:style-name="表格22.A9" office:value-type="string">
            <text:p text:style-name="P461"><text:span text:style-name="T108">tmp</text:span>, <text:span text:style-name="T108">image, common</text:span></text:p>
          </table:table-cell>
          <table:table-cell table:style-name="表格22.A9" office:value-type="string">
            <text:p text:style-name="P482"/>
          </table:table-cell>
          <table:table-cell table:style-name="表格22.J5" table:number-columns-spanned="3" office:value-type="string">
            <text:list xml:id="list9460306219789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4603062171518" text:continue-numbering="true" text:style-name="WW8Num2">
              <text:list-item>
                <text:p text:style-name="P876">FILE_NAME</text:p>
              </text:list-item>
            </text:list>
          </table:table-cell>
          <table:table-cell table:style-name="表格22.A9" office:value-type="string">
            <text:list xml:id="list94603062173596" text:continue-numbering="true" text:style-name="WW8Num2">
              <text:list-item>
                <text:p text:style-name="P738">VARCHAR</text:p>
              </text:list-item>
            </text:list>
          </table:table-cell>
          <table:table-cell table:style-name="表格22.A9" office:value-type="string">
            <text:list xml:id="list9460306319476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6318508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22.A9" office:value-type="string">
            <text:list xml:id="list9460306318518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64185468" text:continue-numbering="true" text:style-name="WW8Num2">
              <text:list-item>
                <text:p text:style-name="P876">50</text:p>
              </text:list-item>
            </text:list>
          </table:table-cell>
          <table:table-cell table:style-name="表格22.A9" office:value-type="string">
            <text:list xml:id="list94603064195934" text:continue-numbering="true" text:style-name="WW8Num2">
              <text:list-item>
                <text:p text:style-name="P872"/>
              </text:list-item>
            </text:list>
          </table:table-cell>
          <table:table-cell table:style-name="表格22.A9" office:value-type="string">
            <text:list xml:id="list94603065173189" text:continue-numbering="true" text:style-name="WW8Num2">
              <text:list-item>
                <text:p text:style-name="P1011">Uuid + 副檔名</text:p>
              </text:list-item>
            </text:list>
          </table:table-cell>
          <table:table-cell table:style-name="表格22.A9" office:value-type="string">
            <text:list xml:id="list94603065202332" text:continue-numbering="true" text:style-name="WW8Num2">
              <text:list-item>
                <text:p text:style-name="P1028"/>
              </text:list-item>
            </text:list>
          </table:table-cell>
          <table:table-cell table:style-name="表格22.J5" table:number-columns-spanned="3" office:value-type="string">
            <text:list xml:id="list9460306518966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4603066180083" text:continue-numbering="true" text:style-name="WW8Num2">
              <text:list-item>
                <text:p text:style-name="P876">SHOW_NAME</text:p>
              </text:list-item>
            </text:list>
          </table:table-cell>
          <table:table-cell table:style-name="表格22.A9" office:value-type="string">
            <text:list xml:id="list94603066198354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表格22.A9" office:value-type="string">
            <text:list xml:id="list9460306619227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67192574" text:continue-numbering="true" text:style-name="WW8Num2">
              <text:list-item>
                <text:p text:style-name="P869"/>
              </text:list-item>
            </text:list>
          </table:table-cell>
          <table:table-cell table:style-name="表格22.A9" office:value-type="string">
            <text:list xml:id="list9460306717207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67201303" text:continue-numbering="true" text:style-name="WW8Num2">
              <text:list-item>
                <text:p text:style-name="P876">255</text:p>
              </text:list-item>
            </text:list>
          </table:table-cell>
          <table:table-cell table:style-name="表格22.A9" office:value-type="string">
            <text:list xml:id="list9460306817218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68182147" text:continue-numbering="true" text:style-name="WW8Num2">
              <text:list-item>
                <text:p text:style-name="P1011">File show name</text:p>
              </text:list-item>
            </text:list>
          </table:table-cell>
          <table:table-cell table:style-name="表格22.A9" office:value-type="string">
            <text:list xml:id="list94603068171491" text:continue-numbering="true" text:style-name="WW8Num2">
              <text:list-item>
                <text:p text:style-name="P1065"/>
              </text:list-item>
            </text:list>
          </table:table-cell>
          <table:table-cell table:style-name="表格22.J5" table:number-columns-spanned="3" office:value-type="string">
            <text:list xml:id="list9460306917840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4603069184092" text:continue-numbering="true" text:style-name="WW8Num2">
              <text:list-item>
                <text:p text:style-name="P878">IS_<text:span text:style-name="T99">FILE</text:span></text:p>
              </text:list-item>
            </text:list>
          </table:table-cell>
          <table:table-cell table:style-name="表格22.A9" office:value-type="string">
            <text:list xml:id="list94603069184745" text:continue-numbering="true" text:style-name="WW8Num2">
              <text:list-item>
                <text:p text:style-name="P739">VARCHAR</text:p>
              </text:list-item>
            </text:list>
          </table:table-cell>
          <table:table-cell table:style-name="表格22.A9" office:value-type="string">
            <text:list xml:id="list9460307018270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70177391" text:continue-numbering="true" text:style-name="WW8Num2">
              <text:list-item>
                <text:p text:style-name="P869"/>
              </text:list-item>
            </text:list>
          </table:table-cell>
          <table:table-cell table:style-name="表格22.A9" office:value-type="string">
            <text:list xml:id="list9460307018070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71202015" text:continue-numbering="true" text:style-name="WW8Num2">
              <text:list-item>
                <text:p text:style-name="P878">1</text:p>
              </text:list-item>
            </text:list>
          </table:table-cell>
          <table:table-cell table:style-name="表格22.A9" office:value-type="string">
            <text:list xml:id="list94603071179041" text:continue-numbering="true" text:style-name="WW8Num2">
              <text:list-item>
                <text:p text:style-name="P879">'Y'</text:p>
              </text:list-item>
            </text:list>
          </table:table-cell>
          <table:table-cell table:style-name="表格22.A9" office:value-type="string">
            <text:list xml:id="list94603071196089" text:continue-numbering="true" text:style-name="WW8Num2">
              <text:list-item>
                <text:p text:style-name="P1013">Y 表示用blob存</text:p>
              </text:list-item>
              <text:list-item>
                <text:p text:style-name="P1013">N 用實體檔案存</text:p>
              </text:list-item>
            </text:list>
          </table:table-cell>
          <table:table-cell table:style-name="表格22.A9" office:value-type="string">
            <text:list xml:id="list94603072202189" text:continue-numbering="true" text:style-name="WW8Num2">
              <text:list-item>
                <text:p text:style-name="P1065"/>
              </text:list-item>
            </text:list>
          </table:table-cell>
          <table:table-cell table:style-name="表格22.J5" table:number-columns-spanned="3" office:value-type="string">
            <text:list xml:id="list9460307319262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4603073194401" text:continue-numbering="true" text:style-name="WW8Num2">
              <text:list-item>
                <text:p text:style-name="P880">CONTENT</text:p>
              </text:list-item>
            </text:list>
          </table:table-cell>
          <table:table-cell table:style-name="表格22.A9" office:value-type="string">
            <text:list xml:id="list94603073190068" text:continue-numbering="true" text:style-name="WW8Num2">
              <text:list-item>
                <text:p text:style-name="P740">MEDIUMBLOB</text:p>
              </text:list-item>
            </text:list>
          </table:table-cell>
          <table:table-cell table:style-name="表格22.A9" office:value-type="string">
            <text:list xml:id="list9460307419358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7418178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22.A9" office:value-type="string">
            <text:list xml:id="list9460307419537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75181942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2.A9" office:value-type="string">
            <text:list xml:id="list94603075172426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9" office:value-type="string">
            <text:list xml:id="list94603075171984" text:continue-numbering="true" text:style-name="WW8Num2">
              <text:list-item>
                <text:p text:style-name="P1011"/>
              </text:list-item>
            </text:list>
          </table:table-cell>
          <table:table-cell table:style-name="表格22.A9" office:value-type="string">
            <text:list xml:id="list94603076189420" text:continue-numbering="true" text:style-name="WW8Num2">
              <text:list-item>
                <text:p text:style-name="P1065"/>
              </text:list-item>
            </text:list>
          </table:table-cell>
          <table:table-cell table:style-name="表格22.J5" table:number-columns-spanned="3" office:value-type="string">
            <text:list xml:id="list94603076186690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4603076194802" text:continue-numbering="true" text:style-name="WW8Num2">
              <text:list-item>
                <text:p text:style-name="P826">CUSERID</text:p>
              </text:list-item>
            </text:list>
          </table:table-cell>
          <table:table-cell table:style-name="表格22.A5" office:value-type="string">
            <text:list xml:id="list94603077199862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22.A5" office:value-type="string">
            <text:list xml:id="list9460307718921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77175175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7817392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78180005" text:continue-numbering="true" text:style-name="WW8Num2">
              <text:list-item>
                <text:p text:style-name="P826">24</text:p>
              </text:list-item>
            </text:list>
          </table:table-cell>
          <table:table-cell table:style-name="表格22.A5" office:value-type="string">
            <text:list xml:id="list9460307819399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79183402" text:continue-numbering="true" text:style-name="WW8Num2">
              <text:list-item>
                <text:p text:style-name="P826">Create data user</text:p>
              </text:list-item>
            </text:list>
          </table:table-cell>
          <table:table-cell table:style-name="表格22.A5" office:value-type="string">
            <text:list xml:id="list9460307917907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xml:id="list9460307917548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4603080201198" text:continue-numbering="true" text:style-name="WW8Num2">
              <text:list-item>
                <text:p text:style-name="P826">CDATE</text:p>
              </text:list-item>
            </text:list>
          </table:table-cell>
          <table:table-cell table:style-name="表格22.A5" office:value-type="string">
            <text:list xml:id="list94603080199877" text:continue-numbering="true" text:style-name="WW8Num2">
              <text:list-item>
                <text:p text:style-name="P826">DATETIME</text:p>
              </text:list-item>
            </text:list>
          </table:table-cell>
          <table:table-cell table:style-name="表格22.A5" office:value-type="string">
            <text:list xml:id="list9460308018778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117877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117965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120075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218112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2174045" text:continue-numbering="true" text:style-name="WW8Num2">
              <text:list-item>
                <text:p text:style-name="P826">Create time</text:p>
              </text:list-item>
            </text:list>
          </table:table-cell>
          <table:table-cell table:style-name="表格22.A5" office:value-type="string">
            <text:list xml:id="list9460308218175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xml:id="list9460308319449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4603083177614" text:continue-numbering="true" text:style-name="WW8Num2">
              <text:list-item>
                <text:p text:style-name="P826">UUSERID</text:p>
              </text:list-item>
            </text:list>
          </table:table-cell>
          <table:table-cell table:style-name="表格22.A5" office:value-type="string">
            <text:list xml:id="list94603083186988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22.A5" office:value-type="string">
            <text:list xml:id="list9460308419798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418702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417808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5175751" text:continue-numbering="true" text:style-name="WW8Num2">
              <text:list-item>
                <text:p text:style-name="P826">24</text:p>
              </text:list-item>
            </text:list>
          </table:table-cell>
          <table:table-cell table:style-name="表格22.A5" office:value-type="string">
            <text:list xml:id="list94603085193424" text:continue-numbering="true" text:style-name="WW8Num2">
              <text:list-item>
                <text:p text:style-name="P826">null</text:p>
              </text:list-item>
            </text:list>
          </table:table-cell>
          <table:table-cell table:style-name="表格22.A5" office:value-type="string">
            <text:list xml:id="list94603086191158" text:continue-numbering="true" text:style-name="WW8Num2">
              <text:list-item>
                <text:p text:style-name="P826">Update date user</text:p>
              </text:list-item>
            </text:list>
          </table:table-cell>
          <table:table-cell table:style-name="表格22.A5" office:value-type="string">
            <text:list xml:id="list9460308617412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xml:id="list9460308618993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4603087191830" text:continue-numbering="true" text:style-name="WW8Num2">
              <text:list-item>
                <text:p text:style-name="P826">UDATE</text:p>
              </text:list-item>
            </text:list>
          </table:table-cell>
          <table:table-cell table:style-name="表格22.A5" office:value-type="string">
            <text:list xml:id="list94603087191401" text:continue-numbering="true" text:style-name="WW8Num2">
              <text:list-item>
                <text:p text:style-name="P826">DATETIME</text:p>
              </text:list-item>
            </text:list>
          </table:table-cell>
          <table:table-cell table:style-name="表格22.A5" office:value-type="string">
            <text:list xml:id="list9460308719245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819252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819137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818780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A5" office:value-type="string">
            <text:list xml:id="list94603089200012" text:continue-numbering="true" text:style-name="WW8Num2">
              <text:list-item>
                <text:p text:style-name="P826">null</text:p>
              </text:list-item>
            </text:list>
          </table:table-cell>
          <table:table-cell table:style-name="表格22.A5" office:value-type="string">
            <text:list xml:id="list94603089201099" text:continue-numbering="true" text:style-name="WW8Num2">
              <text:list-item>
                <text:p text:style-name="P826">Update time</text:p>
              </text:list-item>
            </text:list>
          </table:table-cell>
          <table:table-cell table:style-name="表格22.A5" office:value-type="string">
            <text:list xml:id="list9460308920383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2.J5" table:number-columns-spanned="3" office:value-type="string">
            <text:list xml:id="list9460309019722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</table:table>
      <text:list xml:id="list94603090202719" text:continue-numbering="true" text:style-name="WW8Num2">
        <text:list-item>
          <text:p text:style-name="P585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94603095175947" text:continue-numbering="true" text:style-name="WW8Num2">
        <text:list-item>
          <text:h text:style-name="P1095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94603095201165" text:continue-numbering="true" text:style-name="WW8Num2">
              <text:list-item>
                <text:p text:style-name="P647">Project</text:p>
              </text:list-item>
            </text:list>
          </table:table-cell>
          <table:table-cell table:style-name="表格23.A1" table:number-columns-spanned="6" office:value-type="string">
            <text:list xml:id="list94603096171880" text:continue-numbering="true" text:style-name="WW8Num2">
              <text:list-item>
                <text:p text:style-name="P69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94603096198883" text:continue-numbering="true" text:style-name="WW8Num2">
              <text:list-item>
                <text:p text:style-name="P647">Ver</text:p>
              </text:list-item>
            </text:list>
          </table:table-cell>
          <table:table-cell table:style-name="表格23.A1" office:value-type="string">
            <text:list xml:id="list94603096180346" text:continue-numbering="true" text:style-name="WW8Num2">
              <text:list-item>
                <text:p text:style-name="P699">0.5</text:p>
              </text:list-item>
            </text:list>
          </table:table-cell>
          <table:table-cell table:style-name="表格23.J1" office:value-type="string">
            <text:list xml:id="list9460309619579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09717225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097188966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4603097175099" text:continue-numbering="true" text:style-name="WW8Num2">
              <text:list-item>
                <text:p text:style-name="P647">Maintain</text:p>
              </text:list-item>
            </text:list>
          </table:table-cell>
          <table:table-cell table:style-name="表格23.A2" table:number-columns-spanned="6" office:value-type="string">
            <text:list xml:id="list94603098172974" text:continue-numbering="true" text:style-name="WW8Num2">
              <text:list-item>
                <text:p text:style-name="P69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4603098197229" text:continue-numbering="true" text:style-name="WW8Num2">
              <text:list-item>
                <text:p text:style-name="P647">Date</text:p>
              </text:list-item>
            </text:list>
          </table:table-cell>
          <table:table-cell table:style-name="表格23.A2" office:value-type="string">
            <text:list xml:id="list94603098197722" text:continue-numbering="true" text:style-name="WW8Num2">
              <text:list-item>
                <text:p text:style-name="P699">2014/10/<text:span text:style-name="T83">29</text:span></text:p>
              </text:list-item>
            </text:list>
          </table:table-cell>
          <table:table-cell table:style-name="表格23.J1" office:value-type="string">
            <text:list xml:id="list9460309920199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099199866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099172244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4603100182726" text:continue-numbering="true" text:style-name="WW8Num2">
              <text:list-item>
                <text:p text:style-name="P647">Table</text:p>
              </text:list-item>
            </text:list>
          </table:table-cell>
          <table:table-cell table:style-name="表格23.A2" table:number-columns-spanned="6" office:value-type="string">
            <text:list xml:id="list94603100187173" text:continue-numbering="true" text:style-name="WW8Num2">
              <text:list-item>
                <text:p text:style-name="P774">tb_sys_<text:span text:style-name="T101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4603100200344" text:continue-numbering="true" text:style-name="WW8Num2">
              <text:list-item>
                <text:p text:style-name="P647">DataBase</text:p>
              </text:list-item>
            </text:list>
          </table:table-cell>
          <table:table-cell table:style-name="表格23.A2" office:value-type="string">
            <text:list xml:id="list94603101186623" text:continue-numbering="true" text:style-name="WW8Num2">
              <text:list-item>
                <text:p text:style-name="P699">bbcore</text:p>
              </text:list-item>
            </text:list>
          </table:table-cell>
          <table:table-cell table:style-name="表格23.J1" office:value-type="string">
            <text:list xml:id="list94603101178491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10118461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102178885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94603102202819" text:continue-numbering="true" text:style-name="WW8Num2">
              <text:list-item>
                <text:p text:style-name="P647">Descript</text:p>
              </text:list-item>
            </text:list>
          </table:table-cell>
          <table:table-cell table:style-name="表格23.A4" table:number-columns-spanned="8" office:value-type="string">
            <text:list xml:id="list94603102189770" text:continue-numbering="true" text:style-name="WW8Num2">
              <text:list-item>
                <text:p text:style-name="P745">Jasper報表上傳後的資料紀錄, 執行時將 CONTENT 解壓縮至設定的報表目錄夾/REPORT_ID/</text:p>
              </text:list-item>
              <text:list-item>
                <text:p text:style-name="P746">假如<text:span text:style-name="T105">REPORT_ID 為 A01 且</text:span>報表目錄為 /<text:span text:style-name="T105">var/jasper</text:span></text:p>
              </text:list-item>
              <text:list-item>
                <text:p text:style-name="P746">執行部署為 /<text:span text:style-name="T105">var/jasper/A01</text:span></text:p>
              </text:list-item>
              <text:list-item>
                <text:p text:style-name="P747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94603104192421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104185969" text:continue-numbering="true" text:style-name="WW8Num2">
              <text:list-item>
                <text:p text:style-name="P560"/>
              </text:list-item>
            </text:list>
          </table:table-cell>
          <table:table-cell table:style-name="表格23.K1" office:value-type="string">
            <text:list xml:id="list94603104180709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94603105183220" text:continue-numbering="true" text:style-name="WW8Num2">
              <text:list-item>
                <text:p text:style-name="P5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94603105198326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4603105185742" text:continue-numbering="true" text:style-name="WW8Num2">
              <text:list-item>
                <text:p text:style-name="P673">Field</text:p>
              </text:list-item>
            </text:list>
          </table:table-cell>
          <table:table-cell table:style-name="表格23.A5" office:value-type="string">
            <text:list xml:id="list94603106200156" text:continue-numbering="true" text:style-name="WW8Num2">
              <text:list-item>
                <text:p text:style-name="P673">Datatype</text:p>
              </text:list-item>
            </text:list>
          </table:table-cell>
          <table:table-cell table:style-name="表格23.A5" office:value-type="string">
            <text:list xml:id="list94603106182562" text:continue-numbering="true" text:style-name="WW8Num2">
              <text:list-item>
                <text:p text:style-name="P673">PK</text:p>
              </text:list-item>
            </text:list>
          </table:table-cell>
          <table:table-cell table:style-name="表格23.A5" office:value-type="string">
            <text:list xml:id="list94603106176813" text:continue-numbering="true" text:style-name="WW8Num2">
              <text:list-item>
                <text:p text:style-name="P673">UK</text:p>
              </text:list-item>
            </text:list>
          </table:table-cell>
          <table:table-cell table:style-name="表格23.A5" office:value-type="string">
            <text:list xml:id="list94603107199719" text:continue-numbering="true" text:style-name="WW8Num2">
              <text:list-item>
                <text:p text:style-name="P673">IDX</text:p>
              </text:list-item>
            </text:list>
          </table:table-cell>
          <table:table-cell table:style-name="表格23.A5" office:value-type="string">
            <text:list xml:id="list94603107181465" text:continue-numbering="true" text:style-name="WW8Num2">
              <text:list-item>
                <text:p text:style-name="P621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94603108193814" text:continue-numbering="true" text:style-name="WW8Num2">
              <text:list-item>
                <text:p text:style-name="P621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94603108202834" text:continue-numbering="true" text:style-name="WW8Num2">
              <text:list-item>
                <text:p text:style-name="P673">Description</text:p>
              </text:list-item>
            </text:list>
          </table:table-cell>
          <table:table-cell table:style-name="表格23.A5" office:value-type="string">
            <text:list xml:id="list94603108199155" text:continue-numbering="true" text:style-name="WW8Num2">
              <text:list-item>
                <text:p text:style-name="P673">Remarks</text:p>
              </text:list-item>
            </text:list>
          </table:table-cell>
          <table:table-cell table:style-name="表格23.J5" table:number-columns-spanned="3" office:value-type="string">
            <text:list xml:id="list9460310919597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4603109195106" text:continue-numbering="true" text:style-name="WW8Num2">
              <text:list-item>
                <text:p text:style-name="P827">OID</text:p>
              </text:list-item>
            </text:list>
          </table:table-cell>
          <table:table-cell table:style-name="表格23.A5" office:value-type="string">
            <text:list xml:id="list94603109175170" text:continue-numbering="true" text:style-name="WW8Num2">
              <text:list-item>
                <text:p text:style-name="P827">CHAR</text:p>
              </text:list-item>
            </text:list>
          </table:table-cell>
          <table:table-cell table:style-name="表格23.A5" office:value-type="string">
            <text:list xml:id="list94603110185386" text:continue-numbering="true" text:style-name="WW8Num2">
              <text:list-item>
                <text:p text:style-name="P827">Y</text:p>
              </text:list-item>
            </text:list>
          </table:table-cell>
          <table:table-cell table:style-name="表格23.A5" office:value-type="string">
            <text:list xml:id="list9460311017997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10179800" text:continue-numbering="true" text:style-name="WW8Num2">
              <text:list-item>
                <text:p text:style-name="P827"><text:s/></text:p>
              </text:list-item>
            </text:list>
          </table:table-cell>
          <table:table-cell table:style-name="表格23.A5" office:value-type="string">
            <text:list xml:id="list94603111199061" text:continue-numbering="true" text:style-name="WW8Num2">
              <text:list-item>
                <text:p text:style-name="P827">36</text:p>
              </text:list-item>
            </text:list>
          </table:table-cell>
          <table:table-cell table:style-name="表格23.A5" office:value-type="string">
            <text:list xml:id="list9460311119291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11175316" text:continue-numbering="true" text:style-name="WW8Num2">
              <text:list-item>
                <text:p text:style-name="P827">PK / UUID</text:p>
              </text:list-item>
            </text:list>
          </table:table-cell>
          <table:table-cell table:style-name="表格23.A5" office:value-type="string">
            <text:list xml:id="list94603112192513" text:continue-numbering="true" text:style-name="WW8Num2">
              <text:list-item>
                <text:p text:style-name="P827">Default java UUID</text:p>
              </text:list-item>
            </text:list>
          </table:table-cell>
          <table:table-cell table:style-name="表格23.J5" table:number-columns-spanned="3" office:value-type="string">
            <text:list xml:id="list9460311220370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62">REPORT_ID</text:p>
          </table:table-cell>
          <table:table-cell table:style-name="表格23.A5" office:value-type="string">
            <text:list xml:id="list94603113195823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263">Y</text:p>
          </table:table-cell>
          <table:table-cell table:style-name="表格23.A5" office:value-type="string">
            <text:p text:style-name="P524"/>
          </table:table-cell>
          <table:table-cell table:style-name="表格23.A5" office:value-type="string">
            <text:p text:style-name="P267">50</text:p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465">BSCJASPER<text:span text:style-name="T102">0</text:span>0001</text:p>
          </table:table-cell>
          <table:table-cell table:style-name="表格23.A5" office:value-type="string">
            <text:p text:style-name="P406"/>
          </table:table-cell>
          <table:table-cell table:style-name="表格23.J5" table:number-columns-spanned="3" office:value-type="string">
            <text:list xml:id="list9460311517192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4">FILE</text:p>
          </table:table-cell>
          <table:table-cell table:style-name="表格23.A9" office:value-type="string">
            <text:list xml:id="list94603116182930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519"/>
          </table:table-cell>
          <table:table-cell table:style-name="表格23.A9" office:value-type="string">
            <text:p text:style-name="P267">100</text:p>
          </table:table-cell>
          <table:table-cell table:style-name="表格23.A9" office:value-type="string">
            <text:p text:style-name="P251"/>
          </table:table-cell>
          <table:table-cell table:style-name="表格23.A9" office:value-type="string">
            <text:p text:style-name="P466">BSCJASPER<text:span text:style-name="T102">0</text:span>0001.<text:span text:style-name="T103">jasper</text:span></text:p>
          </table:table-cell>
          <table:table-cell table:style-name="表格23.A9" office:value-type="string">
            <text:p text:style-name="P464"/>
          </table:table-cell>
          <table:table-cell table:style-name="表格23.J5" table:number-columns-spanned="3" office:value-type="string">
            <text:list xml:id="list9460311817195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5">IS_COMPILE</text:p>
          </table:table-cell>
          <table:table-cell table:style-name="表格23.A9" office:value-type="string">
            <text:list xml:id="list94603119176481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524"/>
          </table:table-cell>
          <table:table-cell table:style-name="表格23.A9" office:value-type="string">
            <text:p text:style-name="P265">1</text:p>
          </table:table-cell>
          <table:table-cell table:style-name="表格23.A9" office:value-type="string">
            <text:p text:style-name="P266">'N'</text:p>
          </table:table-cell>
          <table:table-cell table:style-name="表格23.A9" office:value-type="string">
            <text:p text:style-name="P462">是否線上<text:span text:style-name="T107">compile jrxml檔</text:span></text:p>
          </table:table-cell>
          <table:table-cell table:style-name="表格23.A9" office:value-type="string">
            <text:p text:style-name="P483"/>
          </table:table-cell>
          <table:table-cell table:style-name="表格23.J5" table:number-columns-spanned="3" office:value-type="string">
            <text:list xml:id="list94603121184214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4603121174043" text:continue-numbering="true" text:style-name="WW8Num2">
              <text:list-item>
                <text:p text:style-name="P882">CONTENT</text:p>
              </text:list-item>
            </text:list>
          </table:table-cell>
          <table:table-cell table:style-name="表格23.A9" office:value-type="string">
            <text:list xml:id="list94603122180300" text:continue-numbering="true" text:style-name="WW8Num2">
              <text:list-item>
                <text:p text:style-name="P741">MEDIUMBLOB</text:p>
              </text:list-item>
            </text:list>
          </table:table-cell>
          <table:table-cell table:style-name="表格23.A9" office:value-type="string">
            <text:list xml:id="list94603122173422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9" office:value-type="string">
            <text:list xml:id="list94603122193564" text:continue-numbering="true" text:style-name="WW8Num2">
              <text:list-item>
                <text:p text:style-name="P870"/>
              </text:list-item>
            </text:list>
          </table:table-cell>
          <table:table-cell table:style-name="表格23.A9" office:value-type="string">
            <text:list xml:id="list9460312317651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9" office:value-type="string">
            <text:list xml:id="list9460312318481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3.A9" office:value-type="string">
            <text:list xml:id="list9460312417407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3.A9" office:value-type="string">
            <text:list xml:id="list94603124195660" text:continue-numbering="true" text:style-name="WW8Num2">
              <text:list-item>
                <text:p text:style-name="P1012">上傳的<text:span text:style-name="T104">zip壓縮檔, 目錄需與REPORT_ID相同名</text:span></text:p>
              </text:list-item>
            </text:list>
          </table:table-cell>
          <table:table-cell table:style-name="表格23.A9" office:value-type="string">
            <text:list xml:id="list94603124181936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23.J5" table:number-columns-spanned="3" office:value-type="string">
            <text:list xml:id="list9460312519287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4603125193444" text:continue-numbering="true" text:style-name="WW8Num2">
              <text:list-item>
                <text:p text:style-name="P883">DESCRIPTION</text:p>
              </text:list-item>
            </text:list>
          </table:table-cell>
          <table:table-cell table:style-name="表格23.A9" office:value-type="string">
            <text:list xml:id="list94603125181534" text:continue-numbering="true" text:style-name="WW8Num2">
              <text:list-item>
                <text:p text:style-name="P881">VARCHAR</text:p>
              </text:list-item>
            </text:list>
          </table:table-cell>
          <table:table-cell table:style-name="表格23.A9" office:value-type="string">
            <text:list xml:id="list9460312619098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9" office:value-type="string">
            <text:list xml:id="list9460312619921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23.A9" office:value-type="string">
            <text:list xml:id="list94603126175188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9" office:value-type="string">
            <text:list xml:id="list94603127192681" text:continue-numbering="true" text:style-name="WW8Num2">
              <text:list-item>
                <text:p text:style-name="P883">500</text:p>
              </text:list-item>
            </text:list>
          </table:table-cell>
          <table:table-cell table:style-name="表格23.A9" office:value-type="string">
            <text:list xml:id="list9460312718326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3.A9" office:value-type="string">
            <text:list xml:id="list94603127198522" text:continue-numbering="true" text:style-name="WW8Num2">
              <text:list-item>
                <text:p text:style-name="P1012"/>
              </text:list-item>
            </text:list>
          </table:table-cell>
          <table:table-cell table:style-name="表格23.A9" office:value-type="string">
            <text:list xml:id="list94603128187154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23.J5" table:number-columns-spanned="3" office:value-type="string">
            <text:list xml:id="list94603128180894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4603128181423" text:continue-numbering="true" text:style-name="WW8Num2">
              <text:list-item>
                <text:p text:style-name="P827">CUSERID</text:p>
              </text:list-item>
            </text:list>
          </table:table-cell>
          <table:table-cell table:style-name="表格23.A5" office:value-type="string">
            <text:list xml:id="list94603129177488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23.A5" office:value-type="string">
            <text:list xml:id="list94603129187422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017358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018527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0201753" text:continue-numbering="true" text:style-name="WW8Num2">
              <text:list-item>
                <text:p text:style-name="P827">24</text:p>
              </text:list-item>
            </text:list>
          </table:table-cell>
          <table:table-cell table:style-name="表格23.A5" office:value-type="string">
            <text:list xml:id="list94603131193341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2180364" text:continue-numbering="true" text:style-name="WW8Num2">
              <text:list-item>
                <text:p text:style-name="P827">Create data user</text:p>
              </text:list-item>
            </text:list>
          </table:table-cell>
          <table:table-cell table:style-name="表格23.A5" office:value-type="string">
            <text:list xml:id="list9460313219407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J5" table:number-columns-spanned="3" office:value-type="string">
            <text:list xml:id="list9460313217302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4603133195153" text:continue-numbering="true" text:style-name="WW8Num2">
              <text:list-item>
                <text:p text:style-name="P827">CDATE</text:p>
              </text:list-item>
            </text:list>
          </table:table-cell>
          <table:table-cell table:style-name="表格23.A5" office:value-type="string">
            <text:list xml:id="list94603133177708" text:continue-numbering="true" text:style-name="WW8Num2">
              <text:list-item>
                <text:p text:style-name="P827">DATETIME</text:p>
              </text:list-item>
            </text:list>
          </table:table-cell>
          <table:table-cell table:style-name="表格23.A5" office:value-type="string">
            <text:list xml:id="list94603133190950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419117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4187948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519745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5176542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5178814" text:continue-numbering="true" text:style-name="WW8Num2">
              <text:list-item>
                <text:p text:style-name="P827">Create time</text:p>
              </text:list-item>
            </text:list>
          </table:table-cell>
          <table:table-cell table:style-name="表格23.A5" office:value-type="string">
            <text:list xml:id="list9460313618781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J5" table:number-columns-spanned="3" office:value-type="string">
            <text:list xml:id="list94603136200512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4603136191473" text:continue-numbering="true" text:style-name="WW8Num2">
              <text:list-item>
                <text:p text:style-name="P827">UUSERID</text:p>
              </text:list-item>
            </text:list>
          </table:table-cell>
          <table:table-cell table:style-name="表格23.A5" office:value-type="string">
            <text:list xml:id="list94603137194902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23.A5" office:value-type="string">
            <text:list xml:id="list9460313717994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718745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818525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38193098" text:continue-numbering="true" text:style-name="WW8Num2">
              <text:list-item>
                <text:p text:style-name="P827">24</text:p>
              </text:list-item>
            </text:list>
          </table:table-cell>
          <table:table-cell table:style-name="表格23.A5" office:value-type="string">
            <text:list xml:id="list94603138192285" text:continue-numbering="true" text:style-name="WW8Num2">
              <text:list-item>
                <text:p text:style-name="P827">null</text:p>
              </text:list-item>
            </text:list>
          </table:table-cell>
          <table:table-cell table:style-name="表格23.A5" office:value-type="string">
            <text:list xml:id="list94603139194771" text:continue-numbering="true" text:style-name="WW8Num2">
              <text:list-item>
                <text:p text:style-name="P827">Update date user</text:p>
              </text:list-item>
            </text:list>
          </table:table-cell>
          <table:table-cell table:style-name="表格23.A5" office:value-type="string">
            <text:list xml:id="list9460313919553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J5" table:number-columns-spanned="3" office:value-type="string">
            <text:list xml:id="list9460313919261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4603140180241" text:continue-numbering="true" text:style-name="WW8Num2">
              <text:list-item>
                <text:p text:style-name="P827">UDATE</text:p>
              </text:list-item>
            </text:list>
          </table:table-cell>
          <table:table-cell table:style-name="表格23.A5" office:value-type="string">
            <text:list xml:id="list94603140202289" text:continue-numbering="true" text:style-name="WW8Num2">
              <text:list-item>
                <text:p text:style-name="P827">DATETIME</text:p>
              </text:list-item>
            </text:list>
          </table:table-cell>
          <table:table-cell table:style-name="表格23.A5" office:value-type="string">
            <text:list xml:id="list9460314020384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4117446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4117829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4119049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A5" office:value-type="string">
            <text:list xml:id="list94603142197213" text:continue-numbering="true" text:style-name="WW8Num2">
              <text:list-item>
                <text:p text:style-name="P827">null</text:p>
              </text:list-item>
            </text:list>
          </table:table-cell>
          <table:table-cell table:style-name="表格23.A5" office:value-type="string">
            <text:list xml:id="list94603142179199" text:continue-numbering="true" text:style-name="WW8Num2">
              <text:list-item>
                <text:p text:style-name="P827">Update time</text:p>
              </text:list-item>
            </text:list>
          </table:table-cell>
          <table:table-cell table:style-name="表格23.A5" office:value-type="string">
            <text:list xml:id="list9460314317463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23.J5" table:number-columns-spanned="3" office:value-type="string">
            <text:list xml:id="list9460314317660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list xml:id="list94603144195011" text:continue-numbering="true" text:style-name="WW8Num2">
        <text:list-item>
          <text:h text:style-name="P1096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94603144181251" text:continue-numbering="true" text:style-name="WW8Num2">
              <text:list-item>
                <text:p text:style-name="P648">Project</text:p>
              </text:list-item>
            </text:list>
          </table:table-cell>
          <table:table-cell table:style-name="表格24.A1" table:number-columns-spanned="6" office:value-type="string">
            <text:list xml:id="list94603145197310" text:continue-numbering="true" text:style-name="WW8Num2">
              <text:list-item>
                <text:p text:style-name="P70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94603145173197" text:continue-numbering="true" text:style-name="WW8Num2">
              <text:list-item>
                <text:p text:style-name="P648">Ver</text:p>
              </text:list-item>
            </text:list>
          </table:table-cell>
          <table:table-cell table:style-name="表格24.A1" office:value-type="string">
            <text:list xml:id="list94603145180689" text:continue-numbering="true" text:style-name="WW8Num2">
              <text:list-item>
                <text:p text:style-name="P700">0.5</text:p>
              </text:list-item>
            </text:list>
          </table:table-cell>
          <table:table-cell table:style-name="表格24.J1" office:value-type="string">
            <text:list xml:id="list94603146183263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46199252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46193157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4603146189167" text:continue-numbering="true" text:style-name="WW8Num2">
              <text:list-item>
                <text:p text:style-name="P648">Maintain</text:p>
              </text:list-item>
            </text:list>
          </table:table-cell>
          <table:table-cell table:style-name="表格24.A2" table:number-columns-spanned="6" office:value-type="string">
            <text:list xml:id="list94603147203691" text:continue-numbering="true" text:style-name="WW8Num2">
              <text:list-item>
                <text:p text:style-name="P70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4603147197816" text:continue-numbering="true" text:style-name="WW8Num2">
              <text:list-item>
                <text:p text:style-name="P648">Date</text:p>
              </text:list-item>
            </text:list>
          </table:table-cell>
          <table:table-cell table:style-name="表格24.A2" office:value-type="string">
            <text:list xml:id="list94603147179264" text:continue-numbering="true" text:style-name="WW8Num2">
              <text:list-item>
                <text:p text:style-name="P700">2014/10/<text:span text:style-name="T83">29</text:span></text:p>
              </text:list-item>
            </text:list>
          </table:table-cell>
          <table:table-cell table:style-name="表格24.J1" office:value-type="string">
            <text:list xml:id="list94603148194637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48175148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48190634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4603149178762" text:continue-numbering="true" text:style-name="WW8Num2">
              <text:list-item>
                <text:p text:style-name="P648">Table</text:p>
              </text:list-item>
            </text:list>
          </table:table-cell>
          <table:table-cell table:style-name="表格24.A2" table:number-columns-spanned="6" office:value-type="string">
            <text:list xml:id="list94603149180689" text:continue-numbering="true" text:style-name="WW8Num2">
              <text:list-item>
                <text:p text:style-name="P775">tb_sys_<text:span text:style-name="T101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4603149180473" text:continue-numbering="true" text:style-name="WW8Num2">
              <text:list-item>
                <text:p text:style-name="P648">DataBase</text:p>
              </text:list-item>
            </text:list>
          </table:table-cell>
          <table:table-cell table:style-name="表格24.A2" office:value-type="string">
            <text:list xml:id="list94603150172407" text:continue-numbering="true" text:style-name="WW8Num2">
              <text:list-item>
                <text:p text:style-name="P700">bbcore</text:p>
              </text:list-item>
            </text:list>
          </table:table-cell>
          <table:table-cell table:style-name="表格24.J1" office:value-type="string">
            <text:list xml:id="list9460315018241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50201300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51191964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94603151200397" text:continue-numbering="true" text:style-name="WW8Num2">
              <text:list-item>
                <text:p text:style-name="P648">Descript</text:p>
              </text:list-item>
            </text:list>
          </table:table-cell>
          <table:table-cell table:style-name="表格24.A4" table:number-columns-spanned="8" office:value-type="string">
            <text:list xml:id="list94603151177868" text:continue-numbering="true" text:style-name="WW8Num2">
              <text:list-item>
                <text:p text:style-name="P7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94603152192013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52199547" text:continue-numbering="true" text:style-name="WW8Num2">
              <text:list-item>
                <text:p text:style-name="P561"/>
              </text:list-item>
            </text:list>
          </table:table-cell>
          <table:table-cell table:style-name="表格24.K1" office:value-type="string">
            <text:list xml:id="list94603152177868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94603153197239" text:continue-numbering="true" text:style-name="WW8Num2">
              <text:list-item>
                <text:p text:style-name="P5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9460315319182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53188216" text:continue-numbering="true" text:style-name="WW8Num2">
              <text:list-item>
                <text:p text:style-name="P674">Field</text:p>
              </text:list-item>
            </text:list>
          </table:table-cell>
          <table:table-cell table:style-name="表格24.A5" office:value-type="string">
            <text:list xml:id="list94603154188000" text:continue-numbering="true" text:style-name="WW8Num2">
              <text:list-item>
                <text:p text:style-name="P674">Datatype</text:p>
              </text:list-item>
            </text:list>
          </table:table-cell>
          <table:table-cell table:style-name="表格24.A5" office:value-type="string">
            <text:list xml:id="list94603154187806" text:continue-numbering="true" text:style-name="WW8Num2">
              <text:list-item>
                <text:p text:style-name="P674">PK</text:p>
              </text:list-item>
            </text:list>
          </table:table-cell>
          <table:table-cell table:style-name="表格24.A5" office:value-type="string">
            <text:list xml:id="list94603154178029" text:continue-numbering="true" text:style-name="WW8Num2">
              <text:list-item>
                <text:p text:style-name="P674">UK</text:p>
              </text:list-item>
            </text:list>
          </table:table-cell>
          <table:table-cell table:style-name="表格24.A5" office:value-type="string">
            <text:list xml:id="list94603155195157" text:continue-numbering="true" text:style-name="WW8Num2">
              <text:list-item>
                <text:p text:style-name="P674">IDX</text:p>
              </text:list-item>
            </text:list>
          </table:table-cell>
          <table:table-cell table:style-name="表格24.A5" office:value-type="string">
            <text:list xml:id="list94603155195535" text:continue-numbering="true" text:style-name="WW8Num2">
              <text:list-item>
                <text:p text:style-name="P622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94603155173887" text:continue-numbering="true" text:style-name="WW8Num2">
              <text:list-item>
                <text:p text:style-name="P622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94603156174597" text:continue-numbering="true" text:style-name="WW8Num2">
              <text:list-item>
                <text:p text:style-name="P674">Description</text:p>
              </text:list-item>
            </text:list>
          </table:table-cell>
          <table:table-cell table:style-name="表格24.A5" office:value-type="string">
            <text:list xml:id="list94603156201820" text:continue-numbering="true" text:style-name="WW8Num2">
              <text:list-item>
                <text:p text:style-name="P674">Remarks</text:p>
              </text:list-item>
            </text:list>
          </table:table-cell>
          <table:table-cell table:style-name="表格24.J5" table:number-columns-spanned="3" office:value-type="string">
            <text:list xml:id="list9460315717806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57178375" text:continue-numbering="true" text:style-name="WW8Num2">
              <text:list-item>
                <text:p text:style-name="P831">OID</text:p>
              </text:list-item>
            </text:list>
          </table:table-cell>
          <table:table-cell table:style-name="表格24.A5" office:value-type="string">
            <text:list xml:id="list94603157196703" text:continue-numbering="true" text:style-name="WW8Num2">
              <text:list-item>
                <text:p text:style-name="P831">CHAR</text:p>
              </text:list-item>
            </text:list>
          </table:table-cell>
          <table:table-cell table:style-name="表格24.A5" office:value-type="string">
            <text:list xml:id="list94603158189630" text:continue-numbering="true" text:style-name="WW8Num2">
              <text:list-item>
                <text:p text:style-name="P831">Y</text:p>
              </text:list-item>
            </text:list>
          </table:table-cell>
          <table:table-cell table:style-name="表格24.A5" office:value-type="string">
            <text:list xml:id="list9460315819234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58175316" text:continue-numbering="true" text:style-name="WW8Num2">
              <text:list-item>
                <text:p text:style-name="P831"><text:s/></text:p>
              </text:list-item>
            </text:list>
          </table:table-cell>
          <table:table-cell table:style-name="表格24.A5" office:value-type="string">
            <text:list xml:id="list94603159200492" text:continue-numbering="true" text:style-name="WW8Num2">
              <text:list-item>
                <text:p text:style-name="P831">36</text:p>
              </text:list-item>
            </text:list>
          </table:table-cell>
          <table:table-cell table:style-name="表格24.A5" office:value-type="string">
            <text:list xml:id="list9460315918015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59192386" text:continue-numbering="true" text:style-name="WW8Num2">
              <text:list-item>
                <text:p text:style-name="P831">PK / UUID</text:p>
              </text:list-item>
            </text:list>
          </table:table-cell>
          <table:table-cell table:style-name="表格24.A5" office:value-type="string">
            <text:list xml:id="list94603160197439" text:continue-numbering="true" text:style-name="WW8Num2">
              <text:list-item>
                <text:p text:style-name="P831">Default java UUID</text:p>
              </text:list-item>
            </text:list>
          </table:table-cell>
          <table:table-cell table:style-name="表格24.J5" table:number-columns-spanned="3" office:value-type="string">
            <text:list xml:id="list9460316019058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60195200" text:continue-numbering="true" text:style-name="WW8Num2">
              <text:list-item>
                <text:p text:style-name="P884">REPORT_ID</text:p>
              </text:list-item>
            </text:list>
          </table:table-cell>
          <table:table-cell table:style-name="表格24.A5" office:value-type="string">
            <text:list xml:id="list94603161185994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24.A5" office:value-type="string">
            <text:list xml:id="list9460316118185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62195540" text:continue-numbering="true" text:style-name="WW8Num2">
              <text:list-item>
                <text:p text:style-name="P885">Y</text:p>
              </text:list-item>
            </text:list>
          </table:table-cell>
          <table:table-cell table:style-name="表格24.A5" office:value-type="string">
            <text:list xml:id="list9460316218703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24.A5" office:value-type="string">
            <text:list xml:id="list94603162186094" text:continue-numbering="true" text:style-name="WW8Num2">
              <text:list-item>
                <text:p text:style-name="P887">50</text:p>
              </text:list-item>
            </text:list>
          </table:table-cell>
          <table:table-cell table:style-name="表格24.A5" office:value-type="string">
            <text:list xml:id="list9460316320210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63198371" text:continue-numbering="true" text:style-name="WW8Num2">
              <text:list-item>
                <text:p text:style-name="P1014">BSCJASPER<text:span text:style-name="T102">0</text:span>0001</text:p>
              </text:list-item>
            </text:list>
          </table:table-cell>
          <table:table-cell table:style-name="表格24.A5" office:value-type="string">
            <text:list xml:id="list94603164201852" text:continue-numbering="true" text:style-name="WW8Num2">
              <text:list-item>
                <text:p text:style-name="P1066"/>
              </text:list-item>
            </text:list>
          </table:table-cell>
          <table:table-cell table:style-name="表格24.J5" table:number-columns-spanned="3" office:value-type="string">
            <text:list xml:id="list94603164183107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4603164178345" text:continue-numbering="true" text:style-name="WW8Num2">
              <text:list-item>
                <text:p text:style-name="P770">URL_PARAM</text:p>
              </text:list-item>
            </text:list>
          </table:table-cell>
          <table:table-cell table:style-name="表格24.A9" office:value-type="string">
            <text:list xml:id="list94603165190965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表格24.A9" office:value-type="string">
            <text:list xml:id="list9460316517140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9" office:value-type="string">
            <text:list xml:id="list9460316618445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4.A9" office:value-type="string">
            <text:list xml:id="list9460316617249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9" office:value-type="string">
            <text:list xml:id="list94603166177412" text:continue-numbering="true" text:style-name="WW8Num2">
              <text:list-item>
                <text:p text:style-name="P887">100</text:p>
              </text:list-item>
            </text:list>
          </table:table-cell>
          <table:table-cell table:style-name="表格24.A9" office:value-type="string">
            <text:list xml:id="list9460316718563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24.A9" office:value-type="string">
            <text:list xml:id="list94603167187053" text:continue-numbering="true" text:style-name="WW8Num2">
              <text:list-item>
                <text:p text:style-name="P1014">呼叫報表<text:span text:style-name="T106">url參數</text:span></text:p>
              </text:list-item>
            </text:list>
          </table:table-cell>
          <table:table-cell table:style-name="表格24.A9" office:value-type="string">
            <text:list xml:id="list94603167196300" text:continue-numbering="true" text:style-name="WW8Num2">
              <text:list-item>
                <text:p text:style-name="P1016"/>
              </text:list-item>
            </text:list>
          </table:table-cell>
          <table:table-cell table:style-name="表格24.J5" table:number-columns-spanned="3" office:value-type="string">
            <text:list xml:id="list9460316819684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4603168182534" text:continue-numbering="true" text:style-name="WW8Num2">
              <text:list-item>
                <text:p text:style-name="P771">RPT_PARAM</text:p>
              </text:list-item>
            </text:list>
          </table:table-cell>
          <table:table-cell table:style-name="表格24.A9" office:value-type="string">
            <text:list xml:id="list94603168194433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表格24.A9" office:value-type="string">
            <text:list xml:id="list9460316918050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9" office:value-type="string">
            <text:list xml:id="list94603169190677" text:continue-numbering="true" text:style-name="WW8Num2">
              <text:list-item>
                <text:p text:style-name="P888">Y</text:p>
              </text:list-item>
            </text:list>
          </table:table-cell>
          <table:table-cell table:style-name="表格24.A9" office:value-type="string">
            <text:list xml:id="list94603169203006" text:continue-numbering="true" text:style-name="WW8Num2">
              <text:list-item>
                <text:p text:style-name="P886"/>
              </text:list-item>
            </text:list>
          </table:table-cell>
          <table:table-cell table:style-name="表格24.A9" office:value-type="string">
            <text:list xml:id="list94603170177072" text:continue-numbering="true" text:style-name="WW8Num2">
              <text:list-item>
                <text:p text:style-name="P887">100</text:p>
              </text:list-item>
            </text:list>
          </table:table-cell>
          <table:table-cell table:style-name="表格24.A9" office:value-type="string">
            <text:list xml:id="list94603170179845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4.A9" office:value-type="string">
            <text:list xml:id="list94603170178166" text:continue-numbering="true" text:style-name="WW8Num2">
              <text:list-item>
                <text:p text:style-name="P1015"><text:span text:style-name="T106">執行jasper</text:span>報表需要參數</text:p>
              </text:list-item>
            </text:list>
          </table:table-cell>
          <table:table-cell table:style-name="表格24.A9" office:value-type="string">
            <text:list xml:id="list94603171179654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24.J5" table:number-columns-spanned="3" office:value-type="string">
            <text:list xml:id="list94603171185886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72184106" text:continue-numbering="true" text:style-name="WW8Num2">
              <text:list-item>
                <text:p text:style-name="P831">CUSERID</text:p>
              </text:list-item>
            </text:list>
          </table:table-cell>
          <table:table-cell table:style-name="表格24.A5" office:value-type="string">
            <text:list xml:id="list94603172171897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24.A5" office:value-type="string">
            <text:list xml:id="list94603172177959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3189821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3199879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3198841" text:continue-numbering="true" text:style-name="WW8Num2">
              <text:list-item>
                <text:p text:style-name="P831">24</text:p>
              </text:list-item>
            </text:list>
          </table:table-cell>
          <table:table-cell table:style-name="表格24.A5" office:value-type="string">
            <text:list xml:id="list9460317418979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4175133" text:continue-numbering="true" text:style-name="WW8Num2">
              <text:list-item>
                <text:p text:style-name="P831">Create data user</text:p>
              </text:list-item>
            </text:list>
          </table:table-cell>
          <table:table-cell table:style-name="表格24.A5" office:value-type="string">
            <text:list xml:id="list9460317420255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J5" table:number-columns-spanned="3" office:value-type="string">
            <text:list xml:id="list9460317518629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75201166" text:continue-numbering="true" text:style-name="WW8Num2">
              <text:list-item>
                <text:p text:style-name="P831">CDATE</text:p>
              </text:list-item>
            </text:list>
          </table:table-cell>
          <table:table-cell table:style-name="表格24.A5" office:value-type="string">
            <text:list xml:id="list94603175175621" text:continue-numbering="true" text:style-name="WW8Num2">
              <text:list-item>
                <text:p text:style-name="P831">DATETIME</text:p>
              </text:list-item>
            </text:list>
          </table:table-cell>
          <table:table-cell table:style-name="表格24.A5" office:value-type="string">
            <text:list xml:id="list94603176197179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617657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719117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718157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718443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78171119" text:continue-numbering="true" text:style-name="WW8Num2">
              <text:list-item>
                <text:p text:style-name="P831">Create time</text:p>
              </text:list-item>
            </text:list>
          </table:table-cell>
          <table:table-cell table:style-name="表格24.A5" office:value-type="string">
            <text:list xml:id="list94603178194229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J5" table:number-columns-spanned="3" office:value-type="string">
            <text:list xml:id="list94603179186495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79171964" text:continue-numbering="true" text:style-name="WW8Num2">
              <text:list-item>
                <text:p text:style-name="P831">UUSERID</text:p>
              </text:list-item>
            </text:list>
          </table:table-cell>
          <table:table-cell table:style-name="表格24.A5" office:value-type="string">
            <text:list xml:id="list94603179198890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24.A5" office:value-type="string">
            <text:list xml:id="list9460318018090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018837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0191116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1171834" text:continue-numbering="true" text:style-name="WW8Num2">
              <text:list-item>
                <text:p text:style-name="P831">24</text:p>
              </text:list-item>
            </text:list>
          </table:table-cell>
          <table:table-cell table:style-name="表格24.A5" office:value-type="string">
            <text:list xml:id="list94603181184245" text:continue-numbering="true" text:style-name="WW8Num2">
              <text:list-item>
                <text:p text:style-name="P831">null</text:p>
              </text:list-item>
            </text:list>
          </table:table-cell>
          <table:table-cell table:style-name="表格24.A5" office:value-type="string">
            <text:list xml:id="list94603181175078" text:continue-numbering="true" text:style-name="WW8Num2">
              <text:list-item>
                <text:p text:style-name="P831">Update date user</text:p>
              </text:list-item>
            </text:list>
          </table:table-cell>
          <table:table-cell table:style-name="表格24.A5" office:value-type="string">
            <text:list xml:id="list9460318219733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J5" table:number-columns-spanned="3" office:value-type="string">
            <text:list xml:id="list9460318218792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4603182197657" text:continue-numbering="true" text:style-name="WW8Num2">
              <text:list-item>
                <text:p text:style-name="P831">UDATE</text:p>
              </text:list-item>
            </text:list>
          </table:table-cell>
          <table:table-cell table:style-name="表格24.A5" office:value-type="string">
            <text:list xml:id="list94603183172838" text:continue-numbering="true" text:style-name="WW8Num2">
              <text:list-item>
                <text:p text:style-name="P831">DATETIME</text:p>
              </text:list-item>
            </text:list>
          </table:table-cell>
          <table:table-cell table:style-name="表格24.A5" office:value-type="string">
            <text:list xml:id="list9460318317461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418912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417285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419084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A5" office:value-type="string">
            <text:list xml:id="list94603185191067" text:continue-numbering="true" text:style-name="WW8Num2">
              <text:list-item>
                <text:p text:style-name="P831">null</text:p>
              </text:list-item>
            </text:list>
          </table:table-cell>
          <table:table-cell table:style-name="表格24.A5" office:value-type="string">
            <text:list xml:id="list94603185191851" text:continue-numbering="true" text:style-name="WW8Num2">
              <text:list-item>
                <text:p text:style-name="P831">Update time</text:p>
              </text:list-item>
            </text:list>
          </table:table-cell>
          <table:table-cell table:style-name="表格24.A5" office:value-type="string">
            <text:list xml:id="list94603185200966" text:continue-numbering="true" text:style-name="WW8Num2">
              <text:list-item>
                <text:p text:style-name="P802"/>
              </text:list-item>
            </text:list>
          </table:table-cell>
          <table:table-cell table:style-name="表格24.J5" table:number-columns-spanned="3" office:value-type="string">
            <text:list xml:id="list9460318617357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</table:table>
      <text:p text:style-name="P35"/>
      <text:list xml:id="list94603186202009" text:continue-numbering="true" text:style-name="WW8Num2">
        <text:list-item>
          <text:h text:style-name="P1097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94603187193893" text:continue-numbering="true" text:style-name="WW8Num2">
              <text:list-item>
                <text:p text:style-name="P649">Project</text:p>
              </text:list-item>
            </text:list>
          </table:table-cell>
          <table:table-cell table:style-name="表格25.A1" table:number-columns-spanned="6" office:value-type="string">
            <text:list xml:id="list94603188189626" text:continue-numbering="true" text:style-name="WW8Num2">
              <text:list-item>
                <text:p text:style-name="P70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94603188187193" text:continue-numbering="true" text:style-name="WW8Num2">
              <text:list-item>
                <text:p text:style-name="P649">Ver</text:p>
              </text:list-item>
            </text:list>
          </table:table-cell>
          <table:table-cell table:style-name="表格25.A1" office:value-type="string">
            <text:list xml:id="list94603189199349" text:continue-numbering="true" text:style-name="WW8Num2">
              <text:list-item>
                <text:p text:style-name="P701">0.5</text:p>
              </text:list-item>
            </text:list>
          </table:table-cell>
          <table:table-cell table:style-name="表格25.J1" office:value-type="string">
            <text:list xml:id="list94603189188937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89200356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89197950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4603190176032" text:continue-numbering="true" text:style-name="WW8Num2">
              <text:list-item>
                <text:p text:style-name="P649">Maintain</text:p>
              </text:list-item>
            </text:list>
          </table:table-cell>
          <table:table-cell table:style-name="表格25.A2" table:number-columns-spanned="6" office:value-type="string">
            <text:list xml:id="list94603190179094" text:continue-numbering="true" text:style-name="WW8Num2">
              <text:list-item>
                <text:p text:style-name="P70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4603190202067" text:continue-numbering="true" text:style-name="WW8Num2">
              <text:list-item>
                <text:p text:style-name="P649">Date</text:p>
              </text:list-item>
            </text:list>
          </table:table-cell>
          <table:table-cell table:style-name="表格25.A2" office:value-type="string">
            <text:list xml:id="list94603191193134" text:continue-numbering="true" text:style-name="WW8Num2">
              <text:list-item>
                <text:p text:style-name="P701">2014/1<text:span text:style-name="T111">1</text:span>/<text:span text:style-name="T111">02</text:span></text:p>
              </text:list-item>
            </text:list>
          </table:table-cell>
          <table:table-cell table:style-name="表格25.J1" office:value-type="string">
            <text:list xml:id="list94603191176789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92190569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92175616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4603192199221" text:continue-numbering="true" text:style-name="WW8Num2">
              <text:list-item>
                <text:p text:style-name="P649">Table</text:p>
              </text:list-item>
            </text:list>
          </table:table-cell>
          <table:table-cell table:style-name="表格25.A2" table:number-columns-spanned="6" office:value-type="string">
            <text:list xml:id="list94603193198687" text:continue-numbering="true" text:style-name="WW8Num2">
              <text:list-item>
                <text:p text:style-name="P776">tb_sys_<text:span text:style-name="T110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4603193182900" text:continue-numbering="true" text:style-name="WW8Num2">
              <text:list-item>
                <text:p text:style-name="P649">DataBase</text:p>
              </text:list-item>
            </text:list>
          </table:table-cell>
          <table:table-cell table:style-name="表格25.A2" office:value-type="string">
            <text:list xml:id="list94603193177193" text:continue-numbering="true" text:style-name="WW8Num2">
              <text:list-item>
                <text:p text:style-name="P701">bbcore</text:p>
              </text:list-item>
            </text:list>
          </table:table-cell>
          <table:table-cell table:style-name="表格25.J1" office:value-type="string">
            <text:list xml:id="list94603194194082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94180060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94184555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94603195181371" text:continue-numbering="true" text:style-name="WW8Num2">
              <text:list-item>
                <text:p text:style-name="P649">Descript</text:p>
              </text:list-item>
            </text:list>
          </table:table-cell>
          <table:table-cell table:style-name="表格25.A4" table:number-columns-spanned="8" office:value-type="string">
            <text:list xml:id="list94603195188737" text:continue-numbering="true" text:style-name="WW8Num2">
              <text:list-item>
                <text:p text:style-name="P7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94603195201728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96184896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5.K1" office:value-type="string">
            <text:list xml:id="list94603196196341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94603196180645" text:continue-numbering="true" text:style-name="WW8Num2">
              <text:list-item>
                <text:p text:style-name="P5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9460319718882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4603197180818" text:continue-numbering="true" text:style-name="WW8Num2">
              <text:list-item>
                <text:p text:style-name="P675">Field</text:p>
              </text:list-item>
            </text:list>
          </table:table-cell>
          <table:table-cell table:style-name="表格25.A5" office:value-type="string">
            <text:list xml:id="list94603197177227" text:continue-numbering="true" text:style-name="WW8Num2">
              <text:list-item>
                <text:p text:style-name="P675">Datatype</text:p>
              </text:list-item>
            </text:list>
          </table:table-cell>
          <table:table-cell table:style-name="表格25.A5" office:value-type="string">
            <text:list xml:id="list94603198188484" text:continue-numbering="true" text:style-name="WW8Num2">
              <text:list-item>
                <text:p text:style-name="P675">PK</text:p>
              </text:list-item>
            </text:list>
          </table:table-cell>
          <table:table-cell table:style-name="表格25.A5" office:value-type="string">
            <text:list xml:id="list94603198187425" text:continue-numbering="true" text:style-name="WW8Num2">
              <text:list-item>
                <text:p text:style-name="P675">UK</text:p>
              </text:list-item>
            </text:list>
          </table:table-cell>
          <table:table-cell table:style-name="表格25.A5" office:value-type="string">
            <text:list xml:id="list94603198202978" text:continue-numbering="true" text:style-name="WW8Num2">
              <text:list-item>
                <text:p text:style-name="P675">IDX</text:p>
              </text:list-item>
            </text:list>
          </table:table-cell>
          <table:table-cell table:style-name="表格25.A5" office:value-type="string">
            <text:list xml:id="list94603198197256" text:continue-numbering="true" text:style-name="WW8Num2">
              <text:list-item>
                <text:p text:style-name="P623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94603199201480" text:continue-numbering="true" text:style-name="WW8Num2">
              <text:list-item>
                <text:p text:style-name="P623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94603199176544" text:continue-numbering="true" text:style-name="WW8Num2">
              <text:list-item>
                <text:p text:style-name="P675">Description</text:p>
              </text:list-item>
            </text:list>
          </table:table-cell>
          <table:table-cell table:style-name="表格25.A5" office:value-type="string">
            <text:list xml:id="list94603200195654" text:continue-numbering="true" text:style-name="WW8Num2">
              <text:list-item>
                <text:p text:style-name="P675">Remarks</text:p>
              </text:list-item>
            </text:list>
          </table:table-cell>
          <table:table-cell table:style-name="表格25.J5" table:number-columns-spanned="3" office:value-type="string">
            <text:list xml:id="list94603200173304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4603200187682" text:continue-numbering="true" text:style-name="WW8Num2">
              <text:list-item>
                <text:p text:style-name="P833">OID</text:p>
              </text:list-item>
            </text:list>
          </table:table-cell>
          <table:table-cell table:style-name="表格25.A5" office:value-type="string">
            <text:list xml:id="list94603201194899" text:continue-numbering="true" text:style-name="WW8Num2">
              <text:list-item>
                <text:p text:style-name="P833">CHAR</text:p>
              </text:list-item>
            </text:list>
          </table:table-cell>
          <table:table-cell table:style-name="表格25.A5" office:value-type="string">
            <text:list xml:id="list94603201197729" text:continue-numbering="true" text:style-name="WW8Num2">
              <text:list-item>
                <text:p text:style-name="P833">Y</text:p>
              </text:list-item>
            </text:list>
          </table:table-cell>
          <table:table-cell table:style-name="表格25.A5" office:value-type="string">
            <text:list xml:id="list9460320119539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02190882" text:continue-numbering="true" text:style-name="WW8Num2">
              <text:list-item>
                <text:p text:style-name="P833"><text:s/></text:p>
              </text:list-item>
            </text:list>
          </table:table-cell>
          <table:table-cell table:style-name="表格25.A5" office:value-type="string">
            <text:list xml:id="list94603202201697" text:continue-numbering="true" text:style-name="WW8Num2">
              <text:list-item>
                <text:p text:style-name="P833">36</text:p>
              </text:list-item>
            </text:list>
          </table:table-cell>
          <table:table-cell table:style-name="表格25.A5" office:value-type="string">
            <text:list xml:id="list94603203174546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03199648" text:continue-numbering="true" text:style-name="WW8Num2">
              <text:list-item>
                <text:p text:style-name="P833">PK / UUID</text:p>
              </text:list-item>
            </text:list>
          </table:table-cell>
          <table:table-cell table:style-name="表格25.A5" office:value-type="string">
            <text:list xml:id="list94603203201796" text:continue-numbering="true" text:style-name="WW8Num2">
              <text:list-item>
                <text:p text:style-name="P833">Default java UUID</text:p>
              </text:list-item>
            </text:list>
          </table:table-cell>
          <table:table-cell table:style-name="表格25.J5" table:number-columns-spanned="3" office:value-type="string">
            <text:list xml:id="list9460320418863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4">SYSTEM</text:p>
          </table:table-cell>
          <table:table-cell table:style-name="表格25.A8" office:value-type="string">
            <text:p text:style-name="P271">VARCHAR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269">Y</text:p>
          </table:table-cell>
          <table:table-cell table:style-name="表格25.A8" office:value-type="string">
            <text:p text:style-name="P523"/>
          </table:table-cell>
          <table:table-cell table:style-name="表格25.A8" office:value-type="string">
            <text:p text:style-name="P254">10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449">TB_SYS.SYS_ID</text:p>
          </table:table-cell>
          <table:table-cell table:style-name="表格25.A8" office:value-type="string">
            <text:p text:style-name="P404"/>
          </table:table-cell>
          <table:table-cell table:style-name="表格25.J5" table:number-columns-spanned="3" office:value-type="string">
            <text:list xml:id="list94603206177516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6">CLASS_<text:span text:style-name="T42">NAME</text:span></text:p>
          </table:table-cell>
          <table:table-cell table:style-name="表格25.A8" office:value-type="string">
            <text:p text:style-name="P215">VARCHAR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269">Y</text:p>
          </table:table-cell>
          <table:table-cell table:style-name="表格25.A8" office:value-type="string">
            <text:p text:style-name="P514"/>
          </table:table-cell>
          <table:table-cell table:style-name="表格25.A8" office:value-type="string">
            <text:p text:style-name="P219">255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433">如 <text:span text:style-name="T40">com.test.DeployTest</text:span></text:p>
          </table:table-cell>
          <table:table-cell table:style-name="表格25.A8" office:value-type="string">
            <text:p text:style-name="P401"/>
          </table:table-cell>
          <table:table-cell table:style-name="表格25.J5" table:number-columns-spanned="3" office:value-type="string">
            <text:list xml:id="list94603209198050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4603210193677" text:continue-numbering="true" text:style-name="WW8Num2">
              <text:list-item>
                <text:p text:style-name="P892">TYPE</text:p>
              </text:list-item>
            </text:list>
          </table:table-cell>
          <table:table-cell table:style-name="表格25.A8" office:value-type="string">
            <text:list xml:id="list94603210191889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25.A8" office:value-type="string">
            <text:list xml:id="list94603210181222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8" office:value-type="string">
            <text:list xml:id="list94603211197812" text:continue-numbering="true" text:style-name="WW8Num2">
              <text:list-item>
                <text:p text:style-name="P893">Y</text:p>
              </text:list-item>
            </text:list>
          </table:table-cell>
          <table:table-cell table:style-name="表格25.A8" office:value-type="string">
            <text:list xml:id="list94603211171799" text:continue-numbering="true" text:style-name="WW8Num2">
              <text:list-item>
                <text:p text:style-name="P894"><text:s/></text:p>
              </text:list-item>
            </text:list>
          </table:table-cell>
          <table:table-cell table:style-name="表格25.A8" office:value-type="string">
            <text:list xml:id="list94603212196859" text:continue-numbering="true" text:style-name="WW8Num2">
              <text:list-item>
                <text:p text:style-name="P892">10</text:p>
              </text:list-item>
            </text:list>
          </table:table-cell>
          <table:table-cell table:style-name="表格25.A8" office:value-type="string">
            <text:list xml:id="list94603212176596" text:continue-numbering="true" text:style-name="WW8Num2">
              <text:list-item>
                <text:p text:style-name="P891"/>
              </text:list-item>
            </text:list>
          </table:table-cell>
          <table:table-cell table:style-name="表格25.A8" office:value-type="string">
            <text:list xml:id="list94603212171692" text:continue-numbering="true" text:style-name="WW8Num2">
              <text:list-item>
                <text:p text:style-name="P1017">INIT<text:span text:style-name="T113">IALIZE</text:span> 或 <text:span text:style-name="T112">DESTROY</text:span></text:p>
              </text:list-item>
            </text:list>
          </table:table-cell>
          <table:table-cell table:style-name="表格25.A8" office:value-type="string">
            <text:list xml:id="list94603213201002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25.J5" table:number-columns-spanned="3" office:value-type="string">
            <text:list xml:id="list94603213174356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4603214197590" text:continue-numbering="true" text:style-name="WW8Num2">
              <text:list-item>
                <text:p text:style-name="P895">DESCRIPTION</text:p>
              </text:list-item>
            </text:list>
          </table:table-cell>
          <table:table-cell table:style-name="表格25.A8" office:value-type="string">
            <text:list xml:id="list94603214195064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25.A8" office:value-type="string">
            <text:list xml:id="list9460321419521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8" office:value-type="string">
            <text:list xml:id="list94603215175448" text:continue-numbering="true" text:style-name="WW8Num2">
              <text:list-item>
                <text:p text:style-name="P893"/>
              </text:list-item>
            </text:list>
          </table:table-cell>
          <table:table-cell table:style-name="表格25.A8" office:value-type="string">
            <text:list xml:id="list94603215171792" text:continue-numbering="true" text:style-name="WW8Num2">
              <text:list-item>
                <text:p text:style-name="P894"/>
              </text:list-item>
            </text:list>
          </table:table-cell>
          <table:table-cell table:style-name="表格25.A8" office:value-type="string">
            <text:list xml:id="list94603215193664" text:continue-numbering="true" text:style-name="WW8Num2">
              <text:list-item>
                <text:p text:style-name="P895">500</text:p>
              </text:list-item>
            </text:list>
          </table:table-cell>
          <table:table-cell table:style-name="表格25.A8" office:value-type="string">
            <text:list xml:id="list94603216186777" text:continue-numbering="true" text:style-name="WW8Num2">
              <text:list-item>
                <text:p text:style-name="P891"/>
              </text:list-item>
            </text:list>
          </table:table-cell>
          <table:table-cell table:style-name="表格25.A8" office:value-type="string">
            <text:list xml:id="list94603216199298" text:continue-numbering="true" text:style-name="WW8Num2">
              <text:list-item>
                <text:p text:style-name="P1017"/>
              </text:list-item>
            </text:list>
          </table:table-cell>
          <table:table-cell table:style-name="表格25.A8" office:value-type="string">
            <text:list xml:id="list94603216189914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25.J5" table:number-columns-spanned="3" office:value-type="string">
            <text:list xml:id="list94603217171399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4603217171413" text:continue-numbering="true" text:style-name="WW8Num2">
              <text:list-item>
                <text:p text:style-name="P833">CUSERID</text:p>
              </text:list-item>
            </text:list>
          </table:table-cell>
          <table:table-cell table:style-name="表格25.A5" office:value-type="string">
            <text:list xml:id="list94603218187288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表格25.A5" office:value-type="string">
            <text:list xml:id="list9460321819986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1819835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19181058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19185383" text:continue-numbering="true" text:style-name="WW8Num2">
              <text:list-item>
                <text:p text:style-name="P833">24</text:p>
              </text:list-item>
            </text:list>
          </table:table-cell>
          <table:table-cell table:style-name="表格25.A5" office:value-type="string">
            <text:list xml:id="list9460321917908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0176397" text:continue-numbering="true" text:style-name="WW8Num2">
              <text:list-item>
                <text:p text:style-name="P833">Create data user</text:p>
              </text:list-item>
            </text:list>
          </table:table-cell>
          <table:table-cell table:style-name="表格25.A5" office:value-type="string">
            <text:list xml:id="list9460322017195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J5" table:number-columns-spanned="3" office:value-type="string">
            <text:list xml:id="list94603221176080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4603221184074" text:continue-numbering="true" text:style-name="WW8Num2">
              <text:list-item>
                <text:p text:style-name="P833">CDATE</text:p>
              </text:list-item>
            </text:list>
          </table:table-cell>
          <table:table-cell table:style-name="表格25.A5" office:value-type="string">
            <text:list xml:id="list94603221202602" text:continue-numbering="true" text:style-name="WW8Num2">
              <text:list-item>
                <text:p text:style-name="P833">DATETIME</text:p>
              </text:list-item>
            </text:list>
          </table:table-cell>
          <table:table-cell table:style-name="表格25.A5" office:value-type="string">
            <text:list xml:id="list9460322218363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217894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218391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317165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319233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3186635" text:continue-numbering="true" text:style-name="WW8Num2">
              <text:list-item>
                <text:p text:style-name="P833">Create time</text:p>
              </text:list-item>
            </text:list>
          </table:table-cell>
          <table:table-cell table:style-name="表格25.A5" office:value-type="string">
            <text:list xml:id="list9460322419082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J5" table:number-columns-spanned="3" office:value-type="string">
            <text:list xml:id="list9460322419113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4603224180015" text:continue-numbering="true" text:style-name="WW8Num2">
              <text:list-item>
                <text:p text:style-name="P833">UUSERID</text:p>
              </text:list-item>
            </text:list>
          </table:table-cell>
          <table:table-cell table:style-name="表格25.A5" office:value-type="string">
            <text:list xml:id="list94603225174923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表格25.A5" office:value-type="string">
            <text:list xml:id="list94603225201312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518863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620288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6179655" text:continue-numbering="true" text:style-name="WW8Num2">
              <text:list-item>
                <text:p text:style-name="P833">24</text:p>
              </text:list-item>
            </text:list>
          </table:table-cell>
          <table:table-cell table:style-name="表格25.A5" office:value-type="string">
            <text:list xml:id="list94603227198872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表格25.A5" office:value-type="string">
            <text:list xml:id="list94603227186346" text:continue-numbering="true" text:style-name="WW8Num2">
              <text:list-item>
                <text:p text:style-name="P833">Update date user</text:p>
              </text:list-item>
            </text:list>
          </table:table-cell>
          <table:table-cell table:style-name="表格25.A5" office:value-type="string">
            <text:list xml:id="list9460322719432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J5" table:number-columns-spanned="3" office:value-type="string">
            <text:list xml:id="list94603228187622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4603228190509" text:continue-numbering="true" text:style-name="WW8Num2">
              <text:list-item>
                <text:p text:style-name="P833">UDATE</text:p>
              </text:list-item>
            </text:list>
          </table:table-cell>
          <table:table-cell table:style-name="表格25.A5" office:value-type="string">
            <text:list xml:id="list94603228179225" text:continue-numbering="true" text:style-name="WW8Num2">
              <text:list-item>
                <text:p text:style-name="P833">DATETIME</text:p>
              </text:list-item>
            </text:list>
          </table:table-cell>
          <table:table-cell table:style-name="表格25.A5" office:value-type="string">
            <text:list xml:id="list9460322920358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9194678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29200323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3017466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A5" office:value-type="string">
            <text:list xml:id="list94603230182390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表格25.A5" office:value-type="string">
            <text:list xml:id="list94603230178160" text:continue-numbering="true" text:style-name="WW8Num2">
              <text:list-item>
                <text:p text:style-name="P833">Update time</text:p>
              </text:list-item>
            </text:list>
          </table:table-cell>
          <table:table-cell table:style-name="表格25.A5" office:value-type="string">
            <text:list xml:id="list9460323119251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25.J5" table:number-columns-spanned="3" office:value-type="string">
            <text:list xml:id="list94603231181839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</table:table>
      <text:list xml:id="list94603231184857" text:continue-numbering="true" text:style-name="WW8Num2">
        <text:list-item>
          <text:p text:style-name="P586"/>
        </text:list-item>
      </text:list>
      <text:p text:style-name="P2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4603236173053" text:continue-numbering="true" text:style-name="WW8Num2">
        <text:list-item>
          <text:h text:style-name="P1098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94603237174647" text:continue-numbering="true" text:style-name="WW8Num2">
              <text:list-item>
                <text:p text:style-name="P650">Project</text:p>
              </text:list-item>
            </text:list>
          </table:table-cell>
          <table:table-cell table:style-name="表格46.A1" table:number-columns-spanned="6" office:value-type="string">
            <text:list xml:id="list94603237184520" text:continue-numbering="true" text:style-name="WW8Num2">
              <text:list-item>
                <text:p text:style-name="P70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94603237191119" text:continue-numbering="true" text:style-name="WW8Num2">
              <text:list-item>
                <text:p text:style-name="P650">Ver</text:p>
              </text:list-item>
            </text:list>
          </table:table-cell>
          <table:table-cell table:style-name="表格46.A1" office:value-type="string">
            <text:list xml:id="list94603238198970" text:continue-numbering="true" text:style-name="WW8Num2">
              <text:list-item>
                <text:p text:style-name="P702">0.5</text:p>
              </text:list-item>
            </text:list>
          </table:table-cell>
          <table:table-cell table:style-name="表格46.J1" office:value-type="string">
            <text:list xml:id="list94603238191462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38180169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3919061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4603239194616" text:continue-numbering="true" text:style-name="WW8Num2">
              <text:list-item>
                <text:p text:style-name="P650">Maintain</text:p>
              </text:list-item>
            </text:list>
          </table:table-cell>
          <table:table-cell table:style-name="表格46.A2" table:number-columns-spanned="6" office:value-type="string">
            <text:list xml:id="list94603239197861" text:continue-numbering="true" text:style-name="WW8Num2">
              <text:list-item>
                <text:p text:style-name="P70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4603240188192" text:continue-numbering="true" text:style-name="WW8Num2">
              <text:list-item>
                <text:p text:style-name="P650">Date</text:p>
              </text:list-item>
            </text:list>
          </table:table-cell>
          <table:table-cell table:style-name="表格46.A2" office:value-type="string">
            <text:list xml:id="list94603240194269" text:continue-numbering="true" text:style-name="WW8Num2">
              <text:list-item>
                <text:p text:style-name="P702">2014/1<text:span text:style-name="T114">2/23</text:span></text:p>
              </text:list-item>
            </text:list>
          </table:table-cell>
          <table:table-cell table:style-name="表格46.J1" office:value-type="string">
            <text:list xml:id="list94603240198344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41176726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41179118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4603241188876" text:continue-numbering="true" text:style-name="WW8Num2">
              <text:list-item>
                <text:p text:style-name="P650">Table</text:p>
              </text:list-item>
            </text:list>
          </table:table-cell>
          <table:table-cell table:style-name="表格46.A2" table:number-columns-spanned="6" office:value-type="string">
            <text:list xml:id="list94603242177781" text:continue-numbering="true" text:style-name="WW8Num2">
              <text:list-item>
                <text:p text:style-name="P777">tb_sys_<text:span text:style-name="T115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4603242195362" text:continue-numbering="true" text:style-name="WW8Num2">
              <text:list-item>
                <text:p text:style-name="P650">DataBase</text:p>
              </text:list-item>
            </text:list>
          </table:table-cell>
          <table:table-cell table:style-name="表格46.A2" office:value-type="string">
            <text:list xml:id="list94603243187917" text:continue-numbering="true" text:style-name="WW8Num2">
              <text:list-item>
                <text:p text:style-name="P702">bbcore</text:p>
              </text:list-item>
            </text:list>
          </table:table-cell>
          <table:table-cell table:style-name="表格46.J1" office:value-type="string">
            <text:list xml:id="list94603243194467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43173137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4317629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94603244202870" text:continue-numbering="true" text:style-name="WW8Num2">
              <text:list-item>
                <text:p text:style-name="P650">Descript</text:p>
              </text:list-item>
            </text:list>
          </table:table-cell>
          <table:table-cell table:style-name="表格46.A4" table:number-columns-spanned="8" office:value-type="string">
            <text:list xml:id="list94603244175819" text:continue-numbering="true" text:style-name="WW8Num2">
              <text:list-item>
                <text:p text:style-name="P7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9460324418994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45190378" text:continue-numbering="true" text:style-name="WW8Num2">
              <text:list-item>
                <text:p text:style-name="P563"/>
              </text:list-item>
            </text:list>
          </table:table-cell>
          <table:table-cell table:style-name="表格46.K1" office:value-type="string">
            <text:list xml:id="list94603245191457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94603245198248" text:continue-numbering="true" text:style-name="WW8Num2">
              <text:list-item>
                <text:p text:style-name="P5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9460324617811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4603246195987" text:continue-numbering="true" text:style-name="WW8Num2">
              <text:list-item>
                <text:p text:style-name="P676">Field</text:p>
              </text:list-item>
            </text:list>
          </table:table-cell>
          <table:table-cell table:style-name="表格46.A5" office:value-type="string">
            <text:list xml:id="list94603246182381" text:continue-numbering="true" text:style-name="WW8Num2">
              <text:list-item>
                <text:p text:style-name="P676">Datatype</text:p>
              </text:list-item>
            </text:list>
          </table:table-cell>
          <table:table-cell table:style-name="表格46.A5" office:value-type="string">
            <text:list xml:id="list94603247185646" text:continue-numbering="true" text:style-name="WW8Num2">
              <text:list-item>
                <text:p text:style-name="P676">PK</text:p>
              </text:list-item>
            </text:list>
          </table:table-cell>
          <table:table-cell table:style-name="表格46.A5" office:value-type="string">
            <text:list xml:id="list94603247188526" text:continue-numbering="true" text:style-name="WW8Num2">
              <text:list-item>
                <text:p text:style-name="P676">UK</text:p>
              </text:list-item>
            </text:list>
          </table:table-cell>
          <table:table-cell table:style-name="表格46.A5" office:value-type="string">
            <text:list xml:id="list94603248196057" text:continue-numbering="true" text:style-name="WW8Num2">
              <text:list-item>
                <text:p text:style-name="P676">IDX</text:p>
              </text:list-item>
            </text:list>
          </table:table-cell>
          <table:table-cell table:style-name="表格46.A5" office:value-type="string">
            <text:list xml:id="list94603248175363" text:continue-numbering="true" text:style-name="WW8Num2">
              <text:list-item>
                <text:p text:style-name="P624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94603248195189" text:continue-numbering="true" text:style-name="WW8Num2">
              <text:list-item>
                <text:p text:style-name="P624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94603249191933" text:continue-numbering="true" text:style-name="WW8Num2">
              <text:list-item>
                <text:p text:style-name="P676">Description</text:p>
              </text:list-item>
            </text:list>
          </table:table-cell>
          <table:table-cell table:style-name="表格46.A5" office:value-type="string">
            <text:list xml:id="list94603249195515" text:continue-numbering="true" text:style-name="WW8Num2">
              <text:list-item>
                <text:p text:style-name="P676">Remarks</text:p>
              </text:list-item>
            </text:list>
          </table:table-cell>
          <table:table-cell table:style-name="表格46.J5" table:number-columns-spanned="3" office:value-type="string">
            <text:list xml:id="list94603249191030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4603250173456" text:continue-numbering="true" text:style-name="WW8Num2">
              <text:list-item>
                <text:p text:style-name="P836">OID</text:p>
              </text:list-item>
            </text:list>
          </table:table-cell>
          <table:table-cell table:style-name="表格46.A5" office:value-type="string">
            <text:list xml:id="list94603250175755" text:continue-numbering="true" text:style-name="WW8Num2">
              <text:list-item>
                <text:p text:style-name="P836">CHAR</text:p>
              </text:list-item>
            </text:list>
          </table:table-cell>
          <table:table-cell table:style-name="表格46.A5" office:value-type="string">
            <text:list xml:id="list94603251177201" text:continue-numbering="true" text:style-name="WW8Num2">
              <text:list-item>
                <text:p text:style-name="P836">Y</text:p>
              </text:list-item>
            </text:list>
          </table:table-cell>
          <table:table-cell table:style-name="表格46.A5" office:value-type="string">
            <text:list xml:id="list94603251199790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51173915" text:continue-numbering="true" text:style-name="WW8Num2">
              <text:list-item>
                <text:p text:style-name="P836"><text:s/></text:p>
              </text:list-item>
            </text:list>
          </table:table-cell>
          <table:table-cell table:style-name="表格46.A5" office:value-type="string">
            <text:list xml:id="list94603252200211" text:continue-numbering="true" text:style-name="WW8Num2">
              <text:list-item>
                <text:p text:style-name="P836">36</text:p>
              </text:list-item>
            </text:list>
          </table:table-cell>
          <table:table-cell table:style-name="表格46.A5" office:value-type="string">
            <text:list xml:id="list9460325219971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52176454" text:continue-numbering="true" text:style-name="WW8Num2">
              <text:list-item>
                <text:p text:style-name="P836">PK / UUID</text:p>
              </text:list-item>
            </text:list>
          </table:table-cell>
          <table:table-cell table:style-name="表格46.A5" office:value-type="string">
            <text:list xml:id="list94603253197140" text:continue-numbering="true" text:style-name="WW8Num2">
              <text:list-item>
                <text:p text:style-name="P836">Default java UUID</text:p>
              </text:list-item>
            </text:list>
          </table:table-cell>
          <table:table-cell table:style-name="表格46.J5" table:number-columns-spanned="3" office:value-type="string">
            <text:list xml:id="list9460325317725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MAIL_ID</text:p>
          </table:table-cell>
          <table:table-cell table:style-name="表格46.A8" office:value-type="string">
            <text:list xml:id="list94603254179927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9">Y</text:p>
          </table:table-cell>
          <table:table-cell table:style-name="表格46.A8" office:value-type="string">
            <text:p text:style-name="P527">Y</text:p>
          </table:table-cell>
          <table:table-cell table:style-name="表格46.A8" office:value-type="string">
            <text:p text:style-name="P278">17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68">20141223<text:span text:style-name="T116">000000001</text:span></text:p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56183346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SUBJECT</text:p>
          </table:table-cell>
          <table:table-cell table:style-name="表格46.A8" office:value-type="string">
            <text:list xml:id="list94603257174956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77">200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50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59200781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TEXT</text:p>
          </table:table-cell>
          <table:table-cell table:style-name="表格46.A8" office:value-type="string">
            <text:list xml:id="list94603260184496" text:continue-numbering="true" text:style-name="WW8Num2">
              <text:list-item>
                <text:p text:style-name="P896">BLOL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520"/>
          </table:table-cell>
          <table:table-cell table:style-name="表格46.A8" office:value-type="string">
            <text:p text:style-name="P281"/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36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62171621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FROM</text:p>
          </table:table-cell>
          <table:table-cell table:style-name="表格46.A8" office:value-type="string">
            <text:list xml:id="list94603263177373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82">100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467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6517564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TO</text:p>
          </table:table-cell>
          <table:table-cell table:style-name="表格46.A8" office:value-type="string">
            <text:list xml:id="list94603265203285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82">100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467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6818993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CC</text:p>
          </table:table-cell>
          <table:table-cell table:style-name="表格46.A8" office:value-type="string">
            <text:list xml:id="list94603268183869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82">1000</text:p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67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7119664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BCC</text:p>
          </table:table-cell>
          <table:table-cell table:style-name="表格46.A8" office:value-type="string">
            <text:list xml:id="list94603271196272" text:continue-numbering="true" text:style-name="WW8Num2">
              <text:list-item>
                <text:p text:style-name="P89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82">1000</text:p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67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7419870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4">SUCCESS_FLAG</text:p>
          </table:table-cell>
          <table:table-cell table:style-name="表格46.A8" office:value-type="string">
            <text:list xml:id="list94603274186004" text:continue-numbering="true" text:style-name="WW8Num2">
              <text:list-item>
                <text:p text:style-name="P89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8">Y</text:p>
          </table:table-cell>
          <table:table-cell table:style-name="表格46.A8" office:value-type="string">
            <text:p text:style-name="P284">1</text:p>
          </table:table-cell>
          <table:table-cell table:style-name="表格46.A8" office:value-type="string">
            <text:p text:style-name="P285">N</text:p>
          </table:table-cell>
          <table:table-cell table:style-name="表格46.A8" office:value-type="string">
            <text:p text:style-name="P467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76195626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4">SUCCESS_TIME</text:p>
          </table:table-cell>
          <table:table-cell table:style-name="表格46.A8" office:value-type="string">
            <text:list xml:id="list94603277173273" text:continue-numbering="true" text:style-name="WW8Num2">
              <text:list-item>
                <text:p text:style-name="P898">DATETIME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285">null</text:p>
          </table:table-cell>
          <table:table-cell table:style-name="表格46.A8" office:value-type="string">
            <text:p text:style-name="P470"/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7917904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6">RETAIN_FLAG</text:p>
          </table:table-cell>
          <table:table-cell table:style-name="表格46.A8" office:value-type="string">
            <text:list xml:id="list94603280192299" text:continue-numbering="true" text:style-name="WW8Num2">
              <text:list-item>
                <text:p text:style-name="P899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/>
          </table:table-cell>
          <table:table-cell table:style-name="表格46.A8" office:value-type="string">
            <text:p text:style-name="P286">1</text:p>
          </table:table-cell>
          <table:table-cell table:style-name="表格46.A8" office:value-type="string">
            <text:p text:style-name="P287">N</text:p>
          </table:table-cell>
          <table:table-cell table:style-name="表格46.A8" office:value-type="string">
            <text:p text:style-name="P467">當為<text:span text:style-name="T117">Y實發完mail後保留, 反之刪除此筆紀錄</text:span></text:p>
          </table:table-cell>
          <table:table-cell table:style-name="表格46.A8" office:value-type="string">
            <text:p text:style-name="P407"/>
          </table:table-cell>
          <table:table-cell table:style-name="表格46.J5" table:number-columns-spanned="3" office:value-type="string">
            <text:list xml:id="list94603282176660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4603283180562" text:continue-numbering="true" text:style-name="WW8Num2">
              <text:list-item>
                <text:p text:style-name="P836">CUSERID</text:p>
              </text:list-item>
            </text:list>
          </table:table-cell>
          <table:table-cell table:style-name="表格46.A5" office:value-type="string">
            <text:list xml:id="list94603283193434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46.A5" office:value-type="string">
            <text:list xml:id="list94603283181477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418023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4183093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5202452" text:continue-numbering="true" text:style-name="WW8Num2">
              <text:list-item>
                <text:p text:style-name="P836">24</text:p>
              </text:list-item>
            </text:list>
          </table:table-cell>
          <table:table-cell table:style-name="表格46.A5" office:value-type="string">
            <text:list xml:id="list9460328519758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5182196" text:continue-numbering="true" text:style-name="WW8Num2">
              <text:list-item>
                <text:p text:style-name="P836">Create data user</text:p>
              </text:list-item>
            </text:list>
          </table:table-cell>
          <table:table-cell table:style-name="表格46.A5" office:value-type="string">
            <text:list xml:id="list9460328617514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J5" table:number-columns-spanned="3" office:value-type="string">
            <text:list xml:id="list9460328617930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4603286174338" text:continue-numbering="true" text:style-name="WW8Num2">
              <text:list-item>
                <text:p text:style-name="P836">CDATE</text:p>
              </text:list-item>
            </text:list>
          </table:table-cell>
          <table:table-cell table:style-name="表格46.A5" office:value-type="string">
            <text:list xml:id="list94603287182447" text:continue-numbering="true" text:style-name="WW8Num2">
              <text:list-item>
                <text:p text:style-name="P836">DATETIME</text:p>
              </text:list-item>
            </text:list>
          </table:table-cell>
          <table:table-cell table:style-name="表格46.A5" office:value-type="string">
            <text:list xml:id="list9460328718044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719548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817371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819772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817963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89200111" text:continue-numbering="true" text:style-name="WW8Num2">
              <text:list-item>
                <text:p text:style-name="P836">Create time</text:p>
              </text:list-item>
            </text:list>
          </table:table-cell>
          <table:table-cell table:style-name="表格46.A5" office:value-type="string">
            <text:list xml:id="list9460328920022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J5" table:number-columns-spanned="3" office:value-type="string">
            <text:list xml:id="list9460328918405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4603290183213" text:continue-numbering="true" text:style-name="WW8Num2">
              <text:list-item>
                <text:p text:style-name="P836">UUSERID</text:p>
              </text:list-item>
            </text:list>
          </table:table-cell>
          <table:table-cell table:style-name="表格46.A5" office:value-type="string">
            <text:list xml:id="list94603290181950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46.A5" office:value-type="string">
            <text:list xml:id="list94603290177440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119293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1192958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2174689" text:continue-numbering="true" text:style-name="WW8Num2">
              <text:list-item>
                <text:p text:style-name="P836">24</text:p>
              </text:list-item>
            </text:list>
          </table:table-cell>
          <table:table-cell table:style-name="表格46.A5" office:value-type="string">
            <text:list xml:id="list94603292198643" text:continue-numbering="true" text:style-name="WW8Num2">
              <text:list-item>
                <text:p text:style-name="P836">null</text:p>
              </text:list-item>
            </text:list>
          </table:table-cell>
          <table:table-cell table:style-name="表格46.A5" office:value-type="string">
            <text:list xml:id="list94603293197177" text:continue-numbering="true" text:style-name="WW8Num2">
              <text:list-item>
                <text:p text:style-name="P836">Update date user</text:p>
              </text:list-item>
            </text:list>
          </table:table-cell>
          <table:table-cell table:style-name="表格46.A5" office:value-type="string">
            <text:list xml:id="list9460329317155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J5" table:number-columns-spanned="3" office:value-type="string">
            <text:list xml:id="list9460329417182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4603294196310" text:continue-numbering="true" text:style-name="WW8Num2">
              <text:list-item>
                <text:p text:style-name="P836">UDATE</text:p>
              </text:list-item>
            </text:list>
          </table:table-cell>
          <table:table-cell table:style-name="表格46.A5" office:value-type="string">
            <text:list xml:id="list94603294185287" text:continue-numbering="true" text:style-name="WW8Num2">
              <text:list-item>
                <text:p text:style-name="P836">DATETIME</text:p>
              </text:list-item>
            </text:list>
          </table:table-cell>
          <table:table-cell table:style-name="表格46.A5" office:value-type="string">
            <text:list xml:id="list94603295189461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5198077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519078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6189633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A5" office:value-type="string">
            <text:list xml:id="list94603296180697" text:continue-numbering="true" text:style-name="WW8Num2">
              <text:list-item>
                <text:p text:style-name="P836">null</text:p>
              </text:list-item>
            </text:list>
          </table:table-cell>
          <table:table-cell table:style-name="表格46.A5" office:value-type="string">
            <text:list xml:id="list94603296177818" text:continue-numbering="true" text:style-name="WW8Num2">
              <text:list-item>
                <text:p text:style-name="P836">Update time</text:p>
              </text:list-item>
            </text:list>
          </table:table-cell>
          <table:table-cell table:style-name="表格46.A5" office:value-type="string">
            <text:list xml:id="list9460329719748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46.J5" table:number-columns-spanned="3" office:value-type="string">
            <text:list xml:id="list94603297192051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</table:table>
      <text:list xml:id="list94603297197336" text:continue-numbering="true" text:style-name="WW8Num2">
        <text:list-item>
          <text:p text:style-name="P587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4603302175064" text:continue-numbering="true" text:style-name="WW8Num2">
        <text:list-item>
          <text:h text:style-name="P1099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94603302199229" text:continue-numbering="true" text:style-name="WW8Num2">
              <text:list-item>
                <text:p text:style-name="P651">Project</text:p>
              </text:list-item>
            </text:list>
          </table:table-cell>
          <table:table-cell table:style-name="表格62.A1" table:number-columns-spanned="6" office:value-type="string">
            <text:list xml:id="list94603303194635" text:continue-numbering="true" text:style-name="WW8Num2">
              <text:list-item>
                <text:p text:style-name="P70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94603303201246" text:continue-numbering="true" text:style-name="WW8Num2">
              <text:list-item>
                <text:p text:style-name="P651">Ver</text:p>
              </text:list-item>
            </text:list>
          </table:table-cell>
          <table:table-cell table:style-name="表格62.A1" office:value-type="string">
            <text:list xml:id="list94603303186786" text:continue-numbering="true" text:style-name="WW8Num2">
              <text:list-item>
                <text:p text:style-name="P703">0.5</text:p>
              </text:list-item>
            </text:list>
          </table:table-cell>
          <table:table-cell table:style-name="表格62.J1" office:value-type="string">
            <text:list xml:id="list94603304180557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0420277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04184591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4603305195100" text:continue-numbering="true" text:style-name="WW8Num2">
              <text:list-item>
                <text:p text:style-name="P651">Maintain</text:p>
              </text:list-item>
            </text:list>
          </table:table-cell>
          <table:table-cell table:style-name="表格62.A2" table:number-columns-spanned="6" office:value-type="string">
            <text:list xml:id="list94603305171832" text:continue-numbering="true" text:style-name="WW8Num2">
              <text:list-item>
                <text:p text:style-name="P70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4603305178826" text:continue-numbering="true" text:style-name="WW8Num2">
              <text:list-item>
                <text:p text:style-name="P651">Date</text:p>
              </text:list-item>
            </text:list>
          </table:table-cell>
          <table:table-cell table:style-name="表格62.A2" office:value-type="string">
            <text:list xml:id="list94603306181848" text:continue-numbering="true" text:style-name="WW8Num2">
              <text:list-item>
                <text:p text:style-name="P703">201<text:span text:style-name="T120">5</text:span>/<text:span text:style-name="T120">04/23</text:span></text:p>
              </text:list-item>
            </text:list>
          </table:table-cell>
          <table:table-cell table:style-name="表格62.J1" office:value-type="string">
            <text:list xml:id="list9460330618446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0620178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07172233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4603307178469" text:continue-numbering="true" text:style-name="WW8Num2">
              <text:list-item>
                <text:p text:style-name="P651">Table</text:p>
              </text:list-item>
            </text:list>
          </table:table-cell>
          <table:table-cell table:style-name="表格62.A2" table:number-columns-spanned="6" office:value-type="string">
            <text:list xml:id="list94603307174022" text:continue-numbering="true" text:style-name="WW8Num2">
              <text:list-item>
                <text:p text:style-name="P778">tb_sys_<text:span text:style-name="T120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4603308171765" text:continue-numbering="true" text:style-name="WW8Num2">
              <text:list-item>
                <text:p text:style-name="P651">DataBase</text:p>
              </text:list-item>
            </text:list>
          </table:table-cell>
          <table:table-cell table:style-name="表格62.A2" office:value-type="string">
            <text:list xml:id="list94603308192932" text:continue-numbering="true" text:style-name="WW8Num2">
              <text:list-item>
                <text:p text:style-name="P703">bbcore</text:p>
              </text:list-item>
            </text:list>
          </table:table-cell>
          <table:table-cell table:style-name="表格62.J1" office:value-type="string">
            <text:list xml:id="list94603308199829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09200632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09172961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94603309197726" text:continue-numbering="true" text:style-name="WW8Num2">
              <text:list-item>
                <text:p text:style-name="P651">Descript</text:p>
              </text:list-item>
            </text:list>
          </table:table-cell>
          <table:table-cell table:style-name="表格62.A4" table:number-columns-spanned="8" office:value-type="string">
            <text:list xml:id="list94603310192362" text:continue-numbering="true" text:style-name="WW8Num2">
              <text:list-item>
                <text:p text:style-name="P7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9460331017162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10178497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2.K1" office:value-type="string">
            <text:list xml:id="list94603311182451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94603311177158" text:continue-numbering="true" text:style-name="WW8Num2">
              <text:list-item>
                <text:p text:style-name="P5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9460331117818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4603312188746" text:continue-numbering="true" text:style-name="WW8Num2">
              <text:list-item>
                <text:p text:style-name="P677">Field</text:p>
              </text:list-item>
            </text:list>
          </table:table-cell>
          <table:table-cell table:style-name="表格62.A5" office:value-type="string">
            <text:list xml:id="list94603312192537" text:continue-numbering="true" text:style-name="WW8Num2">
              <text:list-item>
                <text:p text:style-name="P677">Datatype</text:p>
              </text:list-item>
            </text:list>
          </table:table-cell>
          <table:table-cell table:style-name="表格62.A5" office:value-type="string">
            <text:list xml:id="list94603312189587" text:continue-numbering="true" text:style-name="WW8Num2">
              <text:list-item>
                <text:p text:style-name="P677">PK</text:p>
              </text:list-item>
            </text:list>
          </table:table-cell>
          <table:table-cell table:style-name="表格62.A5" office:value-type="string">
            <text:list xml:id="list94603313172643" text:continue-numbering="true" text:style-name="WW8Num2">
              <text:list-item>
                <text:p text:style-name="P677">UK</text:p>
              </text:list-item>
            </text:list>
          </table:table-cell>
          <table:table-cell table:style-name="表格62.A5" office:value-type="string">
            <text:list xml:id="list94603313187758" text:continue-numbering="true" text:style-name="WW8Num2">
              <text:list-item>
                <text:p text:style-name="P677">IDX</text:p>
              </text:list-item>
            </text:list>
          </table:table-cell>
          <table:table-cell table:style-name="表格62.A5" office:value-type="string">
            <text:list xml:id="list94603313179270" text:continue-numbering="true" text:style-name="WW8Num2">
              <text:list-item>
                <text:p text:style-name="P625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94603314190337" text:continue-numbering="true" text:style-name="WW8Num2">
              <text:list-item>
                <text:p text:style-name="P625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94603314190333" text:continue-numbering="true" text:style-name="WW8Num2">
              <text:list-item>
                <text:p text:style-name="P677">Description</text:p>
              </text:list-item>
            </text:list>
          </table:table-cell>
          <table:table-cell table:style-name="表格62.A5" office:value-type="string">
            <text:list xml:id="list94603315202678" text:continue-numbering="true" text:style-name="WW8Num2">
              <text:list-item>
                <text:p text:style-name="P677">Remarks</text:p>
              </text:list-item>
            </text:list>
          </table:table-cell>
          <table:table-cell table:style-name="表格62.J5" table:number-columns-spanned="3" office:value-type="string">
            <text:list xml:id="list9460331520248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4603315182325" text:continue-numbering="true" text:style-name="WW8Num2">
              <text:list-item>
                <text:p text:style-name="P1070">OID</text:p>
              </text:list-item>
            </text:list>
          </table:table-cell>
          <table:table-cell table:style-name="表格62.A5" office:value-type="string">
            <text:list xml:id="list94603316183156" text:continue-numbering="true" text:style-name="WW8Num2">
              <text:list-item>
                <text:p text:style-name="P1070">CHAR</text:p>
              </text:list-item>
            </text:list>
          </table:table-cell>
          <table:table-cell table:style-name="表格62.A5" office:value-type="string">
            <text:list xml:id="list94603316184528" text:continue-numbering="true" text:style-name="WW8Num2">
              <text:list-item>
                <text:p text:style-name="P1070">Y</text:p>
              </text:list-item>
            </text:list>
          </table:table-cell>
          <table:table-cell table:style-name="表格62.A5" office:value-type="string">
            <text:list xml:id="list94603316186078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17194559" text:continue-numbering="true" text:style-name="WW8Num2">
              <text:list-item>
                <text:p text:style-name="P1070"><text:s/></text:p>
              </text:list-item>
            </text:list>
          </table:table-cell>
          <table:table-cell table:style-name="表格62.A5" office:value-type="string">
            <text:list xml:id="list94603317186795" text:continue-numbering="true" text:style-name="WW8Num2">
              <text:list-item>
                <text:p text:style-name="P1070">36</text:p>
              </text:list-item>
            </text:list>
          </table:table-cell>
          <table:table-cell table:style-name="表格62.A5" office:value-type="string">
            <text:list xml:id="list94603317198826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18185877" text:continue-numbering="true" text:style-name="WW8Num2">
              <text:list-item>
                <text:p text:style-name="P1070">PK / UUID</text:p>
              </text:list-item>
            </text:list>
          </table:table-cell>
          <table:table-cell table:style-name="表格62.A5" office:value-type="string">
            <text:list xml:id="list94603318203597" text:continue-numbering="true" text:style-name="WW8Num2">
              <text:list-item>
                <text:p text:style-name="P1070">Default java UUID</text:p>
              </text:list-item>
            </text:list>
          </table:table-cell>
          <table:table-cell table:style-name="表格62.J5" table:number-columns-spanned="3" office:value-type="string">
            <text:list xml:id="list9460331918359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6">USER</text:p>
          </table:table-cell>
          <table:table-cell table:style-name="表格62.A8" office:value-type="string">
            <text:list xml:id="list94603319185664" text:continue-numbering="true" text:style-name="WW8Num2">
              <text:list-item>
                <text:p text:style-name="P1072">VARCHAR</text:p>
              </text:list-item>
            </text:list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499"/>
          </table:table-cell>
          <table:table-cell table:style-name="表格62.A8" office:value-type="string">
            <text:p text:style-name="P536">Y</text:p>
          </table:table-cell>
          <table:table-cell table:style-name="表格62.A8" office:value-type="string">
            <text:p text:style-name="P496">24</text:p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503"/>
          </table:table-cell>
          <table:table-cell table:style-name="表格62.A8" office:value-type="string">
            <text:p text:style-name="P507"/>
          </table:table-cell>
          <table:table-cell table:style-name="表格62.J5" table:number-columns-spanned="3" office:value-type="string">
            <text:list xml:id="list94603321179570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509">SYS_ID</text:p>
          </table:table-cell>
          <table:table-cell table:style-name="表格62.A8" office:value-type="string">
            <text:list xml:id="list94603322177951" text:continue-numbering="true" text:style-name="WW8Num2">
              <text:list-item>
                <text:p text:style-name="P1072">VARCHAR</text:p>
              </text:list-item>
            </text:list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498"/>
          </table:table-cell>
          <table:table-cell table:style-name="表格62.A8" office:value-type="string">
            <text:p text:style-name="P537"/>
          </table:table-cell>
          <table:table-cell table:style-name="表格62.A8" office:value-type="string">
            <text:p text:style-name="P501">10</text:p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505">TB_SYS.SYS_ID</text:p>
          </table:table-cell>
          <table:table-cell table:style-name="表格62.A8" office:value-type="string">
            <text:p text:style-name="P508"/>
          </table:table-cell>
          <table:table-cell table:style-name="表格62.J5" table:number-columns-spanned="3" office:value-type="string">
            <text:list xml:id="list9460332418642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500">EXECUTE_<text:span text:style-name="T119">EVENT</text:span></text:p>
          </table:table-cell>
          <table:table-cell table:style-name="表格62.A8" office:value-type="string">
            <text:list xml:id="list94603325203698" text:continue-numbering="true" text:style-name="WW8Num2">
              <text:list-item>
                <text:p text:style-name="P1073">VARCHAR</text:p>
              </text:list-item>
            </text:list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498"/>
          </table:table-cell>
          <table:table-cell table:style-name="表格62.A8" office:value-type="string">
            <text:p text:style-name="P535"/>
          </table:table-cell>
          <table:table-cell table:style-name="表格62.A8" office:value-type="string">
            <text:p text:style-name="P496">255</text:p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504"><text:span text:style-name="T123">bean</text:span>的id 或</text:p>
            <text:p text:style-name="P504">controller的 <text:span text:style-name="T124">action url</text:span></text:p>
          </table:table-cell>
          <table:table-cell table:style-name="表格62.A8" office:value-type="string">
            <text:p text:style-name="P508"><text:span text:style-name="T122">t</text:span>est.bs<text:span text:style-name="T124">@</text:span>create</text:p>
            <text:p text:style-name="P506">tset.action</text:p>
          </table:table-cell>
          <table:table-cell table:style-name="表格62.J5" table:number-columns-spanned="3" office:value-type="string">
            <text:list xml:id="list9460332817443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6">IS_PERMIT</text:p>
          </table:table-cell>
          <table:table-cell table:style-name="表格62.A8" office:value-type="string">
            <text:list xml:id="list94603329185019" text:continue-numbering="true" text:style-name="WW8Num2">
              <text:list-item>
                <text:p text:style-name="P1073">VARCHAR</text:p>
              </text:list-item>
            </text:list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498"/>
          </table:table-cell>
          <table:table-cell table:style-name="表格62.A8" office:value-type="string">
            <text:p text:style-name="P535"/>
          </table:table-cell>
          <table:table-cell table:style-name="表格62.A8" office:value-type="string">
            <text:p text:style-name="P496">1</text:p>
          </table:table-cell>
          <table:table-cell table:style-name="表格62.A8" office:value-type="string">
            <text:p text:style-name="P497">N</text:p>
          </table:table-cell>
          <table:table-cell table:style-name="表格62.A8" office:value-type="string">
            <text:p text:style-name="P502"/>
          </table:table-cell>
          <table:table-cell table:style-name="表格62.A8" office:value-type="string">
            <text:p text:style-name="P507"/>
          </table:table-cell>
          <table:table-cell table:style-name="表格62.J5" table:number-columns-spanned="3" office:value-type="string">
            <text:list xml:id="list9460333120054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4603331188313" text:continue-numbering="true" text:style-name="WW8Num2">
              <text:list-item>
                <text:p text:style-name="P1070">CUSERID</text:p>
              </text:list-item>
            </text:list>
          </table:table-cell>
          <table:table-cell table:style-name="表格62.A5" office:value-type="string">
            <text:list xml:id="list94603332199659" text:continue-numbering="true" text:style-name="WW8Num2">
              <text:list-item>
                <text:p text:style-name="P1070">VARCHAR</text:p>
              </text:list-item>
            </text:list>
          </table:table-cell>
          <table:table-cell table:style-name="表格62.A5" office:value-type="string">
            <text:list xml:id="list94603332188834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2195428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3171163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3192494" text:continue-numbering="true" text:style-name="WW8Num2">
              <text:list-item>
                <text:p text:style-name="P1070">24</text:p>
              </text:list-item>
            </text:list>
          </table:table-cell>
          <table:table-cell table:style-name="表格62.A5" office:value-type="string">
            <text:list xml:id="list94603333199106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4202446" text:continue-numbering="true" text:style-name="WW8Num2">
              <text:list-item>
                <text:p text:style-name="P1070">Create data user</text:p>
              </text:list-item>
            </text:list>
          </table:table-cell>
          <table:table-cell table:style-name="表格62.A5" office:value-type="string">
            <text:list xml:id="list94603334187965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J5" table:number-columns-spanned="3" office:value-type="string">
            <text:list xml:id="list9460333419703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4603335203245" text:continue-numbering="true" text:style-name="WW8Num2">
              <text:list-item>
                <text:p text:style-name="P1070">CDATE</text:p>
              </text:list-item>
            </text:list>
          </table:table-cell>
          <table:table-cell table:style-name="表格62.A5" office:value-type="string">
            <text:list xml:id="list94603335178809" text:continue-numbering="true" text:style-name="WW8Num2">
              <text:list-item>
                <text:p text:style-name="P1070">DATETIME</text:p>
              </text:list-item>
            </text:list>
          </table:table-cell>
          <table:table-cell table:style-name="表格62.A5" office:value-type="string">
            <text:list xml:id="list94603335199161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6196735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6181386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6179583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7200593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7196092" text:continue-numbering="true" text:style-name="WW8Num2">
              <text:list-item>
                <text:p text:style-name="P1070">Create time</text:p>
              </text:list-item>
            </text:list>
          </table:table-cell>
          <table:table-cell table:style-name="表格62.A5" office:value-type="string">
            <text:list xml:id="list94603337193163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J5" table:number-columns-spanned="3" office:value-type="string">
            <text:list xml:id="list94603338183387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4603338193442" text:continue-numbering="true" text:style-name="WW8Num2">
              <text:list-item>
                <text:p text:style-name="P1070">UUSERID</text:p>
              </text:list-item>
            </text:list>
          </table:table-cell>
          <table:table-cell table:style-name="表格62.A5" office:value-type="string">
            <text:list xml:id="list94603338200212" text:continue-numbering="true" text:style-name="WW8Num2">
              <text:list-item>
                <text:p text:style-name="P1070">VARCHAR</text:p>
              </text:list-item>
            </text:list>
          </table:table-cell>
          <table:table-cell table:style-name="表格62.A5" office:value-type="string">
            <text:list xml:id="list94603339180895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9179023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39190588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40183467" text:continue-numbering="true" text:style-name="WW8Num2">
              <text:list-item>
                <text:p text:style-name="P1070">24</text:p>
              </text:list-item>
            </text:list>
          </table:table-cell>
          <table:table-cell table:style-name="表格62.A5" office:value-type="string">
            <text:list xml:id="list94603340198824" text:continue-numbering="true" text:style-name="WW8Num2">
              <text:list-item>
                <text:p text:style-name="P1070">null</text:p>
              </text:list-item>
            </text:list>
          </table:table-cell>
          <table:table-cell table:style-name="表格62.A5" office:value-type="string">
            <text:list xml:id="list94603340186371" text:continue-numbering="true" text:style-name="WW8Num2">
              <text:list-item>
                <text:p text:style-name="P1070">Update date user</text:p>
              </text:list-item>
            </text:list>
          </table:table-cell>
          <table:table-cell table:style-name="表格62.A5" office:value-type="string">
            <text:list xml:id="list94603341190769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J5" table:number-columns-spanned="3" office:value-type="string">
            <text:list xml:id="list9460334118748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4603341188783" text:continue-numbering="true" text:style-name="WW8Num2">
              <text:list-item>
                <text:p text:style-name="P1070">UDATE</text:p>
              </text:list-item>
            </text:list>
          </table:table-cell>
          <table:table-cell table:style-name="表格62.A5" office:value-type="string">
            <text:list xml:id="list94603342196206" text:continue-numbering="true" text:style-name="WW8Num2">
              <text:list-item>
                <text:p text:style-name="P1070">DATETIME</text:p>
              </text:list-item>
            </text:list>
          </table:table-cell>
          <table:table-cell table:style-name="表格62.A5" office:value-type="string">
            <text:list xml:id="list94603342199404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42180849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43175766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43193785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A5" office:value-type="string">
            <text:list xml:id="list94603344194692" text:continue-numbering="true" text:style-name="WW8Num2">
              <text:list-item>
                <text:p text:style-name="P1070">null</text:p>
              </text:list-item>
            </text:list>
          </table:table-cell>
          <table:table-cell table:style-name="表格62.A5" office:value-type="string">
            <text:list xml:id="list94603344181304" text:continue-numbering="true" text:style-name="WW8Num2">
              <text:list-item>
                <text:p text:style-name="P1070">Update time</text:p>
              </text:list-item>
            </text:list>
          </table:table-cell>
          <table:table-cell table:style-name="表格62.A5" office:value-type="string">
            <text:list xml:id="list94603344200399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62.J5" table:number-columns-spanned="3" office:value-type="string">
            <text:list xml:id="list9460334518531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</table:table>
      <text:list xml:id="list94603345183377" text:continue-numbering="true" text:style-name="WW8Num2">
        <text:list-item>
          <text:p text:style-name="P588"/>
        </text:list-item>
      </text:list>
      <text:p text:style-name="P23"/>
      <text:p text:style-name="P23"/>
      <text:list xml:id="list94603346174459" text:continue-numbering="true" text:style-name="WW8Num2">
        <text:list-item>
          <text:h text:style-name="P1100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94603347173644" text:continue-numbering="true" text:style-name="WW8Num2">
              <text:list-item>
                <text:p text:style-name="P652">Project</text:p>
              </text:list-item>
            </text:list>
          </table:table-cell>
          <table:table-cell table:style-name="表格63.A1" table:number-columns-spanned="6" office:value-type="string">
            <text:list xml:id="list94603347195551" text:continue-numbering="true" text:style-name="WW8Num2">
              <text:list-item>
                <text:p text:style-name="P70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94603347179263" text:continue-numbering="true" text:style-name="WW8Num2">
              <text:list-item>
                <text:p text:style-name="P652">Ver</text:p>
              </text:list-item>
            </text:list>
          </table:table-cell>
          <table:table-cell table:style-name="表格63.A1" office:value-type="string">
            <text:list xml:id="list94603348198725" text:continue-numbering="true" text:style-name="WW8Num2">
              <text:list-item>
                <text:p text:style-name="P704">0.5</text:p>
              </text:list-item>
            </text:list>
          </table:table-cell>
          <table:table-cell table:style-name="表格63.J1" office:value-type="string">
            <text:list xml:id="list94603348183159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4818842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48183328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4603349196075" text:continue-numbering="true" text:style-name="WW8Num2">
              <text:list-item>
                <text:p text:style-name="P652">Maintain</text:p>
              </text:list-item>
            </text:list>
          </table:table-cell>
          <table:table-cell table:style-name="表格63.A2" table:number-columns-spanned="6" office:value-type="string">
            <text:list xml:id="list94603349191458" text:continue-numbering="true" text:style-name="WW8Num2">
              <text:list-item>
                <text:p text:style-name="P70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4603349173799" text:continue-numbering="true" text:style-name="WW8Num2">
              <text:list-item>
                <text:p text:style-name="P652">Date</text:p>
              </text:list-item>
            </text:list>
          </table:table-cell>
          <table:table-cell table:style-name="表格63.A2" office:value-type="string">
            <text:list xml:id="list94603350195143" text:continue-numbering="true" text:style-name="WW8Num2">
              <text:list-item>
                <text:p text:style-name="P704">201<text:span text:style-name="T120">5</text:span>/<text:span text:style-name="T120">04/23</text:span></text:p>
              </text:list-item>
            </text:list>
          </table:table-cell>
          <table:table-cell table:style-name="表格63.J1" office:value-type="string">
            <text:list xml:id="list94603350194892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51179585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51190210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4603351203346" text:continue-numbering="true" text:style-name="WW8Num2">
              <text:list-item>
                <text:p text:style-name="P652">Table</text:p>
              </text:list-item>
            </text:list>
          </table:table-cell>
          <table:table-cell table:style-name="表格63.A2" table:number-columns-spanned="6" office:value-type="string">
            <text:list xml:id="list94603352195160" text:continue-numbering="true" text:style-name="WW8Num2">
              <text:list-item>
                <text:p text:style-name="P779">tb_sys_<text:span text:style-name="T121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4603352200727" text:continue-numbering="true" text:style-name="WW8Num2">
              <text:list-item>
                <text:p text:style-name="P652">DataBase</text:p>
              </text:list-item>
            </text:list>
          </table:table-cell>
          <table:table-cell table:style-name="表格63.A2" office:value-type="string">
            <text:list xml:id="list94603352197209" text:continue-numbering="true" text:style-name="WW8Num2">
              <text:list-item>
                <text:p text:style-name="P704">bbcore</text:p>
              </text:list-item>
            </text:list>
          </table:table-cell>
          <table:table-cell table:style-name="表格63.J1" office:value-type="string">
            <text:list xml:id="list94603353184903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53191183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53185070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94603354189788" text:continue-numbering="true" text:style-name="WW8Num2">
              <text:list-item>
                <text:p text:style-name="P652">Descript</text:p>
              </text:list-item>
            </text:list>
          </table:table-cell>
          <table:table-cell table:style-name="表格63.A4" table:number-columns-spanned="8" office:value-type="string">
            <text:list xml:id="list94603354191971" text:continue-numbering="true" text:style-name="WW8Num2">
              <text:list-item>
                <text:p text:style-name="P7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9460335419361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5517274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3.K1" office:value-type="string">
            <text:list xml:id="list94603355175374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94603355195630" text:continue-numbering="true" text:style-name="WW8Num2">
              <text:list-item>
                <text:p text:style-name="P5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9460335619443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4603356193569" text:continue-numbering="true" text:style-name="WW8Num2">
              <text:list-item>
                <text:p text:style-name="P678">Field</text:p>
              </text:list-item>
            </text:list>
          </table:table-cell>
          <table:table-cell table:style-name="表格63.A5" office:value-type="string">
            <text:list xml:id="list94603356194663" text:continue-numbering="true" text:style-name="WW8Num2">
              <text:list-item>
                <text:p text:style-name="P678">Datatype</text:p>
              </text:list-item>
            </text:list>
          </table:table-cell>
          <table:table-cell table:style-name="表格63.A5" office:value-type="string">
            <text:list xml:id="list94603357191315" text:continue-numbering="true" text:style-name="WW8Num2">
              <text:list-item>
                <text:p text:style-name="P678">PK</text:p>
              </text:list-item>
            </text:list>
          </table:table-cell>
          <table:table-cell table:style-name="表格63.A5" office:value-type="string">
            <text:list xml:id="list94603357198852" text:continue-numbering="true" text:style-name="WW8Num2">
              <text:list-item>
                <text:p text:style-name="P678">UK</text:p>
              </text:list-item>
            </text:list>
          </table:table-cell>
          <table:table-cell table:style-name="表格63.A5" office:value-type="string">
            <text:list xml:id="list94603357175493" text:continue-numbering="true" text:style-name="WW8Num2">
              <text:list-item>
                <text:p text:style-name="P678">IDX</text:p>
              </text:list-item>
            </text:list>
          </table:table-cell>
          <table:table-cell table:style-name="表格63.A5" office:value-type="string">
            <text:list xml:id="list94603357190711" text:continue-numbering="true" text:style-name="WW8Num2">
              <text:list-item>
                <text:p text:style-name="P626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94603358202415" text:continue-numbering="true" text:style-name="WW8Num2">
              <text:list-item>
                <text:p text:style-name="P626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94603358202187" text:continue-numbering="true" text:style-name="WW8Num2">
              <text:list-item>
                <text:p text:style-name="P678">Description</text:p>
              </text:list-item>
            </text:list>
          </table:table-cell>
          <table:table-cell table:style-name="表格63.A5" office:value-type="string">
            <text:list xml:id="list94603359181858" text:continue-numbering="true" text:style-name="WW8Num2">
              <text:list-item>
                <text:p text:style-name="P678">Remarks</text:p>
              </text:list-item>
            </text:list>
          </table:table-cell>
          <table:table-cell table:style-name="表格63.J5" table:number-columns-spanned="3" office:value-type="string">
            <text:list xml:id="list9460335920244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4603359195368" text:continue-numbering="true" text:style-name="WW8Num2">
              <text:list-item>
                <text:p text:style-name="P838">OID</text:p>
              </text:list-item>
            </text:list>
          </table:table-cell>
          <table:table-cell table:style-name="表格63.A5" office:value-type="string">
            <text:list xml:id="list94603360202931" text:continue-numbering="true" text:style-name="WW8Num2">
              <text:list-item>
                <text:p text:style-name="P838">CHAR</text:p>
              </text:list-item>
            </text:list>
          </table:table-cell>
          <table:table-cell table:style-name="表格63.A5" office:value-type="string">
            <text:list xml:id="list94603360179694" text:continue-numbering="true" text:style-name="WW8Num2">
              <text:list-item>
                <text:p text:style-name="P838">Y</text:p>
              </text:list-item>
            </text:list>
          </table:table-cell>
          <table:table-cell table:style-name="表格63.A5" office:value-type="string">
            <text:list xml:id="list94603361195479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61198080" text:continue-numbering="true" text:style-name="WW8Num2">
              <text:list-item>
                <text:p text:style-name="P838"><text:s/></text:p>
              </text:list-item>
            </text:list>
          </table:table-cell>
          <table:table-cell table:style-name="表格63.A5" office:value-type="string">
            <text:list xml:id="list94603361195655" text:continue-numbering="true" text:style-name="WW8Num2">
              <text:list-item>
                <text:p text:style-name="P838">36</text:p>
              </text:list-item>
            </text:list>
          </table:table-cell>
          <table:table-cell table:style-name="表格63.A5" office:value-type="string">
            <text:list xml:id="list94603362196188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62203019" text:continue-numbering="true" text:style-name="WW8Num2">
              <text:list-item>
                <text:p text:style-name="P838">PK / UUID</text:p>
              </text:list-item>
            </text:list>
          </table:table-cell>
          <table:table-cell table:style-name="表格63.A5" office:value-type="string">
            <text:list xml:id="list94603362176233" text:continue-numbering="true" text:style-name="WW8Num2">
              <text:list-item>
                <text:p text:style-name="P838">Default java UUID</text:p>
              </text:list-item>
            </text:list>
          </table:table-cell>
          <table:table-cell table:style-name="表格63.J5" table:number-columns-spanned="3" office:value-type="string">
            <text:list xml:id="list94603363202112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8">USER</text:p>
          </table:table-cell>
          <table:table-cell table:style-name="表格63.A8" office:value-type="string">
            <text:list xml:id="list94603363196692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280"/>
          </table:table-cell>
          <table:table-cell table:style-name="表格63.A8" office:value-type="string">
            <text:p text:style-name="P529">Y</text:p>
          </table:table-cell>
          <table:table-cell table:style-name="表格63.A8" office:value-type="string">
            <text:p text:style-name="P288">24</text:p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469"/>
          </table:table-cell>
          <table:table-cell table:style-name="表格63.A8" office:value-type="string">
            <text:p text:style-name="P408"/>
          </table:table-cell>
          <table:table-cell table:style-name="表格63.J5" table:number-columns-spanned="3" office:value-type="string">
            <text:list xml:id="list94603366188037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4603366188700" text:continue-numbering="true" text:style-name="WW8Num2">
              <text:list-item>
                <text:p text:style-name="P838">CUSERID</text:p>
              </text:list-item>
            </text:list>
          </table:table-cell>
          <table:table-cell table:style-name="表格63.A5" office:value-type="string">
            <text:list xml:id="list94603366185928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63.A5" office:value-type="string">
            <text:list xml:id="list94603367180896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6720120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67180005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68171395" text:continue-numbering="true" text:style-name="WW8Num2">
              <text:list-item>
                <text:p text:style-name="P838">24</text:p>
              </text:list-item>
            </text:list>
          </table:table-cell>
          <table:table-cell table:style-name="表格63.A5" office:value-type="string">
            <text:list xml:id="list94603368191016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68180203" text:continue-numbering="true" text:style-name="WW8Num2">
              <text:list-item>
                <text:p text:style-name="P838">Create data user</text:p>
              </text:list-item>
            </text:list>
          </table:table-cell>
          <table:table-cell table:style-name="表格63.A5" office:value-type="string">
            <text:list xml:id="list94603369193217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J5" table:number-columns-spanned="3" office:value-type="string">
            <text:list xml:id="list94603369182352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4603369171552" text:continue-numbering="true" text:style-name="WW8Num2">
              <text:list-item>
                <text:p text:style-name="P838">CDATE</text:p>
              </text:list-item>
            </text:list>
          </table:table-cell>
          <table:table-cell table:style-name="表格63.A5" office:value-type="string">
            <text:list xml:id="list94603370194341" text:continue-numbering="true" text:style-name="WW8Num2">
              <text:list-item>
                <text:p text:style-name="P838">DATETIME</text:p>
              </text:list-item>
            </text:list>
          </table:table-cell>
          <table:table-cell table:style-name="表格63.A5" office:value-type="string">
            <text:list xml:id="list94603370197354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0190604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1193664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1185097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1181618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2181401" text:continue-numbering="true" text:style-name="WW8Num2">
              <text:list-item>
                <text:p text:style-name="P838">Create time</text:p>
              </text:list-item>
            </text:list>
          </table:table-cell>
          <table:table-cell table:style-name="表格63.A5" office:value-type="string">
            <text:list xml:id="list94603372197300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J5" table:number-columns-spanned="3" office:value-type="string">
            <text:list xml:id="list9460337220316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4603373202063" text:continue-numbering="true" text:style-name="WW8Num2">
              <text:list-item>
                <text:p text:style-name="P838">UUSERID</text:p>
              </text:list-item>
            </text:list>
          </table:table-cell>
          <table:table-cell table:style-name="表格63.A5" office:value-type="string">
            <text:list xml:id="list94603373197725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63.A5" office:value-type="string">
            <text:list xml:id="list9460337319010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419269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4181046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5176013" text:continue-numbering="true" text:style-name="WW8Num2">
              <text:list-item>
                <text:p text:style-name="P838">24</text:p>
              </text:list-item>
            </text:list>
          </table:table-cell>
          <table:table-cell table:style-name="表格63.A5" office:value-type="string">
            <text:list xml:id="list94603375187289" text:continue-numbering="true" text:style-name="WW8Num2">
              <text:list-item>
                <text:p text:style-name="P838">null</text:p>
              </text:list-item>
            </text:list>
          </table:table-cell>
          <table:table-cell table:style-name="表格63.A5" office:value-type="string">
            <text:list xml:id="list94603375192048" text:continue-numbering="true" text:style-name="WW8Num2">
              <text:list-item>
                <text:p text:style-name="P838">Update date user</text:p>
              </text:list-item>
            </text:list>
          </table:table-cell>
          <table:table-cell table:style-name="表格63.A5" office:value-type="string">
            <text:list xml:id="list94603376193643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J5" table:number-columns-spanned="3" office:value-type="string">
            <text:list xml:id="list9460337618871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4603376176198" text:continue-numbering="true" text:style-name="WW8Num2">
              <text:list-item>
                <text:p text:style-name="P838">UDATE</text:p>
              </text:list-item>
            </text:list>
          </table:table-cell>
          <table:table-cell table:style-name="表格63.A5" office:value-type="string">
            <text:list xml:id="list94603377198606" text:continue-numbering="true" text:style-name="WW8Num2">
              <text:list-item>
                <text:p text:style-name="P838">DATETIME</text:p>
              </text:list-item>
            </text:list>
          </table:table-cell>
          <table:table-cell table:style-name="表格63.A5" office:value-type="string">
            <text:list xml:id="list94603377189399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718542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8176109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8173556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A5" office:value-type="string">
            <text:list xml:id="list94603378178523" text:continue-numbering="true" text:style-name="WW8Num2">
              <text:list-item>
                <text:p text:style-name="P838">null</text:p>
              </text:list-item>
            </text:list>
          </table:table-cell>
          <table:table-cell table:style-name="表格63.A5" office:value-type="string">
            <text:list xml:id="list94603379175649" text:continue-numbering="true" text:style-name="WW8Num2">
              <text:list-item>
                <text:p text:style-name="P838">Update time</text:p>
              </text:list-item>
            </text:list>
          </table:table-cell>
          <table:table-cell table:style-name="表格63.A5" office:value-type="string">
            <text:list xml:id="list94603379185492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3.J5" table:number-columns-spanned="3" office:value-type="string">
            <text:list xml:id="list94603380187864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</table:table>
      <text:list xml:id="list94603380191332" text:continue-numbering="true" text:style-name="WW8Num2">
        <text:list-item>
          <text:p text:style-name="P589"/>
        </text:list-item>
      </text:list>
      <text:p text:style-name="P24"/>
      <text:p text:style-name="P24"/>
      <text:p text:style-name="P23"/>
      <text:p text:style-name="P23"/>
      <text:list xml:id="list94603381174382" text:continue-numbering="true" text:style-name="WW8Num2">
        <text:list-item>
          <text:h text:style-name="P1101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94603382185652" text:continue-numbering="true" text:style-name="WW8Num2">
              <text:list-item>
                <text:p text:style-name="P653">Project</text:p>
              </text:list-item>
            </text:list>
          </table:table-cell>
          <table:table-cell table:style-name="表格67.A1" table:number-columns-spanned="6" office:value-type="string">
            <text:list xml:id="list94603382202468" text:continue-numbering="true" text:style-name="WW8Num2">
              <text:list-item>
                <text:p text:style-name="P70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94603382188095" text:continue-numbering="true" text:style-name="WW8Num2">
              <text:list-item>
                <text:p text:style-name="P653">Ver</text:p>
              </text:list-item>
            </text:list>
          </table:table-cell>
          <table:table-cell table:style-name="表格67.A1" office:value-type="string">
            <text:list xml:id="list94603383198108" text:continue-numbering="true" text:style-name="WW8Num2">
              <text:list-item>
                <text:p text:style-name="P705">0.5</text:p>
              </text:list-item>
            </text:list>
          </table:table-cell>
          <table:table-cell table:style-name="表格67.J1" office:value-type="string">
            <text:list xml:id="list94603383189477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8317186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84178351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4603384189495" text:continue-numbering="true" text:style-name="WW8Num2">
              <text:list-item>
                <text:p text:style-name="P653">Maintain</text:p>
              </text:list-item>
            </text:list>
          </table:table-cell>
          <table:table-cell table:style-name="表格67.A2" table:number-columns-spanned="6" office:value-type="string">
            <text:list xml:id="list94603384176598" text:continue-numbering="true" text:style-name="WW8Num2">
              <text:list-item>
                <text:p text:style-name="P70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4603385193606" text:continue-numbering="true" text:style-name="WW8Num2">
              <text:list-item>
                <text:p text:style-name="P653">Date</text:p>
              </text:list-item>
            </text:list>
          </table:table-cell>
          <table:table-cell table:style-name="表格67.A2" office:value-type="string">
            <text:list xml:id="list94603385202557" text:continue-numbering="true" text:style-name="WW8Num2">
              <text:list-item>
                <text:p text:style-name="P705">201<text:span text:style-name="T120">5</text:span>/<text:span text:style-name="T120">05/14</text:span></text:p>
              </text:list-item>
            </text:list>
          </table:table-cell>
          <table:table-cell table:style-name="表格67.J1" office:value-type="string">
            <text:list xml:id="list94603386191216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8619859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86180354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4603386173008" text:continue-numbering="true" text:style-name="WW8Num2">
              <text:list-item>
                <text:p text:style-name="P653">Table</text:p>
              </text:list-item>
            </text:list>
          </table:table-cell>
          <table:table-cell table:style-name="表格67.A2" table:number-columns-spanned="6" office:value-type="string">
            <text:list xml:id="list94603387188324" text:continue-numbering="true" text:style-name="WW8Num2">
              <text:list-item>
                <text:p text:style-name="P780">tb_sys_<text:span text:style-name="T125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4603387200606" text:continue-numbering="true" text:style-name="WW8Num2">
              <text:list-item>
                <text:p text:style-name="P653">DataBase</text:p>
              </text:list-item>
            </text:list>
          </table:table-cell>
          <table:table-cell table:style-name="表格67.A2" office:value-type="string">
            <text:list xml:id="list94603388186170" text:continue-numbering="true" text:style-name="WW8Num2">
              <text:list-item>
                <text:p text:style-name="P705">bbcore</text:p>
              </text:list-item>
            </text:list>
          </table:table-cell>
          <table:table-cell table:style-name="表格67.J1" office:value-type="string">
            <text:list xml:id="list9460338817714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88201825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88203479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94603389175486" text:continue-numbering="true" text:style-name="WW8Num2">
              <text:list-item>
                <text:p text:style-name="P653">Descript</text:p>
              </text:list-item>
            </text:list>
          </table:table-cell>
          <table:table-cell table:style-name="表格67.A4" table:number-columns-spanned="8" office:value-type="string">
            <text:list xml:id="list94603389191648" text:continue-numbering="true" text:style-name="WW8Num2">
              <text:list-item>
                <text:p text:style-name="P7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94603389183911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90196157" text:continue-numbering="true" text:style-name="WW8Num2">
              <text:list-item>
                <text:p text:style-name="P566"/>
              </text:list-item>
            </text:list>
          </table:table-cell>
          <table:table-cell table:style-name="表格67.K1" office:value-type="string">
            <text:list xml:id="list94603390202543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94603390203564" text:continue-numbering="true" text:style-name="WW8Num2">
              <text:list-item>
                <text:p text:style-name="P5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94603391199211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4603391185849" text:continue-numbering="true" text:style-name="WW8Num2">
              <text:list-item>
                <text:p text:style-name="P679">Field</text:p>
              </text:list-item>
            </text:list>
          </table:table-cell>
          <table:table-cell table:style-name="表格67.A5" office:value-type="string">
            <text:list xml:id="list94603391183068" text:continue-numbering="true" text:style-name="WW8Num2">
              <text:list-item>
                <text:p text:style-name="P679">Datatype</text:p>
              </text:list-item>
            </text:list>
          </table:table-cell>
          <table:table-cell table:style-name="表格67.A5" office:value-type="string">
            <text:list xml:id="list94603392178495" text:continue-numbering="true" text:style-name="WW8Num2">
              <text:list-item>
                <text:p text:style-name="P679">PK</text:p>
              </text:list-item>
            </text:list>
          </table:table-cell>
          <table:table-cell table:style-name="表格67.A5" office:value-type="string">
            <text:list xml:id="list94603392180386" text:continue-numbering="true" text:style-name="WW8Num2">
              <text:list-item>
                <text:p text:style-name="P679">UK</text:p>
              </text:list-item>
            </text:list>
          </table:table-cell>
          <table:table-cell table:style-name="表格67.A5" office:value-type="string">
            <text:list xml:id="list94603392181701" text:continue-numbering="true" text:style-name="WW8Num2">
              <text:list-item>
                <text:p text:style-name="P679">IDX</text:p>
              </text:list-item>
            </text:list>
          </table:table-cell>
          <table:table-cell table:style-name="表格67.A5" office:value-type="string">
            <text:list xml:id="list94603393193131" text:continue-numbering="true" text:style-name="WW8Num2">
              <text:list-item>
                <text:p text:style-name="P627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94603393183930" text:continue-numbering="true" text:style-name="WW8Num2">
              <text:list-item>
                <text:p text:style-name="P627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94603394201147" text:continue-numbering="true" text:style-name="WW8Num2">
              <text:list-item>
                <text:p text:style-name="P679">Description</text:p>
              </text:list-item>
            </text:list>
          </table:table-cell>
          <table:table-cell table:style-name="表格67.A5" office:value-type="string">
            <text:list xml:id="list94603394199004" text:continue-numbering="true" text:style-name="WW8Num2">
              <text:list-item>
                <text:p text:style-name="P679">Remarks</text:p>
              </text:list-item>
            </text:list>
          </table:table-cell>
          <table:table-cell table:style-name="表格67.J5" table:number-columns-spanned="3" office:value-type="string">
            <text:list xml:id="list9460339418207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4603395173199" text:continue-numbering="true" text:style-name="WW8Num2">
              <text:list-item>
                <text:p text:style-name="P839">OID</text:p>
              </text:list-item>
            </text:list>
          </table:table-cell>
          <table:table-cell table:style-name="表格67.A5" office:value-type="string">
            <text:list xml:id="list94603395194606" text:continue-numbering="true" text:style-name="WW8Num2">
              <text:list-item>
                <text:p text:style-name="P839">CHAR</text:p>
              </text:list-item>
            </text:list>
          </table:table-cell>
          <table:table-cell table:style-name="表格67.A5" office:value-type="string">
            <text:list xml:id="list94603395190766" text:continue-numbering="true" text:style-name="WW8Num2">
              <text:list-item>
                <text:p text:style-name="P839">Y</text:p>
              </text:list-item>
            </text:list>
          </table:table-cell>
          <table:table-cell table:style-name="表格67.A5" office:value-type="string">
            <text:list xml:id="list9460339619827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396197019" text:continue-numbering="true" text:style-name="WW8Num2">
              <text:list-item>
                <text:p text:style-name="P839"><text:s/></text:p>
              </text:list-item>
            </text:list>
          </table:table-cell>
          <table:table-cell table:style-name="表格67.A5" office:value-type="string">
            <text:list xml:id="list94603396191092" text:continue-numbering="true" text:style-name="WW8Num2">
              <text:list-item>
                <text:p text:style-name="P839">36</text:p>
              </text:list-item>
            </text:list>
          </table:table-cell>
          <table:table-cell table:style-name="表格67.A5" office:value-type="string">
            <text:list xml:id="list9460339719029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397178509" text:continue-numbering="true" text:style-name="WW8Num2">
              <text:list-item>
                <text:p text:style-name="P839">PK / UUID</text:p>
              </text:list-item>
            </text:list>
          </table:table-cell>
          <table:table-cell table:style-name="表格67.A5" office:value-type="string">
            <text:list xml:id="list94603397187575" text:continue-numbering="true" text:style-name="WW8Num2">
              <text:list-item>
                <text:p text:style-name="P839">Default java UUID</text:p>
              </text:list-item>
            </text:list>
          </table:table-cell>
          <table:table-cell table:style-name="表格67.J5" table:number-columns-spanned="3" office:value-type="string">
            <text:list xml:id="list9460339819995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1">TYPE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3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>FTP / SFTP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460340017838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4">ID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5">Y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1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84"/>
          </table:table-cell>
          <table:table-cell table:style-name="表格67.A8" office:value-type="string">
            <text:p text:style-name="P484"/>
          </table:table-cell>
          <table:table-cell table:style-name="表格67.J5" table:number-columns-spanned="3" office:value-type="string">
            <text:list xml:id="list94603403202992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8">ADDRESS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37"/>
          </table:table-cell>
          <table:table-cell table:style-name="表格67.A8" office:value-type="string">
            <text:p text:style-name="P289"/>
          </table:table-cell>
          <table:table-cell table:style-name="表格67.J5" table:number-columns-spanned="3" office:value-type="string">
            <text:list xml:id="list9460340618042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9">NAME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24"/>
          </table:table-cell>
          <table:table-cell table:style-name="表格67.A8" office:value-type="string">
            <text:p text:style-name="P521"/>
          </table:table-cell>
          <table:table-cell table:style-name="表格67.A8" office:value-type="string">
            <text:p text:style-name="P299">2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46"/>
          </table:table-cell>
          <table:table-cell table:style-name="表格67.A8" office:value-type="string">
            <text:p text:style-name="P409"/>
          </table:table-cell>
          <table:table-cell table:style-name="表格67.J5" table:number-columns-spanned="3" office:value-type="string">
            <text:list xml:id="list94603409186923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PORT</text:p>
          </table:table-cell>
          <table:table-cell table:style-name="表格67.A8" office:value-type="string">
            <text:p text:style-name="P300">INT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0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28">Only SFTP type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4603412188142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1">USER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2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09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460341420143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1">PASS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2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09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460341718473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DESCRIPTION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0">50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09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460342018895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4603420193784" text:continue-numbering="true" text:style-name="WW8Num2">
              <text:list-item>
                <text:p text:style-name="P839">CUSERID</text:p>
              </text:list-item>
            </text:list>
          </table:table-cell>
          <table:table-cell table:style-name="表格67.A5" office:value-type="string">
            <text:list xml:id="list94603421175976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67.A5" office:value-type="string">
            <text:list xml:id="list9460342117388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119908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219820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2188416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67.A5" office:value-type="string">
            <text:list xml:id="list9460342219340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3190772" text:continue-numbering="true" text:style-name="WW8Num2">
              <text:list-item>
                <text:p text:style-name="P839">Create data user</text:p>
              </text:list-item>
            </text:list>
          </table:table-cell>
          <table:table-cell table:style-name="表格67.A5" office:value-type="string">
            <text:list xml:id="list9460342319666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J5" table:number-columns-spanned="3" office:value-type="string">
            <text:list xml:id="list94603423194691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4603424173506" text:continue-numbering="true" text:style-name="WW8Num2">
              <text:list-item>
                <text:p text:style-name="P839">CDATE</text:p>
              </text:list-item>
            </text:list>
          </table:table-cell>
          <table:table-cell table:style-name="表格67.A5" office:value-type="string">
            <text:list xml:id="list94603424176434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67.A5" office:value-type="string">
            <text:list xml:id="list9460342420199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518634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519692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517818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617258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6197675" text:continue-numbering="true" text:style-name="WW8Num2">
              <text:list-item>
                <text:p text:style-name="P839">Create time</text:p>
              </text:list-item>
            </text:list>
          </table:table-cell>
          <table:table-cell table:style-name="表格67.A5" office:value-type="string">
            <text:list xml:id="list9460342618664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J5" table:number-columns-spanned="3" office:value-type="string">
            <text:list xml:id="list9460342720197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4603427192325" text:continue-numbering="true" text:style-name="WW8Num2">
              <text:list-item>
                <text:p text:style-name="P839">UUSERID</text:p>
              </text:list-item>
            </text:list>
          </table:table-cell>
          <table:table-cell table:style-name="表格67.A5" office:value-type="string">
            <text:list xml:id="list94603427179548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67.A5" office:value-type="string">
            <text:list xml:id="list9460342819022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819159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9186788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29183324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67.A5" office:value-type="string">
            <text:list xml:id="list94603429192631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67.A5" office:value-type="string">
            <text:list xml:id="list94603430184720" text:continue-numbering="true" text:style-name="WW8Num2">
              <text:list-item>
                <text:p text:style-name="P839">Update date user</text:p>
              </text:list-item>
            </text:list>
          </table:table-cell>
          <table:table-cell table:style-name="表格67.A5" office:value-type="string">
            <text:list xml:id="list9460343018008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J5" table:number-columns-spanned="3" office:value-type="string">
            <text:list xml:id="list9460343020049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4603431175359" text:continue-numbering="true" text:style-name="WW8Num2">
              <text:list-item>
                <text:p text:style-name="P839">UDATE</text:p>
              </text:list-item>
            </text:list>
          </table:table-cell>
          <table:table-cell table:style-name="表格67.A5" office:value-type="string">
            <text:list xml:id="list94603431188663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67.A5" office:value-type="string">
            <text:list xml:id="list9460343118010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3219978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3217312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32194728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A5" office:value-type="string">
            <text:list xml:id="list94603433172363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67.A5" office:value-type="string">
            <text:list xml:id="list94603433198860" text:continue-numbering="true" text:style-name="WW8Num2">
              <text:list-item>
                <text:p text:style-name="P839">Update time</text:p>
              </text:list-item>
            </text:list>
          </table:table-cell>
          <table:table-cell table:style-name="表格67.A5" office:value-type="string">
            <text:list xml:id="list9460343319385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67.J5" table:number-columns-spanned="3" office:value-type="string">
            <text:list xml:id="list94603434176492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4603438194814" text:continue-numbering="true" text:style-name="WW8Num2">
        <text:list-item>
          <text:h text:style-name="P1102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94603439191476" text:continue-numbering="true" text:style-name="WW8Num2">
              <text:list-item>
                <text:p text:style-name="P654">Project</text:p>
              </text:list-item>
            </text:list>
          </table:table-cell>
          <table:table-cell table:style-name="表格68.A1" table:number-columns-spanned="6" office:value-type="string">
            <text:list xml:id="list94603440179263" text:continue-numbering="true" text:style-name="WW8Num2">
              <text:list-item>
                <text:p text:style-name="P70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94603440195912" text:continue-numbering="true" text:style-name="WW8Num2">
              <text:list-item>
                <text:p text:style-name="P654">Ver</text:p>
              </text:list-item>
            </text:list>
          </table:table-cell>
          <table:table-cell table:style-name="表格68.A1" office:value-type="string">
            <text:list xml:id="list94603440187424" text:continue-numbering="true" text:style-name="WW8Num2">
              <text:list-item>
                <text:p text:style-name="P706">0.5</text:p>
              </text:list-item>
            </text:list>
          </table:table-cell>
          <table:table-cell table:style-name="表格68.J1" office:value-type="string">
            <text:list xml:id="list9460344119320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119938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1200516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4603442178725" text:continue-numbering="true" text:style-name="WW8Num2">
              <text:list-item>
                <text:p text:style-name="P654">Maintain</text:p>
              </text:list-item>
            </text:list>
          </table:table-cell>
          <table:table-cell table:style-name="表格68.A2" table:number-columns-spanned="6" office:value-type="string">
            <text:list xml:id="list94603442193785" text:continue-numbering="true" text:style-name="WW8Num2">
              <text:list-item>
                <text:p text:style-name="P70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4603442173638" text:continue-numbering="true" text:style-name="WW8Num2">
              <text:list-item>
                <text:p text:style-name="P654">Date</text:p>
              </text:list-item>
            </text:list>
          </table:table-cell>
          <table:table-cell table:style-name="表格68.A2" office:value-type="string">
            <text:list xml:id="list94603443192624" text:continue-numbering="true" text:style-name="WW8Num2">
              <text:list-item>
                <text:p text:style-name="P706">201<text:span text:style-name="T120">5</text:span>/<text:span text:style-name="T120">05/14</text:span></text:p>
              </text:list-item>
            </text:list>
          </table:table-cell>
          <table:table-cell table:style-name="表格68.J1" office:value-type="string">
            <text:list xml:id="list94603443175469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318098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4196618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4603444189993" text:continue-numbering="true" text:style-name="WW8Num2">
              <text:list-item>
                <text:p text:style-name="P654">Table</text:p>
              </text:list-item>
            </text:list>
          </table:table-cell>
          <table:table-cell table:style-name="表格68.A2" table:number-columns-spanned="6" office:value-type="string">
            <text:list xml:id="list94603444186485" text:continue-numbering="true" text:style-name="WW8Num2">
              <text:list-item>
                <text:p text:style-name="P781">tb_sys_<text:span text:style-name="T125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4603445187780" text:continue-numbering="true" text:style-name="WW8Num2">
              <text:list-item>
                <text:p text:style-name="P654">DataBase</text:p>
              </text:list-item>
            </text:list>
          </table:table-cell>
          <table:table-cell table:style-name="表格68.A2" office:value-type="string">
            <text:list xml:id="list94603445171183" text:continue-numbering="true" text:style-name="WW8Num2">
              <text:list-item>
                <text:p text:style-name="P706">bbcore</text:p>
              </text:list-item>
            </text:list>
          </table:table-cell>
          <table:table-cell table:style-name="表格68.J1" office:value-type="string">
            <text:list xml:id="list94603445200089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6172879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6200128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94603446187621" text:continue-numbering="true" text:style-name="WW8Num2">
              <text:list-item>
                <text:p text:style-name="P654">Descript</text:p>
              </text:list-item>
            </text:list>
          </table:table-cell>
          <table:table-cell table:style-name="表格68.A4" table:number-columns-spanned="8" office:value-type="string">
            <text:list xml:id="list94603447184445" text:continue-numbering="true" text:style-name="WW8Num2">
              <text:list-item>
                <text:p text:style-name="P758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9460344719182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717202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68.K1" office:value-type="string">
            <text:list xml:id="list94603448187605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94603448202539" text:continue-numbering="true" text:style-name="WW8Num2">
              <text:list-item>
                <text:p text:style-name="P6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94603448198408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4603449181704" text:continue-numbering="true" text:style-name="WW8Num2">
              <text:list-item>
                <text:p text:style-name="P680">Field</text:p>
              </text:list-item>
            </text:list>
          </table:table-cell>
          <table:table-cell table:style-name="表格68.A5" office:value-type="string">
            <text:list xml:id="list94603449187829" text:continue-numbering="true" text:style-name="WW8Num2">
              <text:list-item>
                <text:p text:style-name="P680">Datatype</text:p>
              </text:list-item>
            </text:list>
          </table:table-cell>
          <table:table-cell table:style-name="表格68.A5" office:value-type="string">
            <text:list xml:id="list94603449187347" text:continue-numbering="true" text:style-name="WW8Num2">
              <text:list-item>
                <text:p text:style-name="P680">PK</text:p>
              </text:list-item>
            </text:list>
          </table:table-cell>
          <table:table-cell table:style-name="表格68.A5" office:value-type="string">
            <text:list xml:id="list94603450198774" text:continue-numbering="true" text:style-name="WW8Num2">
              <text:list-item>
                <text:p text:style-name="P680">UK</text:p>
              </text:list-item>
            </text:list>
          </table:table-cell>
          <table:table-cell table:style-name="表格68.A5" office:value-type="string">
            <text:list xml:id="list94603450189318" text:continue-numbering="true" text:style-name="WW8Num2">
              <text:list-item>
                <text:p text:style-name="P680">IDX</text:p>
              </text:list-item>
            </text:list>
          </table:table-cell>
          <table:table-cell table:style-name="表格68.A5" office:value-type="string">
            <text:list xml:id="list94603450191898" text:continue-numbering="true" text:style-name="WW8Num2">
              <text:list-item>
                <text:p text:style-name="P628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94603451197381" text:continue-numbering="true" text:style-name="WW8Num2">
              <text:list-item>
                <text:p text:style-name="P628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94603451186237" text:continue-numbering="true" text:style-name="WW8Num2">
              <text:list-item>
                <text:p text:style-name="P680">Description</text:p>
              </text:list-item>
            </text:list>
          </table:table-cell>
          <table:table-cell table:style-name="表格68.A5" office:value-type="string">
            <text:list xml:id="list94603452183518" text:continue-numbering="true" text:style-name="WW8Num2">
              <text:list-item>
                <text:p text:style-name="P680">Remarks</text:p>
              </text:list-item>
            </text:list>
          </table:table-cell>
          <table:table-cell table:style-name="表格68.J5" table:number-columns-spanned="3" office:value-type="string">
            <text:list xml:id="list9460345218062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4603452171379" text:continue-numbering="true" text:style-name="WW8Num2">
              <text:list-item>
                <text:p text:style-name="P840">OID</text:p>
              </text:list-item>
            </text:list>
          </table:table-cell>
          <table:table-cell table:style-name="表格68.A5" office:value-type="string">
            <text:list xml:id="list94603453193170" text:continue-numbering="true" text:style-name="WW8Num2">
              <text:list-item>
                <text:p text:style-name="P840">CHAR</text:p>
              </text:list-item>
            </text:list>
          </table:table-cell>
          <table:table-cell table:style-name="表格68.A5" office:value-type="string">
            <text:list xml:id="list94603453177338" text:continue-numbering="true" text:style-name="WW8Num2">
              <text:list-item>
                <text:p text:style-name="P840">Y</text:p>
              </text:list-item>
            </text:list>
          </table:table-cell>
          <table:table-cell table:style-name="表格68.A5" office:value-type="string">
            <text:list xml:id="list9460345319401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454194297" text:continue-numbering="true" text:style-name="WW8Num2">
              <text:list-item>
                <text:p text:style-name="P840"><text:s/></text:p>
              </text:list-item>
            </text:list>
          </table:table-cell>
          <table:table-cell table:style-name="表格68.A5" office:value-type="string">
            <text:list xml:id="list94603454185273" text:continue-numbering="true" text:style-name="WW8Num2">
              <text:list-item>
                <text:p text:style-name="P840">36</text:p>
              </text:list-item>
            </text:list>
          </table:table-cell>
          <table:table-cell table:style-name="表格68.A5" office:value-type="string">
            <text:list xml:id="list94603454185446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455174279" text:continue-numbering="true" text:style-name="WW8Num2">
              <text:list-item>
                <text:p text:style-name="P840">PK / UUID</text:p>
              </text:list-item>
            </text:list>
          </table:table-cell>
          <table:table-cell table:style-name="表格68.A5" office:value-type="string">
            <text:list xml:id="list94603455202458" text:continue-numbering="true" text:style-name="WW8Num2">
              <text:list-item>
                <text:p text:style-name="P840">Default java UUID</text:p>
              </text:list-item>
            </text:list>
          </table:table-cell>
          <table:table-cell table:style-name="表格68.J5" table:number-columns-spanned="3" office:value-type="string">
            <text:list xml:id="list9460345519652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3">FTP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5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484"/>
          </table:table-cell>
          <table:table-cell table:style-name="表格68.J5" table:number-columns-spanned="3" office:value-type="string">
            <text:list xml:id="list9460345820017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5">TRAN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6">Y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84"/>
          </table:table-cell>
          <table:table-cell table:style-name="表格68.A8" office:value-type="string">
            <text:p text:style-name="P484"/>
          </table:table-cell>
          <table:table-cell table:style-name="表格68.J5" table:number-columns-spanned="3" office:value-type="string">
            <text:list xml:id="list94603461172824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TRAN_TYP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9">1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2"><text:span text:style-name="T128">GET-</text:span>TXT , <text:span text:style-name="T128">GET-</text:span>XML , <text:span text:style-name="T128">GET, PU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6420206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CWD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5">50</text:p>
          </table:table-cell>
          <table:table-cell table:style-name="表格68.A8" office:value-type="string">
            <text:p text:style-name="P329">FTP</text:p>
          </table:table-cell>
          <table:table-cell table:style-name="表格68.A8" office:value-type="string">
            <text:p text:style-name="P474">SYS_FTP.TYPE = 'FTP' 需要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67202088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0"><text:span text:style-name="T132">XML</text:span>_CLASS_NAME</text:p>
          </table:table-cell>
          <table:table-cell table:style-name="表格68.A8" office:value-type="string">
            <text:p text:style-name="P116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0">255</text:p>
          </table:table-cell>
          <table:table-cell table:style-name="表格68.A8" office:value-type="string">
            <text:p text:style-name="P331">null</text:p>
          </table:table-cell>
          <table:table-cell table:style-name="表格68.A8" office:value-type="string">
            <text:p text:style-name="P474">當 <text:span text:style-name="T131">GET-XML 時, 輸入此值, 會把xml透過jaxb 轉成 objec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7020015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USE_SEGM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0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3">Y / N 當 Y 必須輸入 SEGM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7319749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SEGM_MODE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6"/>
          </table:table-cell>
          <table:table-cell table:style-name="表格68.A8" office:value-type="string">
            <text:p text:style-name="P327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75">BYTE ( 轉成byte 在切割) , TXT ( 直接用字串切割 ), <text:span text:style-name="T130">SYMBOL (用,或;符號分割)</text:span></text:p>
          </table:table-cell>
          <table:table-cell table:style-name="表格68.A8" office:value-type="string">
            <text:p text:style-name="P403"/>
          </table:table-cell>
          <table:table-cell table:style-name="表格68.J5" table:number-columns-spanned="3" office:value-type="string">
            <text:list xml:id="list9460347519103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8">SEGM_S<text:span text:style-name="T34">YMBOL</text:span>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6"/>
          </table:table-cell>
          <table:table-cell table:style-name="表格68.A8" office:value-type="string">
            <text:p text:style-name="P328">1</text:p>
          </table:table-cell>
          <table:table-cell table:style-name="表格68.A8" office:value-type="string">
            <text:p text:style-name="P172">,</text:p>
          </table:table-cell>
          <table:table-cell table:style-name="表格68.A8" office:value-type="string">
            <text:p text:style-name="P477">SEGM_MODE='SYMBOL' 時用來分成array的符號</text:p>
          </table:table-cell>
          <table:table-cell table:style-name="表格68.A8" office:value-type="string">
            <text:p text:style-name="P403"/>
          </table:table-cell>
          <table:table-cell table:style-name="表格68.J5" table:number-columns-spanned="3" office:value-type="string">
            <text:list xml:id="list94603478192956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ENCODING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6"/>
          </table:table-cell>
          <table:table-cell table:style-name="表格68.A8" office:value-type="string">
            <text:p text:style-name="P327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76">BIG5 , utf-8 .. 等等</text:p>
          </table:table-cell>
          <table:table-cell table:style-name="表格68.A8" office:value-type="string">
            <text:p text:style-name="P403"/>
          </table:table-cell>
          <table:table-cell table:style-name="表格68.J5" table:number-columns-spanned="3" office:value-type="string">
            <text:list xml:id="list9460348117609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EXPR_TYPE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6"/>
          </table:table-cell>
          <table:table-cell table:style-name="表格68.A8" office:value-type="string">
            <text:p text:style-name="P232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44">PYTHON , GROOVY, BSH</text:p>
          </table:table-cell>
          <table:table-cell table:style-name="表格68.A8" office:value-type="string">
            <text:p text:style-name="P403"/>
          </table:table-cell>
          <table:table-cell table:style-name="表格68.J5" table:number-columns-spanned="3" office:value-type="string">
            <text:list xml:id="list9460348417194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NAME_EXPRESSION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09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1">取出要處理檔名的 expression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8720306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1">HELP_EXPRESSION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1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1">輔助處理轉完後的資料 <text:span text:style-name="T127">map / json 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9017903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2">BEGIN_LEN</text:p>
          </table:table-cell>
          <table:table-cell table:style-name="表格68.A8" office:value-type="string">
            <text:p text:style-name="P123">INT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2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1"/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460349217490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0">DESCRIPT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0">5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09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460349520070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4603495188144" text:continue-numbering="true" text:style-name="WW8Num2">
              <text:list-item>
                <text:p text:style-name="P840">CUSERID</text:p>
              </text:list-item>
            </text:list>
          </table:table-cell>
          <table:table-cell table:style-name="表格68.A5" office:value-type="string">
            <text:list xml:id="list94603496191244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68.A5" office:value-type="string">
            <text:list xml:id="list9460349618278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49720313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497181105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497173068" text:continue-numbering="true" text:style-name="WW8Num2">
              <text:list-item>
                <text:p text:style-name="P840">24</text:p>
              </text:list-item>
            </text:list>
          </table:table-cell>
          <table:table-cell table:style-name="表格68.A5" office:value-type="string">
            <text:list xml:id="list9460349817605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498190857" text:continue-numbering="true" text:style-name="WW8Num2">
              <text:list-item>
                <text:p text:style-name="P840">Create data user</text:p>
              </text:list-item>
            </text:list>
          </table:table-cell>
          <table:table-cell table:style-name="表格68.A5" office:value-type="string">
            <text:list xml:id="list9460349817769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J5" table:number-columns-spanned="3" office:value-type="string">
            <text:list xml:id="list9460349919272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4603499193334" text:continue-numbering="true" text:style-name="WW8Num2">
              <text:list-item>
                <text:p text:style-name="P840">CDATE</text:p>
              </text:list-item>
            </text:list>
          </table:table-cell>
          <table:table-cell table:style-name="表格68.A5" office:value-type="string">
            <text:list xml:id="list94603499186511" text:continue-numbering="true" text:style-name="WW8Num2">
              <text:list-item>
                <text:p text:style-name="P840">DATETIME</text:p>
              </text:list-item>
            </text:list>
          </table:table-cell>
          <table:table-cell table:style-name="表格68.A5" office:value-type="string">
            <text:list xml:id="list94603500202386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1178193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2200688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217368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318406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3196026" text:continue-numbering="true" text:style-name="WW8Num2">
              <text:list-item>
                <text:p text:style-name="P840">Create time</text:p>
              </text:list-item>
            </text:list>
          </table:table-cell>
          <table:table-cell table:style-name="表格68.A5" office:value-type="string">
            <text:list xml:id="list94603503193068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J5" table:number-columns-spanned="3" office:value-type="string">
            <text:list xml:id="list94603504189786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4603504189364" text:continue-numbering="true" text:style-name="WW8Num2">
              <text:list-item>
                <text:p text:style-name="P840">UUSERID</text:p>
              </text:list-item>
            </text:list>
          </table:table-cell>
          <table:table-cell table:style-name="表格68.A5" office:value-type="string">
            <text:list xml:id="list94603504181415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68.A5" office:value-type="string">
            <text:list xml:id="list9460350517273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519837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5203695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6173107" text:continue-numbering="true" text:style-name="WW8Num2">
              <text:list-item>
                <text:p text:style-name="P840">24</text:p>
              </text:list-item>
            </text:list>
          </table:table-cell>
          <table:table-cell table:style-name="表格68.A5" office:value-type="string">
            <text:list xml:id="list94603506185825" text:continue-numbering="true" text:style-name="WW8Num2">
              <text:list-item>
                <text:p text:style-name="P840">null</text:p>
              </text:list-item>
            </text:list>
          </table:table-cell>
          <table:table-cell table:style-name="表格68.A5" office:value-type="string">
            <text:list xml:id="list94603506180056" text:continue-numbering="true" text:style-name="WW8Num2">
              <text:list-item>
                <text:p text:style-name="P840">Update date user</text:p>
              </text:list-item>
            </text:list>
          </table:table-cell>
          <table:table-cell table:style-name="表格68.A5" office:value-type="string">
            <text:list xml:id="list94603507173792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J5" table:number-columns-spanned="3" office:value-type="string">
            <text:list xml:id="list9460350719000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4603507188783" text:continue-numbering="true" text:style-name="WW8Num2">
              <text:list-item>
                <text:p text:style-name="P840">UDATE</text:p>
              </text:list-item>
            </text:list>
          </table:table-cell>
          <table:table-cell table:style-name="表格68.A5" office:value-type="string">
            <text:list xml:id="list94603508176977" text:continue-numbering="true" text:style-name="WW8Num2">
              <text:list-item>
                <text:p text:style-name="P840">DATETIME</text:p>
              </text:list-item>
            </text:list>
          </table:table-cell>
          <table:table-cell table:style-name="表格68.A5" office:value-type="string">
            <text:list xml:id="list9460350818977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8180518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9187948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09172937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A5" office:value-type="string">
            <text:list xml:id="list94603510177045" text:continue-numbering="true" text:style-name="WW8Num2">
              <text:list-item>
                <text:p text:style-name="P840">null</text:p>
              </text:list-item>
            </text:list>
          </table:table-cell>
          <table:table-cell table:style-name="表格68.A5" office:value-type="string">
            <text:list xml:id="list94603510197302" text:continue-numbering="true" text:style-name="WW8Num2">
              <text:list-item>
                <text:p text:style-name="P840">Update time</text:p>
              </text:list-item>
            </text:list>
          </table:table-cell>
          <table:table-cell table:style-name="表格68.A5" office:value-type="string">
            <text:list xml:id="list9460351019468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68.J5" table:number-columns-spanned="3" office:value-type="string">
            <text:list xml:id="list94603511199405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4603514188611" text:continue-numbering="true" text:style-name="WW8Num2">
        <text:list-item>
          <text:h text:style-name="P1103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94603515179803" text:continue-numbering="true" text:style-name="WW8Num2">
              <text:list-item>
                <text:p text:style-name="P655">Project</text:p>
              </text:list-item>
            </text:list>
          </table:table-cell>
          <table:table-cell table:style-name="表格69.A1" table:number-columns-spanned="6" office:value-type="string">
            <text:list xml:id="list94603515177205" text:continue-numbering="true" text:style-name="WW8Num2">
              <text:list-item>
                <text:p text:style-name="P70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94603515189171" text:continue-numbering="true" text:style-name="WW8Num2">
              <text:list-item>
                <text:p text:style-name="P655">Ver</text:p>
              </text:list-item>
            </text:list>
          </table:table-cell>
          <table:table-cell table:style-name="表格69.A1" office:value-type="string">
            <text:list xml:id="list94603516176453" text:continue-numbering="true" text:style-name="WW8Num2">
              <text:list-item>
                <text:p text:style-name="P707">0.5</text:p>
              </text:list-item>
            </text:list>
          </table:table-cell>
          <table:table-cell table:style-name="表格69.J1" office:value-type="string">
            <text:list xml:id="list94603516185437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16174047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17197165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4603517201523" text:continue-numbering="true" text:style-name="WW8Num2">
              <text:list-item>
                <text:p text:style-name="P655">Maintain</text:p>
              </text:list-item>
            </text:list>
          </table:table-cell>
          <table:table-cell table:style-name="表格69.A2" table:number-columns-spanned="6" office:value-type="string">
            <text:list xml:id="list94603517189694" text:continue-numbering="true" text:style-name="WW8Num2">
              <text:list-item>
                <text:p text:style-name="P70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4603518193274" text:continue-numbering="true" text:style-name="WW8Num2">
              <text:list-item>
                <text:p text:style-name="P655">Date</text:p>
              </text:list-item>
            </text:list>
          </table:table-cell>
          <table:table-cell table:style-name="表格69.A2" office:value-type="string">
            <text:list xml:id="list94603518182558" text:continue-numbering="true" text:style-name="WW8Num2">
              <text:list-item>
                <text:p text:style-name="P707">201<text:span text:style-name="T120">5</text:span>/<text:span text:style-name="T120">05/14</text:span></text:p>
              </text:list-item>
            </text:list>
          </table:table-cell>
          <table:table-cell table:style-name="表格69.J1" office:value-type="string">
            <text:list xml:id="list94603519190422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19197620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19193462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4603519201036" text:continue-numbering="true" text:style-name="WW8Num2">
              <text:list-item>
                <text:p text:style-name="P655">Table</text:p>
              </text:list-item>
            </text:list>
          </table:table-cell>
          <table:table-cell table:style-name="表格69.A2" table:number-columns-spanned="6" office:value-type="string">
            <text:list xml:id="list94603520198250" text:continue-numbering="true" text:style-name="WW8Num2">
              <text:list-item>
                <text:p text:style-name="P782">tb_sys_<text:span text:style-name="T125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4603520180253" text:continue-numbering="true" text:style-name="WW8Num2">
              <text:list-item>
                <text:p text:style-name="P655">DataBase</text:p>
              </text:list-item>
            </text:list>
          </table:table-cell>
          <table:table-cell table:style-name="表格69.A2" office:value-type="string">
            <text:list xml:id="list94603520196556" text:continue-numbering="true" text:style-name="WW8Num2">
              <text:list-item>
                <text:p text:style-name="P707">bbcore</text:p>
              </text:list-item>
            </text:list>
          </table:table-cell>
          <table:table-cell table:style-name="表格69.J1" office:value-type="string">
            <text:list xml:id="list94603521201366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21187426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21185199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94603522173226" text:continue-numbering="true" text:style-name="WW8Num2">
              <text:list-item>
                <text:p text:style-name="P655">Descript</text:p>
              </text:list-item>
            </text:list>
          </table:table-cell>
          <table:table-cell table:style-name="表格69.A4" table:number-columns-spanned="8" office:value-type="string">
            <text:list xml:id="list94603522176840" text:continue-numbering="true" text:style-name="WW8Num2">
              <text:list-item>
                <text:p text:style-name="P758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94603522183661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23200494" text:continue-numbering="true" text:style-name="WW8Num2">
              <text:list-item>
                <text:p text:style-name="P568"/>
              </text:list-item>
            </text:list>
          </table:table-cell>
          <table:table-cell table:style-name="表格69.K1" office:value-type="string">
            <text:list xml:id="list94603523176848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94603523193389" text:continue-numbering="true" text:style-name="WW8Num2">
              <text:list-item>
                <text:p text:style-name="P6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94603524179320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4603524186465" text:continue-numbering="true" text:style-name="WW8Num2">
              <text:list-item>
                <text:p text:style-name="P681">Field</text:p>
              </text:list-item>
            </text:list>
          </table:table-cell>
          <table:table-cell table:style-name="表格69.A5" office:value-type="string">
            <text:list xml:id="list94603524202874" text:continue-numbering="true" text:style-name="WW8Num2">
              <text:list-item>
                <text:p text:style-name="P681">Datatype</text:p>
              </text:list-item>
            </text:list>
          </table:table-cell>
          <table:table-cell table:style-name="表格69.A5" office:value-type="string">
            <text:list xml:id="list94603525192997" text:continue-numbering="true" text:style-name="WW8Num2">
              <text:list-item>
                <text:p text:style-name="P681">PK</text:p>
              </text:list-item>
            </text:list>
          </table:table-cell>
          <table:table-cell table:style-name="表格69.A5" office:value-type="string">
            <text:list xml:id="list94603525186612" text:continue-numbering="true" text:style-name="WW8Num2">
              <text:list-item>
                <text:p text:style-name="P681">UK</text:p>
              </text:list-item>
            </text:list>
          </table:table-cell>
          <table:table-cell table:style-name="表格69.A5" office:value-type="string">
            <text:list xml:id="list94603525182406" text:continue-numbering="true" text:style-name="WW8Num2">
              <text:list-item>
                <text:p text:style-name="P681">IDX</text:p>
              </text:list-item>
            </text:list>
          </table:table-cell>
          <table:table-cell table:style-name="表格69.A5" office:value-type="string">
            <text:list xml:id="list94603526184191" text:continue-numbering="true" text:style-name="WW8Num2">
              <text:list-item>
                <text:p text:style-name="P629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94603526175543" text:continue-numbering="true" text:style-name="WW8Num2">
              <text:list-item>
                <text:p text:style-name="P629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94603527171289" text:continue-numbering="true" text:style-name="WW8Num2">
              <text:list-item>
                <text:p text:style-name="P681">Description</text:p>
              </text:list-item>
            </text:list>
          </table:table-cell>
          <table:table-cell table:style-name="表格69.A5" office:value-type="string">
            <text:list xml:id="list94603527181893" text:continue-numbering="true" text:style-name="WW8Num2">
              <text:list-item>
                <text:p text:style-name="P681">Remarks</text:p>
              </text:list-item>
            </text:list>
          </table:table-cell>
          <table:table-cell table:style-name="表格69.J5" table:number-columns-spanned="3" office:value-type="string">
            <text:list xml:id="list94603527189049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4603528198952" text:continue-numbering="true" text:style-name="WW8Num2">
              <text:list-item>
                <text:p text:style-name="P841">OID</text:p>
              </text:list-item>
            </text:list>
          </table:table-cell>
          <table:table-cell table:style-name="表格69.A5" office:value-type="string">
            <text:list xml:id="list94603528203755" text:continue-numbering="true" text:style-name="WW8Num2">
              <text:list-item>
                <text:p text:style-name="P841">CHAR</text:p>
              </text:list-item>
            </text:list>
          </table:table-cell>
          <table:table-cell table:style-name="表格69.A5" office:value-type="string">
            <text:list xml:id="list94603529175075" text:continue-numbering="true" text:style-name="WW8Num2">
              <text:list-item>
                <text:p text:style-name="P841">Y</text:p>
              </text:list-item>
            </text:list>
          </table:table-cell>
          <table:table-cell table:style-name="表格69.A5" office:value-type="string">
            <text:list xml:id="list9460352918359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29178188" text:continue-numbering="true" text:style-name="WW8Num2">
              <text:list-item>
                <text:p text:style-name="P841"><text:s/></text:p>
              </text:list-item>
            </text:list>
          </table:table-cell>
          <table:table-cell table:style-name="表格69.A5" office:value-type="string">
            <text:list xml:id="list94603530197820" text:continue-numbering="true" text:style-name="WW8Num2">
              <text:list-item>
                <text:p text:style-name="P841">36</text:p>
              </text:list-item>
            </text:list>
          </table:table-cell>
          <table:table-cell table:style-name="表格69.A5" office:value-type="string">
            <text:list xml:id="list9460353018284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30179214" text:continue-numbering="true" text:style-name="WW8Num2">
              <text:list-item>
                <text:p text:style-name="P841">PK / UUID</text:p>
              </text:list-item>
            </text:list>
          </table:table-cell>
          <table:table-cell table:style-name="表格69.A5" office:value-type="string">
            <text:list xml:id="list94603531200924" text:continue-numbering="true" text:style-name="WW8Num2">
              <text:list-item>
                <text:p text:style-name="P841">Default java UUID</text:p>
              </text:list-item>
            </text:list>
          </table:table-cell>
          <table:table-cell table:style-name="表格69.J5" table:number-columns-spanned="3" office:value-type="string">
            <text:list xml:id="list94603531196594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4">FTP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296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85"/>
          </table:table-cell>
          <table:table-cell table:style-name="表格69.A8" office:value-type="string">
            <text:p text:style-name="P485"/>
          </table:table-cell>
          <table:table-cell table:style-name="表格69.J5" table:number-columns-spanned="3" office:value-type="string">
            <text:list xml:id="list94603534189667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7">TRAN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296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85"/>
          </table:table-cell>
          <table:table-cell table:style-name="表格69.A8" office:value-type="string">
            <text:p text:style-name="P485"/>
          </table:table-cell>
          <table:table-cell table:style-name="表格69.J5" table:number-columns-spanned="3" office:value-type="string">
            <text:list xml:id="list94603537192358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0">NAME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310">5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8"/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94603540193545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22">BEGIN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6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8">起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94603543182538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0">END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6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8">迄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94603545193276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4603546181557" text:continue-numbering="true" text:style-name="WW8Num2">
              <text:list-item>
                <text:p text:style-name="P841">CUSERID</text:p>
              </text:list-item>
            </text:list>
          </table:table-cell>
          <table:table-cell table:style-name="表格69.A5" office:value-type="string">
            <text:list xml:id="list94603546179600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69.A5" office:value-type="string">
            <text:list xml:id="list94603546174557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47179594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47175797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47193743" text:continue-numbering="true" text:style-name="WW8Num2">
              <text:list-item>
                <text:p text:style-name="P841">24</text:p>
              </text:list-item>
            </text:list>
          </table:table-cell>
          <table:table-cell table:style-name="表格69.A5" office:value-type="string">
            <text:list xml:id="list94603548178978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48175606" text:continue-numbering="true" text:style-name="WW8Num2">
              <text:list-item>
                <text:p text:style-name="P841">Create data user</text:p>
              </text:list-item>
            </text:list>
          </table:table-cell>
          <table:table-cell table:style-name="表格69.A5" office:value-type="string">
            <text:list xml:id="list9460354820198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J5" table:number-columns-spanned="3" office:value-type="string">
            <text:list xml:id="list94603549175766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4603549200245" text:continue-numbering="true" text:style-name="WW8Num2">
              <text:list-item>
                <text:p text:style-name="P841">CDATE</text:p>
              </text:list-item>
            </text:list>
          </table:table-cell>
          <table:table-cell table:style-name="表格69.A5" office:value-type="string">
            <text:list xml:id="list94603549188608" text:continue-numbering="true" text:style-name="WW8Num2">
              <text:list-item>
                <text:p text:style-name="P841">DATETIME</text:p>
              </text:list-item>
            </text:list>
          </table:table-cell>
          <table:table-cell table:style-name="表格69.A5" office:value-type="string">
            <text:list xml:id="list94603550192731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018573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017307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1184433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1203271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1183430" text:continue-numbering="true" text:style-name="WW8Num2">
              <text:list-item>
                <text:p text:style-name="P841">Create time</text:p>
              </text:list-item>
            </text:list>
          </table:table-cell>
          <table:table-cell table:style-name="表格69.A5" office:value-type="string">
            <text:list xml:id="list94603552185781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J5" table:number-columns-spanned="3" office:value-type="string">
            <text:list xml:id="list94603552175313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4603553201078" text:continue-numbering="true" text:style-name="WW8Num2">
              <text:list-item>
                <text:p text:style-name="P841">UUSERID</text:p>
              </text:list-item>
            </text:list>
          </table:table-cell>
          <table:table-cell table:style-name="表格69.A5" office:value-type="string">
            <text:list xml:id="list94603553171979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69.A5" office:value-type="string">
            <text:list xml:id="list9460355320106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417672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4183052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4178106" text:continue-numbering="true" text:style-name="WW8Num2">
              <text:list-item>
                <text:p text:style-name="P841">24</text:p>
              </text:list-item>
            </text:list>
          </table:table-cell>
          <table:table-cell table:style-name="表格69.A5" office:value-type="string">
            <text:list xml:id="list94603555201166" text:continue-numbering="true" text:style-name="WW8Num2">
              <text:list-item>
                <text:p text:style-name="P841">null</text:p>
              </text:list-item>
            </text:list>
          </table:table-cell>
          <table:table-cell table:style-name="表格69.A5" office:value-type="string">
            <text:list xml:id="list94603555202219" text:continue-numbering="true" text:style-name="WW8Num2">
              <text:list-item>
                <text:p text:style-name="P841">Update date user</text:p>
              </text:list-item>
            </text:list>
          </table:table-cell>
          <table:table-cell table:style-name="表格69.A5" office:value-type="string">
            <text:list xml:id="list94603555178807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J5" table:number-columns-spanned="3" office:value-type="string">
            <text:list xml:id="list94603556180823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4603556192927" text:continue-numbering="true" text:style-name="WW8Num2">
              <text:list-item>
                <text:p text:style-name="P841">UDATE</text:p>
              </text:list-item>
            </text:list>
          </table:table-cell>
          <table:table-cell table:style-name="表格69.A5" office:value-type="string">
            <text:list xml:id="list94603556186561" text:continue-numbering="true" text:style-name="WW8Num2">
              <text:list-item>
                <text:p text:style-name="P841">DATETIME</text:p>
              </text:list-item>
            </text:list>
          </table:table-cell>
          <table:table-cell table:style-name="表格69.A5" office:value-type="string">
            <text:list xml:id="list94603557173912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7181968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7180515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8202916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A5" office:value-type="string">
            <text:list xml:id="list94603558199843" text:continue-numbering="true" text:style-name="WW8Num2">
              <text:list-item>
                <text:p text:style-name="P841">null</text:p>
              </text:list-item>
            </text:list>
          </table:table-cell>
          <table:table-cell table:style-name="表格69.A5" office:value-type="string">
            <text:list xml:id="list94603559202581" text:continue-numbering="true" text:style-name="WW8Num2">
              <text:list-item>
                <text:p text:style-name="P841">Update time</text:p>
              </text:list-item>
            </text:list>
          </table:table-cell>
          <table:table-cell table:style-name="表格69.A5" office:value-type="string">
            <text:list xml:id="list94603559196764" text:continue-numbering="true" text:style-name="WW8Num2">
              <text:list-item>
                <text:p text:style-name="P808"/>
              </text:list-item>
            </text:list>
          </table:table-cell>
          <table:table-cell table:style-name="表格69.J5" table:number-columns-spanned="3" office:value-type="string">
            <text:list xml:id="list94603559176222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4603565198472" text:continue-numbering="true" text:style-name="WW8Num2">
        <text:list-item>
          <text:h text:style-name="P1104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94603566202027" text:continue-numbering="true" text:style-name="WW8Num2">
              <text:list-item>
                <text:p text:style-name="P656">Project</text:p>
              </text:list-item>
            </text:list>
          </table:table-cell>
          <table:table-cell table:style-name="表格71.A1" table:number-columns-spanned="6" office:value-type="string">
            <text:list xml:id="list94603566173070" text:continue-numbering="true" text:style-name="WW8Num2">
              <text:list-item>
                <text:p text:style-name="P70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94603567179313" text:continue-numbering="true" text:style-name="WW8Num2">
              <text:list-item>
                <text:p text:style-name="P656">Ver</text:p>
              </text:list-item>
            </text:list>
          </table:table-cell>
          <table:table-cell table:style-name="表格71.A1" office:value-type="string">
            <text:list xml:id="list94603567202771" text:continue-numbering="true" text:style-name="WW8Num2">
              <text:list-item>
                <text:p text:style-name="P708">0.5</text:p>
              </text:list-item>
            </text:list>
          </table:table-cell>
          <table:table-cell table:style-name="表格71.J1" office:value-type="string">
            <text:list xml:id="list9460356719532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67197701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68186377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4603568179408" text:continue-numbering="true" text:style-name="WW8Num2">
              <text:list-item>
                <text:p text:style-name="P656">Maintain</text:p>
              </text:list-item>
            </text:list>
          </table:table-cell>
          <table:table-cell table:style-name="表格71.A2" table:number-columns-spanned="6" office:value-type="string">
            <text:list xml:id="list94603568172402" text:continue-numbering="true" text:style-name="WW8Num2">
              <text:list-item>
                <text:p text:style-name="P70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4603569188697" text:continue-numbering="true" text:style-name="WW8Num2">
              <text:list-item>
                <text:p text:style-name="P656">Date</text:p>
              </text:list-item>
            </text:list>
          </table:table-cell>
          <table:table-cell table:style-name="表格71.A2" office:value-type="string">
            <text:list xml:id="list94603569173616" text:continue-numbering="true" text:style-name="WW8Num2">
              <text:list-item>
                <text:p text:style-name="P708">201<text:span text:style-name="T120">5</text:span>/<text:span text:style-name="T120">05/20</text:span></text:p>
              </text:list-item>
            </text:list>
          </table:table-cell>
          <table:table-cell table:style-name="表格71.J1" office:value-type="string">
            <text:list xml:id="list9460357017323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7019302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70186609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4603571195393" text:continue-numbering="true" text:style-name="WW8Num2">
              <text:list-item>
                <text:p text:style-name="P656">Table</text:p>
              </text:list-item>
            </text:list>
          </table:table-cell>
          <table:table-cell table:style-name="表格71.A2" table:number-columns-spanned="6" office:value-type="string">
            <text:list xml:id="list94603571197624" text:continue-numbering="true" text:style-name="WW8Num2">
              <text:list-item>
                <text:p text:style-name="P783">tb_sys_<text:span text:style-name="T129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4603571195599" text:continue-numbering="true" text:style-name="WW8Num2">
              <text:list-item>
                <text:p text:style-name="P656">DataBase</text:p>
              </text:list-item>
            </text:list>
          </table:table-cell>
          <table:table-cell table:style-name="表格71.A2" office:value-type="string">
            <text:list xml:id="list94603572194950" text:continue-numbering="true" text:style-name="WW8Num2">
              <text:list-item>
                <text:p text:style-name="P708">bbcore</text:p>
              </text:list-item>
            </text:list>
          </table:table-cell>
          <table:table-cell table:style-name="表格71.J1" office:value-type="string">
            <text:list xml:id="list9460357217884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72182983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73188456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94603573183786" text:continue-numbering="true" text:style-name="WW8Num2">
              <text:list-item>
                <text:p text:style-name="P656">Descript</text:p>
              </text:list-item>
            </text:list>
          </table:table-cell>
          <table:table-cell table:style-name="表格71.A4" table:number-columns-spanned="8" office:value-type="string">
            <text:list xml:id="list94603573179366" text:continue-numbering="true" text:style-name="WW8Num2">
              <text:list-item>
                <text:p text:style-name="P759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94603574181082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74198065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1.K1" office:value-type="string">
            <text:list xml:id="list94603574200136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94603575184546" text:continue-numbering="true" text:style-name="WW8Num2">
              <text:list-item>
                <text:p text:style-name="P6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9460357518723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4603576183978" text:continue-numbering="true" text:style-name="WW8Num2">
              <text:list-item>
                <text:p text:style-name="P682">Field</text:p>
              </text:list-item>
            </text:list>
          </table:table-cell>
          <table:table-cell table:style-name="表格71.A5" office:value-type="string">
            <text:list xml:id="list94603576184813" text:continue-numbering="true" text:style-name="WW8Num2">
              <text:list-item>
                <text:p text:style-name="P682">Datatype</text:p>
              </text:list-item>
            </text:list>
          </table:table-cell>
          <table:table-cell table:style-name="表格71.A5" office:value-type="string">
            <text:list xml:id="list94603576176255" text:continue-numbering="true" text:style-name="WW8Num2">
              <text:list-item>
                <text:p text:style-name="P682">PK</text:p>
              </text:list-item>
            </text:list>
          </table:table-cell>
          <table:table-cell table:style-name="表格71.A5" office:value-type="string">
            <text:list xml:id="list94603577171174" text:continue-numbering="true" text:style-name="WW8Num2">
              <text:list-item>
                <text:p text:style-name="P682">UK</text:p>
              </text:list-item>
            </text:list>
          </table:table-cell>
          <table:table-cell table:style-name="表格71.A5" office:value-type="string">
            <text:list xml:id="list94603577179658" text:continue-numbering="true" text:style-name="WW8Num2">
              <text:list-item>
                <text:p text:style-name="P682">IDX</text:p>
              </text:list-item>
            </text:list>
          </table:table-cell>
          <table:table-cell table:style-name="表格71.A5" office:value-type="string">
            <text:list xml:id="list94603578193031" text:continue-numbering="true" text:style-name="WW8Num2">
              <text:list-item>
                <text:p text:style-name="P630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94603578193793" text:continue-numbering="true" text:style-name="WW8Num2">
              <text:list-item>
                <text:p text:style-name="P630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94603579202989" text:continue-numbering="true" text:style-name="WW8Num2">
              <text:list-item>
                <text:p text:style-name="P682">Description</text:p>
              </text:list-item>
            </text:list>
          </table:table-cell>
          <table:table-cell table:style-name="表格71.A5" office:value-type="string">
            <text:list xml:id="list94603579180942" text:continue-numbering="true" text:style-name="WW8Num2">
              <text:list-item>
                <text:p text:style-name="P682">Remarks</text:p>
              </text:list-item>
            </text:list>
          </table:table-cell>
          <table:table-cell table:style-name="表格71.J5" table:number-columns-spanned="3" office:value-type="string">
            <text:list xml:id="list9460358019242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4603580190262" text:continue-numbering="true" text:style-name="WW8Num2">
              <text:list-item>
                <text:p text:style-name="P842">OID</text:p>
              </text:list-item>
            </text:list>
          </table:table-cell>
          <table:table-cell table:style-name="表格71.A5" office:value-type="string">
            <text:list xml:id="list94603580183582" text:continue-numbering="true" text:style-name="WW8Num2">
              <text:list-item>
                <text:p text:style-name="P842">CHAR</text:p>
              </text:list-item>
            </text:list>
          </table:table-cell>
          <table:table-cell table:style-name="表格71.A5" office:value-type="string">
            <text:list xml:id="list94603581172306" text:continue-numbering="true" text:style-name="WW8Num2">
              <text:list-item>
                <text:p text:style-name="P842">Y</text:p>
              </text:list-item>
            </text:list>
          </table:table-cell>
          <table:table-cell table:style-name="表格71.A5" office:value-type="string">
            <text:list xml:id="list9460358120137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581178792" text:continue-numbering="true" text:style-name="WW8Num2">
              <text:list-item>
                <text:p text:style-name="P842"><text:s/></text:p>
              </text:list-item>
            </text:list>
          </table:table-cell>
          <table:table-cell table:style-name="表格71.A5" office:value-type="string">
            <text:list xml:id="list94603582180134" text:continue-numbering="true" text:style-name="WW8Num2">
              <text:list-item>
                <text:p text:style-name="P842">36</text:p>
              </text:list-item>
            </text:list>
          </table:table-cell>
          <table:table-cell table:style-name="表格71.A5" office:value-type="string">
            <text:list xml:id="list9460358217315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582203345" text:continue-numbering="true" text:style-name="WW8Num2">
              <text:list-item>
                <text:p text:style-name="P842">PK / UUID</text:p>
              </text:list-item>
            </text:list>
          </table:table-cell>
          <table:table-cell table:style-name="表格71.A5" office:value-type="string">
            <text:list xml:id="list94603583198614" text:continue-numbering="true" text:style-name="WW8Num2">
              <text:list-item>
                <text:p text:style-name="P842">Default java UUID</text:p>
              </text:list-item>
            </text:list>
          </table:table-cell>
          <table:table-cell table:style-name="表格71.J5" table:number-columns-spanned="3" office:value-type="string">
            <text:list xml:id="list94603583187930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584202754" text:continue-numbering="true" text:style-name="WW8Num2">
              <text:list-item>
                <text:p text:style-name="P900">TRAN_ID</text:p>
              </text:list-item>
            </text:list>
          </table:table-cell>
          <table:table-cell table:style-name="表格71.A8" office:value-type="string">
            <text:list xml:id="list94603584174243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8" office:value-type="string">
            <text:list xml:id="list9460358417162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85187933" text:continue-numbering="true" text:style-name="WW8Num2">
              <text:list-item>
                <text:p text:style-name="P901">Y</text:p>
              </text:list-item>
            </text:list>
          </table:table-cell>
          <table:table-cell table:style-name="表格71.A8" office:value-type="string">
            <text:list xml:id="list9460358517718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85182769" text:continue-numbering="true" text:style-name="WW8Num2">
              <text:list-item>
                <text:p text:style-name="P902">10</text:p>
              </text:list-item>
            </text:list>
          </table:table-cell>
          <table:table-cell table:style-name="表格71.A8" office:value-type="string">
            <text:list xml:id="list9460358619522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86173445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1.A8" office:value-type="string">
            <text:list xml:id="list94603587193882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1.J5" table:number-columns-spanned="3" office:value-type="string">
            <text:list xml:id="list94603587179795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587195246" text:continue-numbering="true" text:style-name="WW8Num2">
              <text:list-item>
                <text:p text:style-name="P903">SEGM_MODE</text:p>
              </text:list-item>
            </text:list>
          </table:table-cell>
          <table:table-cell table:style-name="表格71.A8" office:value-type="string">
            <text:list xml:id="list94603588196025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71.A8" office:value-type="string">
            <text:list xml:id="list9460358820133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88190493" text:continue-numbering="true" text:style-name="WW8Num2">
              <text:list-item>
                <text:p text:style-name="P904"/>
              </text:list-item>
            </text:list>
          </table:table-cell>
          <table:table-cell table:style-name="表格71.A8" office:value-type="string">
            <text:list xml:id="list9460358917286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89202333" text:continue-numbering="true" text:style-name="WW8Num2">
              <text:list-item>
                <text:p text:style-name="P905">10</text:p>
              </text:list-item>
            </text:list>
          </table:table-cell>
          <table:table-cell table:style-name="表格71.A8" office:value-type="string">
            <text:list xml:id="list94603590197788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90197545" text:continue-numbering="true" text:style-name="WW8Num2">
              <text:list-item>
                <text:p text:style-name="P1018">BYTE ( 轉成byte 在切割) </text:p>
              </text:list-item>
              <text:list-item>
                <text:p text:style-name="P1018">TXT ( 直接用字串切割 )</text:p>
              </text:list-item>
              <text:list-item>
                <text:p text:style-name="P1019">SYMBOL (用,或;符號分割)</text:p>
              </text:list-item>
            </text:list>
          </table:table-cell>
          <table:table-cell table:style-name="表格71.A8" office:value-type="string">
            <text:list xml:id="list94603591198617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71.J5" table:number-columns-spanned="3" office:value-type="string">
            <text:list xml:id="list94603592203570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592185760" text:continue-numbering="true" text:style-name="WW8Num2">
              <text:list-item>
                <text:p text:style-name="P906">SEGM_SYMBOL</text:p>
              </text:list-item>
            </text:list>
          </table:table-cell>
          <table:table-cell table:style-name="表格71.A8" office:value-type="string">
            <text:list xml:id="list94603592199767" text:continue-numbering="true" text:style-name="WW8Num2">
              <text:list-item>
                <text:p text:style-name="P744">VARCHAR</text:p>
              </text:list-item>
            </text:list>
          </table:table-cell>
          <table:table-cell table:style-name="表格71.A8" office:value-type="string">
            <text:list xml:id="list9460359317507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93188727" text:continue-numbering="true" text:style-name="WW8Num2">
              <text:list-item>
                <text:p text:style-name="P904"/>
              </text:list-item>
            </text:list>
          </table:table-cell>
          <table:table-cell table:style-name="表格71.A8" office:value-type="string">
            <text:list xml:id="list9460359317422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94193233" text:continue-numbering="true" text:style-name="WW8Num2">
              <text:list-item>
                <text:p text:style-name="P906">1</text:p>
              </text:list-item>
            </text:list>
          </table:table-cell>
          <table:table-cell table:style-name="表格71.A8" office:value-type="string">
            <text:list xml:id="list94603594192481" text:continue-numbering="true" text:style-name="WW8Num2">
              <text:list-item>
                <text:p text:style-name="P809">,</text:p>
              </text:list-item>
            </text:list>
          </table:table-cell>
          <table:table-cell table:style-name="表格71.A8" office:value-type="string">
            <text:p text:style-name="P477">SEGM_MODE='SYMBOL' 時用來分成array的符號</text:p>
          </table:table-cell>
          <table:table-cell table:style-name="表格71.A8" office:value-type="string">
            <text:list xml:id="list94603595192277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71.J5" table:number-columns-spanned="3" office:value-type="string">
            <text:list xml:id="list9460359517625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595198804" text:continue-numbering="true" text:style-name="WW8Num2">
              <text:list-item>
                <text:p text:style-name="P903">ENCODING</text:p>
              </text:list-item>
            </text:list>
          </table:table-cell>
          <table:table-cell table:style-name="表格71.A8" office:value-type="string">
            <text:list xml:id="list94603596188162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71.A8" office:value-type="string">
            <text:list xml:id="list9460359618962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9619910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71.A8" office:value-type="string">
            <text:list xml:id="list9460359718142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97192679" text:continue-numbering="true" text:style-name="WW8Num2">
              <text:list-item>
                <text:p text:style-name="P905">10</text:p>
              </text:list-item>
            </text:list>
          </table:table-cell>
          <table:table-cell table:style-name="表格71.A8" office:value-type="string">
            <text:list xml:id="list9460359819821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598174325" text:continue-numbering="true" text:style-name="WW8Num2">
              <text:list-item>
                <text:p text:style-name="P1020">BIG5 , utf-8 .. 等等</text:p>
              </text:list-item>
            </text:list>
          </table:table-cell>
          <table:table-cell table:style-name="表格71.A8" office:value-type="string">
            <text:list xml:id="list94603598181694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71.J5" table:number-columns-spanned="3" office:value-type="string">
            <text:list xml:id="list9460359920132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599192031" text:continue-numbering="true" text:style-name="WW8Num2">
              <text:list-item>
                <text:p text:style-name="P907">EXPR_TYPE</text:p>
              </text:list-item>
            </text:list>
          </table:table-cell>
          <table:table-cell table:style-name="表格71.A8" office:value-type="string">
            <text:list xml:id="list94603599185587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8" office:value-type="string">
            <text:list xml:id="list9460360017748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0200303" text:continue-numbering="true" text:style-name="WW8Num2">
              <text:list-item>
                <text:p text:style-name="P904"/>
              </text:list-item>
            </text:list>
          </table:table-cell>
          <table:table-cell table:style-name="表格71.A8" office:value-type="string">
            <text:list xml:id="list9460360017470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1187996" text:continue-numbering="true" text:style-name="WW8Num2">
              <text:list-item>
                <text:p text:style-name="P908">10</text:p>
              </text:list-item>
            </text:list>
          </table:table-cell>
          <table:table-cell table:style-name="表格71.A8" office:value-type="string">
            <text:list xml:id="list9460360119256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1172433" text:continue-numbering="true" text:style-name="WW8Num2">
              <text:list-item>
                <text:p text:style-name="P1021">PYTHON , GROOVY, BSH</text:p>
              </text:list-item>
            </text:list>
          </table:table-cell>
          <table:table-cell table:style-name="表格71.A8" office:value-type="string">
            <text:list xml:id="list94603602182711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71.J5" table:number-columns-spanned="3" office:value-type="string">
            <text:list xml:id="list9460360219911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602202875" text:continue-numbering="true" text:style-name="WW8Num2">
              <text:list-item>
                <text:p text:style-name="P909">HELP_EXPRESSION</text:p>
              </text:list-item>
            </text:list>
          </table:table-cell>
          <table:table-cell table:style-name="表格71.A8" office:value-type="string">
            <text:list xml:id="list94603603185951" text:continue-numbering="true" text:style-name="WW8Num2">
              <text:list-item>
                <text:p text:style-name="P743">VARCHAR</text:p>
              </text:list-item>
            </text:list>
          </table:table-cell>
          <table:table-cell table:style-name="表格71.A8" office:value-type="string">
            <text:list xml:id="list9460360320343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418844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419360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4194538" text:continue-numbering="true" text:style-name="WW8Num2">
              <text:list-item>
                <text:p text:style-name="P909">8000</text:p>
              </text:list-item>
            </text:list>
          </table:table-cell>
          <table:table-cell table:style-name="表格71.A8" office:value-type="string">
            <text:list xml:id="list9460360517290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05186639" text:continue-numbering="true" text:style-name="WW8Num2">
              <text:list-item>
                <text:p text:style-name="P1022">輔助處理轉完後的資料 <text:span text:style-name="T127">map / json </text:span></text:p>
              </text:list-item>
            </text:list>
          </table:table-cell>
          <table:table-cell table:style-name="表格71.A8" office:value-type="string">
            <text:list xml:id="list9460360517976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J5" table:number-columns-spanned="3" office:value-type="string">
            <text:list xml:id="list94603606176387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32">BEGIN_LEN</text:p>
          </table:table-cell>
          <table:table-cell table:style-name="表格71.A8" office:value-type="string">
            <text:p text:style-name="P123">INT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332">1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471"/>
          </table:table-cell>
          <table:table-cell table:style-name="表格71.A8" office:value-type="string">
            <text:p text:style-name="P180"/>
          </table:table-cell>
          <table:table-cell table:style-name="表格71.J5" table:number-columns-spanned="3" office:value-type="string">
            <text:list xml:id="list9460360920167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4603609201751" text:continue-numbering="true" text:style-name="WW8Num2">
              <text:list-item>
                <text:p text:style-name="P910">DESCRIPTION</text:p>
              </text:list-item>
            </text:list>
          </table:table-cell>
          <table:table-cell table:style-name="表格71.A8" office:value-type="string">
            <text:list xml:id="list94603609182978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71.A8" office:value-type="string">
            <text:list xml:id="list9460361017502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1017795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1020157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11173865" text:continue-numbering="true" text:style-name="WW8Num2">
              <text:list-item>
                <text:p text:style-name="P910">500</text:p>
              </text:list-item>
            </text:list>
          </table:table-cell>
          <table:table-cell table:style-name="表格71.A8" office:value-type="string">
            <text:list xml:id="list9460361118145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8" office:value-type="string">
            <text:list xml:id="list94603611174335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71.A8" office:value-type="string">
            <text:list xml:id="list9460361217542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J5" table:number-columns-spanned="3" office:value-type="string">
            <text:list xml:id="list9460361220207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4603612174119" text:continue-numbering="true" text:style-name="WW8Num2">
              <text:list-item>
                <text:p text:style-name="P842">CUSERID</text:p>
              </text:list-item>
            </text:list>
          </table:table-cell>
          <table:table-cell table:style-name="表格71.A5" office:value-type="string">
            <text:list xml:id="list94603613184689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1.A5" office:value-type="string">
            <text:list xml:id="list9460361317399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319897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419060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4191570" text:continue-numbering="true" text:style-name="WW8Num2">
              <text:list-item>
                <text:p text:style-name="P842">24</text:p>
              </text:list-item>
            </text:list>
          </table:table-cell>
          <table:table-cell table:style-name="表格71.A5" office:value-type="string">
            <text:list xml:id="list9460361417664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5199484" text:continue-numbering="true" text:style-name="WW8Num2">
              <text:list-item>
                <text:p text:style-name="P842">Create data user</text:p>
              </text:list-item>
            </text:list>
          </table:table-cell>
          <table:table-cell table:style-name="表格71.A5" office:value-type="string">
            <text:list xml:id="list9460361519054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J5" table:number-columns-spanned="3" office:value-type="string">
            <text:list xml:id="list9460361617202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4603616176502" text:continue-numbering="true" text:style-name="WW8Num2">
              <text:list-item>
                <text:p text:style-name="P842">CDATE</text:p>
              </text:list-item>
            </text:list>
          </table:table-cell>
          <table:table-cell table:style-name="表格71.A5" office:value-type="string">
            <text:list xml:id="list94603616173062" text:continue-numbering="true" text:style-name="WW8Num2">
              <text:list-item>
                <text:p text:style-name="P842">DATETIME</text:p>
              </text:list-item>
            </text:list>
          </table:table-cell>
          <table:table-cell table:style-name="表格71.A5" office:value-type="string">
            <text:list xml:id="list9460361717356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719023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720144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817754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818054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18184813" text:continue-numbering="true" text:style-name="WW8Num2">
              <text:list-item>
                <text:p text:style-name="P842">Create time</text:p>
              </text:list-item>
            </text:list>
          </table:table-cell>
          <table:table-cell table:style-name="表格71.A5" office:value-type="string">
            <text:list xml:id="list9460361920268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J5" table:number-columns-spanned="3" office:value-type="string">
            <text:list xml:id="list9460361918977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4603619183351" text:continue-numbering="true" text:style-name="WW8Num2">
              <text:list-item>
                <text:p text:style-name="P842">UUSERID</text:p>
              </text:list-item>
            </text:list>
          </table:table-cell>
          <table:table-cell table:style-name="表格71.A5" office:value-type="string">
            <text:list xml:id="list94603620189065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1.A5" office:value-type="string">
            <text:list xml:id="list94603620184518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019555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1179388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1198802" text:continue-numbering="true" text:style-name="WW8Num2">
              <text:list-item>
                <text:p text:style-name="P842">24</text:p>
              </text:list-item>
            </text:list>
          </table:table-cell>
          <table:table-cell table:style-name="表格71.A5" office:value-type="string">
            <text:list xml:id="list94603621178979" text:continue-numbering="true" text:style-name="WW8Num2">
              <text:list-item>
                <text:p text:style-name="P842">null</text:p>
              </text:list-item>
            </text:list>
          </table:table-cell>
          <table:table-cell table:style-name="表格71.A5" office:value-type="string">
            <text:list xml:id="list94603622187810" text:continue-numbering="true" text:style-name="WW8Num2">
              <text:list-item>
                <text:p text:style-name="P842">Update date user</text:p>
              </text:list-item>
            </text:list>
          </table:table-cell>
          <table:table-cell table:style-name="表格71.A5" office:value-type="string">
            <text:list xml:id="list9460362220127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J5" table:number-columns-spanned="3" office:value-type="string">
            <text:list xml:id="list9460362319663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4603623177073" text:continue-numbering="true" text:style-name="WW8Num2">
              <text:list-item>
                <text:p text:style-name="P842">UDATE</text:p>
              </text:list-item>
            </text:list>
          </table:table-cell>
          <table:table-cell table:style-name="表格71.A5" office:value-type="string">
            <text:list xml:id="list94603623196808" text:continue-numbering="true" text:style-name="WW8Num2">
              <text:list-item>
                <text:p text:style-name="P842">DATETIME</text:p>
              </text:list-item>
            </text:list>
          </table:table-cell>
          <table:table-cell table:style-name="表格71.A5" office:value-type="string">
            <text:list xml:id="list9460362419753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420269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417730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519780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A5" office:value-type="string">
            <text:list xml:id="list94603625182639" text:continue-numbering="true" text:style-name="WW8Num2">
              <text:list-item>
                <text:p text:style-name="P842">null</text:p>
              </text:list-item>
            </text:list>
          </table:table-cell>
          <table:table-cell table:style-name="表格71.A5" office:value-type="string">
            <text:list xml:id="list94603625172580" text:continue-numbering="true" text:style-name="WW8Num2">
              <text:list-item>
                <text:p text:style-name="P842">Update time</text:p>
              </text:list-item>
            </text:list>
          </table:table-cell>
          <table:table-cell table:style-name="表格71.A5" office:value-type="string">
            <text:list xml:id="list9460362620099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1.J5" table:number-columns-spanned="3" office:value-type="string">
            <text:list xml:id="list9460362618386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</table:table>
      <text:list xml:id="list94603626186474" text:continue-numbering="true" text:style-name="WW8Num2">
        <text:list-item>
          <text:p text:style-name="P590"/>
        </text:list-item>
        <text:list-item>
          <text:h text:style-name="P1104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94603628202351" text:continue-numbering="true" text:style-name="WW8Num2">
              <text:list-item>
                <text:p text:style-name="P656">Project</text:p>
              </text:list-item>
            </text:list>
          </table:table-cell>
          <table:table-cell table:style-name="表格70.A1" table:number-columns-spanned="6" office:value-type="string">
            <text:list xml:id="list94603628173008" text:continue-numbering="true" text:style-name="WW8Num2">
              <text:list-item>
                <text:p text:style-name="P70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94603628183760" text:continue-numbering="true" text:style-name="WW8Num2">
              <text:list-item>
                <text:p text:style-name="P656">Ver</text:p>
              </text:list-item>
            </text:list>
          </table:table-cell>
          <table:table-cell table:style-name="表格70.A1" office:value-type="string">
            <text:list xml:id="list94603629172056" text:continue-numbering="true" text:style-name="WW8Num2">
              <text:list-item>
                <text:p text:style-name="P708">0.5</text:p>
              </text:list-item>
            </text:list>
          </table:table-cell>
          <table:table-cell table:style-name="表格70.J1" office:value-type="string">
            <text:list xml:id="list9460362917313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2917270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0184875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4603630172495" text:continue-numbering="true" text:style-name="WW8Num2">
              <text:list-item>
                <text:p text:style-name="P656">Maintain</text:p>
              </text:list-item>
            </text:list>
          </table:table-cell>
          <table:table-cell table:style-name="表格70.A2" table:number-columns-spanned="6" office:value-type="string">
            <text:list xml:id="list94603630179994" text:continue-numbering="true" text:style-name="WW8Num2">
              <text:list-item>
                <text:p text:style-name="P70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4603631200127" text:continue-numbering="true" text:style-name="WW8Num2">
              <text:list-item>
                <text:p text:style-name="P656">Date</text:p>
              </text:list-item>
            </text:list>
          </table:table-cell>
          <table:table-cell table:style-name="表格70.A2" office:value-type="string">
            <text:list xml:id="list94603631199859" text:continue-numbering="true" text:style-name="WW8Num2">
              <text:list-item>
                <text:p text:style-name="P708">201<text:span text:style-name="T120">5</text:span>/<text:span text:style-name="T120">05/20</text:span></text:p>
              </text:list-item>
            </text:list>
          </table:table-cell>
          <table:table-cell table:style-name="表格70.J1" office:value-type="string">
            <text:list xml:id="list9460363219350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2189470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2191543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4603632174848" text:continue-numbering="true" text:style-name="WW8Num2">
              <text:list-item>
                <text:p text:style-name="P656">Table</text:p>
              </text:list-item>
            </text:list>
          </table:table-cell>
          <table:table-cell table:style-name="表格70.A2" table:number-columns-spanned="6" office:value-type="string">
            <text:list xml:id="list94603633197913" text:continue-numbering="true" text:style-name="WW8Num2">
              <text:list-item>
                <text:p text:style-name="P783">tb_sys_<text:span text:style-name="T129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4603633172123" text:continue-numbering="true" text:style-name="WW8Num2">
              <text:list-item>
                <text:p text:style-name="P656">DataBase</text:p>
              </text:list-item>
            </text:list>
          </table:table-cell>
          <table:table-cell table:style-name="表格70.A2" office:value-type="string">
            <text:list xml:id="list94603634183073" text:continue-numbering="true" text:style-name="WW8Num2">
              <text:list-item>
                <text:p text:style-name="P708">bbcore</text:p>
              </text:list-item>
            </text:list>
          </table:table-cell>
          <table:table-cell table:style-name="表格70.J1" office:value-type="string">
            <text:list xml:id="list9460363417449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417724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4203100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94603635176876" text:continue-numbering="true" text:style-name="WW8Num2">
              <text:list-item>
                <text:p text:style-name="P656">Descript</text:p>
              </text:list-item>
            </text:list>
          </table:table-cell>
          <table:table-cell table:style-name="表格70.A4" table:number-columns-spanned="8" office:value-type="string">
            <text:list xml:id="list94603635181269" text:continue-numbering="true" text:style-name="WW8Num2">
              <text:list-item>
                <text:p text:style-name="P759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94603636200890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6171357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0.K1" office:value-type="string">
            <text:list xml:id="list94603636198388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94603636173598" text:continue-numbering="true" text:style-name="WW8Num2">
              <text:list-item>
                <text:p text:style-name="P6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94603637185727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4603637196271" text:continue-numbering="true" text:style-name="WW8Num2">
              <text:list-item>
                <text:p text:style-name="P682">Field</text:p>
              </text:list-item>
            </text:list>
          </table:table-cell>
          <table:table-cell table:style-name="表格70.A5" office:value-type="string">
            <text:list xml:id="list94603637197460" text:continue-numbering="true" text:style-name="WW8Num2">
              <text:list-item>
                <text:p text:style-name="P682">Datatype</text:p>
              </text:list-item>
            </text:list>
          </table:table-cell>
          <table:table-cell table:style-name="表格70.A5" office:value-type="string">
            <text:list xml:id="list94603638180792" text:continue-numbering="true" text:style-name="WW8Num2">
              <text:list-item>
                <text:p text:style-name="P682">PK</text:p>
              </text:list-item>
            </text:list>
          </table:table-cell>
          <table:table-cell table:style-name="表格70.A5" office:value-type="string">
            <text:list xml:id="list94603638194246" text:continue-numbering="true" text:style-name="WW8Num2">
              <text:list-item>
                <text:p text:style-name="P682">UK</text:p>
              </text:list-item>
            </text:list>
          </table:table-cell>
          <table:table-cell table:style-name="表格70.A5" office:value-type="string">
            <text:list xml:id="list94603638179806" text:continue-numbering="true" text:style-name="WW8Num2">
              <text:list-item>
                <text:p text:style-name="P682">IDX</text:p>
              </text:list-item>
            </text:list>
          </table:table-cell>
          <table:table-cell table:style-name="表格70.A5" office:value-type="string">
            <text:list xml:id="list94603639183547" text:continue-numbering="true" text:style-name="WW8Num2">
              <text:list-item>
                <text:p text:style-name="P630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94603639192867" text:continue-numbering="true" text:style-name="WW8Num2">
              <text:list-item>
                <text:p text:style-name="P630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94603640184860" text:continue-numbering="true" text:style-name="WW8Num2">
              <text:list-item>
                <text:p text:style-name="P682">Description</text:p>
              </text:list-item>
            </text:list>
          </table:table-cell>
          <table:table-cell table:style-name="表格70.A5" office:value-type="string">
            <text:list xml:id="list94603640182802" text:continue-numbering="true" text:style-name="WW8Num2">
              <text:list-item>
                <text:p text:style-name="P682">Remarks</text:p>
              </text:list-item>
            </text:list>
          </table:table-cell>
          <table:table-cell table:style-name="表格70.J5" table:number-columns-spanned="3" office:value-type="string">
            <text:list xml:id="list94603640182275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4603641180265" text:continue-numbering="true" text:style-name="WW8Num2">
              <text:list-item>
                <text:p text:style-name="P842">OID</text:p>
              </text:list-item>
            </text:list>
          </table:table-cell>
          <table:table-cell table:style-name="表格70.A5" office:value-type="string">
            <text:list xml:id="list94603641186232" text:continue-numbering="true" text:style-name="WW8Num2">
              <text:list-item>
                <text:p text:style-name="P842">CHAR</text:p>
              </text:list-item>
            </text:list>
          </table:table-cell>
          <table:table-cell table:style-name="表格70.A5" office:value-type="string">
            <text:list xml:id="list94603641184627" text:continue-numbering="true" text:style-name="WW8Num2">
              <text:list-item>
                <text:p text:style-name="P842">Y</text:p>
              </text:list-item>
            </text:list>
          </table:table-cell>
          <table:table-cell table:style-name="表格70.A5" office:value-type="string">
            <text:list xml:id="list9460364217414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42199901" text:continue-numbering="true" text:style-name="WW8Num2">
              <text:list-item>
                <text:p text:style-name="P842"><text:s/></text:p>
              </text:list-item>
            </text:list>
          </table:table-cell>
          <table:table-cell table:style-name="表格70.A5" office:value-type="string">
            <text:list xml:id="list94603643179825" text:continue-numbering="true" text:style-name="WW8Num2">
              <text:list-item>
                <text:p text:style-name="P842">36</text:p>
              </text:list-item>
            </text:list>
          </table:table-cell>
          <table:table-cell table:style-name="表格70.A5" office:value-type="string">
            <text:list xml:id="list9460364319387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43192529" text:continue-numbering="true" text:style-name="WW8Num2">
              <text:list-item>
                <text:p text:style-name="P842">PK / UUID</text:p>
              </text:list-item>
            </text:list>
          </table:table-cell>
          <table:table-cell table:style-name="表格70.A5" office:value-type="string">
            <text:list xml:id="list94603644187169" text:continue-numbering="true" text:style-name="WW8Num2">
              <text:list-item>
                <text:p text:style-name="P842">Default java UUID</text:p>
              </text:list-item>
            </text:list>
          </table:table-cell>
          <table:table-cell table:style-name="表格70.J5" table:number-columns-spanned="3" office:value-type="string">
            <text:list xml:id="list9460364420369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8">TRAN_ID</text:p>
          </table:table-cell>
          <table:table-cell table:style-name="表格70.A8" office:value-type="string">
            <text:p text:style-name="P122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5">Y</text:p>
          </table:table-cell>
          <table:table-cell table:style-name="表格70.A8" office:value-type="string">
            <text:p text:style-name="P312">Y</text:p>
          </table:table-cell>
          <table:table-cell table:style-name="表格70.A8" office:value-type="string">
            <text:p text:style-name="P297">1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87">TB_SYS_UPLOAD_TRAN.TRAN_ID</text:p>
          </table:table-cell>
          <table:table-cell table:style-name="表格70.A8" office:value-type="string">
            <text:p text:style-name="P486"/>
          </table:table-cell>
          <table:table-cell table:style-name="表格70.J5" table:number-columns-spanned="3" office:value-type="string">
            <text:list xml:id="list9460364718681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3">NAME</text:p>
          </table:table-cell>
          <table:table-cell table:style-name="表格70.A8" office:value-type="string">
            <text:p text:style-name="P119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5">Y</text:p>
          </table:table-cell>
          <table:table-cell table:style-name="表格70.A8" office:value-type="string">
            <text:p text:style-name="P312">Y</text:p>
          </table:table-cell>
          <table:table-cell table:style-name="表格70.A8" office:value-type="string">
            <text:p text:style-name="P313">5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9"/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9460365018470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23">BEGIN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7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9">起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9460365219677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3">END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7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9">迄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94603655191133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4603656185996" text:continue-numbering="true" text:style-name="WW8Num2">
              <text:list-item>
                <text:p text:style-name="P842">CUSERID</text:p>
              </text:list-item>
            </text:list>
          </table:table-cell>
          <table:table-cell table:style-name="表格70.A5" office:value-type="string">
            <text:list xml:id="list94603656173467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0.A5" office:value-type="string">
            <text:list xml:id="list9460365620052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57188263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5718496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57191968" text:continue-numbering="true" text:style-name="WW8Num2">
              <text:list-item>
                <text:p text:style-name="P842">24</text:p>
              </text:list-item>
            </text:list>
          </table:table-cell>
          <table:table-cell table:style-name="表格70.A5" office:value-type="string">
            <text:list xml:id="list9460365817206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58202020" text:continue-numbering="true" text:style-name="WW8Num2">
              <text:list-item>
                <text:p text:style-name="P842">Create data user</text:p>
              </text:list-item>
            </text:list>
          </table:table-cell>
          <table:table-cell table:style-name="表格70.A5" office:value-type="string">
            <text:list xml:id="list94603658198843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J5" table:number-columns-spanned="3" office:value-type="string">
            <text:list xml:id="list9460365920179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4603659189500" text:continue-numbering="true" text:style-name="WW8Num2">
              <text:list-item>
                <text:p text:style-name="P842">CDATE</text:p>
              </text:list-item>
            </text:list>
          </table:table-cell>
          <table:table-cell table:style-name="表格70.A5" office:value-type="string">
            <text:list xml:id="list94603659191564" text:continue-numbering="true" text:style-name="WW8Num2">
              <text:list-item>
                <text:p text:style-name="P842">DATETIME</text:p>
              </text:list-item>
            </text:list>
          </table:table-cell>
          <table:table-cell table:style-name="表格70.A5" office:value-type="string">
            <text:list xml:id="list9460366017947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018768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017159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117547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1173093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1180138" text:continue-numbering="true" text:style-name="WW8Num2">
              <text:list-item>
                <text:p text:style-name="P842">Create time</text:p>
              </text:list-item>
            </text:list>
          </table:table-cell>
          <table:table-cell table:style-name="表格70.A5" office:value-type="string">
            <text:list xml:id="list9460366219086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J5" table:number-columns-spanned="3" office:value-type="string">
            <text:list xml:id="list94603662181285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4603663197247" text:continue-numbering="true" text:style-name="WW8Num2">
              <text:list-item>
                <text:p text:style-name="P842">UUSERID</text:p>
              </text:list-item>
            </text:list>
          </table:table-cell>
          <table:table-cell table:style-name="表格70.A5" office:value-type="string">
            <text:list xml:id="list94603663202849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0.A5" office:value-type="string">
            <text:list xml:id="list9460366319311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417363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418199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4190972" text:continue-numbering="true" text:style-name="WW8Num2">
              <text:list-item>
                <text:p text:style-name="P842">24</text:p>
              </text:list-item>
            </text:list>
          </table:table-cell>
          <table:table-cell table:style-name="表格70.A5" office:value-type="string">
            <text:list xml:id="list94603665197452" text:continue-numbering="true" text:style-name="WW8Num2">
              <text:list-item>
                <text:p text:style-name="P842">null</text:p>
              </text:list-item>
            </text:list>
          </table:table-cell>
          <table:table-cell table:style-name="表格70.A5" office:value-type="string">
            <text:list xml:id="list94603665179039" text:continue-numbering="true" text:style-name="WW8Num2">
              <text:list-item>
                <text:p text:style-name="P842">Update date user</text:p>
              </text:list-item>
            </text:list>
          </table:table-cell>
          <table:table-cell table:style-name="表格70.A5" office:value-type="string">
            <text:list xml:id="list9460366617307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J5" table:number-columns-spanned="3" office:value-type="string">
            <text:list xml:id="list9460366617215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4603666199753" text:continue-numbering="true" text:style-name="WW8Num2">
              <text:list-item>
                <text:p text:style-name="P842">UDATE</text:p>
              </text:list-item>
            </text:list>
          </table:table-cell>
          <table:table-cell table:style-name="表格70.A5" office:value-type="string">
            <text:list xml:id="list94603667186462" text:continue-numbering="true" text:style-name="WW8Num2">
              <text:list-item>
                <text:p text:style-name="P842">DATETIME</text:p>
              </text:list-item>
            </text:list>
          </table:table-cell>
          <table:table-cell table:style-name="表格70.A5" office:value-type="string">
            <text:list xml:id="list9460366719186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719926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819824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817294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A5" office:value-type="string">
            <text:list xml:id="list94603668179079" text:continue-numbering="true" text:style-name="WW8Num2">
              <text:list-item>
                <text:p text:style-name="P842">null</text:p>
              </text:list-item>
            </text:list>
          </table:table-cell>
          <table:table-cell table:style-name="表格70.A5" office:value-type="string">
            <text:list xml:id="list94603669195717" text:continue-numbering="true" text:style-name="WW8Num2">
              <text:list-item>
                <text:p text:style-name="P842">Update time</text:p>
              </text:list-item>
            </text:list>
          </table:table-cell>
          <table:table-cell table:style-name="表格70.A5" office:value-type="string">
            <text:list xml:id="list94603669186681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0.J5" table:number-columns-spanned="3" office:value-type="string">
            <text:list xml:id="list94603670193734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</table:table>
      <text:list xml:id="list94603670203535" text:continue-numbering="true" text:style-name="WW8Num2">
        <text:list-item>
          <text:h text:style-name="P1106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94603671185237" text:continue-numbering="true" text:style-name="WW8Num2">
              <text:list-item>
                <text:p text:style-name="P657">Project</text:p>
              </text:list-item>
            </text:list>
          </table:table-cell>
          <table:table-cell table:style-name="表格77.A1" table:number-columns-spanned="6" office:value-type="string">
            <text:list xml:id="list94603671173393" text:continue-numbering="true" text:style-name="WW8Num2">
              <text:list-item>
                <text:p text:style-name="P70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94603671198116" text:continue-numbering="true" text:style-name="WW8Num2">
              <text:list-item>
                <text:p text:style-name="P657">Ver</text:p>
              </text:list-item>
            </text:list>
          </table:table-cell>
          <table:table-cell table:style-name="表格77.A1" office:value-type="string">
            <text:list xml:id="list94603672183241" text:continue-numbering="true" text:style-name="WW8Num2">
              <text:list-item>
                <text:p text:style-name="P709">0.<text:span text:style-name="T134">6</text:span></text:p>
              </text:list-item>
            </text:list>
          </table:table-cell>
          <table:table-cell table:style-name="表格77.J1" office:value-type="string">
            <text:list xml:id="list94603672182379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73202754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73198520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4603673184914" text:continue-numbering="true" text:style-name="WW8Num2">
              <text:list-item>
                <text:p text:style-name="P657">Maintain</text:p>
              </text:list-item>
            </text:list>
          </table:table-cell>
          <table:table-cell table:style-name="表格77.A2" table:number-columns-spanned="6" office:value-type="string">
            <text:list xml:id="list94603674182849" text:continue-numbering="true" text:style-name="WW8Num2">
              <text:list-item>
                <text:p text:style-name="P70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4603674175211" text:continue-numbering="true" text:style-name="WW8Num2">
              <text:list-item>
                <text:p text:style-name="P657">Date</text:p>
              </text:list-item>
            </text:list>
          </table:table-cell>
          <table:table-cell table:style-name="表格77.A2" office:value-type="string">
            <text:list xml:id="list94603674191934" text:continue-numbering="true" text:style-name="WW8Num2">
              <text:list-item>
                <text:p text:style-name="P709">201<text:span text:style-name="T118">5</text:span>/<text:span text:style-name="T118">09</text:span>/<text:span text:style-name="T133">13</text:span></text:p>
              </text:list-item>
            </text:list>
          </table:table-cell>
          <table:table-cell table:style-name="表格77.J1" office:value-type="string">
            <text:list xml:id="list94603675188743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75185169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76196016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4603676199119" text:continue-numbering="true" text:style-name="WW8Num2">
              <text:list-item>
                <text:p text:style-name="P657">Table</text:p>
              </text:list-item>
            </text:list>
          </table:table-cell>
          <table:table-cell table:style-name="表格77.A2" table:number-columns-spanned="6" office:value-type="string">
            <text:list xml:id="list94603676187819" text:continue-numbering="true" text:style-name="WW8Num2">
              <text:list-item>
                <text:p text:style-name="P784"><text:span text:style-name="T136">t</text:span>b_<text:span text:style-name="T136">sys</text:span>_<text:span text:style-name="T136">bpmn</text:span>_<text:span text:style-name="T136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4603677191394" text:continue-numbering="true" text:style-name="WW8Num2">
              <text:list-item>
                <text:p text:style-name="P657">DataBase</text:p>
              </text:list-item>
            </text:list>
          </table:table-cell>
          <table:table-cell table:style-name="表格77.A2" office:value-type="string">
            <text:list xml:id="list94603677200331" text:continue-numbering="true" text:style-name="WW8Num2">
              <text:list-item>
                <text:p text:style-name="P709">bbcore</text:p>
              </text:list-item>
            </text:list>
          </table:table-cell>
          <table:table-cell table:style-name="表格77.J1" office:value-type="string">
            <text:list xml:id="list94603678181015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78197257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78183841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94603679174596" text:continue-numbering="true" text:style-name="WW8Num2">
              <text:list-item>
                <text:p text:style-name="P657">Descript</text:p>
              </text:list-item>
            </text:list>
          </table:table-cell>
          <table:table-cell table:style-name="表格77.A4" table:number-columns-spanned="8" office:value-type="string">
            <text:list xml:id="list94603679197898" text:continue-numbering="true" text:style-name="WW8Num2">
              <text:list-item>
                <text:p text:style-name="P7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94603679190426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80189427" text:continue-numbering="true" text:style-name="WW8Num2">
              <text:list-item>
                <text:p text:style-name="P570"/>
              </text:list-item>
            </text:list>
          </table:table-cell>
          <table:table-cell table:style-name="表格77.K1" office:value-type="string">
            <text:list xml:id="list94603680180604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94603680177427" text:continue-numbering="true" text:style-name="WW8Num2">
              <text:list-item>
                <text:p text:style-name="P6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94603680192680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4603681199178" text:continue-numbering="true" text:style-name="WW8Num2">
              <text:list-item>
                <text:p text:style-name="P683">Field</text:p>
              </text:list-item>
            </text:list>
          </table:table-cell>
          <table:table-cell table:style-name="表格77.A5" office:value-type="string">
            <text:list xml:id="list94603681191472" text:continue-numbering="true" text:style-name="WW8Num2">
              <text:list-item>
                <text:p text:style-name="P683">Datatype</text:p>
              </text:list-item>
            </text:list>
          </table:table-cell>
          <table:table-cell table:style-name="表格77.A5" office:value-type="string">
            <text:list xml:id="list94603681181453" text:continue-numbering="true" text:style-name="WW8Num2">
              <text:list-item>
                <text:p text:style-name="P683">PK</text:p>
              </text:list-item>
            </text:list>
          </table:table-cell>
          <table:table-cell table:style-name="表格77.A5" office:value-type="string">
            <text:list xml:id="list94603682189556" text:continue-numbering="true" text:style-name="WW8Num2">
              <text:list-item>
                <text:p text:style-name="P683">UK</text:p>
              </text:list-item>
            </text:list>
          </table:table-cell>
          <table:table-cell table:style-name="表格77.A5" office:value-type="string">
            <text:list xml:id="list94603682185590" text:continue-numbering="true" text:style-name="WW8Num2">
              <text:list-item>
                <text:p text:style-name="P683">IDX</text:p>
              </text:list-item>
            </text:list>
          </table:table-cell>
          <table:table-cell table:style-name="表格77.A5" office:value-type="string">
            <text:list xml:id="list94603682191100" text:continue-numbering="true" text:style-name="WW8Num2">
              <text:list-item>
                <text:p text:style-name="P631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94603683177270" text:continue-numbering="true" text:style-name="WW8Num2">
              <text:list-item>
                <text:p text:style-name="P631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94603683178134" text:continue-numbering="true" text:style-name="WW8Num2">
              <text:list-item>
                <text:p text:style-name="P683">Description</text:p>
              </text:list-item>
            </text:list>
          </table:table-cell>
          <table:table-cell table:style-name="表格77.A5" office:value-type="string">
            <text:list xml:id="list94603684182014" text:continue-numbering="true" text:style-name="WW8Num2">
              <text:list-item>
                <text:p text:style-name="P683">Remarks</text:p>
              </text:list-item>
            </text:list>
          </table:table-cell>
          <table:table-cell table:style-name="表格77.J5" table:number-columns-spanned="3" office:value-type="string">
            <text:list xml:id="list94603684185886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4603685203169" text:continue-numbering="true" text:style-name="WW8Num2">
              <text:list-item>
                <text:p text:style-name="P843">OID</text:p>
              </text:list-item>
            </text:list>
          </table:table-cell>
          <table:table-cell table:style-name="表格77.A5" office:value-type="string">
            <text:list xml:id="list94603685182371" text:continue-numbering="true" text:style-name="WW8Num2">
              <text:list-item>
                <text:p text:style-name="P843">CHAR</text:p>
              </text:list-item>
            </text:list>
          </table:table-cell>
          <table:table-cell table:style-name="表格77.A5" office:value-type="string">
            <text:list xml:id="list94603685175216" text:continue-numbering="true" text:style-name="WW8Num2">
              <text:list-item>
                <text:p text:style-name="P843">Y</text:p>
              </text:list-item>
            </text:list>
          </table:table-cell>
          <table:table-cell table:style-name="表格77.A5" office:value-type="string">
            <text:list xml:id="list94603686187069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686196138" text:continue-numbering="true" text:style-name="WW8Num2">
              <text:list-item>
                <text:p text:style-name="P843"><text:s/></text:p>
              </text:list-item>
            </text:list>
          </table:table-cell>
          <table:table-cell table:style-name="表格77.A5" office:value-type="string">
            <text:list xml:id="list94603686200659" text:continue-numbering="true" text:style-name="WW8Num2">
              <text:list-item>
                <text:p text:style-name="P843">36</text:p>
              </text:list-item>
            </text:list>
          </table:table-cell>
          <table:table-cell table:style-name="表格77.A5" office:value-type="string">
            <text:list xml:id="list94603687201269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687172906" text:continue-numbering="true" text:style-name="WW8Num2">
              <text:list-item>
                <text:p text:style-name="P843">PK / UUID</text:p>
              </text:list-item>
            </text:list>
          </table:table-cell>
          <table:table-cell table:style-name="表格77.A5" office:value-type="string">
            <text:list xml:id="list94603687174959" text:continue-numbering="true" text:style-name="WW8Num2">
              <text:list-item>
                <text:p text:style-name="P843">Default java UUID</text:p>
              </text:list-item>
            </text:list>
          </table:table-cell>
          <table:table-cell table:style-name="表格77.J5" table:number-columns-spanned="3" office:value-type="string">
            <text:list xml:id="list94603688201316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4603688199336" text:continue-numbering="true" text:style-name="WW8Num2">
              <text:list-item>
                <text:p text:style-name="P911">ID</text:p>
              </text:list-item>
            </text:list>
          </table:table-cell>
          <table:table-cell table:style-name="表格77.A8" office:value-type="string">
            <text:list xml:id="list94603688187365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77.A8" office:value-type="string">
            <text:list xml:id="list94603689177597" text:continue-numbering="true" text:style-name="WW8Num2">
              <text:list-item>
                <text:p text:style-name="P843"/>
              </text:list-item>
            </text:list>
          </table:table-cell>
          <table:table-cell table:style-name="表格77.A8" office:value-type="string">
            <text:list xml:id="list94603689199801" text:continue-numbering="true" text:style-name="WW8Num2">
              <text:list-item>
                <text:p text:style-name="P912">Y</text:p>
              </text:list-item>
            </text:list>
          </table:table-cell>
          <table:table-cell table:style-name="表格77.A8" office:value-type="string">
            <text:list xml:id="list94603690177321" text:continue-numbering="true" text:style-name="WW8Num2">
              <text:list-item>
                <text:p text:style-name="P843"/>
              </text:list-item>
            </text:list>
          </table:table-cell>
          <table:table-cell table:style-name="表格77.A8" office:value-type="string">
            <text:list xml:id="list94603690191331" text:continue-numbering="true" text:style-name="WW8Num2">
              <text:list-item>
                <text:p text:style-name="P919">100</text:p>
              </text:list-item>
            </text:list>
          </table:table-cell>
          <table:table-cell table:style-name="表格77.A8" office:value-type="string">
            <text:list xml:id="list94603690187401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691172935" text:continue-numbering="true" text:style-name="WW8Num2">
              <text:list-item>
                <text:p text:style-name="P1023">須與部署資源檔.<text:span text:style-name="T137">bpmn文件中的id相同</text:span></text:p>
              </text:list-item>
            </text:list>
          </table:table-cell>
          <table:table-cell table:style-name="表格77.A8" office:value-type="string">
            <text:list xml:id="list94603691178412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77.J5" table:number-columns-spanned="3" office:value-type="string">
            <text:list xml:id="list9460369118343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4603692200673" text:continue-numbering="true" text:style-name="WW8Num2">
              <text:list-item>
                <text:p text:style-name="P921">DEPLOYMENT_ID</text:p>
              </text:list-item>
            </text:list>
          </table:table-cell>
          <table:table-cell table:style-name="表格77.A8" office:value-type="string">
            <text:list xml:id="list94603692171569" text:continue-numbering="true" text:style-name="WW8Num2">
              <text:list-item>
                <text:p text:style-name="P916">VARCHAR</text:p>
              </text:list-item>
            </text:list>
          </table:table-cell>
          <table:table-cell table:style-name="表格77.A8" office:value-type="string">
            <text:list xml:id="list94603692176535" text:continue-numbering="true" text:style-name="WW8Num2">
              <text:list-item>
                <text:p text:style-name="P843"/>
              </text:list-item>
            </text:list>
          </table:table-cell>
          <table:table-cell table:style-name="表格77.A8" office:value-type="string">
            <text:list xml:id="list94603693173774" text:continue-numbering="true" text:style-name="WW8Num2">
              <text:list-item>
                <text:p text:style-name="P912"/>
              </text:list-item>
            </text:list>
          </table:table-cell>
          <table:table-cell table:style-name="表格77.A8" office:value-type="string">
            <text:list xml:id="list94603693178594" text:continue-numbering="true" text:style-name="WW8Num2">
              <text:list-item>
                <text:p text:style-name="P843"/>
              </text:list-item>
            </text:list>
          </table:table-cell>
          <table:table-cell table:style-name="表格77.A8" office:value-type="string">
            <text:list xml:id="list94603693190386" text:continue-numbering="true" text:style-name="WW8Num2">
              <text:list-item>
                <text:p text:style-name="P921">64</text:p>
              </text:list-item>
            </text:list>
          </table:table-cell>
          <table:table-cell table:style-name="表格77.A8" office:value-type="string">
            <text:list xml:id="list94603694176141" text:continue-numbering="true" text:style-name="WW8Num2">
              <text:list-item>
                <text:p text:style-name="P1033">null</text:p>
              </text:list-item>
            </text:list>
          </table:table-cell>
          <table:table-cell table:style-name="表格77.A8" office:value-type="string">
            <text:list xml:id="list94603694199879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77.A8" office:value-type="string">
            <text:list xml:id="list94603695199914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77.J5" table:number-columns-spanned="3" office:value-type="string">
            <text:list xml:id="list94603695189052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4603695185604" text:continue-numbering="true" text:style-name="WW8Num2">
              <text:list-item>
                <text:p text:style-name="P911">NAME</text:p>
              </text:list-item>
            </text:list>
          </table:table-cell>
          <table:table-cell table:style-name="表格77.A8" office:value-type="string">
            <text:list xml:id="list94603696197667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77.A8" office:value-type="string">
            <text:list xml:id="list94603696196944" text:continue-numbering="true" text:style-name="WW8Num2">
              <text:list-item>
                <text:p text:style-name="P843"/>
              </text:list-item>
            </text:list>
          </table:table-cell>
          <table:table-cell table:style-name="表格77.A8" office:value-type="string">
            <text:list xml:id="list94603696183838" text:continue-numbering="true" text:style-name="WW8Num2">
              <text:list-item>
                <text:p text:style-name="P923"/>
              </text:list-item>
            </text:list>
          </table:table-cell>
          <table:table-cell table:style-name="表格77.A8" office:value-type="string">
            <text:list xml:id="list94603697175838" text:continue-numbering="true" text:style-name="WW8Num2">
              <text:list-item>
                <text:p text:style-name="P921"/>
              </text:list-item>
            </text:list>
          </table:table-cell>
          <table:table-cell table:style-name="表格77.A8" office:value-type="string">
            <text:list xml:id="list94603697178833" text:continue-numbering="true" text:style-name="WW8Num2">
              <text:list-item>
                <text:p text:style-name="P911">255</text:p>
              </text:list-item>
            </text:list>
          </table:table-cell>
          <table:table-cell table:style-name="表格77.A8" office:value-type="string">
            <text:list xml:id="list94603697181075" text:continue-numbering="true" text:style-name="WW8Num2">
              <text:list-item>
                <text:p text:style-name="P912"/>
              </text:list-item>
            </text:list>
          </table:table-cell>
          <table:table-cell table:style-name="表格77.A8" office:value-type="string">
            <text:list xml:id="list94603698181355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77.A8" office:value-type="string">
            <text:list xml:id="list94603698184886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77.J5" table:number-columns-spanned="3" office:value-type="string">
            <text:list xml:id="list94603698199693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4603699176529" text:continue-numbering="true" text:style-name="WW8Num2">
              <text:list-item>
                <text:p text:style-name="P911">CONTENT</text:p>
              </text:list-item>
            </text:list>
          </table:table-cell>
          <table:table-cell table:style-name="表格77.A8" office:value-type="string">
            <text:list xml:id="list94603699201177" text:continue-numbering="true" text:style-name="WW8Num2">
              <text:list-item>
                <text:p text:style-name="P742">MEDIUMBLOB</text:p>
              </text:list-item>
            </text:list>
          </table:table-cell>
          <table:table-cell table:style-name="表格77.A8" office:value-type="string">
            <text:list xml:id="list94603699188601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700179811" text:continue-numbering="true" text:style-name="WW8Num2">
              <text:list-item>
                <text:p text:style-name="P924"/>
              </text:list-item>
            </text:list>
          </table:table-cell>
          <table:table-cell table:style-name="表格77.A8" office:value-type="string">
            <text:list xml:id="list94603700178746" text:continue-numbering="true" text:style-name="WW8Num2">
              <text:list-item>
                <text:p text:style-name="P925"/>
              </text:list-item>
            </text:list>
          </table:table-cell>
          <table:table-cell table:style-name="表格77.A8" office:value-type="string">
            <text:list xml:id="list94603700191783" text:continue-numbering="true" text:style-name="WW8Num2">
              <text:list-item>
                <text:p text:style-name="P926"/>
              </text:list-item>
            </text:list>
          </table:table-cell>
          <table:table-cell table:style-name="表格77.A8" office:value-type="string">
            <text:list xml:id="list94603701193079" text:continue-numbering="true" text:style-name="WW8Num2">
              <text:list-item>
                <text:p text:style-name="P912">null</text:p>
              </text:list-item>
            </text:list>
          </table:table-cell>
          <table:table-cell table:style-name="表格77.A8" office:value-type="string">
            <text:list xml:id="list94603701202222" text:continue-numbering="true" text:style-name="WW8Num2">
              <text:list-item>
                <text:p text:style-name="P1025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94603702175299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77.J5" table:number-columns-spanned="3" office:value-type="string">
            <text:list xml:id="list94603702184899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4603702201721" text:continue-numbering="true" text:style-name="WW8Num2">
              <text:list-item>
                <text:p text:style-name="P911">DESCRIPTION</text:p>
              </text:list-item>
            </text:list>
          </table:table-cell>
          <table:table-cell table:style-name="表格77.A8" office:value-type="string">
            <text:list xml:id="list94603703173990" text:continue-numbering="true" text:style-name="WW8Num2">
              <text:list-item>
                <text:p text:style-name="P917">VARCHAR</text:p>
              </text:list-item>
            </text:list>
          </table:table-cell>
          <table:table-cell table:style-name="表格77.A8" office:value-type="string">
            <text:list xml:id="list94603703185311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703197738" text:continue-numbering="true" text:style-name="WW8Num2">
              <text:list-item>
                <text:p text:style-name="P927"/>
              </text:list-item>
            </text:list>
          </table:table-cell>
          <table:table-cell table:style-name="表格77.A8" office:value-type="string">
            <text:list xml:id="list94603704184918" text:continue-numbering="true" text:style-name="WW8Num2">
              <text:list-item>
                <text:p text:style-name="P928"/>
              </text:list-item>
            </text:list>
          </table:table-cell>
          <table:table-cell table:style-name="表格77.A8" office:value-type="string">
            <text:list xml:id="list94603704199770" text:continue-numbering="true" text:style-name="WW8Num2">
              <text:list-item>
                <text:p text:style-name="P929">500</text:p>
              </text:list-item>
            </text:list>
          </table:table-cell>
          <table:table-cell table:style-name="表格77.A8" office:value-type="string">
            <text:list xml:id="list94603704191403" text:continue-numbering="true" text:style-name="WW8Num2">
              <text:list-item>
                <text:p text:style-name="P930">null</text:p>
              </text:list-item>
            </text:list>
          </table:table-cell>
          <table:table-cell table:style-name="表格77.A8" office:value-type="string">
            <text:list xml:id="list94603705195473" text:continue-numbering="true" text:style-name="WW8Num2">
              <text:list-item>
                <text:p text:style-name="P1026"/>
              </text:list-item>
            </text:list>
          </table:table-cell>
          <table:table-cell table:style-name="表格77.A8" office:value-type="string">
            <text:list xml:id="list94603705196737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77.J5" table:number-columns-spanned="3" office:value-type="string">
            <text:list xml:id="list94603705186681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4603706182312" text:continue-numbering="true" text:style-name="WW8Num2">
              <text:list-item>
                <text:p text:style-name="P843">CUSERID</text:p>
              </text:list-item>
            </text:list>
          </table:table-cell>
          <table:table-cell table:style-name="表格77.A8" office:value-type="string">
            <text:list xml:id="list94603706180484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77.A8" office:value-type="string">
            <text:list xml:id="list94603706176805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707197015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70718020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707196429" text:continue-numbering="true" text:style-name="WW8Num2">
              <text:list-item>
                <text:p text:style-name="P843">24</text:p>
              </text:list-item>
            </text:list>
          </table:table-cell>
          <table:table-cell table:style-name="表格77.A8" office:value-type="string">
            <text:list xml:id="list94603708171572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8" office:value-type="string">
            <text:list xml:id="list94603708198126" text:continue-numbering="true" text:style-name="WW8Num2">
              <text:list-item>
                <text:p text:style-name="P843">Create data user</text:p>
              </text:list-item>
            </text:list>
          </table:table-cell>
          <table:table-cell table:style-name="表格77.A8" office:value-type="string">
            <text:list xml:id="list94603709175904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J5" table:number-columns-spanned="3" office:value-type="string">
            <text:list xml:id="list94603709182615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4603709185468" text:continue-numbering="true" text:style-name="WW8Num2">
              <text:list-item>
                <text:p text:style-name="P843">CDATE</text:p>
              </text:list-item>
            </text:list>
          </table:table-cell>
          <table:table-cell table:style-name="表格77.A5" office:value-type="string">
            <text:list xml:id="list94603710201763" text:continue-numbering="true" text:style-name="WW8Num2">
              <text:list-item>
                <text:p text:style-name="P843">DATETIME</text:p>
              </text:list-item>
            </text:list>
          </table:table-cell>
          <table:table-cell table:style-name="表格77.A5" office:value-type="string">
            <text:list xml:id="list94603710173724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0187603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119954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1195851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1203636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2189403" text:continue-numbering="true" text:style-name="WW8Num2">
              <text:list-item>
                <text:p text:style-name="P843">Create time</text:p>
              </text:list-item>
            </text:list>
          </table:table-cell>
          <table:table-cell table:style-name="表格77.A5" office:value-type="string">
            <text:list xml:id="list94603712190708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J5" table:number-columns-spanned="3" office:value-type="string">
            <text:list xml:id="list94603712172846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4603713174753" text:continue-numbering="true" text:style-name="WW8Num2">
              <text:list-item>
                <text:p text:style-name="P843">UUSERID</text:p>
              </text:list-item>
            </text:list>
          </table:table-cell>
          <table:table-cell table:style-name="表格77.A5" office:value-type="string">
            <text:list xml:id="list94603713195029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77.A5" office:value-type="string">
            <text:list xml:id="list94603713197570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4181963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4181493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4194459" text:continue-numbering="true" text:style-name="WW8Num2">
              <text:list-item>
                <text:p text:style-name="P843">24</text:p>
              </text:list-item>
            </text:list>
          </table:table-cell>
          <table:table-cell table:style-name="表格77.A5" office:value-type="string">
            <text:list xml:id="list94603715200557" text:continue-numbering="true" text:style-name="WW8Num2">
              <text:list-item>
                <text:p text:style-name="P843">null</text:p>
              </text:list-item>
            </text:list>
          </table:table-cell>
          <table:table-cell table:style-name="表格77.A5" office:value-type="string">
            <text:list xml:id="list94603715185116" text:continue-numbering="true" text:style-name="WW8Num2">
              <text:list-item>
                <text:p text:style-name="P843">Update date user</text:p>
              </text:list-item>
            </text:list>
          </table:table-cell>
          <table:table-cell table:style-name="表格77.A5" office:value-type="string">
            <text:list xml:id="list94603716186193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J5" table:number-columns-spanned="3" office:value-type="string">
            <text:list xml:id="list94603716183001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4603716189947" text:continue-numbering="true" text:style-name="WW8Num2">
              <text:list-item>
                <text:p text:style-name="P843">UDATE</text:p>
              </text:list-item>
            </text:list>
          </table:table-cell>
          <table:table-cell table:style-name="表格77.A5" office:value-type="string">
            <text:list xml:id="list94603717200922" text:continue-numbering="true" text:style-name="WW8Num2">
              <text:list-item>
                <text:p text:style-name="P843">DATETIME</text:p>
              </text:list-item>
            </text:list>
          </table:table-cell>
          <table:table-cell table:style-name="表格77.A5" office:value-type="string">
            <text:list xml:id="list9460371718101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7187574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8189448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8188932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A5" office:value-type="string">
            <text:list xml:id="list94603718178917" text:continue-numbering="true" text:style-name="WW8Num2">
              <text:list-item>
                <text:p text:style-name="P843">null</text:p>
              </text:list-item>
            </text:list>
          </table:table-cell>
          <table:table-cell table:style-name="表格77.A5" office:value-type="string">
            <text:list xml:id="list94603719183222" text:continue-numbering="true" text:style-name="WW8Num2">
              <text:list-item>
                <text:p text:style-name="P843">Update time</text:p>
              </text:list-item>
            </text:list>
          </table:table-cell>
          <table:table-cell table:style-name="表格77.A5" office:value-type="string">
            <text:list xml:id="list94603719183065" text:continue-numbering="true" text:style-name="WW8Num2">
              <text:list-item>
                <text:p text:style-name="P810"/>
              </text:list-item>
            </text:list>
          </table:table-cell>
          <table:table-cell table:style-name="表格77.J5" table:number-columns-spanned="3" office:value-type="string">
            <text:list xml:id="list94603719191197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</table:table>
      <text:h text:style-name="P1078" text:outline-level="1"/>
      <text:p text:style-name="P28"/>
      <text:list xml:id="list94603720186233" text:continue-numbering="true" text:style-name="WW8Num2">
        <text:list-item>
          <text:h text:style-name="P1107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94603721195806" text:continue-numbering="true" text:style-name="WW8Num2">
              <text:list-item>
                <text:p text:style-name="P658">Project</text:p>
              </text:list-item>
            </text:list>
          </table:table-cell>
          <table:table-cell table:style-name="表格78.A1" table:number-columns-spanned="6" office:value-type="string">
            <text:list xml:id="list94603721171566" text:continue-numbering="true" text:style-name="WW8Num2">
              <text:list-item>
                <text:p text:style-name="P71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94603722183348" text:continue-numbering="true" text:style-name="WW8Num2">
              <text:list-item>
                <text:p text:style-name="P658">Ver</text:p>
              </text:list-item>
            </text:list>
          </table:table-cell>
          <table:table-cell table:style-name="表格78.A1" office:value-type="string">
            <text:list xml:id="list94603722194808" text:continue-numbering="true" text:style-name="WW8Num2">
              <text:list-item>
                <text:p text:style-name="P710">0.<text:span text:style-name="T134">6</text:span></text:p>
              </text:list-item>
            </text:list>
          </table:table-cell>
          <table:table-cell table:style-name="表格78.J1" office:value-type="string">
            <text:list xml:id="list94603722182298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23175254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23185063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4603723182356" text:continue-numbering="true" text:style-name="WW8Num2">
              <text:list-item>
                <text:p text:style-name="P658">Maintain</text:p>
              </text:list-item>
            </text:list>
          </table:table-cell>
          <table:table-cell table:style-name="表格78.A2" table:number-columns-spanned="6" office:value-type="string">
            <text:list xml:id="list94603724181213" text:continue-numbering="true" text:style-name="WW8Num2">
              <text:list-item>
                <text:p text:style-name="P71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4603724179975" text:continue-numbering="true" text:style-name="WW8Num2">
              <text:list-item>
                <text:p text:style-name="P658">Date</text:p>
              </text:list-item>
            </text:list>
          </table:table-cell>
          <table:table-cell table:style-name="表格78.A2" office:value-type="string">
            <text:list xml:id="list94603724180394" text:continue-numbering="true" text:style-name="WW8Num2">
              <text:list-item>
                <text:p text:style-name="P710">201<text:span text:style-name="T118">5</text:span>/<text:span text:style-name="T118">09</text:span>/<text:span text:style-name="T133">15</text:span></text:p>
              </text:list-item>
            </text:list>
          </table:table-cell>
          <table:table-cell table:style-name="表格78.J1" office:value-type="string">
            <text:list xml:id="list94603725191753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25193543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26203502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4603726201221" text:continue-numbering="true" text:style-name="WW8Num2">
              <text:list-item>
                <text:p text:style-name="P658">Table</text:p>
              </text:list-item>
            </text:list>
          </table:table-cell>
          <table:table-cell table:style-name="表格78.A2" table:number-columns-spanned="6" office:value-type="string">
            <text:list xml:id="list94603726183051" text:continue-numbering="true" text:style-name="WW8Num2">
              <text:list-item>
                <text:p text:style-name="P795"><text:span text:style-name="T136">t</text:span>b_<text:span text:style-name="T136">sys</text:span>_<text:span text:style-name="T136">bpmn</text:span>_<text:span text:style-name="T136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4603727188427" text:continue-numbering="true" text:style-name="WW8Num2">
              <text:list-item>
                <text:p text:style-name="P658">DataBase</text:p>
              </text:list-item>
            </text:list>
          </table:table-cell>
          <table:table-cell table:style-name="表格78.A2" office:value-type="string">
            <text:list xml:id="list94603728184324" text:continue-numbering="true" text:style-name="WW8Num2">
              <text:list-item>
                <text:p text:style-name="P710">bbcore</text:p>
              </text:list-item>
            </text:list>
          </table:table-cell>
          <table:table-cell table:style-name="表格78.J1" office:value-type="string">
            <text:list xml:id="list94603728189852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28187644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28185425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94603729197666" text:continue-numbering="true" text:style-name="WW8Num2">
              <text:list-item>
                <text:p text:style-name="P658">Descript</text:p>
              </text:list-item>
            </text:list>
          </table:table-cell>
          <table:table-cell table:style-name="表格78.A4" table:number-columns-spanned="8" office:value-type="string">
            <text:list xml:id="list94603729190643" text:continue-numbering="true" text:style-name="WW8Num2">
              <text:list-item>
                <text:p text:style-name="P7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94603729196259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30185049" text:continue-numbering="true" text:style-name="WW8Num2">
              <text:list-item>
                <text:p text:style-name="P571"/>
              </text:list-item>
            </text:list>
          </table:table-cell>
          <table:table-cell table:style-name="表格78.K1" office:value-type="string">
            <text:list xml:id="list94603730176470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94603730191729" text:continue-numbering="true" text:style-name="WW8Num2">
              <text:list-item>
                <text:p text:style-name="P6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94603731179098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4603731194338" text:continue-numbering="true" text:style-name="WW8Num2">
              <text:list-item>
                <text:p text:style-name="P684">Field</text:p>
              </text:list-item>
            </text:list>
          </table:table-cell>
          <table:table-cell table:style-name="表格78.A5" office:value-type="string">
            <text:list xml:id="list94603731199222" text:continue-numbering="true" text:style-name="WW8Num2">
              <text:list-item>
                <text:p text:style-name="P684">Datatype</text:p>
              </text:list-item>
            </text:list>
          </table:table-cell>
          <table:table-cell table:style-name="表格78.A5" office:value-type="string">
            <text:list xml:id="list94603732199524" text:continue-numbering="true" text:style-name="WW8Num2">
              <text:list-item>
                <text:p text:style-name="P684">PK</text:p>
              </text:list-item>
            </text:list>
          </table:table-cell>
          <table:table-cell table:style-name="表格78.A5" office:value-type="string">
            <text:list xml:id="list94603732194118" text:continue-numbering="true" text:style-name="WW8Num2">
              <text:list-item>
                <text:p text:style-name="P684">UK</text:p>
              </text:list-item>
            </text:list>
          </table:table-cell>
          <table:table-cell table:style-name="表格78.A5" office:value-type="string">
            <text:list xml:id="list94603732184650" text:continue-numbering="true" text:style-name="WW8Num2">
              <text:list-item>
                <text:p text:style-name="P684">IDX</text:p>
              </text:list-item>
            </text:list>
          </table:table-cell>
          <table:table-cell table:style-name="表格78.A5" office:value-type="string">
            <text:list xml:id="list94603733194676" text:continue-numbering="true" text:style-name="WW8Num2">
              <text:list-item>
                <text:p text:style-name="P632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94603733194758" text:continue-numbering="true" text:style-name="WW8Num2">
              <text:list-item>
                <text:p text:style-name="P632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94603734195340" text:continue-numbering="true" text:style-name="WW8Num2">
              <text:list-item>
                <text:p text:style-name="P684">Description</text:p>
              </text:list-item>
            </text:list>
          </table:table-cell>
          <table:table-cell table:style-name="表格78.A5" office:value-type="string">
            <text:list xml:id="list94603734195702" text:continue-numbering="true" text:style-name="WW8Num2">
              <text:list-item>
                <text:p text:style-name="P684">Remarks</text:p>
              </text:list-item>
            </text:list>
          </table:table-cell>
          <table:table-cell table:style-name="表格78.J5" table:number-columns-spanned="3" office:value-type="string">
            <text:list xml:id="list94603734190899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4603735192255" text:continue-numbering="true" text:style-name="WW8Num2">
              <text:list-item>
                <text:p text:style-name="P844">OID</text:p>
              </text:list-item>
            </text:list>
          </table:table-cell>
          <table:table-cell table:style-name="表格78.A5" office:value-type="string">
            <text:list xml:id="list94603735185282" text:continue-numbering="true" text:style-name="WW8Num2">
              <text:list-item>
                <text:p text:style-name="P844">CHAR</text:p>
              </text:list-item>
            </text:list>
          </table:table-cell>
          <table:table-cell table:style-name="表格78.A5" office:value-type="string">
            <text:list xml:id="list94603735193652" text:continue-numbering="true" text:style-name="WW8Num2">
              <text:list-item>
                <text:p text:style-name="P844">Y</text:p>
              </text:list-item>
            </text:list>
          </table:table-cell>
          <table:table-cell table:style-name="表格78.A5" office:value-type="string">
            <text:list xml:id="list94603736188057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36184298" text:continue-numbering="true" text:style-name="WW8Num2">
              <text:list-item>
                <text:p text:style-name="P844"><text:s/></text:p>
              </text:list-item>
            </text:list>
          </table:table-cell>
          <table:table-cell table:style-name="表格78.A5" office:value-type="string">
            <text:list xml:id="list94603736192356" text:continue-numbering="true" text:style-name="WW8Num2">
              <text:list-item>
                <text:p text:style-name="P844">36</text:p>
              </text:list-item>
            </text:list>
          </table:table-cell>
          <table:table-cell table:style-name="表格78.A5" office:value-type="string">
            <text:list xml:id="list94603737192159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37192550" text:continue-numbering="true" text:style-name="WW8Num2">
              <text:list-item>
                <text:p text:style-name="P844">PK / UUID</text:p>
              </text:list-item>
            </text:list>
          </table:table-cell>
          <table:table-cell table:style-name="表格78.A5" office:value-type="string">
            <text:list xml:id="list94603737189788" text:continue-numbering="true" text:style-name="WW8Num2">
              <text:list-item>
                <text:p text:style-name="P844">Default java UUID</text:p>
              </text:list-item>
            </text:list>
          </table:table-cell>
          <table:table-cell table:style-name="表格78.J5" table:number-columns-spanned="3" office:value-type="string">
            <text:list xml:id="list9460373819303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4603738178691" text:continue-numbering="true" text:style-name="WW8Num2">
              <text:list-item>
                <text:p text:style-name="P914">ID</text:p>
              </text:list-item>
            </text:list>
          </table:table-cell>
          <table:table-cell table:style-name="表格78.A8" office:value-type="string">
            <text:list xml:id="list94603738180036" text:continue-numbering="true" text:style-name="WW8Num2">
              <text:list-item>
                <text:p text:style-name="P918">VARCHAR</text:p>
              </text:list-item>
            </text:list>
          </table:table-cell>
          <table:table-cell table:style-name="表格78.A8" office:value-type="string">
            <text:list xml:id="list94603739189027" text:continue-numbering="true" text:style-name="WW8Num2">
              <text:list-item>
                <text:p text:style-name="P844"/>
              </text:list-item>
            </text:list>
          </table:table-cell>
          <table:table-cell table:style-name="表格78.A8" office:value-type="string">
            <text:list xml:id="list94603739180501" text:continue-numbering="true" text:style-name="WW8Num2">
              <text:list-item>
                <text:p text:style-name="P913">Y</text:p>
              </text:list-item>
            </text:list>
          </table:table-cell>
          <table:table-cell table:style-name="表格78.A8" office:value-type="string">
            <text:list xml:id="list94603740191170" text:continue-numbering="true" text:style-name="WW8Num2">
              <text:list-item>
                <text:p text:style-name="P844"/>
              </text:list-item>
            </text:list>
          </table:table-cell>
          <table:table-cell table:style-name="表格78.A8" office:value-type="string">
            <text:list xml:id="list94603740197279" text:continue-numbering="true" text:style-name="WW8Num2">
              <text:list-item>
                <text:p text:style-name="P920">100</text:p>
              </text:list-item>
            </text:list>
          </table:table-cell>
          <table:table-cell table:style-name="表格78.A8" office:value-type="string">
            <text:list xml:id="list94603740199115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8" office:value-type="string">
            <text:list xml:id="list94603741171951" text:continue-numbering="true" text:style-name="WW8Num2">
              <text:list-item>
                <text:p text:style-name="P1027">TB_SYS_BPMN_RESOURCE.ID</text:p>
              </text:list-item>
            </text:list>
          </table:table-cell>
          <table:table-cell table:style-name="表格78.A8" office:value-type="string">
            <text:list xml:id="list94603741185527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8.J5" table:number-columns-spanned="3" office:value-type="string">
            <text:list xml:id="list94603741173750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6">ROLE</text:p>
          </table:table-cell>
          <table:table-cell table:style-name="表格78.A8" office:value-type="string">
            <text:p text:style-name="P166">VARCHAR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Y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50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333">TB_ROLE.ROLE</text:p>
          </table:table-cell>
          <table:table-cell table:style-name="表格78.A8" office:value-type="string">
            <text:p text:style-name="P167"/>
          </table:table-cell>
          <table:table-cell table:style-name="表格78.J5" table:number-columns-spanned="3" office:value-type="string">
            <text:list xml:id="list94603744171495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4603744192374" text:continue-numbering="true" text:style-name="WW8Num2">
              <text:list-item>
                <text:p text:style-name="P931">TASK_NAME</text:p>
              </text:list-item>
            </text:list>
          </table:table-cell>
          <table:table-cell table:style-name="表格78.A8" office:value-type="string">
            <text:list xml:id="list94603745203096" text:continue-numbering="true" text:style-name="WW8Num2">
              <text:list-item>
                <text:p text:style-name="P918">VARCHAR</text:p>
              </text:list-item>
            </text:list>
          </table:table-cell>
          <table:table-cell table:style-name="表格78.A8" office:value-type="string">
            <text:list xml:id="list94603745177203" text:continue-numbering="true" text:style-name="WW8Num2">
              <text:list-item>
                <text:p text:style-name="P844"/>
              </text:list-item>
            </text:list>
          </table:table-cell>
          <table:table-cell table:style-name="表格78.A8" office:value-type="string">
            <text:list xml:id="list94603745195982" text:continue-numbering="true" text:style-name="WW8Num2">
              <text:list-item>
                <text:p text:style-name="P932">Y</text:p>
              </text:list-item>
            </text:list>
          </table:table-cell>
          <table:table-cell table:style-name="表格78.A8" office:value-type="string">
            <text:list xml:id="list94603746190831" text:continue-numbering="true" text:style-name="WW8Num2">
              <text:list-item>
                <text:p text:style-name="P922"/>
              </text:list-item>
            </text:list>
          </table:table-cell>
          <table:table-cell table:style-name="表格78.A8" office:value-type="string">
            <text:list xml:id="list94603746183521" text:continue-numbering="true" text:style-name="WW8Num2">
              <text:list-item>
                <text:p text:style-name="P933">100</text:p>
              </text:list-item>
            </text:list>
          </table:table-cell>
          <table:table-cell table:style-name="表格78.A8" office:value-type="string">
            <text:list xml:id="list94603747192631" text:continue-numbering="true" text:style-name="WW8Num2">
              <text:list-item>
                <text:p text:style-name="P913"/>
              </text:list-item>
            </text:list>
          </table:table-cell>
          <table:table-cell table:style-name="表格78.A8" office:value-type="string">
            <text:list xml:id="list94603747201315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8.A8" office:value-type="string">
            <text:list xml:id="list94603747189250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8.J5" table:number-columns-spanned="3" office:value-type="string">
            <text:list xml:id="list9460374819422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4603748191610" text:continue-numbering="true" text:style-name="WW8Num2">
              <text:list-item>
                <text:p text:style-name="P844">CUSERID</text:p>
              </text:list-item>
            </text:list>
          </table:table-cell>
          <table:table-cell table:style-name="表格78.A8" office:value-type="string">
            <text:list xml:id="list94603748193625" text:continue-numbering="true" text:style-name="WW8Num2">
              <text:list-item>
                <text:p text:style-name="P844">VARCHAR</text:p>
              </text:list-item>
            </text:list>
          </table:table-cell>
          <table:table-cell table:style-name="表格78.A8" office:value-type="string">
            <text:list xml:id="list94603749193703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8" office:value-type="string">
            <text:list xml:id="list94603749192745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8" office:value-type="string">
            <text:list xml:id="list94603749194002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8" office:value-type="string">
            <text:list xml:id="list94603750190071" text:continue-numbering="true" text:style-name="WW8Num2">
              <text:list-item>
                <text:p text:style-name="P844">24</text:p>
              </text:list-item>
            </text:list>
          </table:table-cell>
          <table:table-cell table:style-name="表格78.A8" office:value-type="string">
            <text:list xml:id="list94603750200987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8" office:value-type="string">
            <text:list xml:id="list94603750191334" text:continue-numbering="true" text:style-name="WW8Num2">
              <text:list-item>
                <text:p text:style-name="P844">Create data user</text:p>
              </text:list-item>
            </text:list>
          </table:table-cell>
          <table:table-cell table:style-name="表格78.A8" office:value-type="string">
            <text:list xml:id="list94603751171537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J5" table:number-columns-spanned="3" office:value-type="string">
            <text:list xml:id="list9460375120092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4603751190935" text:continue-numbering="true" text:style-name="WW8Num2">
              <text:list-item>
                <text:p text:style-name="P844">CDATE</text:p>
              </text:list-item>
            </text:list>
          </table:table-cell>
          <table:table-cell table:style-name="表格78.A5" office:value-type="string">
            <text:list xml:id="list94603752202187" text:continue-numbering="true" text:style-name="WW8Num2">
              <text:list-item>
                <text:p text:style-name="P844">DATETIME</text:p>
              </text:list-item>
            </text:list>
          </table:table-cell>
          <table:table-cell table:style-name="表格78.A5" office:value-type="string">
            <text:list xml:id="list94603752183380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3203768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3175106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3177396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4199961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4201003" text:continue-numbering="true" text:style-name="WW8Num2">
              <text:list-item>
                <text:p text:style-name="P844">Create time</text:p>
              </text:list-item>
            </text:list>
          </table:table-cell>
          <table:table-cell table:style-name="表格78.A5" office:value-type="string">
            <text:list xml:id="list94603754192294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J5" table:number-columns-spanned="3" office:value-type="string">
            <text:list xml:id="list94603755173974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4603755201809" text:continue-numbering="true" text:style-name="WW8Num2">
              <text:list-item>
                <text:p text:style-name="P844">UUSERID</text:p>
              </text:list-item>
            </text:list>
          </table:table-cell>
          <table:table-cell table:style-name="表格78.A5" office:value-type="string">
            <text:list xml:id="list94603755173165" text:continue-numbering="true" text:style-name="WW8Num2">
              <text:list-item>
                <text:p text:style-name="P844">VARCHAR</text:p>
              </text:list-item>
            </text:list>
          </table:table-cell>
          <table:table-cell table:style-name="表格78.A5" office:value-type="string">
            <text:list xml:id="list94603756190433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6171554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6173495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57183136" text:continue-numbering="true" text:style-name="WW8Num2">
              <text:list-item>
                <text:p text:style-name="P844">24</text:p>
              </text:list-item>
            </text:list>
          </table:table-cell>
          <table:table-cell table:style-name="表格78.A5" office:value-type="string">
            <text:list xml:id="list94603757176861" text:continue-numbering="true" text:style-name="WW8Num2">
              <text:list-item>
                <text:p text:style-name="P844">null</text:p>
              </text:list-item>
            </text:list>
          </table:table-cell>
          <table:table-cell table:style-name="表格78.A5" office:value-type="string">
            <text:list xml:id="list94603757199148" text:continue-numbering="true" text:style-name="WW8Num2">
              <text:list-item>
                <text:p text:style-name="P844">Update date user</text:p>
              </text:list-item>
            </text:list>
          </table:table-cell>
          <table:table-cell table:style-name="表格78.A5" office:value-type="string">
            <text:list xml:id="list94603758186207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J5" table:number-columns-spanned="3" office:value-type="string">
            <text:list xml:id="list94603758181650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4603758183297" text:continue-numbering="true" text:style-name="WW8Num2">
              <text:list-item>
                <text:p text:style-name="P844">UDATE</text:p>
              </text:list-item>
            </text:list>
          </table:table-cell>
          <table:table-cell table:style-name="表格78.A5" office:value-type="string">
            <text:list xml:id="list94603759198540" text:continue-numbering="true" text:style-name="WW8Num2">
              <text:list-item>
                <text:p text:style-name="P844">DATETIME</text:p>
              </text:list-item>
            </text:list>
          </table:table-cell>
          <table:table-cell table:style-name="表格78.A5" office:value-type="string">
            <text:list xml:id="list94603759189074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60195071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60198121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60182404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A5" office:value-type="string">
            <text:list xml:id="list94603761194265" text:continue-numbering="true" text:style-name="WW8Num2">
              <text:list-item>
                <text:p text:style-name="P844">null</text:p>
              </text:list-item>
            </text:list>
          </table:table-cell>
          <table:table-cell table:style-name="表格78.A5" office:value-type="string">
            <text:list xml:id="list94603761183768" text:continue-numbering="true" text:style-name="WW8Num2">
              <text:list-item>
                <text:p text:style-name="P844">Update time</text:p>
              </text:list-item>
            </text:list>
          </table:table-cell>
          <table:table-cell table:style-name="表格78.A5" office:value-type="string">
            <text:list xml:id="list94603761202132" text:continue-numbering="true" text:style-name="WW8Num2">
              <text:list-item>
                <text:p text:style-name="P811"/>
              </text:list-item>
            </text:list>
          </table:table-cell>
          <table:table-cell table:style-name="表格78.J5" table:number-columns-spanned="3" office:value-type="string">
            <text:list xml:id="list94603762180260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</table:table>
      <text:list xml:id="list94603762181080" text:continue-numbering="true" text:style-name="WW8Num2">
        <text:list-item>
          <text:h text:style-name="P1108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94603763186499" text:continue-numbering="true" text:style-name="WW8Num2">
              <text:list-item>
                <text:p text:style-name="P659">Project</text:p>
              </text:list-item>
            </text:list>
          </table:table-cell>
          <table:table-cell table:style-name="表格79.A1" table:number-columns-spanned="6" office:value-type="string">
            <text:list xml:id="list94603763198237" text:continue-numbering="true" text:style-name="WW8Num2">
              <text:list-item>
                <text:p text:style-name="P71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94603763202667" text:continue-numbering="true" text:style-name="WW8Num2">
              <text:list-item>
                <text:p text:style-name="P659">Ver</text:p>
              </text:list-item>
            </text:list>
          </table:table-cell>
          <table:table-cell table:style-name="表格79.A1" office:value-type="string">
            <text:list xml:id="list94603764174685" text:continue-numbering="true" text:style-name="WW8Num2">
              <text:list-item>
                <text:p text:style-name="P711">0.<text:span text:style-name="T134">6</text:span></text:p>
              </text:list-item>
            </text:list>
          </table:table-cell>
          <table:table-cell table:style-name="表格79.J1" office:value-type="string">
            <text:list xml:id="list94603764202979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65174637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65175535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4603765185145" text:continue-numbering="true" text:style-name="WW8Num2">
              <text:list-item>
                <text:p text:style-name="P659">Maintain</text:p>
              </text:list-item>
            </text:list>
          </table:table-cell>
          <table:table-cell table:style-name="表格79.A2" table:number-columns-spanned="6" office:value-type="string">
            <text:list xml:id="list94603765200665" text:continue-numbering="true" text:style-name="WW8Num2">
              <text:list-item>
                <text:p text:style-name="P71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4603766186862" text:continue-numbering="true" text:style-name="WW8Num2">
              <text:list-item>
                <text:p text:style-name="P659">Date</text:p>
              </text:list-item>
            </text:list>
          </table:table-cell>
          <table:table-cell table:style-name="表格79.A2" office:value-type="string">
            <text:list xml:id="list94603766173247" text:continue-numbering="true" text:style-name="WW8Num2">
              <text:list-item>
                <text:p text:style-name="P711">201<text:span text:style-name="T118">5</text:span>/<text:span text:style-name="T118">09</text:span>/<text:span text:style-name="T138">24</text:span></text:p>
              </text:list-item>
            </text:list>
          </table:table-cell>
          <table:table-cell table:style-name="表格79.J1" office:value-type="string">
            <text:list xml:id="list94603767200271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67189451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67203331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4603768181574" text:continue-numbering="true" text:style-name="WW8Num2">
              <text:list-item>
                <text:p text:style-name="P659">Table</text:p>
              </text:list-item>
            </text:list>
          </table:table-cell>
          <table:table-cell table:style-name="表格79.A2" table:number-columns-spanned="6" office:value-type="string">
            <text:list xml:id="list94603768180074" text:continue-numbering="true" text:style-name="WW8Num2">
              <text:list-item>
                <text:p text:style-name="P796"><text:span text:style-name="T136">t</text:span>b_<text:span text:style-name="T136">sys</text:span>_<text:span text:style-name="T138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4603769193252" text:continue-numbering="true" text:style-name="WW8Num2">
              <text:list-item>
                <text:p text:style-name="P659">DataBase</text:p>
              </text:list-item>
            </text:list>
          </table:table-cell>
          <table:table-cell table:style-name="表格79.A2" office:value-type="string">
            <text:list xml:id="list94603769194678" text:continue-numbering="true" text:style-name="WW8Num2">
              <text:list-item>
                <text:p text:style-name="P711">bbcore</text:p>
              </text:list-item>
            </text:list>
          </table:table-cell>
          <table:table-cell table:style-name="表格79.J1" office:value-type="string">
            <text:list xml:id="list94603769177842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70180820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70193244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94603770177074" text:continue-numbering="true" text:style-name="WW8Num2">
              <text:list-item>
                <text:p text:style-name="P659">Descript</text:p>
              </text:list-item>
            </text:list>
          </table:table-cell>
          <table:table-cell table:style-name="表格79.A4" table:number-columns-spanned="8" office:value-type="string">
            <text:list xml:id="list94603771185302" text:continue-numbering="true" text:style-name="WW8Num2">
              <text:list-item>
                <text:p text:style-name="P7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94603771196004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71199417" text:continue-numbering="true" text:style-name="WW8Num2">
              <text:list-item>
                <text:p text:style-name="P572"/>
              </text:list-item>
            </text:list>
          </table:table-cell>
          <table:table-cell table:style-name="表格79.K1" office:value-type="string">
            <text:list xml:id="list94603772198258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94603772171661" text:continue-numbering="true" text:style-name="WW8Num2">
              <text:list-item>
                <text:p text:style-name="P6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9460377220271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4603773197525" text:continue-numbering="true" text:style-name="WW8Num2">
              <text:list-item>
                <text:p text:style-name="P685">Field</text:p>
              </text:list-item>
            </text:list>
          </table:table-cell>
          <table:table-cell table:style-name="表格79.A5" office:value-type="string">
            <text:list xml:id="list94603773173113" text:continue-numbering="true" text:style-name="WW8Num2">
              <text:list-item>
                <text:p text:style-name="P685">Datatype</text:p>
              </text:list-item>
            </text:list>
          </table:table-cell>
          <table:table-cell table:style-name="表格79.A5" office:value-type="string">
            <text:list xml:id="list94603773202401" text:continue-numbering="true" text:style-name="WW8Num2">
              <text:list-item>
                <text:p text:style-name="P685">PK</text:p>
              </text:list-item>
            </text:list>
          </table:table-cell>
          <table:table-cell table:style-name="表格79.A5" office:value-type="string">
            <text:list xml:id="list94603774197282" text:continue-numbering="true" text:style-name="WW8Num2">
              <text:list-item>
                <text:p text:style-name="P685">UK</text:p>
              </text:list-item>
            </text:list>
          </table:table-cell>
          <table:table-cell table:style-name="表格79.A5" office:value-type="string">
            <text:list xml:id="list94603774193635" text:continue-numbering="true" text:style-name="WW8Num2">
              <text:list-item>
                <text:p text:style-name="P685">IDX</text:p>
              </text:list-item>
            </text:list>
          </table:table-cell>
          <table:table-cell table:style-name="表格79.A5" office:value-type="string">
            <text:list xml:id="list94603774180100" text:continue-numbering="true" text:style-name="WW8Num2">
              <text:list-item>
                <text:p text:style-name="P633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94603775194539" text:continue-numbering="true" text:style-name="WW8Num2">
              <text:list-item>
                <text:p text:style-name="P633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94603775184455" text:continue-numbering="true" text:style-name="WW8Num2">
              <text:list-item>
                <text:p text:style-name="P685">Description</text:p>
              </text:list-item>
            </text:list>
          </table:table-cell>
          <table:table-cell table:style-name="表格79.A5" office:value-type="string">
            <text:list xml:id="list94603776201645" text:continue-numbering="true" text:style-name="WW8Num2">
              <text:list-item>
                <text:p text:style-name="P685">Remarks</text:p>
              </text:list-item>
            </text:list>
          </table:table-cell>
          <table:table-cell table:style-name="表格79.J5" table:number-columns-spanned="3" office:value-type="string">
            <text:list xml:id="list94603776175100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4603776172987" text:continue-numbering="true" text:style-name="WW8Num2">
              <text:list-item>
                <text:p text:style-name="P845">OID</text:p>
              </text:list-item>
            </text:list>
          </table:table-cell>
          <table:table-cell table:style-name="表格79.A5" office:value-type="string">
            <text:list xml:id="list94603777198823" text:continue-numbering="true" text:style-name="WW8Num2">
              <text:list-item>
                <text:p text:style-name="P845">CHAR</text:p>
              </text:list-item>
            </text:list>
          </table:table-cell>
          <table:table-cell table:style-name="表格79.A5" office:value-type="string">
            <text:list xml:id="list94603777199391" text:continue-numbering="true" text:style-name="WW8Num2">
              <text:list-item>
                <text:p text:style-name="P845">Y</text:p>
              </text:list-item>
            </text:list>
          </table:table-cell>
          <table:table-cell table:style-name="表格79.A5" office:value-type="string">
            <text:list xml:id="list94603777192753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778178554" text:continue-numbering="true" text:style-name="WW8Num2">
              <text:list-item>
                <text:p text:style-name="P845"><text:s/></text:p>
              </text:list-item>
            </text:list>
          </table:table-cell>
          <table:table-cell table:style-name="表格79.A5" office:value-type="string">
            <text:list xml:id="list94603778191703" text:continue-numbering="true" text:style-name="WW8Num2">
              <text:list-item>
                <text:p text:style-name="P845">36</text:p>
              </text:list-item>
            </text:list>
          </table:table-cell>
          <table:table-cell table:style-name="表格79.A5" office:value-type="string">
            <text:list xml:id="list94603778193609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779188420" text:continue-numbering="true" text:style-name="WW8Num2">
              <text:list-item>
                <text:p text:style-name="P845">PK / UUID</text:p>
              </text:list-item>
            </text:list>
          </table:table-cell>
          <table:table-cell table:style-name="表格79.A5" office:value-type="string">
            <text:list xml:id="list94603779172685" text:continue-numbering="true" text:style-name="WW8Num2">
              <text:list-item>
                <text:p text:style-name="P845">Default java UUID</text:p>
              </text:list-item>
            </text:list>
          </table:table-cell>
          <table:table-cell table:style-name="表格79.J5" table:number-columns-spanned="3" office:value-type="string">
            <text:list xml:id="list9460377918994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9">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203">Y</text:p>
          </table:table-cell>
          <table:table-cell table:style-name="表格79.A8" office:value-type="string">
            <text:p text:style-name="P515"/>
          </table:table-cell>
          <table:table-cell table:style-name="表格79.A8" office:value-type="string">
            <text:p text:style-name="P199">1<text:span text:style-name="T40">0</text:span>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24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402"/>
          </table:table-cell>
          <table:table-cell table:style-name="表格79.J5" table:number-columns-spanned="3" office:value-type="string">
            <text:list xml:id="list9460378318998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7">SYSTEM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34">Y</text:p>
          </table:table-cell>
          <table:table-cell table:style-name="表格79.A8" office:value-type="string">
            <text:p text:style-name="P514"/>
          </table:table-cell>
          <table:table-cell table:style-name="表格79.A8" office:value-type="string">
            <text:p text:style-name="P217">10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33">如 <text:span text:style-name="T41">CORE, BSC</text:span></text:p>
          </table:table-cell>
          <table:table-cell table:style-name="表格79.A8" office:value-type="string">
            <text:p text:style-name="P401"/>
          </table:table-cell>
          <table:table-cell table:style-name="表格79.J5" table:number-columns-spanned="3" office:value-type="string">
            <text:list xml:id="list9460378619766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BEAN_ID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30"/>
          </table:table-cell>
          <table:table-cell table:style-name="表格79.A8" office:value-type="string">
            <text:p text:style-name="P226">255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42">Spring bean id</text:p>
          </table:table-cell>
          <table:table-cell table:style-name="表格79.A8" office:value-type="string">
            <text:p text:style-name="P402"/>
          </table:table-cell>
          <table:table-cell table:style-name="表格79.J5" table:number-columns-spanned="3" office:value-type="string">
            <text:list xml:id="list94603789202109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<text:span text:style-name="T139">WSDL</text:span>_ADDRESS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5"/>
          </table:table-cell>
          <table:table-cell table:style-name="表格79.A8" office:value-type="string">
            <text:p text:style-name="P226">255</text:p>
          </table:table-cell>
          <table:table-cell table:style-name="表格79.A8" office:value-type="string">
            <text:p text:style-name="P334">null</text:p>
          </table:table-cell>
          <table:table-cell table:style-name="表格79.A8" office:value-type="string">
            <text:p text:style-name="P434"/>
          </table:table-cell>
          <table:table-cell table:style-name="表格79.A8" office:value-type="string">
            <text:p text:style-name="P402"/>
          </table:table-cell>
          <table:table-cell table:style-name="表格79.J5" table:number-columns-spanned="3" office:value-type="string">
            <text:list xml:id="list94603791199293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7">DESCRIPTION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5"/>
          </table:table-cell>
          <table:table-cell table:style-name="表格79.A8" office:value-type="string">
            <text:p text:style-name="P227">500</text:p>
          </table:table-cell>
          <table:table-cell table:style-name="表格79.A8" office:value-type="string">
            <text:p text:style-name="P334">null</text:p>
          </table:table-cell>
          <table:table-cell table:style-name="表格79.A8" office:value-type="string">
            <text:p text:style-name="P434"/>
          </table:table-cell>
          <table:table-cell table:style-name="表格79.A8" office:value-type="string">
            <text:p text:style-name="P402"/>
          </table:table-cell>
          <table:table-cell table:style-name="表格79.J5" table:number-columns-spanned="3" office:value-type="string">
            <text:list xml:id="list9460379417581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94603795195771" text:continue-numbering="true" text:style-name="WW8Num2">
              <text:list-item>
                <text:p text:style-name="P845">CUSERID</text:p>
              </text:list-item>
            </text:list>
          </table:table-cell>
          <table:table-cell table:style-name="表格79.A8" office:value-type="string">
            <text:list xml:id="list94603795185429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表格79.A8" office:value-type="string">
            <text:list xml:id="list94603795193367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8" office:value-type="string">
            <text:list xml:id="list94603796173645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8" office:value-type="string">
            <text:list xml:id="list94603796203048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8" office:value-type="string">
            <text:list xml:id="list94603796174668" text:continue-numbering="true" text:style-name="WW8Num2">
              <text:list-item>
                <text:p text:style-name="P845">24</text:p>
              </text:list-item>
            </text:list>
          </table:table-cell>
          <table:table-cell table:style-name="表格79.A8" office:value-type="string">
            <text:list xml:id="list94603797185075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8" office:value-type="string">
            <text:list xml:id="list94603797178487" text:continue-numbering="true" text:style-name="WW8Num2">
              <text:list-item>
                <text:p text:style-name="P845">Create data user</text:p>
              </text:list-item>
            </text:list>
          </table:table-cell>
          <table:table-cell table:style-name="表格79.A8" office:value-type="string">
            <text:list xml:id="list94603797182385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J5" table:number-columns-spanned="3" office:value-type="string">
            <text:list xml:id="list94603798191652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4603798197272" text:continue-numbering="true" text:style-name="WW8Num2">
              <text:list-item>
                <text:p text:style-name="P845">CDATE</text:p>
              </text:list-item>
            </text:list>
          </table:table-cell>
          <table:table-cell table:style-name="表格79.A5" office:value-type="string">
            <text:list xml:id="list94603798200831" text:continue-numbering="true" text:style-name="WW8Num2">
              <text:list-item>
                <text:p text:style-name="P845">DATETIME</text:p>
              </text:list-item>
            </text:list>
          </table:table-cell>
          <table:table-cell table:style-name="表格79.A5" office:value-type="string">
            <text:list xml:id="list94603799176434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799197330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799195065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0195293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0198105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0178655" text:continue-numbering="true" text:style-name="WW8Num2">
              <text:list-item>
                <text:p text:style-name="P845">Create time</text:p>
              </text:list-item>
            </text:list>
          </table:table-cell>
          <table:table-cell table:style-name="表格79.A5" office:value-type="string">
            <text:list xml:id="list94603801189706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J5" table:number-columns-spanned="3" office:value-type="string">
            <text:list xml:id="list9460380119539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4603801190741" text:continue-numbering="true" text:style-name="WW8Num2">
              <text:list-item>
                <text:p text:style-name="P845">UUSERID</text:p>
              </text:list-item>
            </text:list>
          </table:table-cell>
          <table:table-cell table:style-name="表格79.A5" office:value-type="string">
            <text:list xml:id="list94603802190222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表格79.A5" office:value-type="string">
            <text:list xml:id="list94603802183313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3172208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3194188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3171455" text:continue-numbering="true" text:style-name="WW8Num2">
              <text:list-item>
                <text:p text:style-name="P845">24</text:p>
              </text:list-item>
            </text:list>
          </table:table-cell>
          <table:table-cell table:style-name="表格79.A5" office:value-type="string">
            <text:list xml:id="list94603804197120" text:continue-numbering="true" text:style-name="WW8Num2">
              <text:list-item>
                <text:p text:style-name="P845">null</text:p>
              </text:list-item>
            </text:list>
          </table:table-cell>
          <table:table-cell table:style-name="表格79.A5" office:value-type="string">
            <text:list xml:id="list94603804199455" text:continue-numbering="true" text:style-name="WW8Num2">
              <text:list-item>
                <text:p text:style-name="P845">Update date user</text:p>
              </text:list-item>
            </text:list>
          </table:table-cell>
          <table:table-cell table:style-name="表格79.A5" office:value-type="string">
            <text:list xml:id="list94603804181197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J5" table:number-columns-spanned="3" office:value-type="string">
            <text:list xml:id="list94603805195731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4603805183554" text:continue-numbering="true" text:style-name="WW8Num2">
              <text:list-item>
                <text:p text:style-name="P845">UDATE</text:p>
              </text:list-item>
            </text:list>
          </table:table-cell>
          <table:table-cell table:style-name="表格79.A5" office:value-type="string">
            <text:list xml:id="list94603805180701" text:continue-numbering="true" text:style-name="WW8Num2">
              <text:list-item>
                <text:p text:style-name="P845">DATETIME</text:p>
              </text:list-item>
            </text:list>
          </table:table-cell>
          <table:table-cell table:style-name="表格79.A5" office:value-type="string">
            <text:list xml:id="list94603806191877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6185809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6195924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7179973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A5" office:value-type="string">
            <text:list xml:id="list94603807197877" text:continue-numbering="true" text:style-name="WW8Num2">
              <text:list-item>
                <text:p text:style-name="P845">null</text:p>
              </text:list-item>
            </text:list>
          </table:table-cell>
          <table:table-cell table:style-name="表格79.A5" office:value-type="string">
            <text:list xml:id="list94603807177929" text:continue-numbering="true" text:style-name="WW8Num2">
              <text:list-item>
                <text:p text:style-name="P845">Update time</text:p>
              </text:list-item>
            </text:list>
          </table:table-cell>
          <table:table-cell table:style-name="表格79.A5" office:value-type="string">
            <text:list xml:id="list94603808190038" text:continue-numbering="true" text:style-name="WW8Num2">
              <text:list-item>
                <text:p text:style-name="P812"/>
              </text:list-item>
            </text:list>
          </table:table-cell>
          <table:table-cell table:style-name="表格79.J5" table:number-columns-spanned="3" office:value-type="string">
            <text:list xml:id="list94603808185413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</table:table>
      <text:h text:style-name="P1079" text:outline-level="1"/>
      <text:list xml:id="list94603809192931" text:continue-numbering="true" text:style-name="WW8Num2">
        <text:list-item>
          <text:h text:style-name="P1109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94603810201719" text:continue-numbering="true" text:style-name="WW8Num2">
              <text:list-item>
                <text:p text:style-name="P660">Project</text:p>
              </text:list-item>
            </text:list>
          </table:table-cell>
          <table:table-cell table:style-name="表格80.A1" table:number-columns-spanned="6" office:value-type="string">
            <text:list xml:id="list94603810191970" text:continue-numbering="true" text:style-name="WW8Num2">
              <text:list-item>
                <text:p text:style-name="P71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94603810183521" text:continue-numbering="true" text:style-name="WW8Num2">
              <text:list-item>
                <text:p text:style-name="P660">Ver</text:p>
              </text:list-item>
            </text:list>
          </table:table-cell>
          <table:table-cell table:style-name="表格80.A1" office:value-type="string">
            <text:list xml:id="list94603811203600" text:continue-numbering="true" text:style-name="WW8Num2">
              <text:list-item>
                <text:p text:style-name="P712">0.<text:span text:style-name="T134">6</text:span></text:p>
              </text:list-item>
            </text:list>
          </table:table-cell>
          <table:table-cell table:style-name="表格80.J1" office:value-type="string">
            <text:list xml:id="list94603812202921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2173532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2192763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4603813192555" text:continue-numbering="true" text:style-name="WW8Num2">
              <text:list-item>
                <text:p text:style-name="P660">Maintain</text:p>
              </text:list-item>
            </text:list>
          </table:table-cell>
          <table:table-cell table:style-name="表格80.A2" table:number-columns-spanned="6" office:value-type="string">
            <text:list xml:id="list94603813190180" text:continue-numbering="true" text:style-name="WW8Num2">
              <text:list-item>
                <text:p text:style-name="P71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4603813173066" text:continue-numbering="true" text:style-name="WW8Num2">
              <text:list-item>
                <text:p text:style-name="P660">Date</text:p>
              </text:list-item>
            </text:list>
          </table:table-cell>
          <table:table-cell table:style-name="表格80.A2" office:value-type="string">
            <text:list xml:id="list94603813183825" text:continue-numbering="true" text:style-name="WW8Num2">
              <text:list-item>
                <text:p text:style-name="P712">201<text:span text:style-name="T118">5</text:span>/<text:span text:style-name="T140">10</text:span>/<text:span text:style-name="T140">03</text:span></text:p>
              </text:list-item>
            </text:list>
          </table:table-cell>
          <table:table-cell table:style-name="表格80.J1" office:value-type="string">
            <text:list xml:id="list94603814203588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5180933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5199718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4603815190663" text:continue-numbering="true" text:style-name="WW8Num2">
              <text:list-item>
                <text:p text:style-name="P660">Table</text:p>
              </text:list-item>
            </text:list>
          </table:table-cell>
          <table:table-cell table:style-name="表格80.A2" table:number-columns-spanned="6" office:value-type="string">
            <text:list xml:id="list94603816196419" text:continue-numbering="true" text:style-name="WW8Num2">
              <text:list-item>
                <text:p text:style-name="P797"><text:span text:style-name="T136">t</text:span>b_<text:span text:style-name="T136">sys</text:span>_<text:span text:style-name="T140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4603816193188" text:continue-numbering="true" text:style-name="WW8Num2">
              <text:list-item>
                <text:p text:style-name="P660">DataBase</text:p>
              </text:list-item>
            </text:list>
          </table:table-cell>
          <table:table-cell table:style-name="表格80.A2" office:value-type="string">
            <text:list xml:id="list94603817196658" text:continue-numbering="true" text:style-name="WW8Num2">
              <text:list-item>
                <text:p text:style-name="P712">bbcore</text:p>
              </text:list-item>
            </text:list>
          </table:table-cell>
          <table:table-cell table:style-name="表格80.J1" office:value-type="string">
            <text:list xml:id="list94603817179175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7182618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7185917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94603818191244" text:continue-numbering="true" text:style-name="WW8Num2">
              <text:list-item>
                <text:p text:style-name="P660">Descript</text:p>
              </text:list-item>
            </text:list>
          </table:table-cell>
          <table:table-cell table:style-name="表格80.A4" table:number-columns-spanned="8" office:value-type="string">
            <text:list xml:id="list94603818174246" text:continue-numbering="true" text:style-name="WW8Num2">
              <text:list-item>
                <text:p text:style-name="P757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94603818176248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919483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80.K1" office:value-type="string">
            <text:list xml:id="list94603819186690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94603819179241" text:continue-numbering="true" text:style-name="WW8Num2">
              <text:list-item>
                <text:p text:style-name="P6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94603820177344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4603820173067" text:continue-numbering="true" text:style-name="WW8Num2">
              <text:list-item>
                <text:p text:style-name="P686">Field</text:p>
              </text:list-item>
            </text:list>
          </table:table-cell>
          <table:table-cell table:style-name="表格80.A5" office:value-type="string">
            <text:list xml:id="list94603820185383" text:continue-numbering="true" text:style-name="WW8Num2">
              <text:list-item>
                <text:p text:style-name="P686">Datatype</text:p>
              </text:list-item>
            </text:list>
          </table:table-cell>
          <table:table-cell table:style-name="表格80.A5" office:value-type="string">
            <text:list xml:id="list94603821192071" text:continue-numbering="true" text:style-name="WW8Num2">
              <text:list-item>
                <text:p text:style-name="P686">PK</text:p>
              </text:list-item>
            </text:list>
          </table:table-cell>
          <table:table-cell table:style-name="表格80.A5" office:value-type="string">
            <text:list xml:id="list94603821193337" text:continue-numbering="true" text:style-name="WW8Num2">
              <text:list-item>
                <text:p text:style-name="P686">UK</text:p>
              </text:list-item>
            </text:list>
          </table:table-cell>
          <table:table-cell table:style-name="表格80.A5" office:value-type="string">
            <text:list xml:id="list94603821176736" text:continue-numbering="true" text:style-name="WW8Num2">
              <text:list-item>
                <text:p text:style-name="P686">IDX</text:p>
              </text:list-item>
            </text:list>
          </table:table-cell>
          <table:table-cell table:style-name="表格80.A5" office:value-type="string">
            <text:list xml:id="list94603822193319" text:continue-numbering="true" text:style-name="WW8Num2">
              <text:list-item>
                <text:p text:style-name="P634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94603822179601" text:continue-numbering="true" text:style-name="WW8Num2">
              <text:list-item>
                <text:p text:style-name="P634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94603823188871" text:continue-numbering="true" text:style-name="WW8Num2">
              <text:list-item>
                <text:p text:style-name="P686">Description</text:p>
              </text:list-item>
            </text:list>
          </table:table-cell>
          <table:table-cell table:style-name="表格80.A5" office:value-type="string">
            <text:list xml:id="list94603823175544" text:continue-numbering="true" text:style-name="WW8Num2">
              <text:list-item>
                <text:p text:style-name="P686">Remarks</text:p>
              </text:list-item>
            </text:list>
          </table:table-cell>
          <table:table-cell table:style-name="表格80.J5" table:number-columns-spanned="3" office:value-type="string">
            <text:list xml:id="list94603823202583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4603824183439" text:continue-numbering="true" text:style-name="WW8Num2">
              <text:list-item>
                <text:p text:style-name="P846">OID</text:p>
              </text:list-item>
            </text:list>
          </table:table-cell>
          <table:table-cell table:style-name="表格80.A5" office:value-type="string">
            <text:list xml:id="list94603824198490" text:continue-numbering="true" text:style-name="WW8Num2">
              <text:list-item>
                <text:p text:style-name="P846">CHAR</text:p>
              </text:list-item>
            </text:list>
          </table:table-cell>
          <table:table-cell table:style-name="表格80.A5" office:value-type="string">
            <text:list xml:id="list94603824193939" text:continue-numbering="true" text:style-name="WW8Num2">
              <text:list-item>
                <text:p text:style-name="P846">Y</text:p>
              </text:list-item>
            </text:list>
          </table:table-cell>
          <table:table-cell table:style-name="表格80.A5" office:value-type="string">
            <text:list xml:id="list9460382519796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25189517" text:continue-numbering="true" text:style-name="WW8Num2">
              <text:list-item>
                <text:p text:style-name="P846"><text:s/></text:p>
              </text:list-item>
            </text:list>
          </table:table-cell>
          <table:table-cell table:style-name="表格80.A5" office:value-type="string">
            <text:list xml:id="list94603825197733" text:continue-numbering="true" text:style-name="WW8Num2">
              <text:list-item>
                <text:p text:style-name="P846">36</text:p>
              </text:list-item>
            </text:list>
          </table:table-cell>
          <table:table-cell table:style-name="表格80.A5" office:value-type="string">
            <text:list xml:id="list9460382619402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26184638" text:continue-numbering="true" text:style-name="WW8Num2">
              <text:list-item>
                <text:p text:style-name="P846">PK / UUID</text:p>
              </text:list-item>
            </text:list>
          </table:table-cell>
          <table:table-cell table:style-name="表格80.A5" office:value-type="string">
            <text:list xml:id="list94603826196630" text:continue-numbering="true" text:style-name="WW8Num2">
              <text:list-item>
                <text:p text:style-name="P846">Default java UUID</text:p>
              </text:list-item>
            </text:list>
          </table:table-cell>
          <table:table-cell table:style-name="表格80.J5" table:number-columns-spanned="3" office:value-type="string">
            <text:list xml:id="list94603827196498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8">SYSTEM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538">Y</text:p>
          </table:table-cell>
          <table:table-cell table:style-name="表格80.A8" office:value-type="string">
            <text:p text:style-name="P218">10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40">如 <text:span text:style-name="T41">CORE, BSC</text:span></text:p>
          </table:table-cell>
          <table:table-cell table:style-name="表格80.A8" office:value-type="string">
            <text:p text:style-name="P410"/>
          </table:table-cell>
          <table:table-cell table:style-name="表格80.J5" table:number-columns-spanned="3" office:value-type="string">
            <text:list xml:id="list94603830176387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2">PROG_ID</text:p>
          </table:table-cell>
          <table:table-cell table:style-name="表格80.A8" office:value-type="string">
            <text:p text:style-name="P82">VARCHAR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133">Y</text:p>
          </table:table-cell>
          <table:table-cell table:style-name="表格80.A8" office:value-type="string">
            <text:p text:style-name="P82">50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J5" table:number-columns-spanned="3" office:value-type="string">
            <text:list xml:id="list94603832184628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METHO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2"/>
          </table:table-cell>
          <table:table-cell table:style-name="表格80.A8" office:value-type="string">
            <text:p text:style-name="P336">255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40"/>
          </table:table-cell>
          <table:table-cell table:style-name="表格80.A8" office:value-type="string">
            <text:p text:style-name="P410"/>
          </table:table-cell>
          <table:table-cell table:style-name="表格80.J5" table:number-columns-spanned="3" office:value-type="string">
            <text:list xml:id="list94603835181888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FIEL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2"/>
          </table:table-cell>
          <table:table-cell table:style-name="表格80.A8" office:value-type="string">
            <text:p text:style-name="P336">255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40"/>
          </table:table-cell>
          <table:table-cell table:style-name="表格80.A8" office:value-type="string">
            <text:p text:style-name="P410"/>
          </table:table-cell>
          <table:table-cell table:style-name="表格80.J5" table:number-columns-spanned="3" office:value-type="string">
            <text:list xml:id="list94603838182964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FIELD_VALU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2"/>
          </table:table-cell>
          <table:table-cell table:style-name="表格80.A8" office:value-type="string">
            <text:p text:style-name="P336">500</text:p>
          </table:table-cell>
          <table:table-cell table:style-name="表格80.A8" office:value-type="string">
            <text:p text:style-name="P337">null</text:p>
          </table:table-cell>
          <table:table-cell table:style-name="表格80.A8" office:value-type="string">
            <text:p text:style-name="P440"/>
          </table:table-cell>
          <table:table-cell table:style-name="表格80.A8" office:value-type="string">
            <text:p text:style-name="P410"/>
          </table:table-cell>
          <table:table-cell table:style-name="表格80.J5" table:number-columns-spanned="3" office:value-type="string">
            <text:list xml:id="list94603841172227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QUERY_USER_ID</text:p>
          </table:table-cell>
          <table:table-cell table:style-name="表格80.A8" office:value-type="string">
            <text:list xml:id="list94603841199107" text:continue-numbering="true" text:style-name="WW8Num2">
              <text:list-item>
                <text:p text:style-name="P847">VARCHAR</text:p>
              </text:list-item>
            </text:list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31">Y</text:p>
          </table:table-cell>
          <table:table-cell table:style-name="表格80.A8" office:value-type="string">
            <text:p text:style-name="P336">24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78">Query user account</text:p>
          </table:table-cell>
          <table:table-cell table:style-name="表格80.A8" office:value-type="string">
            <text:p text:style-name="P410"/>
          </table:table-cell>
          <table:table-cell table:style-name="表格80.J5" table:number-columns-spanned="3" office:value-type="string">
            <text:list xml:id="list94603844201641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94603844185340" text:continue-numbering="true" text:style-name="WW8Num2">
              <text:list-item>
                <text:p text:style-name="P846">CUSERID</text:p>
              </text:list-item>
            </text:list>
          </table:table-cell>
          <table:table-cell table:style-name="表格80.A8" office:value-type="string">
            <text:list xml:id="list94603844176863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表格80.A8" office:value-type="string">
            <text:list xml:id="list94603845182474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8" office:value-type="string">
            <text:list xml:id="list9460384519475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8" office:value-type="string">
            <text:list xml:id="list94603845178033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8" office:value-type="string">
            <text:list xml:id="list94603846189595" text:continue-numbering="true" text:style-name="WW8Num2">
              <text:list-item>
                <text:p text:style-name="P846">24</text:p>
              </text:list-item>
            </text:list>
          </table:table-cell>
          <table:table-cell table:style-name="表格80.A8" office:value-type="string">
            <text:list xml:id="list9460384618907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8" office:value-type="string">
            <text:list xml:id="list94603846185542" text:continue-numbering="true" text:style-name="WW8Num2">
              <text:list-item>
                <text:p text:style-name="P846">Create data user</text:p>
              </text:list-item>
            </text:list>
          </table:table-cell>
          <table:table-cell table:style-name="表格80.A8" office:value-type="string">
            <text:list xml:id="list9460384719778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J5" table:number-columns-spanned="3" office:value-type="string">
            <text:list xml:id="list94603847180648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4603847181519" text:continue-numbering="true" text:style-name="WW8Num2">
              <text:list-item>
                <text:p text:style-name="P846">CDATE</text:p>
              </text:list-item>
            </text:list>
          </table:table-cell>
          <table:table-cell table:style-name="表格80.A5" office:value-type="string">
            <text:list xml:id="list94603848191125" text:continue-numbering="true" text:style-name="WW8Num2">
              <text:list-item>
                <text:p text:style-name="P846">DATETIME</text:p>
              </text:list-item>
            </text:list>
          </table:table-cell>
          <table:table-cell table:style-name="表格80.A5" office:value-type="string">
            <text:list xml:id="list94603848199805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48182855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49185747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4920278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4918324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0197810" text:continue-numbering="true" text:style-name="WW8Num2">
              <text:list-item>
                <text:p text:style-name="P846">Create time</text:p>
              </text:list-item>
            </text:list>
          </table:table-cell>
          <table:table-cell table:style-name="表格80.A5" office:value-type="string">
            <text:list xml:id="list9460385018342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J5" table:number-columns-spanned="3" office:value-type="string">
            <text:list xml:id="list94603850201472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4603851181600" text:continue-numbering="true" text:style-name="WW8Num2">
              <text:list-item>
                <text:p text:style-name="P846">UUSERID</text:p>
              </text:list-item>
            </text:list>
          </table:table-cell>
          <table:table-cell table:style-name="表格80.A5" office:value-type="string">
            <text:list xml:id="list94603851179639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表格80.A5" office:value-type="string">
            <text:list xml:id="list94603851197504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218384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2188639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3179366" text:continue-numbering="true" text:style-name="WW8Num2">
              <text:list-item>
                <text:p text:style-name="P846">24</text:p>
              </text:list-item>
            </text:list>
          </table:table-cell>
          <table:table-cell table:style-name="表格80.A5" office:value-type="string">
            <text:list xml:id="list94603853190893" text:continue-numbering="true" text:style-name="WW8Num2">
              <text:list-item>
                <text:p text:style-name="P846">null</text:p>
              </text:list-item>
            </text:list>
          </table:table-cell>
          <table:table-cell table:style-name="表格80.A5" office:value-type="string">
            <text:list xml:id="list94603853191730" text:continue-numbering="true" text:style-name="WW8Num2">
              <text:list-item>
                <text:p text:style-name="P846">Update date user</text:p>
              </text:list-item>
            </text:list>
          </table:table-cell>
          <table:table-cell table:style-name="表格80.A5" office:value-type="string">
            <text:list xml:id="list9460385417248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J5" table:number-columns-spanned="3" office:value-type="string">
            <text:list xml:id="list9460385419210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4603854201294" text:continue-numbering="true" text:style-name="WW8Num2">
              <text:list-item>
                <text:p text:style-name="P846">UDATE</text:p>
              </text:list-item>
            </text:list>
          </table:table-cell>
          <table:table-cell table:style-name="表格80.A5" office:value-type="string">
            <text:list xml:id="list94603855190318" text:continue-numbering="true" text:style-name="WW8Num2">
              <text:list-item>
                <text:p text:style-name="P846">DATETIME</text:p>
              </text:list-item>
            </text:list>
          </table:table-cell>
          <table:table-cell table:style-name="表格80.A5" office:value-type="string">
            <text:list xml:id="list9460385518290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518329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620110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618120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A5" office:value-type="string">
            <text:list xml:id="list94603856180207" text:continue-numbering="true" text:style-name="WW8Num2">
              <text:list-item>
                <text:p text:style-name="P846">null</text:p>
              </text:list-item>
            </text:list>
          </table:table-cell>
          <table:table-cell table:style-name="表格80.A5" office:value-type="string">
            <text:list xml:id="list94603857196609" text:continue-numbering="true" text:style-name="WW8Num2">
              <text:list-item>
                <text:p text:style-name="P846">Update time</text:p>
              </text:list-item>
            </text:list>
          </table:table-cell>
          <table:table-cell table:style-name="表格80.A5" office:value-type="string">
            <text:list xml:id="list94603857203702" text:continue-numbering="true" text:style-name="WW8Num2">
              <text:list-item>
                <text:p text:style-name="P813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94603858198985" text:continue-numbering="true" text:style-name="WW8Num2">
        <text:list-item>
          <text:h text:style-name="P1105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94603859180526" text:continue-numbering="true" text:style-name="WW8Num2">
              <text:list-item>
                <text:p text:style-name="P661">Project</text:p>
              </text:list-item>
            </text:list>
          </table:table-cell>
          <table:table-cell table:style-name="Table3.A1" table:number-columns-spanned="6" office:value-type="string">
            <text:list xml:id="list94603859200599" text:continue-numbering="true" text:style-name="WW8Num2">
              <text:list-item>
                <text:p text:style-name="P7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94603859203332" text:continue-numbering="true" text:style-name="WW8Num2">
              <text:list-item>
                <text:p text:style-name="P661">Ver</text:p>
              </text:list-item>
            </text:list>
          </table:table-cell>
          <table:table-cell table:style-name="Table3.A1" office:value-type="string">
            <text:list xml:id="list94603860184311" text:continue-numbering="true" text:style-name="WW8Num2">
              <text:list-item>
                <text:p text:style-name="P713">0.<text:span text:style-name="T146">7</text:span></text:p>
              </text:list-item>
            </text:list>
          </table:table-cell>
          <table:table-cell table:style-name="Table3.J1" office:value-type="string">
            <text:list xml:id="list94603860182108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0199326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1175032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4603861201275" text:continue-numbering="true" text:style-name="WW8Num2">
              <text:list-item>
                <text:p text:style-name="P661">Maintain</text:p>
              </text:list-item>
            </text:list>
          </table:table-cell>
          <table:table-cell table:style-name="Table3.A2" table:number-columns-spanned="6" office:value-type="string">
            <text:list xml:id="list94603861172526" text:continue-numbering="true" text:style-name="WW8Num2">
              <text:list-item>
                <text:p text:style-name="P7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4603862198409" text:continue-numbering="true" text:style-name="WW8Num2">
              <text:list-item>
                <text:p text:style-name="P661">Date</text:p>
              </text:list-item>
            </text:list>
          </table:table-cell>
          <table:table-cell table:style-name="Table3.A2" office:value-type="string">
            <text:list xml:id="list94603862180558" text:continue-numbering="true" text:style-name="WW8Num2">
              <text:list-item>
                <text:p text:style-name="P713">201<text:span text:style-name="T144">6</text:span>/<text:span text:style-name="T147">10/02</text:span></text:p>
              </text:list-item>
            </text:list>
          </table:table-cell>
          <table:table-cell table:style-name="Table3.J1" office:value-type="string">
            <text:list xml:id="list94603862172851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3172829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3191363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4603863184085" text:continue-numbering="true" text:style-name="WW8Num2">
              <text:list-item>
                <text:p text:style-name="P661">Table</text:p>
              </text:list-item>
            </text:list>
          </table:table-cell>
          <table:table-cell table:style-name="Table3.A2" table:number-columns-spanned="6" office:value-type="string">
            <text:list xml:id="list94603864192126" text:continue-numbering="true" text:style-name="WW8Num2">
              <text:list-item>
                <text:p text:style-name="P785"><text:span text:style-name="T145">t</text:span>b_<text:span text:style-name="T145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4603864192659" text:continue-numbering="true" text:style-name="WW8Num2">
              <text:list-item>
                <text:p text:style-name="P661">DataBase</text:p>
              </text:list-item>
            </text:list>
          </table:table-cell>
          <table:table-cell table:style-name="Table3.A2" office:value-type="string">
            <text:list xml:id="list94603865183635" text:continue-numbering="true" text:style-name="WW8Num2">
              <text:list-item>
                <text:p text:style-name="P713">bbcore</text:p>
              </text:list-item>
            </text:list>
          </table:table-cell>
          <table:table-cell table:style-name="Table3.J1" office:value-type="string">
            <text:list xml:id="list94603865180806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5189766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5183403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94603866189827" text:continue-numbering="true" text:style-name="WW8Num2">
              <text:list-item>
                <text:p text:style-name="P661">Descript</text:p>
              </text:list-item>
            </text:list>
          </table:table-cell>
          <table:table-cell table:style-name="Table3.A4" table:number-columns-spanned="8" office:value-type="string">
            <text:list xml:id="list94603866176597" text:continue-numbering="true" text:style-name="WW8Num2">
              <text:list-item>
                <text:p text:style-name="P760"><text:span text:style-name="T147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94603867179325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7191064" text:continue-numbering="true" text:style-name="WW8Num2">
              <text:list-item>
                <text:p text:style-name="P574"/>
              </text:list-item>
            </text:list>
          </table:table-cell>
          <table:table-cell table:style-name="Table3.K1" office:value-type="string">
            <text:list xml:id="list94603867188737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94603867195911" text:continue-numbering="true" text:style-name="WW8Num2">
              <text:list-item>
                <text:p text:style-name="P6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94603868188518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4603868173348" text:continue-numbering="true" text:style-name="WW8Num2">
              <text:list-item>
                <text:p text:style-name="P687">Field</text:p>
              </text:list-item>
            </text:list>
          </table:table-cell>
          <table:table-cell table:style-name="Table3.A5" office:value-type="string">
            <text:list xml:id="list94603868201093" text:continue-numbering="true" text:style-name="WW8Num2">
              <text:list-item>
                <text:p text:style-name="P687">Datatype</text:p>
              </text:list-item>
            </text:list>
          </table:table-cell>
          <table:table-cell table:style-name="Table3.A5" office:value-type="string">
            <text:list xml:id="list94603869183747" text:continue-numbering="true" text:style-name="WW8Num2">
              <text:list-item>
                <text:p text:style-name="P687">PK</text:p>
              </text:list-item>
            </text:list>
          </table:table-cell>
          <table:table-cell table:style-name="Table3.A5" office:value-type="string">
            <text:list xml:id="list94603869180568" text:continue-numbering="true" text:style-name="WW8Num2">
              <text:list-item>
                <text:p text:style-name="P687">UK</text:p>
              </text:list-item>
            </text:list>
          </table:table-cell>
          <table:table-cell table:style-name="Table3.A5" office:value-type="string">
            <text:list xml:id="list94603869174173" text:continue-numbering="true" text:style-name="WW8Num2">
              <text:list-item>
                <text:p text:style-name="P687">IDX</text:p>
              </text:list-item>
            </text:list>
          </table:table-cell>
          <table:table-cell table:style-name="Table3.A5" office:value-type="string">
            <text:list xml:id="list94603870179700" text:continue-numbering="true" text:style-name="WW8Num2">
              <text:list-item>
                <text:p text:style-name="P635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94603870175467" text:continue-numbering="true" text:style-name="WW8Num2">
              <text:list-item>
                <text:p text:style-name="P635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94603871187839" text:continue-numbering="true" text:style-name="WW8Num2">
              <text:list-item>
                <text:p text:style-name="P687">Description</text:p>
              </text:list-item>
            </text:list>
          </table:table-cell>
          <table:table-cell table:style-name="Table3.A5" office:value-type="string">
            <text:list xml:id="list94603871189003" text:continue-numbering="true" text:style-name="WW8Num2">
              <text:list-item>
                <text:p text:style-name="P687">Remarks</text:p>
              </text:list-item>
            </text:list>
          </table:table-cell>
          <table:table-cell table:style-name="Table3.J5" table:number-columns-spanned="3" office:value-type="string">
            <text:list xml:id="list94603871171781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4603872174317" text:continue-numbering="true" text:style-name="WW8Num2">
              <text:list-item>
                <text:p text:style-name="P848">OID</text:p>
              </text:list-item>
            </text:list>
          </table:table-cell>
          <table:table-cell table:style-name="Table3.A5" office:value-type="string">
            <text:list xml:id="list94603872175459" text:continue-numbering="true" text:style-name="WW8Num2">
              <text:list-item>
                <text:p text:style-name="P848">CHAR</text:p>
              </text:list-item>
            </text:list>
          </table:table-cell>
          <table:table-cell table:style-name="Table3.A5" office:value-type="string">
            <text:list xml:id="list94603872184868" text:continue-numbering="true" text:style-name="WW8Num2">
              <text:list-item>
                <text:p text:style-name="P848">Y</text:p>
              </text:list-item>
            </text:list>
          </table:table-cell>
          <table:table-cell table:style-name="Table3.A5" office:value-type="string">
            <text:list xml:id="list94603873181090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873175956" text:continue-numbering="true" text:style-name="WW8Num2">
              <text:list-item>
                <text:p text:style-name="P848"><text:s/></text:p>
              </text:list-item>
            </text:list>
          </table:table-cell>
          <table:table-cell table:style-name="Table3.A5" office:value-type="string">
            <text:list xml:id="list94603873184813" text:continue-numbering="true" text:style-name="WW8Num2">
              <text:list-item>
                <text:p text:style-name="P848">36</text:p>
              </text:list-item>
            </text:list>
          </table:table-cell>
          <table:table-cell table:style-name="Table3.A5" office:value-type="string">
            <text:list xml:id="list94603874198275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874189585" text:continue-numbering="true" text:style-name="WW8Num2">
              <text:list-item>
                <text:p text:style-name="P848">PK / UUID</text:p>
              </text:list-item>
            </text:list>
          </table:table-cell>
          <table:table-cell table:style-name="Table3.A5" office:value-type="string">
            <text:list xml:id="list94603874173093" text:continue-numbering="true" text:style-name="WW8Num2">
              <text:list-item>
                <text:p text:style-name="P848">Default java UUID</text:p>
              </text:list-item>
            </text:list>
          </table:table-cell>
          <table:table-cell table:style-name="Table3.J5" table:number-columns-spanned="3" office:value-type="string">
            <text:list xml:id="list9460387517629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4603875188439" text:continue-numbering="true" text:style-name="WW8Num2">
              <text:list-item>
                <text:p text:style-name="P934">SYS<text:span text:style-name="T148">TEM</text:span></text:p>
              </text:list-item>
            </text:list>
          </table:table-cell>
          <table:table-cell table:style-name="Table3.A8" office:value-type="string">
            <text:list xml:id="list94603876192211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8" office:value-type="string">
            <text:list xml:id="list94603876186279" text:continue-numbering="true" text:style-name="WW8Num2">
              <text:list-item>
                <text:p text:style-name="P848"/>
              </text:list-item>
            </text:list>
          </table:table-cell>
          <table:table-cell table:style-name="Table3.A8" office:value-type="string">
            <text:list xml:id="list94603876186755" text:continue-numbering="true" text:style-name="WW8Num2">
              <text:list-item>
                <text:p text:style-name="P935"/>
              </text:list-item>
            </text:list>
          </table:table-cell>
          <table:table-cell table:style-name="Table3.A8" office:value-type="string">
            <text:list xml:id="list94603877191640" text:continue-numbering="true" text:style-name="WW8Num2">
              <text:list-item>
                <text:p text:style-name="P937">Y</text:p>
              </text:list-item>
            </text:list>
          </table:table-cell>
          <table:table-cell table:style-name="Table3.A8" office:value-type="string">
            <text:list xml:id="list94603877180300" text:continue-numbering="true" text:style-name="WW8Num2">
              <text:list-item>
                <text:p text:style-name="P934">10</text:p>
              </text:list-item>
            </text:list>
          </table:table-cell>
          <table:table-cell table:style-name="Table3.A8" office:value-type="string">
            <text:list xml:id="list94603877186754" text:continue-numbering="true" text:style-name="WW8Num2">
              <text:list-item>
                <text:p text:style-name="P938"/>
              </text:list-item>
            </text:list>
          </table:table-cell>
          <table:table-cell table:style-name="Table3.A8" office:value-type="string">
            <text:list xml:id="list94603878188255" text:continue-numbering="true" text:style-name="WW8Num2">
              <text:list-item>
                <text:p text:style-name="P934">tb_sys.sys_id</text:p>
              </text:list-item>
            </text:list>
          </table:table-cell>
          <table:table-cell table:style-name="Table3.A8" office:value-type="string">
            <text:list xml:id="list94603878192000" text:continue-numbering="true" text:style-name="WW8Num2">
              <text:list-item>
                <text:p text:style-name="P848"/>
              </text:list-item>
            </text:list>
          </table:table-cell>
          <table:table-cell table:style-name="Table3.J5" table:number-columns-spanned="3" office:value-type="string">
            <text:list xml:id="list9460387818928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4603879186763" text:continue-numbering="true" text:style-name="WW8Num2">
              <text:list-item>
                <text:p text:style-name="P939">ID</text:p>
              </text:list-item>
            </text:list>
          </table:table-cell>
          <table:table-cell table:style-name="Table3.A8" office:value-type="string">
            <text:list xml:id="list94603879198023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1">Y</text:p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53">2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94603881188919" text:continue-numbering="true" text:style-name="WW8Num2">
              <text:list-item>
                <text:p text:style-name="P1034"/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88118238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4603882199391" text:continue-numbering="true" text:style-name="WW8Num2">
              <text:list-item>
                <text:p text:style-name="P936">NAME</text:p>
              </text:list-item>
            </text:list>
          </table:table-cell>
          <table:table-cell table:style-name="Table3.A8" office:value-type="string">
            <text:list xml:id="list94603882190075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1"/>
          </table:table-cell>
          <table:table-cell table:style-name="Table3.A8" office:value-type="string">
            <text:p text:style-name="P541">Y</text:p>
          </table:table-cell>
          <table:table-cell table:style-name="Table3.A8" office:value-type="string">
            <text:p text:style-name="P342">10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94603884171407" text:continue-numbering="true" text:style-name="WW8Num2">
              <text:list-item>
                <text:p text:style-name="P1034"/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88518087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ACTIVE</text:p>
          </table:table-cell>
          <table:table-cell table:style-name="Table3.A8" office:value-type="string">
            <text:list xml:id="list94603885179503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9">Y</text:p>
          </table:table-cell>
          <table:table-cell table:style-name="Table3.A8" office:value-type="string">
            <text:p text:style-name="P343">1</text:p>
          </table:table-cell>
          <table:table-cell table:style-name="Table3.A8" office:value-type="string">
            <text:p text:style-name="P345">Y</text:p>
          </table:table-cell>
          <table:table-cell table:style-name="Table3.A8" office:value-type="string">
            <text:list xml:id="list94603887194547" text:continue-numbering="true" text:style-name="WW8Num2">
              <text:list-item>
                <text:p text:style-name="P1035">Y / N</text:p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88818462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4603888183235" text:continue-numbering="true" text:style-name="WW8Num2">
              <text:list-item>
                <text:p text:style-name="P946">DESCRIPTION</text:p>
              </text:list-item>
            </text:list>
          </table:table-cell>
          <table:table-cell table:style-name="Table3.A8" office:value-type="string">
            <text:list xml:id="list94603889172122" text:continue-numbering="true" text:style-name="WW8Num2">
              <text:list-item>
                <text:p text:style-name="P849">VARCHAR</text:p>
              </text:list-item>
            </text:list>
          </table:table-cell>
          <table:table-cell table:style-name="Table3.A8" office:value-type="string">
            <text:list xml:id="list94603889200737" text:continue-numbering="true" text:style-name="WW8Num2">
              <text:list-item>
                <text:p text:style-name="P849"/>
              </text:list-item>
            </text:list>
          </table:table-cell>
          <table:table-cell table:style-name="Table3.A8" office:value-type="string">
            <text:list xml:id="list94603890198872" text:continue-numbering="true" text:style-name="WW8Num2">
              <text:list-item>
                <text:p text:style-name="P950"/>
              </text:list-item>
            </text:list>
          </table:table-cell>
          <table:table-cell table:style-name="Table3.A8" office:value-type="string">
            <text:list xml:id="list94603890185475" text:continue-numbering="true" text:style-name="WW8Num2">
              <text:list-item>
                <text:p text:style-name="P849"/>
              </text:list-item>
            </text:list>
          </table:table-cell>
          <table:table-cell table:style-name="Table3.A8" office:value-type="string">
            <text:list xml:id="list94603890190017" text:continue-numbering="true" text:style-name="WW8Num2">
              <text:list-item>
                <text:p text:style-name="P946">500</text:p>
              </text:list-item>
            </text:list>
          </table:table-cell>
          <table:table-cell table:style-name="Table3.A8" office:value-type="string">
            <text:list xml:id="list94603891184374" text:continue-numbering="true" text:style-name="WW8Num2">
              <text:list-item>
                <text:p text:style-name="P947">null</text:p>
              </text:list-item>
            </text:list>
          </table:table-cell>
          <table:table-cell table:style-name="Table3.A8" office:value-type="string">
            <text:list xml:id="list94603891195708" text:continue-numbering="true" text:style-name="WW8Num2">
              <text:list-item>
                <text:p text:style-name="P957"/>
              </text:list-item>
            </text:list>
          </table:table-cell>
          <table:table-cell table:style-name="Table3.A8" office:value-type="string">
            <text:list xml:id="list94603891172584" text:continue-numbering="true" text:style-name="WW8Num2">
              <text:list-item>
                <text:p text:style-name="P849"/>
              </text:list-item>
            </text:list>
          </table:table-cell>
          <table:table-cell table:style-name="Table3.J5" table:number-columns-spanned="3" office:value-type="string">
            <text:list xml:id="list9460389217787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<text:span text:style-name="T149">RUN_</text:span>STATUS</text:p>
          </table:table-cell>
          <table:table-cell table:style-name="Table3.A8" office:value-type="string">
            <text:list xml:id="list94603892202791" text:continue-numbering="true" text:style-name="WW8Num2">
              <text:list-item>
                <text:p text:style-name="P85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62">1</text:p>
          </table:table-cell>
          <table:table-cell table:style-name="Table3.A8" office:value-type="string">
            <text:p text:style-name="P367">Y</text:p>
          </table:table-cell>
          <table:table-cell table:style-name="Table3.A8" office:value-type="string">
            <text:list xml:id="list94603894181458" text:continue-numbering="true" text:style-name="WW8Num2">
              <text:list-item>
                <text:p text:style-name="P1040">R/<text:span text:style-name="T157">Y</text:span>/F</text:p>
              </text:list-item>
              <text:list-item>
                <text:p text:style-name="P1040">R-執行中</text:p>
              </text:list-item>
              <text:list-item>
                <text:p text:style-name="P1040"><text:span text:style-name="T157">Y</text:span>-結束 (預設)</text:p>
              </text:list-item>
              <text:list-item>
                <text:p text:style-name="P1040">F-錯誤</text:p>
              </text:list-item>
            </text:list>
          </table:table-cell>
          <table:table-cell table:style-name="Table3.A8" office:value-type="string">
            <text:p text:style-name="P411">如果當前<text:span text:style-name="T150">RUN_STATUS='R' 還在執行中, 工作就不處理了</text:span></text:p>
          </table:table-cell>
          <table:table-cell table:style-name="Table3.J5" table:number-columns-spanned="3" office:value-type="string">
            <text:list xml:id="list9460389619684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CHECK_FAULT</text:p>
          </table:table-cell>
          <table:table-cell table:style-name="Table3.A8" office:value-type="string">
            <text:list xml:id="list94603897174711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63">1</text:p>
          </table:table-cell>
          <table:table-cell table:style-name="Table3.A8" office:value-type="string">
            <text:p text:style-name="P364">N</text:p>
          </table:table-cell>
          <table:table-cell table:style-name="Table3.A8" office:value-type="string">
            <text:list xml:id="list94603898190385" text:continue-numbering="true" text:style-name="WW8Num2">
              <text:list-item>
                <text:p text:style-name="P1041">Y-<text:span text:style-name="T149">當</text:span><text:span text:style-name="T8">RUN_</text:span><text:span text:style-name="T7">STATUS</text:span>='F'不執行</text:p>
              </text:list-item>
              <text:list-item>
                <text:p text:style-name="P1041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900182322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0"><text:span text:style-name="T87">EXPR</text:span>_ID</text:p>
          </table:table-cell>
          <table:table-cell table:style-name="Table3.A8" office:value-type="string">
            <text:p text:style-name="P92">VARCHAR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204"/>
          </table:table-cell>
          <table:table-cell table:style-name="Table3.A8" office:value-type="string">
            <text:p text:style-name="P540">Y</text:p>
          </table:table-cell>
          <table:table-cell table:style-name="Table3.A8" office:value-type="string">
            <text:p text:style-name="P229">20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479">TB_SYS_EXPRESSION.EXPR_ID</text:p>
          </table:table-cell>
          <table:table-cell table:style-name="Table3.A8" office:value-type="string">
            <text:p text:style-name="P403"/>
          </table:table-cell>
          <table:table-cell table:style-name="Table3.J5" table:number-columns-spanned="3" office:value-type="string">
            <text:list xml:id="list9460390318356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DAY_<text:span text:style-name="T151">OF_WEEK</text:span></text:p>
          </table:table-cell>
          <table:table-cell table:style-name="Table3.A8" office:value-type="string">
            <text:list xml:id="list94603904179835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66">1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94603905184475" text:continue-numbering="true" text:style-name="WW8Num2">
              <text:list-item>
                <text:p text:style-name="P1042">*,<text:span text:style-name="T152">1,2,3,4,5,6,7</text:span></text:p>
              </text:list-item>
              <text:list-item>
                <text:p text:style-name="P1042">*<text:span text:style-name="T152">=每天</text:span></text:p>
              </text:list-item>
              <text:list-item>
                <text:p text:style-name="P1043"><text:span text:style-name="T153">7</text:span>=<text:span text:style-name="T153">星期</text:span>日,<text:span text:style-name="T153">1=星期一</text:span></text:p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90719349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HOUR</text:p>
          </table:table-cell>
          <table:table-cell table:style-name="Table3.A8" office:value-type="string">
            <text:list xml:id="list94603908202550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65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94603909194570" text:continue-numbering="true" text:style-name="WW8Num2">
              <text:list-item>
                <text:p text:style-name="P1035">*,<text:span text:style-name="T154">0~23</text:span></text:p>
              </text:list-item>
              <text:list-item>
                <text:p text:style-name="P1035">*<text:span text:style-name="T155">=每小時</text:span></text:p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91118796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MINUTE</text:p>
          </table:table-cell>
          <table:table-cell table:style-name="Table3.A8" office:value-type="string">
            <text:list xml:id="list94603911202064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65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94603913190470" text:continue-numbering="true" text:style-name="WW8Num2">
              <text:list-item>
                <text:p text:style-name="P1035">*,<text:span text:style-name="T156">0~59</text:span></text:p>
              </text:list-item>
              <text:list-item>
                <text:p text:style-name="P1035">*<text:span text:style-name="T156">=每分鐘</text:span></text:p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91417438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_MODE</text:p>
          </table:table-cell>
          <table:table-cell table:style-name="Table3.A8" office:value-type="string">
            <text:list xml:id="list94603915202299"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70">1</text:p>
          </table:table-cell>
          <table:table-cell table:style-name="Table3.A8" office:value-type="string">
            <text:p text:style-name="P372">'0'</text:p>
          </table:table-cell>
          <table:table-cell table:style-name="Table3.A8" office:value-type="string">
            <text:list xml:id="list94603916190508" text:continue-numbering="true" text:style-name="WW8Num2">
              <text:list-item>
                <text:p text:style-name="P1044">'0' 不通知</text:p>
              </text:list-item>
              <text:list-item>
                <text:p text:style-name="P1044">'1' 只有失敗fault時通知</text:p>
              </text:list-item>
              <text:list-item>
                <text:p text:style-name="P1044">'2' 只有成功通知</text:p>
              </text:list-item>
              <text:list-item>
                <text:p text:style-name="P1044">'3' 成功/失敗都通知</text:p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91819023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</text:p>
          </table:table-cell>
          <table:table-cell table:style-name="Table3.A8" office:value-type="string">
            <text:list xml:id="list94603919199733" text:continue-numbering="true" text:style-name="WW8Num2">
              <text:list-item>
                <text:p text:style-name="P737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2"/>
          </table:table-cell>
          <table:table-cell table:style-name="Table3.A8" office:value-type="string">
            <text:p text:style-name="P370">500</text:p>
          </table:table-cell>
          <table:table-cell table:style-name="Table3.A8" office:value-type="string">
            <text:p text:style-name="P371">null</text:p>
          </table:table-cell>
          <table:table-cell table:style-name="Table3.A8" office:value-type="string">
            <text:list xml:id="list94603920194205" text:continue-numbering="true" text:style-name="WW8Num2">
              <text:list-item>
                <text:p text:style-name="P1035"/>
              </text:list-item>
            </text:list>
          </table:table-cell>
          <table:table-cell table:style-name="Table3.A8" office:value-type="string">
            <text:p text:style-name="P411"/>
          </table:table-cell>
          <table:table-cell table:style-name="Table3.J5" table:number-columns-spanned="3" office:value-type="string">
            <text:list xml:id="list9460392117509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4603921190753" text:continue-numbering="true" text:style-name="WW8Num2">
              <text:list-item>
                <text:p text:style-name="P848">CUSERID</text:p>
              </text:list-item>
            </text:list>
          </table:table-cell>
          <table:table-cell table:style-name="Table3.A8" office:value-type="string">
            <text:list xml:id="list94603922174376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8" office:value-type="string">
            <text:list xml:id="list94603922201981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8" office:value-type="string">
            <text:list xml:id="list94603922185968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8" office:value-type="string">
            <text:list xml:id="list94603923174389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8" office:value-type="string">
            <text:list xml:id="list94603923178619" text:continue-numbering="true" text:style-name="WW8Num2">
              <text:list-item>
                <text:p text:style-name="P848">24</text:p>
              </text:list-item>
            </text:list>
          </table:table-cell>
          <table:table-cell table:style-name="Table3.A8" office:value-type="string">
            <text:list xml:id="list94603923181014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8" office:value-type="string">
            <text:list xml:id="list94603924177648" text:continue-numbering="true" text:style-name="WW8Num2">
              <text:list-item>
                <text:p text:style-name="P848">Create data user</text:p>
              </text:list-item>
            </text:list>
          </table:table-cell>
          <table:table-cell table:style-name="Table3.A8" office:value-type="string">
            <text:list xml:id="list94603924176529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J5" table:number-columns-spanned="3" office:value-type="string">
            <text:list xml:id="list9460392419643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4603925187528" text:continue-numbering="true" text:style-name="WW8Num2">
              <text:list-item>
                <text:p text:style-name="P848">CDATE</text:p>
              </text:list-item>
            </text:list>
          </table:table-cell>
          <table:table-cell table:style-name="Table3.A5" office:value-type="string">
            <text:list xml:id="list94603925202795" text:continue-numbering="true" text:style-name="WW8Num2">
              <text:list-item>
                <text:p text:style-name="P848">DATETIME</text:p>
              </text:list-item>
            </text:list>
          </table:table-cell>
          <table:table-cell table:style-name="Table3.A5" office:value-type="string">
            <text:list xml:id="list94603925178027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26180063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26172505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27182560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27192026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27186856" text:continue-numbering="true" text:style-name="WW8Num2">
              <text:list-item>
                <text:p text:style-name="P848">Create time</text:p>
              </text:list-item>
            </text:list>
          </table:table-cell>
          <table:table-cell table:style-name="Table3.A5" office:value-type="string">
            <text:list xml:id="list94603928181433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J5" table:number-columns-spanned="3" office:value-type="string">
            <text:list xml:id="list94603928196170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4603928202107" text:continue-numbering="true" text:style-name="WW8Num2">
              <text:list-item>
                <text:p text:style-name="P848">UUSERID</text:p>
              </text:list-item>
            </text:list>
          </table:table-cell>
          <table:table-cell table:style-name="Table3.A5" office:value-type="string">
            <text:list xml:id="list94603929175721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5" office:value-type="string">
            <text:list xml:id="list94603929199050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29197143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30182163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30180962" text:continue-numbering="true" text:style-name="WW8Num2">
              <text:list-item>
                <text:p text:style-name="P848">24</text:p>
              </text:list-item>
            </text:list>
          </table:table-cell>
          <table:table-cell table:style-name="Table3.A5" office:value-type="string">
            <text:list xml:id="list94603930172575" text:continue-numbering="true" text:style-name="WW8Num2">
              <text:list-item>
                <text:p text:style-name="P848">null</text:p>
              </text:list-item>
            </text:list>
          </table:table-cell>
          <table:table-cell table:style-name="Table3.A5" office:value-type="string">
            <text:list xml:id="list94603931177052" text:continue-numbering="true" text:style-name="WW8Num2">
              <text:list-item>
                <text:p text:style-name="P848">Update date user</text:p>
              </text:list-item>
            </text:list>
          </table:table-cell>
          <table:table-cell table:style-name="Table3.A5" office:value-type="string">
            <text:list xml:id="list94603931182646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J5" table:number-columns-spanned="3" office:value-type="string">
            <text:list xml:id="list94603931188712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4603932173508" text:continue-numbering="true" text:style-name="WW8Num2">
              <text:list-item>
                <text:p text:style-name="P848">UDATE</text:p>
              </text:list-item>
            </text:list>
          </table:table-cell>
          <table:table-cell table:style-name="Table3.A5" office:value-type="string">
            <text:list xml:id="list94603932175751" text:continue-numbering="true" text:style-name="WW8Num2">
              <text:list-item>
                <text:p text:style-name="P848">DATETIME</text:p>
              </text:list-item>
            </text:list>
          </table:table-cell>
          <table:table-cell table:style-name="Table3.A5" office:value-type="string">
            <text:list xml:id="list94603933189287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33171647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33182911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34175957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A5" office:value-type="string">
            <text:list xml:id="list94603934197696" text:continue-numbering="true" text:style-name="WW8Num2">
              <text:list-item>
                <text:p text:style-name="P848">null</text:p>
              </text:list-item>
            </text:list>
          </table:table-cell>
          <table:table-cell table:style-name="Table3.A5" office:value-type="string">
            <text:list xml:id="list94603934196970" text:continue-numbering="true" text:style-name="WW8Num2">
              <text:list-item>
                <text:p text:style-name="P848">Update time</text:p>
              </text:list-item>
            </text:list>
          </table:table-cell>
          <table:table-cell table:style-name="Table3.A5" office:value-type="string">
            <text:list xml:id="list94603935181142" text:continue-numbering="true" text:style-name="WW8Num2">
              <text:list-item>
                <text:p text:style-name="P814"/>
              </text:list-item>
            </text:list>
          </table:table-cell>
          <table:table-cell table:style-name="Table3.J5" table:number-columns-spanned="3" office:value-type="string">
            <text:list xml:id="list94603935198597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</table:table>
      <text:h text:style-name="P1084" text:outline-level="1"/>
      <text:p text:style-name="P46"/>
      <text:p text:style-name="P46"/>
      <text:p text:style-name="P46"/>
      <text:p text:style-name="P46"/>
      <text:p text:style-name="P46"/>
      <text:p text:style-name="P46"/>
      <text:list xml:id="list94603937177173" text:continue-numbering="true" text:style-name="WW8Num2">
        <text:list-item>
          <text:h text:style-name="P1110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94603938178626" text:continue-numbering="true" text:style-name="WW8Num2">
              <text:list-item>
                <text:p text:style-name="P662">Project</text:p>
              </text:list-item>
            </text:list>
          </table:table-cell>
          <table:table-cell table:style-name="Table4.A1" table:number-columns-spanned="6" office:value-type="string">
            <text:list xml:id="list94603938190801" text:continue-numbering="true" text:style-name="WW8Num2">
              <text:list-item>
                <text:p text:style-name="P7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94603938178060" text:continue-numbering="true" text:style-name="WW8Num2">
              <text:list-item>
                <text:p text:style-name="P662">Ver</text:p>
              </text:list-item>
            </text:list>
          </table:table-cell>
          <table:table-cell table:style-name="Table4.A1" office:value-type="string">
            <text:list xml:id="list94603939203284" text:continue-numbering="true" text:style-name="WW8Num2">
              <text:list-item>
                <text:p text:style-name="P714">0.<text:span text:style-name="T146">7</text:span></text:p>
              </text:list-item>
            </text:list>
          </table:table-cell>
          <table:table-cell table:style-name="Table4.J1" office:value-type="string">
            <text:list xml:id="list94603939171782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39200193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0195914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4603940203183" text:continue-numbering="true" text:style-name="WW8Num2">
              <text:list-item>
                <text:p text:style-name="P662">Maintain</text:p>
              </text:list-item>
            </text:list>
          </table:table-cell>
          <table:table-cell table:style-name="Table4.A2" table:number-columns-spanned="6" office:value-type="string">
            <text:list xml:id="list94603940190706" text:continue-numbering="true" text:style-name="WW8Num2">
              <text:list-item>
                <text:p text:style-name="P7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4603941173121" text:continue-numbering="true" text:style-name="WW8Num2">
              <text:list-item>
                <text:p text:style-name="P662">Date</text:p>
              </text:list-item>
            </text:list>
          </table:table-cell>
          <table:table-cell table:style-name="Table4.A2" office:value-type="string">
            <text:list xml:id="list94603941193469" text:continue-numbering="true" text:style-name="WW8Num2">
              <text:list-item>
                <text:p text:style-name="P714">201<text:span text:style-name="T144">6</text:span>/<text:span text:style-name="T147">10/02</text:span></text:p>
              </text:list-item>
            </text:list>
          </table:table-cell>
          <table:table-cell table:style-name="Table4.J1" office:value-type="string">
            <text:list xml:id="list94603942183038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2185939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2203388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4603943200500" text:continue-numbering="true" text:style-name="WW8Num2">
              <text:list-item>
                <text:p text:style-name="P662">Table</text:p>
              </text:list-item>
            </text:list>
          </table:table-cell>
          <table:table-cell table:style-name="Table4.A2" table:number-columns-spanned="6" office:value-type="string">
            <text:list xml:id="list94603943184926" text:continue-numbering="true" text:style-name="WW8Num2">
              <text:list-item>
                <text:p text:style-name="P786"><text:span text:style-name="T145">t</text:span>b_<text:span text:style-name="T145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4603943177689" text:continue-numbering="true" text:style-name="WW8Num2">
              <text:list-item>
                <text:p text:style-name="P662">DataBase</text:p>
              </text:list-item>
            </text:list>
          </table:table-cell>
          <table:table-cell table:style-name="Table4.A2" office:value-type="string">
            <text:list xml:id="list94603944200624" text:continue-numbering="true" text:style-name="WW8Num2">
              <text:list-item>
                <text:p text:style-name="P714">bbcore</text:p>
              </text:list-item>
            </text:list>
          </table:table-cell>
          <table:table-cell table:style-name="Table4.J1" office:value-type="string">
            <text:list xml:id="list94603944200519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4187231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5198318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94603945181617" text:continue-numbering="true" text:style-name="WW8Num2">
              <text:list-item>
                <text:p text:style-name="P662">Descript</text:p>
              </text:list-item>
            </text:list>
          </table:table-cell>
          <table:table-cell table:style-name="Table4.A4" table:number-columns-spanned="8" office:value-type="string">
            <text:list xml:id="list94603945178374" text:continue-numbering="true" text:style-name="WW8Num2">
              <text:list-item>
                <text:p text:style-name="P761"><text:span text:style-name="T147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94603946178909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6171910" text:continue-numbering="true" text:style-name="WW8Num2">
              <text:list-item>
                <text:p text:style-name="P575"/>
              </text:list-item>
            </text:list>
          </table:table-cell>
          <table:table-cell table:style-name="Table4.K1" office:value-type="string">
            <text:list xml:id="list94603946193328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94603947191471" text:continue-numbering="true" text:style-name="WW8Num2">
              <text:list-item>
                <text:p text:style-name="P6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94603947195692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4603947203000" text:continue-numbering="true" text:style-name="WW8Num2">
              <text:list-item>
                <text:p text:style-name="P688">Field</text:p>
              </text:list-item>
            </text:list>
          </table:table-cell>
          <table:table-cell table:style-name="Table4.A5" office:value-type="string">
            <text:list xml:id="list94603948188093" text:continue-numbering="true" text:style-name="WW8Num2">
              <text:list-item>
                <text:p text:style-name="P688">Datatype</text:p>
              </text:list-item>
            </text:list>
          </table:table-cell>
          <table:table-cell table:style-name="Table4.A5" office:value-type="string">
            <text:list xml:id="list94603948191204" text:continue-numbering="true" text:style-name="WW8Num2">
              <text:list-item>
                <text:p text:style-name="P688">PK</text:p>
              </text:list-item>
            </text:list>
          </table:table-cell>
          <table:table-cell table:style-name="Table4.A5" office:value-type="string">
            <text:list xml:id="list94603948188154" text:continue-numbering="true" text:style-name="WW8Num2">
              <text:list-item>
                <text:p text:style-name="P688">UK</text:p>
              </text:list-item>
            </text:list>
          </table:table-cell>
          <table:table-cell table:style-name="Table4.A5" office:value-type="string">
            <text:list xml:id="list94603949190028" text:continue-numbering="true" text:style-name="WW8Num2">
              <text:list-item>
                <text:p text:style-name="P688">IDX</text:p>
              </text:list-item>
            </text:list>
          </table:table-cell>
          <table:table-cell table:style-name="Table4.A5" office:value-type="string">
            <text:list xml:id="list94603949187915" text:continue-numbering="true" text:style-name="WW8Num2">
              <text:list-item>
                <text:p text:style-name="P636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94603949189532" text:continue-numbering="true" text:style-name="WW8Num2">
              <text:list-item>
                <text:p text:style-name="P636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94603950197807" text:continue-numbering="true" text:style-name="WW8Num2">
              <text:list-item>
                <text:p text:style-name="P688">Description</text:p>
              </text:list-item>
            </text:list>
          </table:table-cell>
          <table:table-cell table:style-name="Table4.A5" office:value-type="string">
            <text:list xml:id="list94603950185877" text:continue-numbering="true" text:style-name="WW8Num2">
              <text:list-item>
                <text:p text:style-name="P688">Remarks</text:p>
              </text:list-item>
            </text:list>
          </table:table-cell>
          <table:table-cell table:style-name="Table4.J5" table:number-columns-spanned="3" office:value-type="string">
            <text:list xml:id="list94603951173620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4603951202392" text:continue-numbering="true" text:style-name="WW8Num2">
              <text:list-item>
                <text:p text:style-name="P852">OID</text:p>
              </text:list-item>
            </text:list>
          </table:table-cell>
          <table:table-cell table:style-name="Table4.A5" office:value-type="string">
            <text:list xml:id="list94603951186904" text:continue-numbering="true" text:style-name="WW8Num2">
              <text:list-item>
                <text:p text:style-name="P852">CHAR</text:p>
              </text:list-item>
            </text:list>
          </table:table-cell>
          <table:table-cell table:style-name="Table4.A5" office:value-type="string">
            <text:list xml:id="list94603952191681" text:continue-numbering="true" text:style-name="WW8Num2">
              <text:list-item>
                <text:p text:style-name="P852">Y</text:p>
              </text:list-item>
            </text:list>
          </table:table-cell>
          <table:table-cell table:style-name="Table4.A5" office:value-type="string">
            <text:list xml:id="list94603952199612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52171673" text:continue-numbering="true" text:style-name="WW8Num2">
              <text:list-item>
                <text:p text:style-name="P852"><text:s/></text:p>
              </text:list-item>
            </text:list>
          </table:table-cell>
          <table:table-cell table:style-name="Table4.A5" office:value-type="string">
            <text:list xml:id="list94603953194693" text:continue-numbering="true" text:style-name="WW8Num2">
              <text:list-item>
                <text:p text:style-name="P852">36</text:p>
              </text:list-item>
            </text:list>
          </table:table-cell>
          <table:table-cell table:style-name="Table4.A5" office:value-type="string">
            <text:list xml:id="list94603953183662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54202778" text:continue-numbering="true" text:style-name="WW8Num2">
              <text:list-item>
                <text:p text:style-name="P852">PK / UUID</text:p>
              </text:list-item>
            </text:list>
          </table:table-cell>
          <table:table-cell table:style-name="Table4.A5" office:value-type="string">
            <text:list xml:id="list94603954182160" text:continue-numbering="true" text:style-name="WW8Num2">
              <text:list-item>
                <text:p text:style-name="P852">Default java UUID</text:p>
              </text:list-item>
            </text:list>
          </table:table-cell>
          <table:table-cell table:style-name="Table4.J5" table:number-columns-spanned="3" office:value-type="string">
            <text:list xml:id="list94603954198575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4603955173311" text:continue-numbering="true" text:style-name="WW8Num2">
              <text:list-item>
                <text:p text:style-name="P940">ID</text:p>
              </text:list-item>
            </text:list>
          </table:table-cell>
          <table:table-cell table:style-name="Table4.A8" office:value-type="string">
            <text:list xml:id="list94603955202868" text:continue-numbering="true" text:style-name="WW8Num2">
              <text:list-item>
                <text:p text:style-name="P852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52"/>
          </table:table-cell>
          <table:table-cell table:style-name="Table4.A8" office:value-type="string">
            <text:p text:style-name="P544">Y</text:p>
          </table:table-cell>
          <table:table-cell table:style-name="Table4.A8" office:value-type="string">
            <text:p text:style-name="P354">20</text:p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list xml:id="list94603957192150" text:continue-numbering="true" text:style-name="WW8Num2">
              <text:list-item>
                <text:p text:style-name="P1045">tb_sys_expr_job.ID</text:p>
              </text:list-item>
            </text:list>
          </table:table-cell>
          <table:table-cell table:style-name="Table4.A8" office:value-type="string">
            <text:p text:style-name="P412"/>
          </table:table-cell>
          <table:table-cell table:style-name="Table4.J5" table:number-columns-spanned="3" office:value-type="string">
            <text:list xml:id="list94603957189086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8"><text:span text:style-name="T159">LOG_</text:span>STATUS</text:p>
          </table:table-cell>
          <table:table-cell table:style-name="Table4.A8" office:value-type="string">
            <text:list xml:id="list94603958183151" text:continue-numbering="true" text:style-name="WW8Num2">
              <text:list-item>
                <text:p text:style-name="P850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42">Y</text:p>
          </table:table-cell>
          <table:table-cell table:style-name="Table4.A8" office:value-type="string">
            <text:p text:style-name="P362">1</text:p>
          </table:table-cell>
          <table:table-cell table:style-name="Table4.A8" office:value-type="string">
            <text:p text:style-name="P369">N</text:p>
          </table:table-cell>
          <table:table-cell table:style-name="Table4.A8" office:value-type="string">
            <text:list xml:id="list94603960199083" text:continue-numbering="true" text:style-name="WW8Num2">
              <text:list-item>
                <text:p text:style-name="P1046">Y/F/N</text:p>
              </text:list-item>
              <text:list-item>
                <text:p text:style-name="P1047"><text:span text:style-name="T157">Y</text:span> = 成功</text:p>
              </text:list-item>
              <text:list-item>
                <text:p text:style-name="P1047"><text:span text:style-name="T160">F</text:span> = 失敗</text:p>
              </text:list-item>
              <text:list-item>
                <text:p text:style-name="P1048">N = 沒有執行<text:span text:style-name="T161">expr</text:span></text:p>
              </text:list-item>
            </text:list>
          </table:table-cell>
          <table:table-cell table:style-name="Table4.A8" office:value-type="string">
            <text:p text:style-name="P411"/>
          </table:table-cell>
          <table:table-cell table:style-name="Table4.J5" table:number-columns-spanned="3" office:value-type="string">
            <text:list xml:id="list94603962183965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1">BEGIN_DATETIME</text:p>
          </table:table-cell>
          <table:table-cell table:style-name="Table4.A8" office:value-type="string">
            <text:list xml:id="list94603962197578" text:continue-numbering="true" text:style-name="WW8Num2">
              <text:list-item>
                <text:p text:style-name="P853">DATETIME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542">Y</text:p>
          </table:table-cell>
          <table:table-cell table:style-name="Table4.A8" office:value-type="string">
            <text:p text:style-name="P344"/>
          </table:table-cell>
          <table:table-cell table:style-name="Table4.A8" office:value-type="string">
            <text:p text:style-name="P346"/>
          </table:table-cell>
          <table:table-cell table:style-name="Table4.A8" office:value-type="string">
            <text:list xml:id="list94603964200550" text:continue-numbering="true" text:style-name="WW8Num2">
              <text:list-item>
                <text:p text:style-name="P1036"/>
              </text:list-item>
            </text:list>
          </table:table-cell>
          <table:table-cell table:style-name="Table4.A8" office:value-type="string">
            <text:p text:style-name="P412"/>
          </table:table-cell>
          <table:table-cell table:style-name="Table4.J5" table:number-columns-spanned="3" office:value-type="string">
            <text:list xml:id="list94603965198039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4603965182438" text:continue-numbering="true" text:style-name="WW8Num2">
              <text:list-item>
                <text:p text:style-name="P959">END_DATETIME</text:p>
              </text:list-item>
            </text:list>
          </table:table-cell>
          <table:table-cell table:style-name="Table4.A8" office:value-type="string">
            <text:list xml:id="list94603965195713" text:continue-numbering="true" text:style-name="WW8Num2">
              <text:list-item>
                <text:p text:style-name="P959">DATETIME</text:p>
              </text:list-item>
            </text:list>
          </table:table-cell>
          <table:table-cell table:style-name="Table4.A8" office:value-type="string">
            <text:list xml:id="list94603966188426" text:continue-numbering="true" text:style-name="WW8Num2">
              <text:list-item>
                <text:p text:style-name="P852"/>
              </text:list-item>
            </text:list>
          </table:table-cell>
          <table:table-cell table:style-name="Table4.A8" office:value-type="string">
            <text:list xml:id="list94603966202132" text:continue-numbering="true" text:style-name="WW8Num2">
              <text:list-item>
                <text:p text:style-name="P951"/>
              </text:list-item>
            </text:list>
          </table:table-cell>
          <table:table-cell table:style-name="Table4.A8" office:value-type="string">
            <text:list xml:id="list94603967195637" text:continue-numbering="true" text:style-name="WW8Num2">
              <text:list-item>
                <text:p text:style-name="P852"/>
              </text:list-item>
            </text:list>
          </table:table-cell>
          <table:table-cell table:style-name="Table4.A8" office:value-type="string">
            <text:list xml:id="list94603967195464" text:continue-numbering="true" text:style-name="WW8Num2">
              <text:list-item>
                <text:p text:style-name="P949"/>
              </text:list-item>
            </text:list>
          </table:table-cell>
          <table:table-cell table:style-name="Table4.A8" office:value-type="string">
            <text:list xml:id="list94603967182552" text:continue-numbering="true" text:style-name="WW8Num2">
              <text:list-item>
                <text:p text:style-name="P948"/>
              </text:list-item>
            </text:list>
          </table:table-cell>
          <table:table-cell table:style-name="Table4.A8" office:value-type="string">
            <text:list xml:id="list94603968200253" text:continue-numbering="true" text:style-name="WW8Num2">
              <text:list-item>
                <text:p text:style-name="P958"/>
              </text:list-item>
            </text:list>
          </table:table-cell>
          <table:table-cell table:style-name="Table4.A8" office:value-type="string">
            <text:list xml:id="list94603968181250" text:continue-numbering="true" text:style-name="WW8Num2">
              <text:list-item>
                <text:p text:style-name="P852"/>
              </text:list-item>
            </text:list>
          </table:table-cell>
          <table:table-cell table:style-name="Table4.J5" table:number-columns-spanned="3" office:value-type="string">
            <text:list xml:id="list94603968173829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4603969193843" text:continue-numbering="true" text:style-name="WW8Num2">
              <text:list-item>
                <text:p text:style-name="P973"><text:span text:style-name="T158">F</text:span>AULT_MSG</text:p>
              </text:list-item>
            </text:list>
          </table:table-cell>
          <table:table-cell table:style-name="Table4.A8" office:value-type="string">
            <text:list xml:id="list94603969186487" text:continue-numbering="true" text:style-name="WW8Num2">
              <text:list-item>
                <text:p text:style-name="P960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533"/>
          </table:table-cell>
          <table:table-cell table:style-name="Table4.A8" office:value-type="string">
            <text:p text:style-name="P368">2000</text:p>
          </table:table-cell>
          <table:table-cell table:style-name="Table4.A8" office:value-type="string">
            <text:list xml:id="list94603971191218" text:continue-numbering="true" text:style-name="WW8Num2">
              <text:list-item>
                <text:p text:style-name="P961">null</text:p>
              </text:list-item>
            </text:list>
          </table:table-cell>
          <table:table-cell table:style-name="Table4.A8" office:value-type="string">
            <text:list xml:id="list94603971183708" text:continue-numbering="true" text:style-name="WW8Num2">
              <text:list-item>
                <text:p text:style-name="P1051"><text:span text:style-name="T9">LOG_</text:span><text:span text:style-name="T7">STATUS</text:span>!='Y'</text:p>
              </text:list-item>
              <text:list-item>
                <text:p text:style-name="P1048">Error, exception message</text:p>
              </text:list-item>
            </text:list>
          </table:table-cell>
          <table:table-cell table:style-name="Table4.A8" office:value-type="string">
            <text:p text:style-name="P412"/>
          </table:table-cell>
          <table:table-cell table:style-name="Table4.J5" table:number-columns-spanned="3" office:value-type="string">
            <text:list xml:id="list94603972174716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4603972183218" text:continue-numbering="true" text:style-name="WW8Num2">
              <text:list-item>
                <text:p text:style-name="P852">CUSERID</text:p>
              </text:list-item>
            </text:list>
          </table:table-cell>
          <table:table-cell table:style-name="Table4.A8" office:value-type="string">
            <text:list xml:id="list94603973175429" text:continue-numbering="true" text:style-name="WW8Num2">
              <text:list-item>
                <text:p text:style-name="P852">VARCHAR</text:p>
              </text:list-item>
            </text:list>
          </table:table-cell>
          <table:table-cell table:style-name="Table4.A8" office:value-type="string">
            <text:list xml:id="list94603973176857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8" office:value-type="string">
            <text:list xml:id="list94603973193890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8" office:value-type="string">
            <text:list xml:id="list94603974195947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8" office:value-type="string">
            <text:list xml:id="list94603974186897" text:continue-numbering="true" text:style-name="WW8Num2">
              <text:list-item>
                <text:p text:style-name="P852">24</text:p>
              </text:list-item>
            </text:list>
          </table:table-cell>
          <table:table-cell table:style-name="Table4.A8" office:value-type="string">
            <text:list xml:id="list94603975195278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8" office:value-type="string">
            <text:list xml:id="list94603975193980" text:continue-numbering="true" text:style-name="WW8Num2">
              <text:list-item>
                <text:p text:style-name="P852">Create data user</text:p>
              </text:list-item>
            </text:list>
          </table:table-cell>
          <table:table-cell table:style-name="Table4.A8" office:value-type="string">
            <text:list xml:id="list94603975174581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J5" table:number-columns-spanned="3" office:value-type="string">
            <text:list xml:id="list94603976174319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4603976194813" text:continue-numbering="true" text:style-name="WW8Num2">
              <text:list-item>
                <text:p text:style-name="P852">CDATE</text:p>
              </text:list-item>
            </text:list>
          </table:table-cell>
          <table:table-cell table:style-name="Table4.A5" office:value-type="string">
            <text:list xml:id="list94603976197141" text:continue-numbering="true" text:style-name="WW8Num2">
              <text:list-item>
                <text:p text:style-name="P852">DATETIME</text:p>
              </text:list-item>
            </text:list>
          </table:table-cell>
          <table:table-cell table:style-name="Table4.A5" office:value-type="string">
            <text:list xml:id="list94603977203386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77202740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77190072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78202054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78175165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79189923" text:continue-numbering="true" text:style-name="WW8Num2">
              <text:list-item>
                <text:p text:style-name="P852">Create time</text:p>
              </text:list-item>
            </text:list>
          </table:table-cell>
          <table:table-cell table:style-name="Table4.A5" office:value-type="string">
            <text:list xml:id="list94603979181062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J5" table:number-columns-spanned="3" office:value-type="string">
            <text:list xml:id="list94603979178763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4603980187681" text:continue-numbering="true" text:style-name="WW8Num2">
              <text:list-item>
                <text:p text:style-name="P852">UUSERID</text:p>
              </text:list-item>
            </text:list>
          </table:table-cell>
          <table:table-cell table:style-name="Table4.A5" office:value-type="string">
            <text:list xml:id="list94603980195744" text:continue-numbering="true" text:style-name="WW8Num2">
              <text:list-item>
                <text:p text:style-name="P852">VARCHAR</text:p>
              </text:list-item>
            </text:list>
          </table:table-cell>
          <table:table-cell table:style-name="Table4.A5" office:value-type="string">
            <text:list xml:id="list94603980190217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1191055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1196975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1188392" text:continue-numbering="true" text:style-name="WW8Num2">
              <text:list-item>
                <text:p text:style-name="P852">24</text:p>
              </text:list-item>
            </text:list>
          </table:table-cell>
          <table:table-cell table:style-name="Table4.A5" office:value-type="string">
            <text:list xml:id="list94603982197854" text:continue-numbering="true" text:style-name="WW8Num2">
              <text:list-item>
                <text:p text:style-name="P852">null</text:p>
              </text:list-item>
            </text:list>
          </table:table-cell>
          <table:table-cell table:style-name="Table4.A5" office:value-type="string">
            <text:list xml:id="list94603982200969" text:continue-numbering="true" text:style-name="WW8Num2">
              <text:list-item>
                <text:p text:style-name="P852">Update date user</text:p>
              </text:list-item>
            </text:list>
          </table:table-cell>
          <table:table-cell table:style-name="Table4.A5" office:value-type="string">
            <text:list xml:id="list94603982198356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J5" table:number-columns-spanned="3" office:value-type="string">
            <text:list xml:id="list94603983193600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4603983173701" text:continue-numbering="true" text:style-name="WW8Num2">
              <text:list-item>
                <text:p text:style-name="P852">UDATE</text:p>
              </text:list-item>
            </text:list>
          </table:table-cell>
          <table:table-cell table:style-name="Table4.A5" office:value-type="string">
            <text:list xml:id="list94603983174923" text:continue-numbering="true" text:style-name="WW8Num2">
              <text:list-item>
                <text:p text:style-name="P852">DATETIME</text:p>
              </text:list-item>
            </text:list>
          </table:table-cell>
          <table:table-cell table:style-name="Table4.A5" office:value-type="string">
            <text:list xml:id="list94603984190633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4176683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5189122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5177112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A5" office:value-type="string">
            <text:list xml:id="list94603985178551" text:continue-numbering="true" text:style-name="WW8Num2">
              <text:list-item>
                <text:p text:style-name="P852">null</text:p>
              </text:list-item>
            </text:list>
          </table:table-cell>
          <table:table-cell table:style-name="Table4.A5" office:value-type="string">
            <text:list xml:id="list94603986203168" text:continue-numbering="true" text:style-name="WW8Num2">
              <text:list-item>
                <text:p text:style-name="P852">Update time</text:p>
              </text:list-item>
            </text:list>
          </table:table-cell>
          <table:table-cell table:style-name="Table4.A5" office:value-type="string">
            <text:list xml:id="list94603986185090" text:continue-numbering="true" text:style-name="WW8Num2">
              <text:list-item>
                <text:p text:style-name="P815"/>
              </text:list-item>
            </text:list>
          </table:table-cell>
          <table:table-cell table:style-name="Table4.J5" table:number-columns-spanned="3" office:value-type="string">
            <text:list xml:id="list94603986184951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</table:table>
      <text:h text:style-name="P1085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94603990189883" text:continue-numbering="true" text:style-name="WW8Num2">
        <text:list-item>
          <text:h text:style-name="P1111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94603991195003" text:continue-numbering="true" text:style-name="WW8Num2">
              <text:list-item>
                <text:p text:style-name="P663">Project</text:p>
              </text:list-item>
            </text:list>
          </table:table-cell>
          <table:table-cell table:style-name="表格12.A1" table:number-columns-spanned="6" office:value-type="string">
            <text:list xml:id="list94603992199746" text:continue-numbering="true" text:style-name="WW8Num2">
              <text:list-item>
                <text:p text:style-name="P7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94603992196933" text:continue-numbering="true" text:style-name="WW8Num2">
              <text:list-item>
                <text:p text:style-name="P663">Ver</text:p>
              </text:list-item>
            </text:list>
          </table:table-cell>
          <table:table-cell table:style-name="表格12.A1" office:value-type="string">
            <text:list xml:id="list94603992201702" text:continue-numbering="true" text:style-name="WW8Num2">
              <text:list-item>
                <text:p text:style-name="P715">0.<text:span text:style-name="T169">1</text:span></text:p>
              </text:list-item>
            </text:list>
          </table:table-cell>
          <table:table-cell table:style-name="表格12.J1" office:value-type="string">
            <text:list xml:id="list94603993188595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3993171821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3993203855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94603994181672" text:continue-numbering="true" text:style-name="WW8Num2">
              <text:list-item>
                <text:p text:style-name="P663">Maintain</text:p>
              </text:list-item>
            </text:list>
          </table:table-cell>
          <table:table-cell table:style-name="表格12.A2" table:number-columns-spanned="6" office:value-type="string">
            <text:list xml:id="list94603994182284" text:continue-numbering="true" text:style-name="WW8Num2">
              <text:list-item>
                <text:p text:style-name="P7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94603994189316" text:continue-numbering="true" text:style-name="WW8Num2">
              <text:list-item>
                <text:p text:style-name="P663">Date</text:p>
              </text:list-item>
            </text:list>
          </table:table-cell>
          <table:table-cell table:style-name="表格12.A2" office:value-type="string">
            <text:list xml:id="list94603995200544" text:continue-numbering="true" text:style-name="WW8Num2">
              <text:list-item>
                <text:p text:style-name="P715">201<text:span text:style-name="T169">7</text:span>/<text:span text:style-name="T147">11/06</text:span></text:p>
              </text:list-item>
            </text:list>
          </table:table-cell>
          <table:table-cell table:style-name="表格12.J1" office:value-type="string">
            <text:list xml:id="list9460399517163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399518459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3996201411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94603996202264" text:continue-numbering="true" text:style-name="WW8Num2">
              <text:list-item>
                <text:p text:style-name="P663">Table</text:p>
              </text:list-item>
            </text:list>
          </table:table-cell>
          <table:table-cell table:style-name="表格12.A2" table:number-columns-spanned="6" office:value-type="string">
            <text:list xml:id="list94603996193322" text:continue-numbering="true" text:style-name="WW8Num2">
              <text:list-item>
                <text:p text:style-name="P787">zl_p<text:span text:style-name="T172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94603997173429" text:continue-numbering="true" text:style-name="WW8Num2">
              <text:list-item>
                <text:p text:style-name="P663">DataBase</text:p>
              </text:list-item>
            </text:list>
          </table:table-cell>
          <table:table-cell table:style-name="表格12.A2" office:value-type="string">
            <text:list xml:id="list94603997194050" text:continue-numbering="true" text:style-name="WW8Num2">
              <text:list-item>
                <text:p text:style-name="P723">zenfile</text:p>
              </text:list-item>
            </text:list>
          </table:table-cell>
          <table:table-cell table:style-name="表格12.J1" office:value-type="string">
            <text:list xml:id="list94603998180798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3998198482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3998184426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94603999174873" text:continue-numbering="true" text:style-name="WW8Num2">
              <text:list-item>
                <text:p text:style-name="P663">Descript</text:p>
              </text:list-item>
            </text:list>
          </table:table-cell>
          <table:table-cell table:style-name="表格12.A4" table:number-columns-spanned="8" office:value-type="string">
            <text:list xml:id="list94603999179287" text:continue-numbering="true" text:style-name="WW8Num2">
              <text:list-item>
                <text:p text:style-name="P762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94604000203563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4000172978" text:continue-numbering="true" text:style-name="WW8Num2">
              <text:list-item>
                <text:p text:style-name="P576"/>
              </text:list-item>
            </text:list>
          </table:table-cell>
          <table:table-cell table:style-name="表格12.K1" office:value-type="string">
            <text:list xml:id="list94604000181511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94604001193144" text:continue-numbering="true" text:style-name="WW8Num2">
              <text:list-item>
                <text:p text:style-name="P6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9460400117594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4604001195878" text:continue-numbering="true" text:style-name="WW8Num2">
              <text:list-item>
                <text:p text:style-name="P689">Field</text:p>
              </text:list-item>
            </text:list>
          </table:table-cell>
          <table:table-cell table:style-name="表格12.A5" office:value-type="string">
            <text:list xml:id="list94604002183189" text:continue-numbering="true" text:style-name="WW8Num2">
              <text:list-item>
                <text:p text:style-name="P689">Datatype</text:p>
              </text:list-item>
            </text:list>
          </table:table-cell>
          <table:table-cell table:style-name="表格12.A5" office:value-type="string">
            <text:list xml:id="list94604002174424" text:continue-numbering="true" text:style-name="WW8Num2">
              <text:list-item>
                <text:p text:style-name="P689">PK</text:p>
              </text:list-item>
            </text:list>
          </table:table-cell>
          <table:table-cell table:style-name="表格12.A5" office:value-type="string">
            <text:list xml:id="list94604002172364" text:continue-numbering="true" text:style-name="WW8Num2">
              <text:list-item>
                <text:p text:style-name="P689">UK</text:p>
              </text:list-item>
            </text:list>
          </table:table-cell>
          <table:table-cell table:style-name="表格12.A5" office:value-type="string">
            <text:list xml:id="list94604003196707" text:continue-numbering="true" text:style-name="WW8Num2">
              <text:list-item>
                <text:p text:style-name="P689">IDX</text:p>
              </text:list-item>
            </text:list>
          </table:table-cell>
          <table:table-cell table:style-name="表格12.A5" office:value-type="string">
            <text:list xml:id="list94604003187958" text:continue-numbering="true" text:style-name="WW8Num2">
              <text:list-item>
                <text:p text:style-name="P637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94604004172969" text:continue-numbering="true" text:style-name="WW8Num2">
              <text:list-item>
                <text:p text:style-name="P637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94604004198136" text:continue-numbering="true" text:style-name="WW8Num2">
              <text:list-item>
                <text:p text:style-name="P689">Description</text:p>
              </text:list-item>
            </text:list>
          </table:table-cell>
          <table:table-cell table:style-name="表格12.A5" office:value-type="string">
            <text:list xml:id="list94604004202946" text:continue-numbering="true" text:style-name="WW8Num2">
              <text:list-item>
                <text:p text:style-name="P689">Remarks</text:p>
              </text:list-item>
            </text:list>
          </table:table-cell>
          <table:table-cell table:style-name="表格12.J5" table:number-columns-spanned="3" office:value-type="string">
            <text:list xml:id="list94604005196146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4604005185257" text:continue-numbering="true" text:style-name="WW8Num2">
              <text:list-item>
                <text:p text:style-name="P854">OID</text:p>
              </text:list-item>
            </text:list>
          </table:table-cell>
          <table:table-cell table:style-name="表格12.A5" office:value-type="string">
            <text:list xml:id="list94604005189538" text:continue-numbering="true" text:style-name="WW8Num2">
              <text:list-item>
                <text:p text:style-name="P854">CHAR</text:p>
              </text:list-item>
            </text:list>
          </table:table-cell>
          <table:table-cell table:style-name="表格12.A5" office:value-type="string">
            <text:list xml:id="list94604006186251" text:continue-numbering="true" text:style-name="WW8Num2">
              <text:list-item>
                <text:p text:style-name="P854">Y</text:p>
              </text:list-item>
            </text:list>
          </table:table-cell>
          <table:table-cell table:style-name="表格12.A5" office:value-type="string">
            <text:list xml:id="list94604006181251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07183028" text:continue-numbering="true" text:style-name="WW8Num2">
              <text:list-item>
                <text:p text:style-name="P854"><text:s/></text:p>
              </text:list-item>
            </text:list>
          </table:table-cell>
          <table:table-cell table:style-name="表格12.A5" office:value-type="string">
            <text:list xml:id="list94604007177795" text:continue-numbering="true" text:style-name="WW8Num2">
              <text:list-item>
                <text:p text:style-name="P854">36</text:p>
              </text:list-item>
            </text:list>
          </table:table-cell>
          <table:table-cell table:style-name="表格12.A5" office:value-type="string">
            <text:list xml:id="list94604007197221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08197631" text:continue-numbering="true" text:style-name="WW8Num2">
              <text:list-item>
                <text:p text:style-name="P854">PK / UUID</text:p>
              </text:list-item>
            </text:list>
          </table:table-cell>
          <table:table-cell table:style-name="表格12.A5" office:value-type="string">
            <text:list xml:id="list94604008187548" text:continue-numbering="true" text:style-name="WW8Num2">
              <text:list-item>
                <text:p text:style-name="P854">Default java UUID</text:p>
              </text:list-item>
            </text:list>
          </table:table-cell>
          <table:table-cell table:style-name="表格12.J5" table:number-columns-spanned="3" office:value-type="string">
            <text:list xml:id="list94604008185076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4604009189969" text:continue-numbering="true" text:style-name="WW8Num2">
              <text:list-item>
                <text:p text:style-name="P941">ID</text:p>
              </text:list-item>
            </text:list>
          </table:table-cell>
          <table:table-cell table:style-name="表格12.A8" office:value-type="string">
            <text:list xml:id="list94604009173624"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77">Y</text:p>
          </table:table-cell>
          <table:table-cell table:style-name="表格12.A8" office:value-type="string">
            <text:p text:style-name="P545">Y</text:p>
          </table:table-cell>
          <table:table-cell table:style-name="表格12.A8" office:value-type="string">
            <text:p text:style-name="P355">2<text:span text:style-name="T171">4</text:span></text:p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list xml:id="list94604011173435" text:continue-numbering="true" text:style-name="WW8Num2">
              <text:list-item>
                <text:p text:style-name="P1052">身份證A123456789</text:p>
              </text:list-item>
            </text:list>
          </table:table-cell>
          <table:table-cell table:style-name="表格12.A8" office:value-type="string">
            <text:p text:style-name="P413"/>
          </table:table-cell>
          <table:table-cell table:style-name="表格12.J5" table:number-columns-spanned="3" office:value-type="string">
            <text:list xml:id="list94604012173049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66">VARCHAR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255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57"/>
          </table:table-cell>
          <table:table-cell table:style-name="表格12.J5" table:number-columns-spanned="3" office:value-type="string">
            <text:list xml:id="list9460401418056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73">NAME</text:p>
          </table:table-cell>
          <table:table-cell table:style-name="表格12.A8" office:value-type="string">
            <text:list xml:id="list94604015177569"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43">Y</text:p>
          </table:table-cell>
          <table:table-cell table:style-name="表格12.A8" office:value-type="string">
            <text:p text:style-name="P373">100</text:p>
          </table:table-cell>
          <table:table-cell table:style-name="表格12.A8" office:value-type="string">
            <text:p text:style-name="P347"/>
          </table:table-cell>
          <table:table-cell table:style-name="表格12.A8" office:value-type="string">
            <text:list xml:id="list94604017192200" text:continue-numbering="true" text:style-name="WW8Num2">
              <text:list-item>
                <text:p text:style-name="P1037"/>
              </text:list-item>
            </text:list>
          </table:table-cell>
          <table:table-cell table:style-name="表格12.A8" office:value-type="string">
            <text:p text:style-name="P413"/>
          </table:table-cell>
          <table:table-cell table:style-name="表格12.J5" table:number-columns-spanned="3" office:value-type="string">
            <text:list xml:id="list9460401718425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4604018187458" text:continue-numbering="true" text:style-name="WW8Num2">
              <text:list-item>
                <text:p text:style-name="P974">PHONE</text:p>
              </text:list-item>
            </text:list>
          </table:table-cell>
          <table:table-cell table:style-name="表格12.A8" office:value-type="string">
            <text:list xml:id="list94604018191090" text:continue-numbering="true" text:style-name="WW8Num2">
              <text:list-item>
                <text:p text:style-name="P962">VARCHAR</text:p>
              </text:list-item>
            </text:list>
          </table:table-cell>
          <table:table-cell table:style-name="表格12.A8" office:value-type="string">
            <text:list xml:id="list9460401817175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12.A8" office:value-type="string">
            <text:list xml:id="list94604019177634" text:continue-numbering="true" text:style-name="WW8Num2">
              <text:list-item>
                <text:p text:style-name="P952"/>
              </text:list-item>
            </text:list>
          </table:table-cell>
          <table:table-cell table:style-name="表格12.A8" office:value-type="string">
            <text:list xml:id="list9460401917191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12.A8" office:value-type="string">
            <text:list xml:id="list94604019177101" text:continue-numbering="true" text:style-name="WW8Num2">
              <text:list-item>
                <text:p text:style-name="P974">10</text:p>
              </text:list-item>
            </text:list>
          </table:table-cell>
          <table:table-cell table:style-name="表格12.A8" office:value-type="string">
            <text:list xml:id="list94604020175240" text:continue-numbering="true" text:style-name="WW8Num2">
              <text:list-item>
                <text:p text:style-name="P976"/>
              </text:list-item>
            </text:list>
          </table:table-cell>
          <table:table-cell table:style-name="表格12.A8" office:value-type="string">
            <text:list xml:id="list94604020190002" text:continue-numbering="true" text:style-name="WW8Num2">
              <text:list-item>
                <text:p text:style-name="P974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94604021180301" text:continue-numbering="true" text:style-name="WW8Num2">
              <text:list-item>
                <text:p text:style-name="P854"/>
              </text:list-item>
            </text:list>
          </table:table-cell>
          <table:table-cell table:style-name="表格12.J5" table:number-columns-spanned="3" office:value-type="string">
            <text:list xml:id="list9460402119779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4604021182249" text:continue-numbering="true" text:style-name="WW8Num2">
              <text:list-item>
                <text:p text:style-name="P984">TEL</text:p>
              </text:list-item>
            </text:list>
          </table:table-cell>
          <table:table-cell table:style-name="表格12.A8" office:value-type="string">
            <text:list xml:id="list94604022193719" text:continue-numbering="true" text:style-name="WW8Num2">
              <text:list-item>
                <text:p text:style-name="P963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4"/>
          </table:table-cell>
          <table:table-cell table:style-name="表格12.A8" office:value-type="string">
            <text:p text:style-name="P374">15</text:p>
          </table:table-cell>
          <table:table-cell table:style-name="表格12.A8" office:value-type="string">
            <text:list xml:id="list94604023185353" text:continue-numbering="true" text:style-name="WW8Num2">
              <text:list-item>
                <text:p text:style-name="P976">NULL</text:p>
              </text:list-item>
            </text:list>
          </table:table-cell>
          <table:table-cell table:style-name="表格12.A8" office:value-type="string">
            <text:list xml:id="list94604023190415" text:continue-numbering="true" text:style-name="WW8Num2">
              <text:list-item>
                <text:p text:style-name="P1049">市話</text:p>
              </text:list-item>
            </text:list>
          </table:table-cell>
          <table:table-cell table:style-name="表格12.A8" office:value-type="string">
            <text:p text:style-name="P413"/>
          </table:table-cell>
          <table:table-cell table:style-name="表格12.J5" table:number-columns-spanned="3" office:value-type="string">
            <text:list xml:id="list94604024175739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4604024184051" text:continue-numbering="true" text:style-name="WW8Num2">
              <text:list-item>
                <text:p text:style-name="P985">MAIL</text:p>
              </text:list-item>
            </text:list>
          </table:table-cell>
          <table:table-cell table:style-name="表格12.A8" office:value-type="string">
            <text:list xml:id="list94604025188614" text:continue-numbering="true" text:style-name="WW8Num2">
              <text:list-item>
                <text:p text:style-name="P964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4"/>
          </table:table-cell>
          <table:table-cell table:style-name="表格12.A8" office:value-type="string">
            <text:p text:style-name="P375">200</text:p>
          </table:table-cell>
          <table:table-cell table:style-name="表格12.A8" office:value-type="string">
            <text:list xml:id="list94604026171915" text:continue-numbering="true" text:style-name="WW8Num2">
              <text:list-item>
                <text:p text:style-name="P977"/>
              </text:list-item>
            </text:list>
          </table:table-cell>
          <table:table-cell table:style-name="表格12.A8" office:value-type="string">
            <text:list xml:id="list94604027187565" text:continue-numbering="true" text:style-name="WW8Num2">
              <text:list-item>
                <text:p text:style-name="P1053">root@localhost</text:p>
              </text:list-item>
            </text:list>
          </table:table-cell>
          <table:table-cell table:style-name="表格12.A8" office:value-type="string">
            <text:p text:style-name="P441">中老年人由管理者後端幫</text:p>
            <text:p text:style-name="P441">他們建立帳戶,前台建帳戶必填寫</text:p>
          </table:table-cell>
          <table:table-cell table:style-name="表格12.J5" table:number-columns-spanned="3" office:value-type="string">
            <text:list xml:id="list94604028194150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4604028179599" text:continue-numbering="true" text:style-name="WW8Num2">
              <text:list-item>
                <text:p text:style-name="P986">VALID_FLAG</text:p>
              </text:list-item>
            </text:list>
          </table:table-cell>
          <table:table-cell table:style-name="表格12.A8" office:value-type="string">
            <text:list xml:id="list94604028185349" text:continue-numbering="true" text:style-name="WW8Num2">
              <text:list-item>
                <text:p text:style-name="P965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4"/>
          </table:table-cell>
          <table:table-cell table:style-name="表格12.A8" office:value-type="string">
            <text:p text:style-name="P376">1</text:p>
          </table:table-cell>
          <table:table-cell table:style-name="表格12.A8" office:value-type="string">
            <text:list xml:id="list94604030201218" text:continue-numbering="true" text:style-name="WW8Num2">
              <text:list-item>
                <text:p text:style-name="P987">Y</text:p>
              </text:list-item>
            </text:list>
          </table:table-cell>
          <table:table-cell table:style-name="表格12.A8" office:value-type="string">
            <text:list xml:id="list94604030181336" text:continue-numbering="true" text:style-name="WW8Num2">
              <text:list-item>
                <text:p text:style-name="P1049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413"/>
          </table:table-cell>
          <table:table-cell table:style-name="表格12.J5" table:number-columns-spanned="3" office:value-type="string">
            <text:list xml:id="list9460403118614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4604031202057" text:continue-numbering="true" text:style-name="WW8Num2">
              <text:list-item>
                <text:p text:style-name="P854">CUSERID</text:p>
              </text:list-item>
            </text:list>
          </table:table-cell>
          <table:table-cell table:style-name="表格12.A8" office:value-type="string">
            <text:list xml:id="list94604032187240"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12.A8" office:value-type="string">
            <text:list xml:id="list94604032203474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8" office:value-type="string">
            <text:list xml:id="list9460403217534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8" office:value-type="string">
            <text:list xml:id="list94604033177252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8" office:value-type="string">
            <text:list xml:id="list94604033202694" text:continue-numbering="true" text:style-name="WW8Num2">
              <text:list-item>
                <text:p text:style-name="P854">24</text:p>
              </text:list-item>
            </text:list>
          </table:table-cell>
          <table:table-cell table:style-name="表格12.A8" office:value-type="string">
            <text:list xml:id="list94604033173806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8" office:value-type="string">
            <text:list xml:id="list94604034203331" text:continue-numbering="true" text:style-name="WW8Num2">
              <text:list-item>
                <text:p text:style-name="P854">Create data user</text:p>
              </text:list-item>
            </text:list>
          </table:table-cell>
          <table:table-cell table:style-name="表格12.A8" office:value-type="string">
            <text:list xml:id="list94604034178121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J5" table:number-columns-spanned="3" office:value-type="string">
            <text:list xml:id="list9460403417480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4604035202832" text:continue-numbering="true" text:style-name="WW8Num2">
              <text:list-item>
                <text:p text:style-name="P854">CDATE</text:p>
              </text:list-item>
            </text:list>
          </table:table-cell>
          <table:table-cell table:style-name="表格12.A5" office:value-type="string">
            <text:list xml:id="list94604035180147" text:continue-numbering="true" text:style-name="WW8Num2">
              <text:list-item>
                <text:p text:style-name="P854">DATETIME</text:p>
              </text:list-item>
            </text:list>
          </table:table-cell>
          <table:table-cell table:style-name="表格12.A5" office:value-type="string">
            <text:list xml:id="list94604035192243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3618487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36193013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3717225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37190795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37184493" text:continue-numbering="true" text:style-name="WW8Num2">
              <text:list-item>
                <text:p text:style-name="P854">Create time</text:p>
              </text:list-item>
            </text:list>
          </table:table-cell>
          <table:table-cell table:style-name="表格12.A5" office:value-type="string">
            <text:list xml:id="list94604038186412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J5" table:number-columns-spanned="3" office:value-type="string">
            <text:list xml:id="list94604038182897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4604038185419" text:continue-numbering="true" text:style-name="WW8Num2">
              <text:list-item>
                <text:p text:style-name="P854">UUSERID</text:p>
              </text:list-item>
            </text:list>
          </table:table-cell>
          <table:table-cell table:style-name="表格12.A5" office:value-type="string">
            <text:list xml:id="list94604039189421"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12.A5" office:value-type="string">
            <text:list xml:id="list9460403919657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3920176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40197860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40178227" text:continue-numbering="true" text:style-name="WW8Num2">
              <text:list-item>
                <text:p text:style-name="P854">24</text:p>
              </text:list-item>
            </text:list>
          </table:table-cell>
          <table:table-cell table:style-name="表格12.A5" office:value-type="string">
            <text:list xml:id="list94604040172833" text:continue-numbering="true" text:style-name="WW8Num2">
              <text:list-item>
                <text:p text:style-name="P854">null</text:p>
              </text:list-item>
            </text:list>
          </table:table-cell>
          <table:table-cell table:style-name="表格12.A5" office:value-type="string">
            <text:list xml:id="list94604041185202" text:continue-numbering="true" text:style-name="WW8Num2">
              <text:list-item>
                <text:p text:style-name="P854">Update date user</text:p>
              </text:list-item>
            </text:list>
          </table:table-cell>
          <table:table-cell table:style-name="表格12.A5" office:value-type="string">
            <text:list xml:id="list9460404117615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J5" table:number-columns-spanned="3" office:value-type="string">
            <text:list xml:id="list94604041183923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4604042171739" text:continue-numbering="true" text:style-name="WW8Num2">
              <text:list-item>
                <text:p text:style-name="P854">UDATE</text:p>
              </text:list-item>
            </text:list>
          </table:table-cell>
          <table:table-cell table:style-name="表格12.A5" office:value-type="string">
            <text:list xml:id="list94604042201238" text:continue-numbering="true" text:style-name="WW8Num2">
              <text:list-item>
                <text:p text:style-name="P854">DATETIME</text:p>
              </text:list-item>
            </text:list>
          </table:table-cell>
          <table:table-cell table:style-name="表格12.A5" office:value-type="string">
            <text:list xml:id="list94604043202494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43198828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43171492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4417129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A5" office:value-type="string">
            <text:list xml:id="list94604044174508" text:continue-numbering="true" text:style-name="WW8Num2">
              <text:list-item>
                <text:p text:style-name="P854">null</text:p>
              </text:list-item>
            </text:list>
          </table:table-cell>
          <table:table-cell table:style-name="表格12.A5" office:value-type="string">
            <text:list xml:id="list94604044184440" text:continue-numbering="true" text:style-name="WW8Num2">
              <text:list-item>
                <text:p text:style-name="P854">Update time</text:p>
              </text:list-item>
            </text:list>
          </table:table-cell>
          <table:table-cell table:style-name="表格12.A5" office:value-type="string">
            <text:list xml:id="list94604045193854" text:continue-numbering="true" text:style-name="WW8Num2">
              <text:list-item>
                <text:p text:style-name="P816"/>
              </text:list-item>
            </text:list>
          </table:table-cell>
          <table:table-cell table:style-name="表格12.J5" table:number-columns-spanned="3" office:value-type="string">
            <text:list xml:id="list94604045196637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</table:table>
      <text:h text:style-name="P1086" text:outline-level="1"/>
      <text:p text:style-name="P48"/>
      <text:p text:style-name="P47"/>
      <text:p text:style-name="P47"/>
      <text:p text:style-name="P47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94604049189909" text:continue-numbering="true" text:style-name="WW8Num2">
        <text:list-item>
          <text:h text:style-name="P1112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94604050199648" text:continue-numbering="true" text:style-name="WW8Num2">
              <text:list-item>
                <text:p text:style-name="P664">Project</text:p>
              </text:list-item>
            </text:list>
          </table:table-cell>
          <table:table-cell table:style-name="表格13.A1" table:number-columns-spanned="6" office:value-type="string">
            <text:list xml:id="list94604050202138" text:continue-numbering="true" text:style-name="WW8Num2">
              <text:list-item>
                <text:p text:style-name="P7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94604050180362" text:continue-numbering="true" text:style-name="WW8Num2">
              <text:list-item>
                <text:p text:style-name="P664">Ver</text:p>
              </text:list-item>
            </text:list>
          </table:table-cell>
          <table:table-cell table:style-name="表格13.A1" office:value-type="string">
            <text:list xml:id="list94604051193614" text:continue-numbering="true" text:style-name="WW8Num2">
              <text:list-item>
                <text:p text:style-name="P716">0.<text:span text:style-name="T169">1</text:span></text:p>
              </text:list-item>
            </text:list>
          </table:table-cell>
          <table:table-cell table:style-name="表格13.J1" office:value-type="string">
            <text:list xml:id="list9460405118546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1177691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2191884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94604052182779" text:continue-numbering="true" text:style-name="WW8Num2">
              <text:list-item>
                <text:p text:style-name="P664">Maintain</text:p>
              </text:list-item>
            </text:list>
          </table:table-cell>
          <table:table-cell table:style-name="表格13.A2" table:number-columns-spanned="6" office:value-type="string">
            <text:list xml:id="list94604052173212" text:continue-numbering="true" text:style-name="WW8Num2">
              <text:list-item>
                <text:p text:style-name="P7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94604053203869" text:continue-numbering="true" text:style-name="WW8Num2">
              <text:list-item>
                <text:p text:style-name="P664">Date</text:p>
              </text:list-item>
            </text:list>
          </table:table-cell>
          <table:table-cell table:style-name="表格13.A2" office:value-type="string">
            <text:list xml:id="list94604053186336" text:continue-numbering="true" text:style-name="WW8Num2">
              <text:list-item>
                <text:p text:style-name="P716">201<text:span text:style-name="T169">7</text:span>/<text:span text:style-name="T147">11/06</text:span></text:p>
              </text:list-item>
            </text:list>
          </table:table-cell>
          <table:table-cell table:style-name="表格13.J1" office:value-type="string">
            <text:list xml:id="list94604054184304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4192297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4173494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94604055198164" text:continue-numbering="true" text:style-name="WW8Num2">
              <text:list-item>
                <text:p text:style-name="P664">Table</text:p>
              </text:list-item>
            </text:list>
          </table:table-cell>
          <table:table-cell table:style-name="表格13.A2" table:number-columns-spanned="6" office:value-type="string">
            <text:list xml:id="list94604055186069" text:continue-numbering="true" text:style-name="WW8Num2">
              <text:list-item>
                <text:p text:style-name="P788">zl_p<text:span text:style-name="T172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94604055185647" text:continue-numbering="true" text:style-name="WW8Num2">
              <text:list-item>
                <text:p text:style-name="P664">DataBase</text:p>
              </text:list-item>
            </text:list>
          </table:table-cell>
          <table:table-cell table:style-name="表格13.A2" office:value-type="string">
            <text:list xml:id="list94604056193980" text:continue-numbering="true" text:style-name="WW8Num2">
              <text:list-item>
                <text:p text:style-name="P724">zenfile</text:p>
              </text:list-item>
            </text:list>
          </table:table-cell>
          <table:table-cell table:style-name="表格13.J1" office:value-type="string">
            <text:list xml:id="list94604056178424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6186767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7192023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94604057192007" text:continue-numbering="true" text:style-name="WW8Num2">
              <text:list-item>
                <text:p text:style-name="P664">Descript</text:p>
              </text:list-item>
            </text:list>
          </table:table-cell>
          <table:table-cell table:style-name="表格13.A4" table:number-columns-spanned="8" office:value-type="string">
            <text:list xml:id="list94604057201808" text:continue-numbering="true" text:style-name="WW8Num2">
              <text:list-item>
                <text:p text:style-name="P763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94604058185117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8185840" text:continue-numbering="true" text:style-name="WW8Num2">
              <text:list-item>
                <text:p text:style-name="P577"/>
              </text:list-item>
            </text:list>
          </table:table-cell>
          <table:table-cell table:style-name="表格13.K1" office:value-type="string">
            <text:list xml:id="list94604058185144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94604059180171" text:continue-numbering="true" text:style-name="WW8Num2">
              <text:list-item>
                <text:p text:style-name="P6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9460405917503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4604059194054" text:continue-numbering="true" text:style-name="WW8Num2">
              <text:list-item>
                <text:p text:style-name="P690">Field</text:p>
              </text:list-item>
            </text:list>
          </table:table-cell>
          <table:table-cell table:style-name="表格13.A5" office:value-type="string">
            <text:list xml:id="list94604060181049" text:continue-numbering="true" text:style-name="WW8Num2">
              <text:list-item>
                <text:p text:style-name="P690">Datatype</text:p>
              </text:list-item>
            </text:list>
          </table:table-cell>
          <table:table-cell table:style-name="表格13.A5" office:value-type="string">
            <text:list xml:id="list94604060201785" text:continue-numbering="true" text:style-name="WW8Num2">
              <text:list-item>
                <text:p text:style-name="P690">PK</text:p>
              </text:list-item>
            </text:list>
          </table:table-cell>
          <table:table-cell table:style-name="表格13.A5" office:value-type="string">
            <text:list xml:id="list94604060196958" text:continue-numbering="true" text:style-name="WW8Num2">
              <text:list-item>
                <text:p text:style-name="P690">UK</text:p>
              </text:list-item>
            </text:list>
          </table:table-cell>
          <table:table-cell table:style-name="表格13.A5" office:value-type="string">
            <text:list xml:id="list94604061179126" text:continue-numbering="true" text:style-name="WW8Num2">
              <text:list-item>
                <text:p text:style-name="P690">IDX</text:p>
              </text:list-item>
            </text:list>
          </table:table-cell>
          <table:table-cell table:style-name="表格13.A5" office:value-type="string">
            <text:list xml:id="list94604061188615" text:continue-numbering="true" text:style-name="WW8Num2">
              <text:list-item>
                <text:p text:style-name="P638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94604061174328" text:continue-numbering="true" text:style-name="WW8Num2">
              <text:list-item>
                <text:p text:style-name="P638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94604062184104" text:continue-numbering="true" text:style-name="WW8Num2">
              <text:list-item>
                <text:p text:style-name="P690">Description</text:p>
              </text:list-item>
            </text:list>
          </table:table-cell>
          <table:table-cell table:style-name="表格13.A5" office:value-type="string">
            <text:list xml:id="list94604062176512" text:continue-numbering="true" text:style-name="WW8Num2">
              <text:list-item>
                <text:p text:style-name="P690">Remarks</text:p>
              </text:list-item>
            </text:list>
          </table:table-cell>
          <table:table-cell table:style-name="表格13.J5" table:number-columns-spanned="3" office:value-type="string">
            <text:list xml:id="list9460406318641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4604063185775" text:continue-numbering="true" text:style-name="WW8Num2">
              <text:list-item>
                <text:p text:style-name="P856">OID</text:p>
              </text:list-item>
            </text:list>
          </table:table-cell>
          <table:table-cell table:style-name="表格13.A5" office:value-type="string">
            <text:list xml:id="list94604063178299" text:continue-numbering="true" text:style-name="WW8Num2">
              <text:list-item>
                <text:p text:style-name="P856">CHAR</text:p>
              </text:list-item>
            </text:list>
          </table:table-cell>
          <table:table-cell table:style-name="表格13.A5" office:value-type="string">
            <text:list xml:id="list94604064175710" text:continue-numbering="true" text:style-name="WW8Num2">
              <text:list-item>
                <text:p text:style-name="P856">Y</text:p>
              </text:list-item>
            </text:list>
          </table:table-cell>
          <table:table-cell table:style-name="表格13.A5" office:value-type="string">
            <text:list xml:id="list9460406417237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065195647" text:continue-numbering="true" text:style-name="WW8Num2">
              <text:list-item>
                <text:p text:style-name="P856"><text:s/></text:p>
              </text:list-item>
            </text:list>
          </table:table-cell>
          <table:table-cell table:style-name="表格13.A5" office:value-type="string">
            <text:list xml:id="list94604065195332" text:continue-numbering="true" text:style-name="WW8Num2">
              <text:list-item>
                <text:p text:style-name="P856">36</text:p>
              </text:list-item>
            </text:list>
          </table:table-cell>
          <table:table-cell table:style-name="表格13.A5" office:value-type="string">
            <text:list xml:id="list9460406520053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066172793" text:continue-numbering="true" text:style-name="WW8Num2">
              <text:list-item>
                <text:p text:style-name="P856">PK / UUID</text:p>
              </text:list-item>
            </text:list>
          </table:table-cell>
          <table:table-cell table:style-name="表格13.A5" office:value-type="string">
            <text:list xml:id="list94604066175863" text:continue-numbering="true" text:style-name="WW8Num2">
              <text:list-item>
                <text:p text:style-name="P856">Default java UUID</text:p>
              </text:list-item>
            </text:list>
          </table:table-cell>
          <table:table-cell table:style-name="表格13.J5" table:number-columns-spanned="3" office:value-type="string">
            <text:list xml:id="list94604066183336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67175945" text:continue-numbering="true" text:style-name="WW8Num2">
              <text:list-item>
                <text:p text:style-name="P942">ID</text:p>
              </text:list-item>
            </text:list>
          </table:table-cell>
          <table:table-cell table:style-name="表格13.A8" office:value-type="string">
            <text:list xml:id="list94604067203581"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p text:style-name="P377">Y</text:p>
          </table:table-cell>
          <table:table-cell table:style-name="表格13.A8" office:value-type="string">
            <text:p text:style-name="P546">Y</text:p>
          </table:table-cell>
          <table:table-cell table:style-name="表格13.A8" office:value-type="string">
            <text:p text:style-name="P356">2<text:span text:style-name="T171">4</text:span></text:p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list xml:id="list94604069198408" text:continue-numbering="true" text:style-name="WW8Num2">
              <text:list-item>
                <text:p text:style-name="P1054">ZL_PERSON.ID</text:p>
              </text:list-item>
            </text:list>
          </table:table-cell>
          <table:table-cell table:style-name="表格13.A8" office:value-type="string">
            <text:p text:style-name="P414"/>
          </table:table-cell>
          <table:table-cell table:style-name="表格13.J5" table:number-columns-spanned="3" office:value-type="string">
            <text:list xml:id="list9460407017347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70200981" text:continue-numbering="true" text:style-name="WW8Num2">
              <text:list-item>
                <text:p text:style-name="P988">BIRTHDAY_YEAR</text:p>
              </text:list-item>
            </text:list>
          </table:table-cell>
          <table:table-cell table:style-name="表格13.A8" office:value-type="string">
            <text:list xml:id="list94604070192867" text:continue-numbering="true" text:style-name="WW8Num2">
              <text:list-item>
                <text:p text:style-name="P966">VARCHAR</text:p>
              </text:list-item>
            </text:list>
          </table:table-cell>
          <table:table-cell table:style-name="表格13.A8" office:value-type="string">
            <text:list xml:id="list9460407118002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71181614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3.A8" office:value-type="string">
            <text:list xml:id="list9460407119247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72185556" text:continue-numbering="true" text:style-name="WW8Num2">
              <text:list-item>
                <text:p text:style-name="P988">4</text:p>
              </text:list-item>
            </text:list>
          </table:table-cell>
          <table:table-cell table:style-name="表格13.A8" office:value-type="string">
            <text:list xml:id="list94604072190170" text:continue-numbering="true" text:style-name="WW8Num2">
              <text:list-item>
                <text:p text:style-name="P978"/>
              </text:list-item>
            </text:list>
          </table:table-cell>
          <table:table-cell table:style-name="表格13.A8" office:value-type="string">
            <text:list xml:id="list94604072189670" text:continue-numbering="true" text:style-name="WW8Num2">
              <text:list-item>
                <text:p text:style-name="P991">2001</text:p>
              </text:list-item>
            </text:list>
          </table:table-cell>
          <table:table-cell table:style-name="表格13.A8" office:value-type="string">
            <text:list xml:id="list9460407317448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J5" table:number-columns-spanned="3" office:value-type="string">
            <text:list xml:id="list94604073183655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73180477" text:continue-numbering="true" text:style-name="WW8Num2">
              <text:list-item>
                <text:p text:style-name="P988">BIRTHDAY_MONTH</text:p>
              </text:list-item>
            </text:list>
          </table:table-cell>
          <table:table-cell table:style-name="表格13.A8" office:value-type="string">
            <text:list xml:id="list94604074191276" text:continue-numbering="true" text:style-name="WW8Num2">
              <text:list-item>
                <text:p text:style-name="P966">VARCHAR</text:p>
              </text:list-item>
            </text:list>
          </table:table-cell>
          <table:table-cell table:style-name="表格13.A8" office:value-type="string">
            <text:list xml:id="list9460407417817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75172255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3.A8" office:value-type="string">
            <text:list xml:id="list9460407517302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75171719" text:continue-numbering="true" text:style-name="WW8Num2">
              <text:list-item>
                <text:p text:style-name="P988">2</text:p>
              </text:list-item>
            </text:list>
          </table:table-cell>
          <table:table-cell table:style-name="表格13.A8" office:value-type="string">
            <text:list xml:id="list94604076174971" text:continue-numbering="true" text:style-name="WW8Num2">
              <text:list-item>
                <text:p text:style-name="P978"/>
              </text:list-item>
            </text:list>
          </table:table-cell>
          <table:table-cell table:style-name="表格13.A8" office:value-type="string">
            <text:list xml:id="list94604076176566" text:continue-numbering="true" text:style-name="WW8Num2">
              <text:list-item>
                <text:p text:style-name="P991">10</text:p>
              </text:list-item>
            </text:list>
          </table:table-cell>
          <table:table-cell table:style-name="表格13.A8" office:value-type="string">
            <text:list xml:id="list9460407619167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J5" table:number-columns-spanned="3" office:value-type="string">
            <text:list xml:id="list9460407720340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77187548" text:continue-numbering="true" text:style-name="WW8Num2">
              <text:list-item>
                <text:p text:style-name="P988">BIRTHDAY_DAY</text:p>
              </text:list-item>
            </text:list>
          </table:table-cell>
          <table:table-cell table:style-name="表格13.A8" office:value-type="string">
            <text:list xml:id="list94604077178969" text:continue-numbering="true" text:style-name="WW8Num2">
              <text:list-item>
                <text:p text:style-name="P966">VARCHAR</text:p>
              </text:list-item>
            </text:list>
          </table:table-cell>
          <table:table-cell table:style-name="表格13.A8" office:value-type="string">
            <text:list xml:id="list9460407818725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78199120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3.A8" office:value-type="string">
            <text:list xml:id="list9460407918216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79200243" text:continue-numbering="true" text:style-name="WW8Num2">
              <text:list-item>
                <text:p text:style-name="P988">2</text:p>
              </text:list-item>
            </text:list>
          </table:table-cell>
          <table:table-cell table:style-name="表格13.A8" office:value-type="string">
            <text:list xml:id="list94604079191287" text:continue-numbering="true" text:style-name="WW8Num2">
              <text:list-item>
                <text:p text:style-name="P978"/>
              </text:list-item>
            </text:list>
          </table:table-cell>
          <table:table-cell table:style-name="表格13.A8" office:value-type="string">
            <text:list xml:id="list94604080192419" text:continue-numbering="true" text:style-name="WW8Num2">
              <text:list-item>
                <text:p text:style-name="P994">05</text:p>
              </text:list-item>
            </text:list>
          </table:table-cell>
          <table:table-cell table:style-name="表格13.A8" office:value-type="string">
            <text:list xml:id="list9460408018180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J5" table:number-columns-spanned="3" office:value-type="string">
            <text:list xml:id="list94604080177326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81195209" text:continue-numbering="true" text:style-name="WW8Num2">
              <text:list-item>
                <text:p text:style-name="P995">HEIGHT</text:p>
              </text:list-item>
            </text:list>
          </table:table-cell>
          <table:table-cell table:style-name="表格13.A8" office:value-type="string">
            <text:list xml:id="list94604081196000" text:continue-numbering="true" text:style-name="WW8Num2">
              <text:list-item>
                <text:p text:style-name="P967">VARCHAR</text:p>
              </text:list-item>
            </text:list>
          </table:table-cell>
          <table:table-cell table:style-name="表格13.A8" office:value-type="string">
            <text:list xml:id="list9460408120367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82171127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3.A8" office:value-type="string">
            <text:list xml:id="list9460408218642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83179643" text:continue-numbering="true" text:style-name="WW8Num2">
              <text:list-item>
                <text:p text:style-name="P995">3</text:p>
              </text:list-item>
            </text:list>
          </table:table-cell>
          <table:table-cell table:style-name="表格13.A8" office:value-type="string">
            <text:list xml:id="list94604083198422" text:continue-numbering="true" text:style-name="WW8Num2">
              <text:list-item>
                <text:p text:style-name="P979">NULL</text:p>
              </text:list-item>
            </text:list>
          </table:table-cell>
          <table:table-cell table:style-name="表格13.A8" office:value-type="string">
            <text:list xml:id="list94604083176322" text:continue-numbering="true" text:style-name="WW8Num2">
              <text:list-item>
                <text:p text:style-name="P994"/>
              </text:list-item>
            </text:list>
          </table:table-cell>
          <table:table-cell table:style-name="表格13.A8" office:value-type="string">
            <text:list xml:id="list9460408419870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J5" table:number-columns-spanned="3" office:value-type="string">
            <text:list xml:id="list9460408420157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84184409" text:continue-numbering="true" text:style-name="WW8Num2">
              <text:list-item>
                <text:p text:style-name="P995">WEIGHT</text:p>
              </text:list-item>
            </text:list>
          </table:table-cell>
          <table:table-cell table:style-name="表格13.A8" office:value-type="string">
            <text:list xml:id="list94604085197711" text:continue-numbering="true" text:style-name="WW8Num2">
              <text:list-item>
                <text:p text:style-name="P967">VARCHAR</text:p>
              </text:list-item>
            </text:list>
          </table:table-cell>
          <table:table-cell table:style-name="表格13.A8" office:value-type="string">
            <text:list xml:id="list9460408518555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85186374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3.A8" office:value-type="string">
            <text:list xml:id="list9460408619721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86192747" text:continue-numbering="true" text:style-name="WW8Num2">
              <text:list-item>
                <text:p text:style-name="P995">3</text:p>
              </text:list-item>
            </text:list>
          </table:table-cell>
          <table:table-cell table:style-name="表格13.A8" office:value-type="string">
            <text:list xml:id="list94604086196661" text:continue-numbering="true" text:style-name="WW8Num2">
              <text:list-item>
                <text:p text:style-name="P979">NULL</text:p>
              </text:list-item>
            </text:list>
          </table:table-cell>
          <table:table-cell table:style-name="表格13.A8" office:value-type="string">
            <text:list xml:id="list94604087202356" text:continue-numbering="true" text:style-name="WW8Num2">
              <text:list-item>
                <text:p text:style-name="P994"/>
              </text:list-item>
            </text:list>
          </table:table-cell>
          <table:table-cell table:style-name="表格13.A8" office:value-type="string">
            <text:list xml:id="list94604087182412" text:continue-numbering="true" text:style-name="WW8Num2">
              <text:list-item>
                <text:p text:style-name="P995"/>
              </text:list-item>
            </text:list>
          </table:table-cell>
          <table:table-cell table:style-name="表格13.J5" table:number-columns-spanned="3" office:value-type="string">
            <text:list xml:id="list9460408818437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88174600" text:continue-numbering="true" text:style-name="WW8Num2">
              <text:list-item>
                <text:p text:style-name="P856">GENDER</text:p>
              </text:list-item>
            </text:list>
          </table:table-cell>
          <table:table-cell table:style-name="表格13.A8" office:value-type="string">
            <text:list xml:id="list94604088174598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13.A8" office:value-type="string">
            <text:list xml:id="list9460408917254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8917656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89179566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0181404" text:continue-numbering="true" text:style-name="WW8Num2">
              <text:list-item>
                <text:p text:style-name="P856">2</text:p>
              </text:list-item>
            </text:list>
          </table:table-cell>
          <table:table-cell table:style-name="表格13.A8" office:value-type="string">
            <text:list xml:id="list94604090188190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0176619" text:continue-numbering="true" text:style-name="WW8Num2">
              <text:list-item>
                <text:p text:style-name="P856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94604091195388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J5" table:number-columns-spanned="3" office:value-type="string">
            <text:list xml:id="list9460409117204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91171381" text:continue-numbering="true" text:style-name="WW8Num2">
              <text:list-item>
                <text:p text:style-name="P856">ADDRESS</text:p>
              </text:list-item>
            </text:list>
          </table:table-cell>
          <table:table-cell table:style-name="表格13.A8" office:value-type="string">
            <text:list xml:id="list94604092186134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13.A8" office:value-type="string">
            <text:list xml:id="list94604092193637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318811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317760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3202444" text:continue-numbering="true" text:style-name="WW8Num2">
              <text:list-item>
                <text:p text:style-name="P856">500</text:p>
              </text:list-item>
            </text:list>
          </table:table-cell>
          <table:table-cell table:style-name="表格13.A8" office:value-type="string">
            <text:list xml:id="list94604094198838" text:continue-numbering="true" text:style-name="WW8Num2">
              <text:list-item>
                <text:p text:style-name="P980">NULL</text:p>
              </text:list-item>
            </text:list>
          </table:table-cell>
          <table:table-cell table:style-name="表格13.A8" office:value-type="string">
            <text:list xml:id="list94604094188362" text:continue-numbering="true" text:style-name="WW8Num2">
              <text:list-item>
                <text:p text:style-name="P856"/>
              </text:list-item>
            </text:list>
          </table:table-cell>
          <table:table-cell table:style-name="表格13.A8" office:value-type="string">
            <text:list xml:id="list9460409418439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J5" table:number-columns-spanned="3" office:value-type="string">
            <text:list xml:id="list94604095190730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4604095179651" text:continue-numbering="true" text:style-name="WW8Num2">
              <text:list-item>
                <text:p text:style-name="P856">CUSERID</text:p>
              </text:list-item>
            </text:list>
          </table:table-cell>
          <table:table-cell table:style-name="表格13.A8" office:value-type="string">
            <text:list xml:id="list94604096199056"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13.A8" office:value-type="string">
            <text:list xml:id="list9460409620158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619980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719715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7184501" text:continue-numbering="true" text:style-name="WW8Num2">
              <text:list-item>
                <text:p text:style-name="P856">24</text:p>
              </text:list-item>
            </text:list>
          </table:table-cell>
          <table:table-cell table:style-name="表格13.A8" office:value-type="string">
            <text:list xml:id="list9460409717216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8" office:value-type="string">
            <text:list xml:id="list94604098188402" text:continue-numbering="true" text:style-name="WW8Num2">
              <text:list-item>
                <text:p text:style-name="P856">Create data user</text:p>
              </text:list-item>
            </text:list>
          </table:table-cell>
          <table:table-cell table:style-name="表格13.A8" office:value-type="string">
            <text:list xml:id="list9460409817634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J5" table:number-columns-spanned="3" office:value-type="string">
            <text:list xml:id="list9460409819595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4604099185051" text:continue-numbering="true" text:style-name="WW8Num2">
              <text:list-item>
                <text:p text:style-name="P856">CDATE</text:p>
              </text:list-item>
            </text:list>
          </table:table-cell>
          <table:table-cell table:style-name="表格13.A5" office:value-type="string">
            <text:list xml:id="list94604099193857" text:continue-numbering="true" text:style-name="WW8Num2">
              <text:list-item>
                <text:p text:style-name="P856">DATETIME</text:p>
              </text:list-item>
            </text:list>
          </table:table-cell>
          <table:table-cell table:style-name="表格13.A5" office:value-type="string">
            <text:list xml:id="list9460409919073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0193697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0193835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018052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1200206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1198576" text:continue-numbering="true" text:style-name="WW8Num2">
              <text:list-item>
                <text:p text:style-name="P856">Create time</text:p>
              </text:list-item>
            </text:list>
          </table:table-cell>
          <table:table-cell table:style-name="表格13.A5" office:value-type="string">
            <text:list xml:id="list9460410218868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J5" table:number-columns-spanned="3" office:value-type="string">
            <text:list xml:id="list94604102199849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4604102197486" text:continue-numbering="true" text:style-name="WW8Num2">
              <text:list-item>
                <text:p text:style-name="P856">UUSERID</text:p>
              </text:list-item>
            </text:list>
          </table:table-cell>
          <table:table-cell table:style-name="表格13.A5" office:value-type="string">
            <text:list xml:id="list94604103200755"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13.A5" office:value-type="string">
            <text:list xml:id="list94604103179415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3199550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4194947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4187000" text:continue-numbering="true" text:style-name="WW8Num2">
              <text:list-item>
                <text:p text:style-name="P856">24</text:p>
              </text:list-item>
            </text:list>
          </table:table-cell>
          <table:table-cell table:style-name="表格13.A5" office:value-type="string">
            <text:list xml:id="list94604104183231" text:continue-numbering="true" text:style-name="WW8Num2">
              <text:list-item>
                <text:p text:style-name="P856">null</text:p>
              </text:list-item>
            </text:list>
          </table:table-cell>
          <table:table-cell table:style-name="表格13.A5" office:value-type="string">
            <text:list xml:id="list94604105179177" text:continue-numbering="true" text:style-name="WW8Num2">
              <text:list-item>
                <text:p text:style-name="P856">Update date user</text:p>
              </text:list-item>
            </text:list>
          </table:table-cell>
          <table:table-cell table:style-name="表格13.A5" office:value-type="string">
            <text:list xml:id="list9460410518793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J5" table:number-columns-spanned="3" office:value-type="string">
            <text:list xml:id="list94604106172900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4604106197658" text:continue-numbering="true" text:style-name="WW8Num2">
              <text:list-item>
                <text:p text:style-name="P856">UDATE</text:p>
              </text:list-item>
            </text:list>
          </table:table-cell>
          <table:table-cell table:style-name="表格13.A5" office:value-type="string">
            <text:list xml:id="list94604106193458" text:continue-numbering="true" text:style-name="WW8Num2">
              <text:list-item>
                <text:p text:style-name="P856">DATETIME</text:p>
              </text:list-item>
            </text:list>
          </table:table-cell>
          <table:table-cell table:style-name="表格13.A5" office:value-type="string">
            <text:list xml:id="list9460410718161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717552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718841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817982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A5" office:value-type="string">
            <text:list xml:id="list94604108188240" text:continue-numbering="true" text:style-name="WW8Num2">
              <text:list-item>
                <text:p text:style-name="P856">null</text:p>
              </text:list-item>
            </text:list>
          </table:table-cell>
          <table:table-cell table:style-name="表格13.A5" office:value-type="string">
            <text:list xml:id="list94604108176642" text:continue-numbering="true" text:style-name="WW8Num2">
              <text:list-item>
                <text:p text:style-name="P856">Update time</text:p>
              </text:list-item>
            </text:list>
          </table:table-cell>
          <table:table-cell table:style-name="表格13.A5" office:value-type="string">
            <text:list xml:id="list94604109203789" text:continue-numbering="true" text:style-name="WW8Num2">
              <text:list-item>
                <text:p text:style-name="P817"/>
              </text:list-item>
            </text:list>
          </table:table-cell>
          <table:table-cell table:style-name="表格13.J5" table:number-columns-spanned="3" office:value-type="string">
            <text:list xml:id="list9460410919276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</table:table>
      <text:h text:style-name="P1087" text:outline-level="1"/>
      <text:list xml:id="list94604110183467" text:continue-numbering="true" text:style-name="WW8Num2">
        <text:list-item>
          <text:h text:style-name="P1113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94604110175896" text:continue-numbering="true" text:style-name="WW8Num2">
              <text:list-item>
                <text:p text:style-name="P665">Project</text:p>
              </text:list-item>
            </text:list>
          </table:table-cell>
          <table:table-cell table:style-name="表格28.A1" table:number-columns-spanned="6" office:value-type="string">
            <text:list xml:id="list94604111186513" text:continue-numbering="true" text:style-name="WW8Num2">
              <text:list-item>
                <text:p text:style-name="P7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94604111202325" text:continue-numbering="true" text:style-name="WW8Num2">
              <text:list-item>
                <text:p text:style-name="P665">Ver</text:p>
              </text:list-item>
            </text:list>
          </table:table-cell>
          <table:table-cell table:style-name="表格28.A1" office:value-type="string">
            <text:list xml:id="list94604111190765" text:continue-numbering="true" text:style-name="WW8Num2">
              <text:list-item>
                <text:p text:style-name="P717">0.<text:span text:style-name="T169">1</text:span></text:p>
              </text:list-item>
            </text:list>
          </table:table-cell>
          <table:table-cell table:style-name="表格28.J1" office:value-type="string">
            <text:list xml:id="list94604112187436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2184524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2203142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4604113187710" text:continue-numbering="true" text:style-name="WW8Num2">
              <text:list-item>
                <text:p text:style-name="P665">Maintain</text:p>
              </text:list-item>
            </text:list>
          </table:table-cell>
          <table:table-cell table:style-name="表格28.A2" table:number-columns-spanned="6" office:value-type="string">
            <text:list xml:id="list94604113181075" text:continue-numbering="true" text:style-name="WW8Num2">
              <text:list-item>
                <text:p text:style-name="P7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4604113171145" text:continue-numbering="true" text:style-name="WW8Num2">
              <text:list-item>
                <text:p text:style-name="P665">Date</text:p>
              </text:list-item>
            </text:list>
          </table:table-cell>
          <table:table-cell table:style-name="表格28.A2" office:value-type="string">
            <text:list xml:id="list94604114184566" text:continue-numbering="true" text:style-name="WW8Num2">
              <text:list-item>
                <text:p text:style-name="P717">201<text:span text:style-name="T169">7</text:span>/<text:span text:style-name="T147">11/06</text:span></text:p>
              </text:list-item>
            </text:list>
          </table:table-cell>
          <table:table-cell table:style-name="表格28.J1" office:value-type="string">
            <text:list xml:id="list94604114199733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5181977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5176119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4604115184045" text:continue-numbering="true" text:style-name="WW8Num2">
              <text:list-item>
                <text:p text:style-name="P665">Table</text:p>
              </text:list-item>
            </text:list>
          </table:table-cell>
          <table:table-cell table:style-name="表格28.A2" table:number-columns-spanned="6" office:value-type="string">
            <text:list xml:id="list94604115176843" text:continue-numbering="true" text:style-name="WW8Num2">
              <text:list-item>
                <text:p text:style-name="P789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4604116202210" text:continue-numbering="true" text:style-name="WW8Num2">
              <text:list-item>
                <text:p text:style-name="P665">DataBase</text:p>
              </text:list-item>
            </text:list>
          </table:table-cell>
          <table:table-cell table:style-name="表格28.A2" office:value-type="string">
            <text:list xml:id="list94604116200119" text:continue-numbering="true" text:style-name="WW8Num2">
              <text:list-item>
                <text:p text:style-name="P725">zenfile</text:p>
              </text:list-item>
            </text:list>
          </table:table-cell>
          <table:table-cell table:style-name="表格28.J1" office:value-type="string">
            <text:list xml:id="list94604117203606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7182735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7185425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94604117188212" text:continue-numbering="true" text:style-name="WW8Num2">
              <text:list-item>
                <text:p text:style-name="P665">Descript</text:p>
              </text:list-item>
            </text:list>
          </table:table-cell>
          <table:table-cell table:style-name="表格28.A4" table:number-columns-spanned="8" office:value-type="string">
            <text:list xml:id="list94604118178884" text:continue-numbering="true" text:style-name="WW8Num2">
              <text:list-item>
                <text:p text:style-name="P769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94604118196892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8195049" text:continue-numbering="true" text:style-name="WW8Num2">
              <text:list-item>
                <text:p text:style-name="P578"/>
              </text:list-item>
            </text:list>
          </table:table-cell>
          <table:table-cell table:style-name="表格28.K1" office:value-type="string">
            <text:list xml:id="list94604119190259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94604119173748" text:continue-numbering="true" text:style-name="WW8Num2">
              <text:list-item>
                <text:p text:style-name="P6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94604119190153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4604120175282" text:continue-numbering="true" text:style-name="WW8Num2">
              <text:list-item>
                <text:p text:style-name="P691">Field</text:p>
              </text:list-item>
            </text:list>
          </table:table-cell>
          <table:table-cell table:style-name="表格28.A5" office:value-type="string">
            <text:list xml:id="list94604120197291" text:continue-numbering="true" text:style-name="WW8Num2">
              <text:list-item>
                <text:p text:style-name="P691">Datatype</text:p>
              </text:list-item>
            </text:list>
          </table:table-cell>
          <table:table-cell table:style-name="表格28.A5" office:value-type="string">
            <text:list xml:id="list94604120203538" text:continue-numbering="true" text:style-name="WW8Num2">
              <text:list-item>
                <text:p text:style-name="P691">PK</text:p>
              </text:list-item>
            </text:list>
          </table:table-cell>
          <table:table-cell table:style-name="表格28.A5" office:value-type="string">
            <text:list xml:id="list94604121200351" text:continue-numbering="true" text:style-name="WW8Num2">
              <text:list-item>
                <text:p text:style-name="P691">UK</text:p>
              </text:list-item>
            </text:list>
          </table:table-cell>
          <table:table-cell table:style-name="表格28.A5" office:value-type="string">
            <text:list xml:id="list94604121203423" text:continue-numbering="true" text:style-name="WW8Num2">
              <text:list-item>
                <text:p text:style-name="P691">IDX</text:p>
              </text:list-item>
            </text:list>
          </table:table-cell>
          <table:table-cell table:style-name="表格28.A5" office:value-type="string">
            <text:list xml:id="list94604121175062" text:continue-numbering="true" text:style-name="WW8Num2">
              <text:list-item>
                <text:p text:style-name="P639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94604122187646" text:continue-numbering="true" text:style-name="WW8Num2">
              <text:list-item>
                <text:p text:style-name="P639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94604122183760" text:continue-numbering="true" text:style-name="WW8Num2">
              <text:list-item>
                <text:p text:style-name="P691">Description</text:p>
              </text:list-item>
            </text:list>
          </table:table-cell>
          <table:table-cell table:style-name="表格28.A5" office:value-type="string">
            <text:list xml:id="list94604123202349" text:continue-numbering="true" text:style-name="WW8Num2">
              <text:list-item>
                <text:p text:style-name="P691">Remarks</text:p>
              </text:list-item>
            </text:list>
          </table:table-cell>
          <table:table-cell table:style-name="表格28.J5" table:number-columns-spanned="3" office:value-type="string">
            <text:list xml:id="list94604123177032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4604123188111" text:continue-numbering="true" text:style-name="WW8Num2">
              <text:list-item>
                <text:p text:style-name="P857">OID</text:p>
              </text:list-item>
            </text:list>
          </table:table-cell>
          <table:table-cell table:style-name="表格28.A5" office:value-type="string">
            <text:list xml:id="list94604124188133" text:continue-numbering="true" text:style-name="WW8Num2">
              <text:list-item>
                <text:p text:style-name="P857">CHAR</text:p>
              </text:list-item>
            </text:list>
          </table:table-cell>
          <table:table-cell table:style-name="表格28.A5" office:value-type="string">
            <text:list xml:id="list94604124195534" text:continue-numbering="true" text:style-name="WW8Num2">
              <text:list-item>
                <text:p text:style-name="P857">Y</text:p>
              </text:list-item>
            </text:list>
          </table:table-cell>
          <table:table-cell table:style-name="表格28.A5" office:value-type="string">
            <text:list xml:id="list94604124173248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25189784" text:continue-numbering="true" text:style-name="WW8Num2">
              <text:list-item>
                <text:p text:style-name="P857"><text:s/></text:p>
              </text:list-item>
            </text:list>
          </table:table-cell>
          <table:table-cell table:style-name="表格28.A5" office:value-type="string">
            <text:list xml:id="list94604125197113" text:continue-numbering="true" text:style-name="WW8Num2">
              <text:list-item>
                <text:p text:style-name="P857">36</text:p>
              </text:list-item>
            </text:list>
          </table:table-cell>
          <table:table-cell table:style-name="表格28.A5" office:value-type="string">
            <text:list xml:id="list9460412617171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26198268" text:continue-numbering="true" text:style-name="WW8Num2">
              <text:list-item>
                <text:p text:style-name="P857">PK / UUID</text:p>
              </text:list-item>
            </text:list>
          </table:table-cell>
          <table:table-cell table:style-name="表格28.A5" office:value-type="string">
            <text:list xml:id="list94604126201323" text:continue-numbering="true" text:style-name="WW8Num2">
              <text:list-item>
                <text:p text:style-name="P857">Default java UUID</text:p>
              </text:list-item>
            </text:list>
          </table:table-cell>
          <table:table-cell table:style-name="表格28.J5" table:number-columns-spanned="3" office:value-type="string">
            <text:list xml:id="list9460412719178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4604127182871" text:continue-numbering="true" text:style-name="WW8Num2">
              <text:list-item>
                <text:p text:style-name="P943">ID</text:p>
              </text:list-item>
            </text:list>
          </table:table-cell>
          <table:table-cell table:style-name="表格28.A8" office:value-type="string">
            <text:list xml:id="list94604127192466"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p text:style-name="P380">Y</text:p>
          </table:table-cell>
          <table:table-cell table:style-name="表格28.A8" office:value-type="string">
            <text:p text:style-name="P549">Y</text:p>
          </table:table-cell>
          <table:table-cell table:style-name="表格28.A8" office:value-type="string">
            <text:p text:style-name="P359">10</text:p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list xml:id="list94604129194716" text:continue-numbering="true" text:style-name="WW8Num2">
              <text:list-item>
                <text:p text:style-name="P1055"/>
              </text:list-item>
            </text:list>
          </table:table-cell>
          <table:table-cell table:style-name="表格28.A8" office:value-type="string">
            <text:p text:style-name="P417"/>
          </table:table-cell>
          <table:table-cell table:style-name="表格28.J5" table:number-columns-spanned="3" office:value-type="string">
            <text:list xml:id="list94604130172347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4604130201305" text:continue-numbering="true" text:style-name="WW8Num2">
              <text:list-item>
                <text:p text:style-name="P989">NAME</text:p>
              </text:list-item>
            </text:list>
          </table:table-cell>
          <table:table-cell table:style-name="表格28.A8" office:value-type="string">
            <text:list xml:id="list94604131172605" text:continue-numbering="true" text:style-name="WW8Num2">
              <text:list-item>
                <text:p text:style-name="P969">VARCHAR</text:p>
              </text:list-item>
            </text:list>
          </table:table-cell>
          <table:table-cell table:style-name="表格28.A8" office:value-type="string">
            <text:list xml:id="list9460413120384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A8" office:value-type="string">
            <text:list xml:id="list94604131194231" text:continue-numbering="true" text:style-name="WW8Num2">
              <text:list-item>
                <text:p text:style-name="P954"/>
              </text:list-item>
            </text:list>
          </table:table-cell>
          <table:table-cell table:style-name="表格28.A8" office:value-type="string">
            <text:list xml:id="list94604132195755" text:continue-numbering="true" text:style-name="WW8Num2">
              <text:list-item>
                <text:p text:style-name="P857">Y</text:p>
              </text:list-item>
            </text:list>
          </table:table-cell>
          <table:table-cell table:style-name="表格28.A8" office:value-type="string">
            <text:list xml:id="list94604132171573" text:continue-numbering="true" text:style-name="WW8Num2">
              <text:list-item>
                <text:p text:style-name="P989">200</text:p>
              </text:list-item>
            </text:list>
          </table:table-cell>
          <table:table-cell table:style-name="表格28.A8" office:value-type="string">
            <text:list xml:id="list94604132198101" text:continue-numbering="true" text:style-name="WW8Num2">
              <text:list-item>
                <text:p text:style-name="P981"/>
              </text:list-item>
            </text:list>
          </table:table-cell>
          <table:table-cell table:style-name="表格28.A8" office:value-type="string">
            <text:list xml:id="list94604133194290" text:continue-numbering="true" text:style-name="WW8Num2">
              <text:list-item>
                <text:p text:style-name="P992"/>
              </text:list-item>
            </text:list>
          </table:table-cell>
          <table:table-cell table:style-name="表格28.A8" office:value-type="string">
            <text:list xml:id="list9460413318164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J5" table:number-columns-spanned="3" office:value-type="string">
            <text:list xml:id="list94604133189954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4604134182586" text:continue-numbering="true" text:style-name="WW8Num2">
              <text:list-item>
                <text:p text:style-name="P989">DESCRIPTION</text:p>
              </text:list-item>
            </text:list>
          </table:table-cell>
          <table:table-cell table:style-name="表格28.A8" office:value-type="string">
            <text:list xml:id="list94604134185753" text:continue-numbering="true" text:style-name="WW8Num2">
              <text:list-item>
                <text:p text:style-name="P969">VARCHAR</text:p>
              </text:list-item>
            </text:list>
          </table:table-cell>
          <table:table-cell table:style-name="表格28.A8" office:value-type="string">
            <text:list xml:id="list94604135181075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A8" office:value-type="string">
            <text:list xml:id="list94604135189137" text:continue-numbering="true" text:style-name="WW8Num2">
              <text:list-item>
                <text:p text:style-name="P954"/>
              </text:list-item>
            </text:list>
          </table:table-cell>
          <table:table-cell table:style-name="表格28.A8" office:value-type="string">
            <text:list xml:id="list9460413517376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A8" office:value-type="string">
            <text:list xml:id="list94604136171614" text:continue-numbering="true" text:style-name="WW8Num2">
              <text:list-item>
                <text:p text:style-name="P989">500</text:p>
              </text:list-item>
            </text:list>
          </table:table-cell>
          <table:table-cell table:style-name="表格28.A8" office:value-type="string">
            <text:list xml:id="list94604136175406" text:continue-numbering="true" text:style-name="WW8Num2">
              <text:list-item>
                <text:p text:style-name="P981"/>
              </text:list-item>
            </text:list>
          </table:table-cell>
          <table:table-cell table:style-name="表格28.A8" office:value-type="string">
            <text:list xml:id="list94604136172040" text:continue-numbering="true" text:style-name="WW8Num2">
              <text:list-item>
                <text:p text:style-name="P992"/>
              </text:list-item>
            </text:list>
          </table:table-cell>
          <table:table-cell table:style-name="表格28.A8" office:value-type="string">
            <text:list xml:id="list9460413717435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J5" table:number-columns-spanned="3" office:value-type="string">
            <text:list xml:id="list94604137191213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4604137182633" text:continue-numbering="true" text:style-name="WW8Num2">
              <text:list-item>
                <text:p text:style-name="P857">CUSERID</text:p>
              </text:list-item>
            </text:list>
          </table:table-cell>
          <table:table-cell table:style-name="表格28.A8" office:value-type="string">
            <text:list xml:id="list94604138184535"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28.A8" office:value-type="string">
            <text:list xml:id="list9460413818952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8" office:value-type="string">
            <text:list xml:id="list9460413817744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8" office:value-type="string">
            <text:list xml:id="list94604139181958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8" office:value-type="string">
            <text:list xml:id="list94604139185359" text:continue-numbering="true" text:style-name="WW8Num2">
              <text:list-item>
                <text:p text:style-name="P857">24</text:p>
              </text:list-item>
            </text:list>
          </table:table-cell>
          <table:table-cell table:style-name="表格28.A8" office:value-type="string">
            <text:list xml:id="list94604139178945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8" office:value-type="string">
            <text:list xml:id="list94604140203129" text:continue-numbering="true" text:style-name="WW8Num2">
              <text:list-item>
                <text:p text:style-name="P857">Create data user</text:p>
              </text:list-item>
            </text:list>
          </table:table-cell>
          <table:table-cell table:style-name="表格28.A8" office:value-type="string">
            <text:list xml:id="list94604140181533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J5" table:number-columns-spanned="3" office:value-type="string">
            <text:list xml:id="list94604141174648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4604141183106" text:continue-numbering="true" text:style-name="WW8Num2">
              <text:list-item>
                <text:p text:style-name="P857">CDATE</text:p>
              </text:list-item>
            </text:list>
          </table:table-cell>
          <table:table-cell table:style-name="表格28.A5" office:value-type="string">
            <text:list xml:id="list94604141171462" text:continue-numbering="true" text:style-name="WW8Num2">
              <text:list-item>
                <text:p text:style-name="P857">DATETIME</text:p>
              </text:list-item>
            </text:list>
          </table:table-cell>
          <table:table-cell table:style-name="表格28.A5" office:value-type="string">
            <text:list xml:id="list94604142184644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220118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2191044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3184358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318641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4179755" text:continue-numbering="true" text:style-name="WW8Num2">
              <text:list-item>
                <text:p text:style-name="P857">Create time</text:p>
              </text:list-item>
            </text:list>
          </table:table-cell>
          <table:table-cell table:style-name="表格28.A5" office:value-type="string">
            <text:list xml:id="list94604144184408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J5" table:number-columns-spanned="3" office:value-type="string">
            <text:list xml:id="list94604144184885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4604145185699" text:continue-numbering="true" text:style-name="WW8Num2">
              <text:list-item>
                <text:p text:style-name="P857">UUSERID</text:p>
              </text:list-item>
            </text:list>
          </table:table-cell>
          <table:table-cell table:style-name="表格28.A5" office:value-type="string">
            <text:list xml:id="list94604145187323"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28.A5" office:value-type="string">
            <text:list xml:id="list94604145187006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6173185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6180350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6186283" text:continue-numbering="true" text:style-name="WW8Num2">
              <text:list-item>
                <text:p text:style-name="P857">24</text:p>
              </text:list-item>
            </text:list>
          </table:table-cell>
          <table:table-cell table:style-name="表格28.A5" office:value-type="string">
            <text:list xml:id="list94604147197932" text:continue-numbering="true" text:style-name="WW8Num2">
              <text:list-item>
                <text:p text:style-name="P857">null</text:p>
              </text:list-item>
            </text:list>
          </table:table-cell>
          <table:table-cell table:style-name="表格28.A5" office:value-type="string">
            <text:list xml:id="list94604147181823" text:continue-numbering="true" text:style-name="WW8Num2">
              <text:list-item>
                <text:p text:style-name="P857">Update date user</text:p>
              </text:list-item>
            </text:list>
          </table:table-cell>
          <table:table-cell table:style-name="表格28.A5" office:value-type="string">
            <text:list xml:id="list9460414719614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J5" table:number-columns-spanned="3" office:value-type="string">
            <text:list xml:id="list9460414817125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4604148197706" text:continue-numbering="true" text:style-name="WW8Num2">
              <text:list-item>
                <text:p text:style-name="P857">UDATE</text:p>
              </text:list-item>
            </text:list>
          </table:table-cell>
          <table:table-cell table:style-name="表格28.A5" office:value-type="string">
            <text:list xml:id="list94604148195901" text:continue-numbering="true" text:style-name="WW8Num2">
              <text:list-item>
                <text:p text:style-name="P857">DATETIME</text:p>
              </text:list-item>
            </text:list>
          </table:table-cell>
          <table:table-cell table:style-name="表格28.A5" office:value-type="string">
            <text:list xml:id="list94604149186476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49179190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5017113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50186904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A5" office:value-type="string">
            <text:list xml:id="list94604150180638" text:continue-numbering="true" text:style-name="WW8Num2">
              <text:list-item>
                <text:p text:style-name="P857">null</text:p>
              </text:list-item>
            </text:list>
          </table:table-cell>
          <table:table-cell table:style-name="表格28.A5" office:value-type="string">
            <text:list xml:id="list94604151176216" text:continue-numbering="true" text:style-name="WW8Num2">
              <text:list-item>
                <text:p text:style-name="P857">Update time</text:p>
              </text:list-item>
            </text:list>
          </table:table-cell>
          <table:table-cell table:style-name="表格28.A5" office:value-type="string">
            <text:list xml:id="list9460415117246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28.J5" table:number-columns-spanned="3" office:value-type="string">
            <text:list xml:id="list9460415118347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</table:table>
      <text:list xml:id="list94604152190333" text:continue-numbering="true" text:style-name="WW8Num2">
        <text:list-item>
          <text:h text:style-name="P1114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94604153178448" text:continue-numbering="true" text:style-name="WW8Num2">
              <text:list-item>
                <text:p text:style-name="P666">Project</text:p>
              </text:list-item>
            </text:list>
          </table:table-cell>
          <table:table-cell table:style-name="表格26.A1" table:number-columns-spanned="6" office:value-type="string">
            <text:list xml:id="list94604153179920" text:continue-numbering="true" text:style-name="WW8Num2">
              <text:list-item>
                <text:p text:style-name="P7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94604153187607" text:continue-numbering="true" text:style-name="WW8Num2">
              <text:list-item>
                <text:p text:style-name="P666">Ver</text:p>
              </text:list-item>
            </text:list>
          </table:table-cell>
          <table:table-cell table:style-name="表格26.A1" office:value-type="string">
            <text:list xml:id="list94604154186585" text:continue-numbering="true" text:style-name="WW8Num2">
              <text:list-item>
                <text:p text:style-name="P718">0.<text:span text:style-name="T169">1</text:span></text:p>
              </text:list-item>
            </text:list>
          </table:table-cell>
          <table:table-cell table:style-name="表格26.J1" office:value-type="string">
            <text:list xml:id="list9460415419423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54191170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55187217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4604155180931" text:continue-numbering="true" text:style-name="WW8Num2">
              <text:list-item>
                <text:p text:style-name="P666">Maintain</text:p>
              </text:list-item>
            </text:list>
          </table:table-cell>
          <table:table-cell table:style-name="表格26.A2" table:number-columns-spanned="6" office:value-type="string">
            <text:list xml:id="list94604155181310" text:continue-numbering="true" text:style-name="WW8Num2">
              <text:list-item>
                <text:p text:style-name="P7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4604156175814" text:continue-numbering="true" text:style-name="WW8Num2">
              <text:list-item>
                <text:p text:style-name="P666">Date</text:p>
              </text:list-item>
            </text:list>
          </table:table-cell>
          <table:table-cell table:style-name="表格26.A2" office:value-type="string">
            <text:list xml:id="list94604156171769" text:continue-numbering="true" text:style-name="WW8Num2">
              <text:list-item>
                <text:p text:style-name="P718">201<text:span text:style-name="T169">7</text:span>/<text:span text:style-name="T147">11/06</text:span></text:p>
              </text:list-item>
            </text:list>
          </table:table-cell>
          <table:table-cell table:style-name="表格26.J1" office:value-type="string">
            <text:list xml:id="list9460415719889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57195965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57172518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4604158172607" text:continue-numbering="true" text:style-name="WW8Num2">
              <text:list-item>
                <text:p text:style-name="P666">Table</text:p>
              </text:list-item>
            </text:list>
          </table:table-cell>
          <table:table-cell table:style-name="表格26.A2" table:number-columns-spanned="6" office:value-type="string">
            <text:list xml:id="list94604158179558" text:continue-numbering="true" text:style-name="WW8Num2">
              <text:list-item>
                <text:p text:style-name="P790">zl_p<text:span text:style-name="T172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4604158174219" text:continue-numbering="true" text:style-name="WW8Num2">
              <text:list-item>
                <text:p text:style-name="P666">DataBase</text:p>
              </text:list-item>
            </text:list>
          </table:table-cell>
          <table:table-cell table:style-name="表格26.A2" office:value-type="string">
            <text:list xml:id="list94604159179649" text:continue-numbering="true" text:style-name="WW8Num2">
              <text:list-item>
                <text:p text:style-name="P726">zenfile</text:p>
              </text:list-item>
            </text:list>
          </table:table-cell>
          <table:table-cell table:style-name="表格26.J1" office:value-type="string">
            <text:list xml:id="list94604159201947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5917901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60177394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94604160192652" text:continue-numbering="true" text:style-name="WW8Num2">
              <text:list-item>
                <text:p text:style-name="P666">Descript</text:p>
              </text:list-item>
            </text:list>
          </table:table-cell>
          <table:table-cell table:style-name="表格26.A4" table:number-columns-spanned="8" office:value-type="string">
            <text:list xml:id="list94604160177597" text:continue-numbering="true" text:style-name="WW8Num2">
              <text:list-item>
                <text:p text:style-name="P764">zenlife <text:span text:style-name="T170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94604161190751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61181575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6.K1" office:value-type="string">
            <text:list xml:id="list94604161200791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94604162198979" text:continue-numbering="true" text:style-name="WW8Num2">
              <text:list-item>
                <text:p text:style-name="P6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94604162189975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4604162177918" text:continue-numbering="true" text:style-name="WW8Num2">
              <text:list-item>
                <text:p text:style-name="P692">Field</text:p>
              </text:list-item>
            </text:list>
          </table:table-cell>
          <table:table-cell table:style-name="表格26.A5" office:value-type="string">
            <text:list xml:id="list94604163201617" text:continue-numbering="true" text:style-name="WW8Num2">
              <text:list-item>
                <text:p text:style-name="P692">Datatype</text:p>
              </text:list-item>
            </text:list>
          </table:table-cell>
          <table:table-cell table:style-name="表格26.A5" office:value-type="string">
            <text:list xml:id="list94604163180143" text:continue-numbering="true" text:style-name="WW8Num2">
              <text:list-item>
                <text:p text:style-name="P692">PK</text:p>
              </text:list-item>
            </text:list>
          </table:table-cell>
          <table:table-cell table:style-name="表格26.A5" office:value-type="string">
            <text:list xml:id="list94604163173759" text:continue-numbering="true" text:style-name="WW8Num2">
              <text:list-item>
                <text:p text:style-name="P692">UK</text:p>
              </text:list-item>
            </text:list>
          </table:table-cell>
          <table:table-cell table:style-name="表格26.A5" office:value-type="string">
            <text:list xml:id="list94604164187522" text:continue-numbering="true" text:style-name="WW8Num2">
              <text:list-item>
                <text:p text:style-name="P692">IDX</text:p>
              </text:list-item>
            </text:list>
          </table:table-cell>
          <table:table-cell table:style-name="表格26.A5" office:value-type="string">
            <text:list xml:id="list94604164176847" text:continue-numbering="true" text:style-name="WW8Num2">
              <text:list-item>
                <text:p text:style-name="P640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94604164188376" text:continue-numbering="true" text:style-name="WW8Num2">
              <text:list-item>
                <text:p text:style-name="P640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94604165181473" text:continue-numbering="true" text:style-name="WW8Num2">
              <text:list-item>
                <text:p text:style-name="P692">Description</text:p>
              </text:list-item>
            </text:list>
          </table:table-cell>
          <table:table-cell table:style-name="表格26.A5" office:value-type="string">
            <text:list xml:id="list94604165171398" text:continue-numbering="true" text:style-name="WW8Num2">
              <text:list-item>
                <text:p text:style-name="P692">Remarks</text:p>
              </text:list-item>
            </text:list>
          </table:table-cell>
          <table:table-cell table:style-name="表格26.J5" table:number-columns-spanned="3" office:value-type="string">
            <text:list xml:id="list94604166186313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4604166199200" text:continue-numbering="true" text:style-name="WW8Num2">
              <text:list-item>
                <text:p text:style-name="P858">OID</text:p>
              </text:list-item>
            </text:list>
          </table:table-cell>
          <table:table-cell table:style-name="表格26.A5" office:value-type="string">
            <text:list xml:id="list94604166198313" text:continue-numbering="true" text:style-name="WW8Num2">
              <text:list-item>
                <text:p text:style-name="P858">CHAR</text:p>
              </text:list-item>
            </text:list>
          </table:table-cell>
          <table:table-cell table:style-name="表格26.A5" office:value-type="string">
            <text:list xml:id="list94604167192917" text:continue-numbering="true" text:style-name="WW8Num2">
              <text:list-item>
                <text:p text:style-name="P858">Y</text:p>
              </text:list-item>
            </text:list>
          </table:table-cell>
          <table:table-cell table:style-name="表格26.A5" office:value-type="string">
            <text:list xml:id="list94604167196005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67190373" text:continue-numbering="true" text:style-name="WW8Num2">
              <text:list-item>
                <text:p text:style-name="P858"><text:s/></text:p>
              </text:list-item>
            </text:list>
          </table:table-cell>
          <table:table-cell table:style-name="表格26.A5" office:value-type="string">
            <text:list xml:id="list94604168188678" text:continue-numbering="true" text:style-name="WW8Num2">
              <text:list-item>
                <text:p text:style-name="P858">36</text:p>
              </text:list-item>
            </text:list>
          </table:table-cell>
          <table:table-cell table:style-name="表格26.A5" office:value-type="string">
            <text:list xml:id="list94604168190705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69190073" text:continue-numbering="true" text:style-name="WW8Num2">
              <text:list-item>
                <text:p text:style-name="P858">PK / UUID</text:p>
              </text:list-item>
            </text:list>
          </table:table-cell>
          <table:table-cell table:style-name="表格26.A5" office:value-type="string">
            <text:list xml:id="list94604169203196" text:continue-numbering="true" text:style-name="WW8Num2">
              <text:list-item>
                <text:p text:style-name="P858">Default java UUID</text:p>
              </text:list-item>
            </text:list>
          </table:table-cell>
          <table:table-cell table:style-name="表格26.J5" table:number-columns-spanned="3" office:value-type="string">
            <text:list xml:id="list94604169194899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4604170178074" text:continue-numbering="true" text:style-name="WW8Num2">
              <text:list-item>
                <text:p text:style-name="P944">ID</text:p>
              </text:list-item>
            </text:list>
          </table:table-cell>
          <table:table-cell table:style-name="表格26.A8" office:value-type="string">
            <text:list xml:id="list94604170182795" text:continue-numbering="true" text:style-name="WW8Num2">
              <text:list-item>
                <text:p text:style-name="P858">VARCHAR</text:p>
              </text:list-item>
            </text:list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p text:style-name="P378"/>
          </table:table-cell>
          <table:table-cell table:style-name="表格26.A8" office:value-type="string">
            <text:p text:style-name="P547">Y</text:p>
          </table:table-cell>
          <table:table-cell table:style-name="表格26.A8" office:value-type="string">
            <text:p text:style-name="P357">2<text:span text:style-name="T171">4</text:span></text:p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list xml:id="list94604172179611" text:continue-numbering="true" text:style-name="WW8Num2">
              <text:list-item>
                <text:p text:style-name="P1056">ZL_PERSON.ID</text:p>
              </text:list-item>
            </text:list>
          </table:table-cell>
          <table:table-cell table:style-name="表格26.A8" office:value-type="string">
            <text:p text:style-name="P415"/>
          </table:table-cell>
          <table:table-cell table:style-name="表格26.J5" table:number-columns-spanned="3" office:value-type="string">
            <text:list xml:id="list94604172191031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4604173194221" text:continue-numbering="true" text:style-name="WW8Num2">
              <text:list-item>
                <text:p text:style-name="P990">CID</text:p>
              </text:list-item>
            </text:list>
          </table:table-cell>
          <table:table-cell table:style-name="表格26.A8" office:value-type="string">
            <text:list xml:id="list94604173188891" text:continue-numbering="true" text:style-name="WW8Num2">
              <text:list-item>
                <text:p text:style-name="P970">VARCHAR</text:p>
              </text:list-item>
            </text:list>
          </table:table-cell>
          <table:table-cell table:style-name="表格26.A8" office:value-type="string">
            <text:list xml:id="list9460417318645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6.A8" office:value-type="string">
            <text:list xml:id="list94604174184266" text:continue-numbering="true" text:style-name="WW8Num2">
              <text:list-item>
                <text:p text:style-name="P955"/>
              </text:list-item>
            </text:list>
          </table:table-cell>
          <table:table-cell table:style-name="表格26.A8" office:value-type="string">
            <text:list xml:id="list94604174200687" text:continue-numbering="true" text:style-name="WW8Num2">
              <text:list-item>
                <text:p text:style-name="P858">Y</text:p>
              </text:list-item>
            </text:list>
          </table:table-cell>
          <table:table-cell table:style-name="表格26.A8" office:value-type="string">
            <text:list xml:id="list94604175194147" text:continue-numbering="true" text:style-name="WW8Num2">
              <text:list-item>
                <text:p text:style-name="P990">10</text:p>
              </text:list-item>
            </text:list>
          </table:table-cell>
          <table:table-cell table:style-name="表格26.A8" office:value-type="string">
            <text:list xml:id="list94604175179980" text:continue-numbering="true" text:style-name="WW8Num2">
              <text:list-item>
                <text:p text:style-name="P982"/>
              </text:list-item>
            </text:list>
          </table:table-cell>
          <table:table-cell table:style-name="表格26.A8" office:value-type="string">
            <text:list xml:id="list94604175188153" text:continue-numbering="true" text:style-name="WW8Num2">
              <text:list-item>
                <text:p text:style-name="P993">ZL_CHRONIC.ID</text:p>
              </text:list-item>
            </text:list>
          </table:table-cell>
          <table:table-cell table:style-name="表格26.A8" office:value-type="string">
            <text:list xml:id="list9460417619857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6.J5" table:number-columns-spanned="3" office:value-type="string">
            <text:list xml:id="list94604176184733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4604176184161" text:continue-numbering="true" text:style-name="WW8Num2">
              <text:list-item>
                <text:p text:style-name="P858">CUSERID</text:p>
              </text:list-item>
            </text:list>
          </table:table-cell>
          <table:table-cell table:style-name="表格26.A8" office:value-type="string">
            <text:list xml:id="list94604177199723" text:continue-numbering="true" text:style-name="WW8Num2">
              <text:list-item>
                <text:p text:style-name="P858">VARCHAR</text:p>
              </text:list-item>
            </text:list>
          </table:table-cell>
          <table:table-cell table:style-name="表格26.A8" office:value-type="string">
            <text:list xml:id="list94604177202936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8" office:value-type="string">
            <text:list xml:id="list94604178178886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8" office:value-type="string">
            <text:list xml:id="list9460417819972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8" office:value-type="string">
            <text:list xml:id="list94604178197925" text:continue-numbering="true" text:style-name="WW8Num2">
              <text:list-item>
                <text:p text:style-name="P858">24</text:p>
              </text:list-item>
            </text:list>
          </table:table-cell>
          <table:table-cell table:style-name="表格26.A8" office:value-type="string">
            <text:list xml:id="list94604179186077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8" office:value-type="string">
            <text:list xml:id="list94604179188258" text:continue-numbering="true" text:style-name="WW8Num2">
              <text:list-item>
                <text:p text:style-name="P858">Create data user</text:p>
              </text:list-item>
            </text:list>
          </table:table-cell>
          <table:table-cell table:style-name="表格26.A8" office:value-type="string">
            <text:list xml:id="list94604179193147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J5" table:number-columns-spanned="3" office:value-type="string">
            <text:list xml:id="list94604180197162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4604180183130" text:continue-numbering="true" text:style-name="WW8Num2">
              <text:list-item>
                <text:p text:style-name="P858">CDATE</text:p>
              </text:list-item>
            </text:list>
          </table:table-cell>
          <table:table-cell table:style-name="表格26.A5" office:value-type="string">
            <text:list xml:id="list94604180183680" text:continue-numbering="true" text:style-name="WW8Num2">
              <text:list-item>
                <text:p text:style-name="P858">DATETIME</text:p>
              </text:list-item>
            </text:list>
          </table:table-cell>
          <table:table-cell table:style-name="表格26.A5" office:value-type="string">
            <text:list xml:id="list94604181203427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117674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118015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2189247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219503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3182159" text:continue-numbering="true" text:style-name="WW8Num2">
              <text:list-item>
                <text:p text:style-name="P858">Create time</text:p>
              </text:list-item>
            </text:list>
          </table:table-cell>
          <table:table-cell table:style-name="表格26.A5" office:value-type="string">
            <text:list xml:id="list9460418317484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J5" table:number-columns-spanned="3" office:value-type="string">
            <text:list xml:id="list9460418318625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4604184186341" text:continue-numbering="true" text:style-name="WW8Num2">
              <text:list-item>
                <text:p text:style-name="P858">UUSERID</text:p>
              </text:list-item>
            </text:list>
          </table:table-cell>
          <table:table-cell table:style-name="表格26.A5" office:value-type="string">
            <text:list xml:id="list94604184189635" text:continue-numbering="true" text:style-name="WW8Num2">
              <text:list-item>
                <text:p text:style-name="P858">VARCHAR</text:p>
              </text:list-item>
            </text:list>
          </table:table-cell>
          <table:table-cell table:style-name="表格26.A5" office:value-type="string">
            <text:list xml:id="list94604184193739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5180287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518353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5193716" text:continue-numbering="true" text:style-name="WW8Num2">
              <text:list-item>
                <text:p text:style-name="P858">24</text:p>
              </text:list-item>
            </text:list>
          </table:table-cell>
          <table:table-cell table:style-name="表格26.A5" office:value-type="string">
            <text:list xml:id="list94604186197401" text:continue-numbering="true" text:style-name="WW8Num2">
              <text:list-item>
                <text:p text:style-name="P858">null</text:p>
              </text:list-item>
            </text:list>
          </table:table-cell>
          <table:table-cell table:style-name="表格26.A5" office:value-type="string">
            <text:list xml:id="list94604186178477" text:continue-numbering="true" text:style-name="WW8Num2">
              <text:list-item>
                <text:p text:style-name="P858">Update date user</text:p>
              </text:list-item>
            </text:list>
          </table:table-cell>
          <table:table-cell table:style-name="表格26.A5" office:value-type="string">
            <text:list xml:id="list9460418618735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J5" table:number-columns-spanned="3" office:value-type="string">
            <text:list xml:id="list94604187174859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4604187181763" text:continue-numbering="true" text:style-name="WW8Num2">
              <text:list-item>
                <text:p text:style-name="P858">UDATE</text:p>
              </text:list-item>
            </text:list>
          </table:table-cell>
          <table:table-cell table:style-name="表格26.A5" office:value-type="string">
            <text:list xml:id="list94604187200928" text:continue-numbering="true" text:style-name="WW8Num2">
              <text:list-item>
                <text:p text:style-name="P858">DATETIME</text:p>
              </text:list-item>
            </text:list>
          </table:table-cell>
          <table:table-cell table:style-name="表格26.A5" office:value-type="string">
            <text:list xml:id="list9460418819575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8177417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917762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9171581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A5" office:value-type="string">
            <text:list xml:id="list94604189174919" text:continue-numbering="true" text:style-name="WW8Num2">
              <text:list-item>
                <text:p text:style-name="P858">null</text:p>
              </text:list-item>
            </text:list>
          </table:table-cell>
          <table:table-cell table:style-name="表格26.A5" office:value-type="string">
            <text:list xml:id="list94604190187754" text:continue-numbering="true" text:style-name="WW8Num2">
              <text:list-item>
                <text:p text:style-name="P858">Update time</text:p>
              </text:list-item>
            </text:list>
          </table:table-cell>
          <table:table-cell table:style-name="表格26.A5" office:value-type="string">
            <text:list xml:id="list94604190194412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6.J5" table:number-columns-spanned="3" office:value-type="string">
            <text:list xml:id="list9460419017294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</table:table>
      <text:h text:style-name="P1088" text:outline-level="1"/>
      <text:p text:style-name="P31"/>
      <text:p text:style-name="P29"/>
      <text:list xml:id="list94604191183882" text:continue-numbering="true" text:style-name="WW8Num2">
        <text:list-item>
          <text:h text:style-name="P1115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94604192173968" text:continue-numbering="true" text:style-name="WW8Num2">
              <text:list-item>
                <text:p text:style-name="P667">Project</text:p>
              </text:list-item>
            </text:list>
          </table:table-cell>
          <table:table-cell table:style-name="表格27.A1" table:number-columns-spanned="6" office:value-type="string">
            <text:list xml:id="list94604193203442" text:continue-numbering="true" text:style-name="WW8Num2">
              <text:list-item>
                <text:p text:style-name="P7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94604193189148" text:continue-numbering="true" text:style-name="WW8Num2">
              <text:list-item>
                <text:p text:style-name="P667">Ver</text:p>
              </text:list-item>
            </text:list>
          </table:table-cell>
          <table:table-cell table:style-name="表格27.A1" office:value-type="string">
            <text:list xml:id="list94604193199258" text:continue-numbering="true" text:style-name="WW8Num2">
              <text:list-item>
                <text:p text:style-name="P719">0.<text:span text:style-name="T169">1</text:span></text:p>
              </text:list-item>
            </text:list>
          </table:table-cell>
          <table:table-cell table:style-name="表格27.J1" office:value-type="string">
            <text:list xml:id="list94604194173533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194173965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194182080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4604195185742" text:continue-numbering="true" text:style-name="WW8Num2">
              <text:list-item>
                <text:p text:style-name="P667">Maintain</text:p>
              </text:list-item>
            </text:list>
          </table:table-cell>
          <table:table-cell table:style-name="表格27.A2" table:number-columns-spanned="6" office:value-type="string">
            <text:list xml:id="list94604195200545" text:continue-numbering="true" text:style-name="WW8Num2">
              <text:list-item>
                <text:p text:style-name="P7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4604195191716" text:continue-numbering="true" text:style-name="WW8Num2">
              <text:list-item>
                <text:p text:style-name="P667">Date</text:p>
              </text:list-item>
            </text:list>
          </table:table-cell>
          <table:table-cell table:style-name="表格27.A2" office:value-type="string">
            <text:list xml:id="list94604196182235" text:continue-numbering="true" text:style-name="WW8Num2">
              <text:list-item>
                <text:p text:style-name="P719">201<text:span text:style-name="T169">7</text:span>/<text:span text:style-name="T147">11/06</text:span></text:p>
              </text:list-item>
            </text:list>
          </table:table-cell>
          <table:table-cell table:style-name="表格27.J1" office:value-type="string">
            <text:list xml:id="list94604196188194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197186549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197181749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4604197190400" text:continue-numbering="true" text:style-name="WW8Num2">
              <text:list-item>
                <text:p text:style-name="P667">Table</text:p>
              </text:list-item>
            </text:list>
          </table:table-cell>
          <table:table-cell table:style-name="表格27.A2" table:number-columns-spanned="6" office:value-type="string">
            <text:list xml:id="list94604198171885" text:continue-numbering="true" text:style-name="WW8Num2">
              <text:list-item>
                <text:p text:style-name="P791">zl_p<text:span text:style-name="T172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4604198185382" text:continue-numbering="true" text:style-name="WW8Num2">
              <text:list-item>
                <text:p text:style-name="P667">DataBase</text:p>
              </text:list-item>
            </text:list>
          </table:table-cell>
          <table:table-cell table:style-name="表格27.A2" office:value-type="string">
            <text:list xml:id="list94604198182763" text:continue-numbering="true" text:style-name="WW8Num2">
              <text:list-item>
                <text:p text:style-name="P727">zenfile</text:p>
              </text:list-item>
            </text:list>
          </table:table-cell>
          <table:table-cell table:style-name="表格27.J1" office:value-type="string">
            <text:list xml:id="list94604199194366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199173075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199171286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94604200203186" text:continue-numbering="true" text:style-name="WW8Num2">
              <text:list-item>
                <text:p text:style-name="P667">Descript</text:p>
              </text:list-item>
            </text:list>
          </table:table-cell>
          <table:table-cell table:style-name="表格27.A4" table:number-columns-spanned="8" office:value-type="string">
            <text:list xml:id="list94604200195170" text:continue-numbering="true" text:style-name="WW8Num2">
              <text:list-item>
                <text:p text:style-name="P765">zenlife <text:span text:style-name="T170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94604200191612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201184992" text:continue-numbering="true" text:style-name="WW8Num2">
              <text:list-item>
                <text:p text:style-name="P580"/>
              </text:list-item>
            </text:list>
          </table:table-cell>
          <table:table-cell table:style-name="表格27.K1" office:value-type="string">
            <text:list xml:id="list94604201180234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94604201186556" text:continue-numbering="true" text:style-name="WW8Num2">
              <text:list-item>
                <text:p text:style-name="P6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94604202191109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4604202189819" text:continue-numbering="true" text:style-name="WW8Num2">
              <text:list-item>
                <text:p text:style-name="P693">Field</text:p>
              </text:list-item>
            </text:list>
          </table:table-cell>
          <table:table-cell table:style-name="表格27.A5" office:value-type="string">
            <text:list xml:id="list94604202186330" text:continue-numbering="true" text:style-name="WW8Num2">
              <text:list-item>
                <text:p text:style-name="P693">Datatype</text:p>
              </text:list-item>
            </text:list>
          </table:table-cell>
          <table:table-cell table:style-name="表格27.A5" office:value-type="string">
            <text:list xml:id="list94604203178790" text:continue-numbering="true" text:style-name="WW8Num2">
              <text:list-item>
                <text:p text:style-name="P693">PK</text:p>
              </text:list-item>
            </text:list>
          </table:table-cell>
          <table:table-cell table:style-name="表格27.A5" office:value-type="string">
            <text:list xml:id="list94604203195445" text:continue-numbering="true" text:style-name="WW8Num2">
              <text:list-item>
                <text:p text:style-name="P693">UK</text:p>
              </text:list-item>
            </text:list>
          </table:table-cell>
          <table:table-cell table:style-name="表格27.A5" office:value-type="string">
            <text:list xml:id="list94604203195873" text:continue-numbering="true" text:style-name="WW8Num2">
              <text:list-item>
                <text:p text:style-name="P693">IDX</text:p>
              </text:list-item>
            </text:list>
          </table:table-cell>
          <table:table-cell table:style-name="表格27.A5" office:value-type="string">
            <text:list xml:id="list94604204191687" text:continue-numbering="true" text:style-name="WW8Num2">
              <text:list-item>
                <text:p text:style-name="P641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94604204177731" text:continue-numbering="true" text:style-name="WW8Num2">
              <text:list-item>
                <text:p text:style-name="P641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94604205191794" text:continue-numbering="true" text:style-name="WW8Num2">
              <text:list-item>
                <text:p text:style-name="P693">Description</text:p>
              </text:list-item>
            </text:list>
          </table:table-cell>
          <table:table-cell table:style-name="表格27.A5" office:value-type="string">
            <text:list xml:id="list94604205178224" text:continue-numbering="true" text:style-name="WW8Num2">
              <text:list-item>
                <text:p text:style-name="P693">Remarks</text:p>
              </text:list-item>
            </text:list>
          </table:table-cell>
          <table:table-cell table:style-name="表格27.J5" table:number-columns-spanned="3" office:value-type="string">
            <text:list xml:id="list94604205182790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4604206177541" text:continue-numbering="true" text:style-name="WW8Num2">
              <text:list-item>
                <text:p text:style-name="P859">OID</text:p>
              </text:list-item>
            </text:list>
          </table:table-cell>
          <table:table-cell table:style-name="表格27.A5" office:value-type="string">
            <text:list xml:id="list94604206189365" text:continue-numbering="true" text:style-name="WW8Num2">
              <text:list-item>
                <text:p text:style-name="P859">CHAR</text:p>
              </text:list-item>
            </text:list>
          </table:table-cell>
          <table:table-cell table:style-name="表格27.A5" office:value-type="string">
            <text:list xml:id="list94604206183312" text:continue-numbering="true" text:style-name="WW8Num2">
              <text:list-item>
                <text:p text:style-name="P859">Y</text:p>
              </text:list-item>
            </text:list>
          </table:table-cell>
          <table:table-cell table:style-name="表格27.A5" office:value-type="string">
            <text:list xml:id="list94604207174958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07176242" text:continue-numbering="true" text:style-name="WW8Num2">
              <text:list-item>
                <text:p text:style-name="P859"><text:s/></text:p>
              </text:list-item>
            </text:list>
          </table:table-cell>
          <table:table-cell table:style-name="表格27.A5" office:value-type="string">
            <text:list xml:id="list94604207176827" text:continue-numbering="true" text:style-name="WW8Num2">
              <text:list-item>
                <text:p text:style-name="P859">36</text:p>
              </text:list-item>
            </text:list>
          </table:table-cell>
          <table:table-cell table:style-name="表格27.A5" office:value-type="string">
            <text:list xml:id="list94604208182230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08197842" text:continue-numbering="true" text:style-name="WW8Num2">
              <text:list-item>
                <text:p text:style-name="P859">PK / UUID</text:p>
              </text:list-item>
            </text:list>
          </table:table-cell>
          <table:table-cell table:style-name="表格27.A5" office:value-type="string">
            <text:list xml:id="list94604209174183" text:continue-numbering="true" text:style-name="WW8Num2">
              <text:list-item>
                <text:p text:style-name="P859">Default java UUID</text:p>
              </text:list-item>
            </text:list>
          </table:table-cell>
          <table:table-cell table:style-name="表格27.J5" table:number-columns-spanned="3" office:value-type="string">
            <text:list xml:id="list94604209196541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4604209196200" text:continue-numbering="true" text:style-name="WW8Num2">
              <text:list-item>
                <text:p text:style-name="P945">ID</text:p>
              </text:list-item>
            </text:list>
          </table:table-cell>
          <table:table-cell table:style-name="表格27.A8" office:value-type="string">
            <text:list xml:id="list94604210185229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p text:style-name="P379"/>
          </table:table-cell>
          <table:table-cell table:style-name="表格27.A8" office:value-type="string">
            <text:p text:style-name="P548">Y</text:p>
          </table:table-cell>
          <table:table-cell table:style-name="表格27.A8" office:value-type="string">
            <text:p text:style-name="P358">2<text:span text:style-name="T171">4</text:span></text:p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list xml:id="list94604211197405" text:continue-numbering="true" text:style-name="WW8Num2">
              <text:list-item>
                <text:p text:style-name="P1057">ZL_PERSON.ID</text:p>
              </text:list-item>
            </text:list>
          </table:table-cell>
          <table:table-cell table:style-name="表格27.A8" office:value-type="string">
            <text:p text:style-name="P416"/>
          </table:table-cell>
          <table:table-cell table:style-name="表格27.J5" table:number-columns-spanned="3" office:value-type="string">
            <text:list xml:id="list94604212180259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3">NAME</text:p>
          </table:table-cell>
          <table:table-cell table:style-name="表格27.A8" office:value-type="string">
            <text:list xml:id="list94604213187362"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40"/>
          </table:table-cell>
          <table:table-cell table:style-name="表格27.A8" office:value-type="string">
            <text:p text:style-name="P543"/>
          </table:table-cell>
          <table:table-cell table:style-name="表格27.A8" office:value-type="string">
            <text:p text:style-name="P373">100</text:p>
          </table:table-cell>
          <table:table-cell table:style-name="表格27.A8" office:value-type="string">
            <text:p text:style-name="P347"/>
          </table:table-cell>
          <table:table-cell table:style-name="表格27.A8" office:value-type="string">
            <text:list xml:id="list94604215175710" text:continue-numbering="true" text:style-name="WW8Num2">
              <text:list-item>
                <text:p text:style-name="P1037">王小明</text:p>
              </text:list-item>
            </text:list>
          </table:table-cell>
          <table:table-cell table:style-name="表格27.A8" office:value-type="string">
            <text:p text:style-name="P413"/>
          </table:table-cell>
          <table:table-cell table:style-name="表格27.J5" table:number-columns-spanned="3" office:value-type="string">
            <text:list xml:id="list94604215174891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4604215190389" text:continue-numbering="true" text:style-name="WW8Num2">
              <text:list-item>
                <text:p text:style-name="P974">PHONE</text:p>
              </text:list-item>
            </text:list>
          </table:table-cell>
          <table:table-cell table:style-name="表格27.A8" office:value-type="string">
            <text:list xml:id="list94604216174649" text:continue-numbering="true" text:style-name="WW8Num2">
              <text:list-item>
                <text:p text:style-name="P962">VARCHAR</text:p>
              </text:list-item>
            </text:list>
          </table:table-cell>
          <table:table-cell table:style-name="表格27.A8" office:value-type="string">
            <text:list xml:id="list9460421619851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7.A8" office:value-type="string">
            <text:list xml:id="list94604217203212" text:continue-numbering="true" text:style-name="WW8Num2">
              <text:list-item>
                <text:p text:style-name="P952"/>
              </text:list-item>
            </text:list>
          </table:table-cell>
          <table:table-cell table:style-name="表格27.A8" office:value-type="string">
            <text:list xml:id="list9460421718721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7.A8" office:value-type="string">
            <text:list xml:id="list94604217198943" text:continue-numbering="true" text:style-name="WW8Num2">
              <text:list-item>
                <text:p text:style-name="P974">10</text:p>
              </text:list-item>
            </text:list>
          </table:table-cell>
          <table:table-cell table:style-name="表格27.A8" office:value-type="string">
            <text:list xml:id="list94604218185552" text:continue-numbering="true" text:style-name="WW8Num2">
              <text:list-item>
                <text:p text:style-name="P976"/>
              </text:list-item>
            </text:list>
          </table:table-cell>
          <table:table-cell table:style-name="表格27.A8" office:value-type="string">
            <text:list xml:id="list94604218175587" text:continue-numbering="true" text:style-name="WW8Num2">
              <text:list-item>
                <text:p text:style-name="P974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9460421919555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7.J5" table:number-columns-spanned="3" office:value-type="string">
            <text:list xml:id="list9460421917130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4604219201409" text:continue-numbering="true" text:style-name="WW8Num2">
              <text:list-item>
                <text:p text:style-name="P984">TEL</text:p>
              </text:list-item>
            </text:list>
          </table:table-cell>
          <table:table-cell table:style-name="表格27.A8" office:value-type="string">
            <text:list xml:id="list94604220193596" text:continue-numbering="true" text:style-name="WW8Num2">
              <text:list-item>
                <text:p text:style-name="P963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40"/>
          </table:table-cell>
          <table:table-cell table:style-name="表格27.A8" office:value-type="string">
            <text:p text:style-name="P534"/>
          </table:table-cell>
          <table:table-cell table:style-name="表格27.A8" office:value-type="string">
            <text:p text:style-name="P374">15</text:p>
          </table:table-cell>
          <table:table-cell table:style-name="表格27.A8" office:value-type="string">
            <text:list xml:id="list94604221187795" text:continue-numbering="true" text:style-name="WW8Num2">
              <text:list-item>
                <text:p text:style-name="P976">NULL</text:p>
              </text:list-item>
            </text:list>
          </table:table-cell>
          <table:table-cell table:style-name="表格27.A8" office:value-type="string">
            <text:list xml:id="list94604221178727" text:continue-numbering="true" text:style-name="WW8Num2">
              <text:list-item>
                <text:p text:style-name="P1049">市話</text:p>
              </text:list-item>
            </text:list>
          </table:table-cell>
          <table:table-cell table:style-name="表格27.A8" office:value-type="string">
            <text:p text:style-name="P413"/>
          </table:table-cell>
          <table:table-cell table:style-name="表格27.J5" table:number-columns-spanned="3" office:value-type="string">
            <text:list xml:id="list9460422218555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4604223181525" text:continue-numbering="true" text:style-name="WW8Num2">
              <text:list-item>
                <text:p text:style-name="P858">CUSERID</text:p>
              </text:list-item>
            </text:list>
          </table:table-cell>
          <table:table-cell table:style-name="表格27.A5" office:value-type="string">
            <text:list xml:id="list94604223196409" text:continue-numbering="true" text:style-name="WW8Num2">
              <text:list-item>
                <text:p text:style-name="P858">VARCHAR</text:p>
              </text:list-item>
            </text:list>
          </table:table-cell>
          <table:table-cell table:style-name="表格27.A5" office:value-type="string">
            <text:list xml:id="list94604223199909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7.A5" office:value-type="string">
            <text:list xml:id="list9460422418656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7.A5" office:value-type="string">
            <text:list xml:id="list94604224187101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7.A5" office:value-type="string">
            <text:list xml:id="list94604224202262" text:continue-numbering="true" text:style-name="WW8Num2">
              <text:list-item>
                <text:p text:style-name="P858">24</text:p>
              </text:list-item>
            </text:list>
          </table:table-cell>
          <table:table-cell table:style-name="表格27.A5" office:value-type="string">
            <text:list xml:id="list9460422519863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7.A5" office:value-type="string">
            <text:list xml:id="list94604225184331" text:continue-numbering="true" text:style-name="WW8Num2">
              <text:list-item>
                <text:p text:style-name="P858">Create data user</text:p>
              </text:list-item>
            </text:list>
          </table:table-cell>
          <table:table-cell table:style-name="表格27.A5" office:value-type="string">
            <text:list xml:id="list94604225181819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7.J5" table:number-columns-spanned="3" office:value-type="string">
            <text:list xml:id="list94604226180678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4604226202690" text:continue-numbering="true" text:style-name="WW8Num2">
              <text:list-item>
                <text:p text:style-name="P859">CDATE</text:p>
              </text:list-item>
            </text:list>
          </table:table-cell>
          <table:table-cell table:style-name="表格27.A8" office:value-type="string">
            <text:list xml:id="list94604226185128" text:continue-numbering="true" text:style-name="WW8Num2">
              <text:list-item>
                <text:p text:style-name="P859">DATETIME</text:p>
              </text:list-item>
            </text:list>
          </table:table-cell>
          <table:table-cell table:style-name="表格27.A8" office:value-type="string">
            <text:list xml:id="list94604227189266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8" office:value-type="string">
            <text:list xml:id="list94604227179311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8" office:value-type="string">
            <text:list xml:id="list94604228188983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8" office:value-type="string">
            <text:list xml:id="list94604228177072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8" office:value-type="string">
            <text:list xml:id="list94604228177220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8" office:value-type="string">
            <text:list xml:id="list94604229187199" text:continue-numbering="true" text:style-name="WW8Num2">
              <text:list-item>
                <text:p text:style-name="P859">Create time</text:p>
              </text:list-item>
            </text:list>
          </table:table-cell>
          <table:table-cell table:style-name="表格27.A8" office:value-type="string">
            <text:list xml:id="list94604229202012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J5" table:number-columns-spanned="3" office:value-type="string">
            <text:list xml:id="list9460422917210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4604230181492" text:continue-numbering="true" text:style-name="WW8Num2">
              <text:list-item>
                <text:p text:style-name="P859">UUSERID</text:p>
              </text:list-item>
            </text:list>
          </table:table-cell>
          <table:table-cell table:style-name="表格27.A5" office:value-type="string">
            <text:list xml:id="list94604230193302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27.A5" office:value-type="string">
            <text:list xml:id="list94604230198685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1184054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1195601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1193919" text:continue-numbering="true" text:style-name="WW8Num2">
              <text:list-item>
                <text:p text:style-name="P859">24</text:p>
              </text:list-item>
            </text:list>
          </table:table-cell>
          <table:table-cell table:style-name="表格27.A5" office:value-type="string">
            <text:list xml:id="list94604232177638" text:continue-numbering="true" text:style-name="WW8Num2">
              <text:list-item>
                <text:p text:style-name="P859">null</text:p>
              </text:list-item>
            </text:list>
          </table:table-cell>
          <table:table-cell table:style-name="表格27.A5" office:value-type="string">
            <text:list xml:id="list94604232172488" text:continue-numbering="true" text:style-name="WW8Num2">
              <text:list-item>
                <text:p text:style-name="P859">Update date user</text:p>
              </text:list-item>
            </text:list>
          </table:table-cell>
          <table:table-cell table:style-name="表格27.A5" office:value-type="string">
            <text:list xml:id="list94604233195920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J5" table:number-columns-spanned="3" office:value-type="string">
            <text:list xml:id="list94604233186853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4604233184460" text:continue-numbering="true" text:style-name="WW8Num2">
              <text:list-item>
                <text:p text:style-name="P859">UDATE</text:p>
              </text:list-item>
            </text:list>
          </table:table-cell>
          <table:table-cell table:style-name="表格27.A5" office:value-type="string">
            <text:list xml:id="list94604234194964" text:continue-numbering="true" text:style-name="WW8Num2">
              <text:list-item>
                <text:p text:style-name="P859">DATETIME</text:p>
              </text:list-item>
            </text:list>
          </table:table-cell>
          <table:table-cell table:style-name="表格27.A5" office:value-type="string">
            <text:list xml:id="list94604234196856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4173828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5193832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5174871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A5" office:value-type="string">
            <text:list xml:id="list94604235181412" text:continue-numbering="true" text:style-name="WW8Num2">
              <text:list-item>
                <text:p text:style-name="P859">null</text:p>
              </text:list-item>
            </text:list>
          </table:table-cell>
          <table:table-cell table:style-name="表格27.A5" office:value-type="string">
            <text:list xml:id="list94604236176285" text:continue-numbering="true" text:style-name="WW8Num2">
              <text:list-item>
                <text:p text:style-name="P859">Update time</text:p>
              </text:list-item>
            </text:list>
          </table:table-cell>
          <table:table-cell table:style-name="表格27.A5" office:value-type="string">
            <text:list xml:id="list94604236180933" text:continue-numbering="true" text:style-name="WW8Num2">
              <text:list-item>
                <text:p text:style-name="P820"/>
              </text:list-item>
            </text:list>
          </table:table-cell>
          <table:table-cell table:style-name="表格27.J5" table:number-columns-spanned="3" office:value-type="string">
            <text:list xml:id="list94604237182855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</table:table>
      <text:list xml:id="list94604237194884" text:continue-numbering="true" text:style-name="WW8Num2">
        <text:list-item>
          <text:h text:style-name="P1116" text:outline-level="1"><text:bookmark-start text:name="__RefHeading__19864_1954379867"/><text:soft-page-break/><text:span text:style-name="T77">ZL</text:span><text:span text:style-name="T73">_</text:span><text:span text:style-name="T80">COURSE</text:span><text:bookmark-end text:name="__RefHeading__19864_195437986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94604238187758" text:continue-numbering="true" text:style-name="WW8Num2">
              <text:list-item>
                <text:p text:style-name="P668">Project</text:p>
              </text:list-item>
            </text:list>
          </table:table-cell>
          <table:table-cell table:style-name="表格16.A1" table:number-columns-spanned="6" office:value-type="string">
            <text:list xml:id="list94604238186492" text:continue-numbering="true" text:style-name="WW8Num2">
              <text:list-item>
                <text:p text:style-name="P7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94604238180196" text:continue-numbering="true" text:style-name="WW8Num2">
              <text:list-item>
                <text:p text:style-name="P668">Ver</text:p>
              </text:list-item>
            </text:list>
          </table:table-cell>
          <table:table-cell table:style-name="表格16.A1" office:value-type="string">
            <text:list xml:id="list94604239184934" text:continue-numbering="true" text:style-name="WW8Num2">
              <text:list-item>
                <text:p text:style-name="P720">0.<text:span text:style-name="T169">1</text:span></text:p>
              </text:list-item>
            </text:list>
          </table:table-cell>
          <table:table-cell table:style-name="表格16.J1" office:value-type="string">
            <text:list xml:id="list94604239199009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39196317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0187728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94604240203444" text:continue-numbering="true" text:style-name="WW8Num2">
              <text:list-item>
                <text:p text:style-name="P668">Maintain</text:p>
              </text:list-item>
            </text:list>
          </table:table-cell>
          <table:table-cell table:style-name="表格16.A2" table:number-columns-spanned="6" office:value-type="string">
            <text:list xml:id="list94604240186372" text:continue-numbering="true" text:style-name="WW8Num2">
              <text:list-item>
                <text:p text:style-name="P7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94604241196753" text:continue-numbering="true" text:style-name="WW8Num2">
              <text:list-item>
                <text:p text:style-name="P668">Date</text:p>
              </text:list-item>
            </text:list>
          </table:table-cell>
          <table:table-cell table:style-name="表格16.A2" office:value-type="string">
            <text:list xml:id="list94604241189088" text:continue-numbering="true" text:style-name="WW8Num2">
              <text:list-item>
                <text:p text:style-name="P720">201<text:span text:style-name="T169">7</text:span>/<text:span text:style-name="T147">11/13</text:span></text:p>
              </text:list-item>
            </text:list>
          </table:table-cell>
          <table:table-cell table:style-name="表格16.J1" office:value-type="string">
            <text:list xml:id="list94604242192957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2199481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2194110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94604243174835" text:continue-numbering="true" text:style-name="WW8Num2">
              <text:list-item>
                <text:p text:style-name="P668">Table</text:p>
              </text:list-item>
            </text:list>
          </table:table-cell>
          <table:table-cell table:style-name="表格16.A2" table:number-columns-spanned="6" office:value-type="string">
            <text:list xml:id="list94604243202488" text:continue-numbering="true" text:style-name="WW8Num2">
              <text:list-item>
                <text:p text:style-name="P792">zl_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94604243176687" text:continue-numbering="true" text:style-name="WW8Num2">
              <text:list-item>
                <text:p text:style-name="P668">DataBase</text:p>
              </text:list-item>
            </text:list>
          </table:table-cell>
          <table:table-cell table:style-name="表格16.A2" office:value-type="string">
            <text:list xml:id="list94604244199083" text:continue-numbering="true" text:style-name="WW8Num2">
              <text:list-item>
                <text:p text:style-name="P728">zenfile</text:p>
              </text:list-item>
            </text:list>
          </table:table-cell>
          <table:table-cell table:style-name="表格16.J1" office:value-type="string">
            <text:list xml:id="list94604244193282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4189957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5181392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94604245193573" text:continue-numbering="true" text:style-name="WW8Num2">
              <text:list-item>
                <text:p text:style-name="P668">Descript</text:p>
              </text:list-item>
            </text:list>
          </table:table-cell>
          <table:table-cell table:style-name="表格16.A4" table:number-columns-spanned="8" office:value-type="string">
            <text:list xml:id="list94604245191993" text:continue-numbering="true" text:style-name="WW8Num2">
              <text:list-item>
                <text:p text:style-name="P766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94604246190519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6196092" text:continue-numbering="true" text:style-name="WW8Num2">
              <text:list-item>
                <text:p text:style-name="P581"/>
              </text:list-item>
            </text:list>
          </table:table-cell>
          <table:table-cell table:style-name="表格16.K1" office:value-type="string">
            <text:list xml:id="list94604246179233" text:continue-numbering="true" text:style-name="WW8Num2">
              <text:list-item>
                <text:p text:style-name="P581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94604247171142" text:continue-numbering="true" text:style-name="WW8Num2">
              <text:list-item>
                <text:p text:style-name="P6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94604247171856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4604247200119" text:continue-numbering="true" text:style-name="WW8Num2">
              <text:list-item>
                <text:p text:style-name="P694">Field</text:p>
              </text:list-item>
            </text:list>
          </table:table-cell>
          <table:table-cell table:style-name="表格16.A5" office:value-type="string">
            <text:list xml:id="list94604248194082" text:continue-numbering="true" text:style-name="WW8Num2">
              <text:list-item>
                <text:p text:style-name="P694">Datatype</text:p>
              </text:list-item>
            </text:list>
          </table:table-cell>
          <table:table-cell table:style-name="表格16.A5" office:value-type="string">
            <text:list xml:id="list94604248203311" text:continue-numbering="true" text:style-name="WW8Num2">
              <text:list-item>
                <text:p text:style-name="P694">PK</text:p>
              </text:list-item>
            </text:list>
          </table:table-cell>
          <table:table-cell table:style-name="表格16.A5" office:value-type="string">
            <text:list xml:id="list94604248191883" text:continue-numbering="true" text:style-name="WW8Num2">
              <text:list-item>
                <text:p text:style-name="P694">UK</text:p>
              </text:list-item>
            </text:list>
          </table:table-cell>
          <table:table-cell table:style-name="表格16.A5" office:value-type="string">
            <text:list xml:id="list94604249192158" text:continue-numbering="true" text:style-name="WW8Num2">
              <text:list-item>
                <text:p text:style-name="P694">IDX</text:p>
              </text:list-item>
            </text:list>
          </table:table-cell>
          <table:table-cell table:style-name="表格16.A5" office:value-type="string">
            <text:list xml:id="list94604249199901" text:continue-numbering="true" text:style-name="WW8Num2">
              <text:list-item>
                <text:p text:style-name="P642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xml:id="list94604250185576" text:continue-numbering="true" text:style-name="WW8Num2">
              <text:list-item>
                <text:p text:style-name="P642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xml:id="list94604250179936" text:continue-numbering="true" text:style-name="WW8Num2">
              <text:list-item>
                <text:p text:style-name="P694">Description</text:p>
              </text:list-item>
            </text:list>
          </table:table-cell>
          <table:table-cell table:style-name="表格16.A5" office:value-type="string">
            <text:list xml:id="list94604250195424" text:continue-numbering="true" text:style-name="WW8Num2">
              <text:list-item>
                <text:p text:style-name="P694">Remarks</text:p>
              </text:list-item>
            </text:list>
          </table:table-cell>
          <table:table-cell table:style-name="表格16.J5" table:number-columns-spanned="3" office:value-type="string">
            <text:list xml:id="list94604251185499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4604251189157" text:continue-numbering="true" text:style-name="WW8Num2">
              <text:list-item>
                <text:p text:style-name="P860">OID</text:p>
              </text:list-item>
            </text:list>
          </table:table-cell>
          <table:table-cell table:style-name="表格16.A5" office:value-type="string">
            <text:list xml:id="list94604251186243" text:continue-numbering="true" text:style-name="WW8Num2">
              <text:list-item>
                <text:p text:style-name="P860">CHAR</text:p>
              </text:list-item>
            </text:list>
          </table:table-cell>
          <table:table-cell table:style-name="表格16.A5" office:value-type="string">
            <text:list xml:id="list94604252201450" text:continue-numbering="true" text:style-name="WW8Num2">
              <text:list-item>
                <text:p text:style-name="P860">Y</text:p>
              </text:list-item>
            </text:list>
          </table:table-cell>
          <table:table-cell table:style-name="表格16.A5" office:value-type="string">
            <text:list xml:id="list94604252191968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53191149" text:continue-numbering="true" text:style-name="WW8Num2">
              <text:list-item>
                <text:p text:style-name="P860"><text:s/></text:p>
              </text:list-item>
            </text:list>
          </table:table-cell>
          <table:table-cell table:style-name="表格16.A5" office:value-type="string">
            <text:list xml:id="list94604253191406" text:continue-numbering="true" text:style-name="WW8Num2">
              <text:list-item>
                <text:p text:style-name="P860">36</text:p>
              </text:list-item>
            </text:list>
          </table:table-cell>
          <table:table-cell table:style-name="表格16.A5" office:value-type="string">
            <text:list xml:id="list94604253188707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54179018" text:continue-numbering="true" text:style-name="WW8Num2">
              <text:list-item>
                <text:p text:style-name="P860">PK / UUID</text:p>
              </text:list-item>
            </text:list>
          </table:table-cell>
          <table:table-cell table:style-name="表格16.A5" office:value-type="string">
            <text:list xml:id="list94604254184688" text:continue-numbering="true" text:style-name="WW8Num2">
              <text:list-item>
                <text:p text:style-name="P860">Default java UUID</text:p>
              </text:list-item>
            </text:list>
          </table:table-cell>
          <table:table-cell table:style-name="表格16.J5" table:number-columns-spanned="3" office:value-type="string">
            <text:list xml:id="list94604254189600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4604255171994" text:continue-numbering="true" text:style-name="WW8Num2">
              <text:list-item>
                <text:p text:style-name="P996">ID</text:p>
              </text:list-item>
            </text:list>
          </table:table-cell>
          <table:table-cell table:style-name="表格16.A8" office:value-type="string">
            <text:list xml:id="list94604255192187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p text:style-name="P381">Y</text:p>
          </table:table-cell>
          <table:table-cell table:style-name="表格16.A8" office:value-type="string">
            <text:p text:style-name="P548">Y</text:p>
          </table:table-cell>
          <table:table-cell table:style-name="表格16.A8" office:value-type="string">
            <text:p text:style-name="P358">2<text:span text:style-name="T174">0</text:span></text:p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list xml:id="list94604257172954" text:continue-numbering="true" text:style-name="WW8Num2">
              <text:list-item>
                <text:p text:style-name="P1058"/>
              </text:list-item>
            </text:list>
          </table:table-cell>
          <table:table-cell table:style-name="表格16.A8" office:value-type="string">
            <text:p text:style-name="P418"/>
          </table:table-cell>
          <table:table-cell table:style-name="表格16.J5" table:number-columns-spanned="3" office:value-type="string">
            <text:list xml:id="list94604258194278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383">TITLE</text:p>
          </table:table-cell>
          <table:table-cell table:style-name="表格16.A8" office:value-type="string">
            <text:list xml:id="list94604258189436" text:continue-numbering="true" text:style-name="WW8Num2">
              <text:list-item>
                <text:p text:style-name="P861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1"/>
          </table:table-cell>
          <table:table-cell table:style-name="表格16.A8" office:value-type="string">
            <text:p text:style-name="P552">Y</text:p>
          </table:table-cell>
          <table:table-cell table:style-name="表格16.A8" office:value-type="string">
            <text:p text:style-name="P383">100</text:p>
          </table:table-cell>
          <table:table-cell table:style-name="表格16.A8" office:value-type="string">
            <text:p text:style-name="P348"/>
          </table:table-cell>
          <table:table-cell table:style-name="表格16.A8" office:value-type="string">
            <text:list xml:id="list94604260192955" text:continue-numbering="true" text:style-name="WW8Num2">
              <text:list-item>
                <text:p text:style-name="P1038"/>
              </text:list-item>
            </text:list>
          </table:table-cell>
          <table:table-cell table:style-name="表格16.A8" office:value-type="string">
            <text:p text:style-name="P418"/>
          </table:table-cell>
          <table:table-cell table:style-name="表格16.J5" table:number-columns-spanned="3" office:value-type="string">
            <text:list xml:id="list94604261191400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4604261191961" text:continue-numbering="true" text:style-name="WW8Num2">
              <text:list-item>
                <text:p text:style-name="P999">CONTENT</text:p>
              </text:list-item>
            </text:list>
          </table:table-cell>
          <table:table-cell table:style-name="表格16.A8" office:value-type="string">
            <text:list xml:id="list94604261183051" text:continue-numbering="true" text:style-name="WW8Num2">
              <text:list-item>
                <text:p text:style-name="P1000">TEXT</text:p>
              </text:list-item>
            </text:list>
          </table:table-cell>
          <table:table-cell table:style-name="表格16.A8" office:value-type="string">
            <text:list xml:id="list94604262175383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6.A8" office:value-type="string">
            <text:list xml:id="list94604262191290" text:continue-numbering="true" text:style-name="WW8Num2">
              <text:list-item>
                <text:p text:style-name="P956"/>
              </text:list-item>
            </text:list>
          </table:table-cell>
          <table:table-cell table:style-name="表格16.A8" office:value-type="string">
            <text:list xml:id="list9460426218442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6.A8" office:value-type="string">
            <text:list xml:id="list94604263171211" text:continue-numbering="true" text:style-name="WW8Num2">
              <text:list-item>
                <text:p text:style-name="P975"/>
              </text:list-item>
            </text:list>
          </table:table-cell>
          <table:table-cell table:style-name="表格16.A8" office:value-type="string">
            <text:list xml:id="list94604263193486" text:continue-numbering="true" text:style-name="WW8Num2">
              <text:list-item>
                <text:p text:style-name="P983"/>
              </text:list-item>
            </text:list>
          </table:table-cell>
          <table:table-cell table:style-name="表格16.A8" office:value-type="string">
            <text:list xml:id="list94604264191082" text:continue-numbering="true" text:style-name="WW8Num2">
              <text:list-item>
                <text:p text:style-name="P975"/>
              </text:list-item>
            </text:list>
          </table:table-cell>
          <table:table-cell table:style-name="表格16.A8" office:value-type="string">
            <text:list xml:id="list94604264181015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6.J5" table:number-columns-spanned="3" office:value-type="string">
            <text:list xml:id="list94604264177471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4604265202030" text:continue-numbering="true" text:style-name="WW8Num2">
              <text:list-item>
                <text:p text:style-name="P1001">DESCRIPTION</text:p>
              </text:list-item>
            </text:list>
          </table:table-cell>
          <table:table-cell table:style-name="表格16.A8" office:value-type="string">
            <text:list xml:id="list94604265201053" text:continue-numbering="true" text:style-name="WW8Num2">
              <text:list-item>
                <text:p text:style-name="P971">VARCHAR</text:p>
              </text:list-item>
            </text:list>
          </table:table-cell>
          <table:table-cell table:style-name="表格16.A8" office:value-type="string">
            <text:list xml:id="list9460426518311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6.A8" office:value-type="string">
            <text:list xml:id="list94604266182995" text:continue-numbering="true" text:style-name="WW8Num2">
              <text:list-item>
                <text:p text:style-name="P956"/>
              </text:list-item>
            </text:list>
          </table:table-cell>
          <table:table-cell table:style-name="表格16.A8" office:value-type="string">
            <text:list xml:id="list9460426618693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6.A8" office:value-type="string">
            <text:list xml:id="list94604266196631" text:continue-numbering="true" text:style-name="WW8Num2">
              <text:list-item>
                <text:p text:style-name="P1001">500</text:p>
              </text:list-item>
            </text:list>
          </table:table-cell>
          <table:table-cell table:style-name="表格16.A8" office:value-type="string">
            <text:list xml:id="list94604267186297" text:continue-numbering="true" text:style-name="WW8Num2">
              <text:list-item>
                <text:p text:style-name="P983"/>
              </text:list-item>
            </text:list>
          </table:table-cell>
          <table:table-cell table:style-name="表格16.A8" office:value-type="string">
            <text:list xml:id="list94604267189659" text:continue-numbering="true" text:style-name="WW8Num2">
              <text:list-item>
                <text:p text:style-name="P975"/>
              </text:list-item>
            </text:list>
          </table:table-cell>
          <table:table-cell table:style-name="表格16.A8" office:value-type="string">
            <text:list xml:id="list9460426819310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16.J5" table:number-columns-spanned="3" office:value-type="string">
            <text:list xml:id="list94604268202900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4604268176719" text:continue-numbering="true" text:style-name="WW8Num2">
              <text:list-item>
                <text:p text:style-name="P1002">SHOW_FLAG</text:p>
              </text:list-item>
            </text:list>
          </table:table-cell>
          <table:table-cell table:style-name="表格16.A8" office:value-type="string">
            <text:list xml:id="list94604269202300" text:continue-numbering="true" text:style-name="WW8Num2">
              <text:list-item>
                <text:p text:style-name="P972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1"/>
          </table:table-cell>
          <table:table-cell table:style-name="表格16.A8" office:value-type="string">
            <text:p text:style-name="P554">Y</text:p>
          </table:table-cell>
          <table:table-cell table:style-name="表格16.A8" office:value-type="string">
            <text:p text:style-name="P384">1</text:p>
          </table:table-cell>
          <table:table-cell table:style-name="表格16.A8" office:value-type="string">
            <text:list xml:id="list94604270201481" text:continue-numbering="true" text:style-name="WW8Num2">
              <text:list-item>
                <text:p text:style-name="P1003">Y</text:p>
              </text:list-item>
            </text:list>
          </table:table-cell>
          <table:table-cell table:style-name="表格16.A8" office:value-type="string">
            <text:list xml:id="list94604271175892" text:continue-numbering="true" text:style-name="WW8Num2">
              <text:list-item>
                <text:p text:style-name="P1050"/>
              </text:list-item>
            </text:list>
          </table:table-cell>
          <table:table-cell table:style-name="表格16.A8" office:value-type="string">
            <text:p text:style-name="P418"/>
          </table:table-cell>
          <table:table-cell table:style-name="表格16.J5" table:number-columns-spanned="3" office:value-type="string">
            <text:list xml:id="list94604271179986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4604271184425" text:continue-numbering="true" text:style-name="WW8Num2">
              <text:list-item>
                <text:p text:style-name="P860">CUSERID</text:p>
              </text:list-item>
            </text:list>
          </table:table-cell>
          <table:table-cell table:style-name="表格16.A5" office:value-type="string">
            <text:list xml:id="list94604272184159" text:continue-numbering="true" text:style-name="WW8Num2">
              <text:list-item>
                <text:p text:style-name="P860">VARCHAR</text:p>
              </text:list-item>
            </text:list>
          </table:table-cell>
          <table:table-cell table:style-name="表格16.A5" office:value-type="string">
            <text:list xml:id="list94604272201910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73175224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73189074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73190997" text:continue-numbering="true" text:style-name="WW8Num2">
              <text:list-item>
                <text:p text:style-name="P860">24</text:p>
              </text:list-item>
            </text:list>
          </table:table-cell>
          <table:table-cell table:style-name="表格16.A5" office:value-type="string">
            <text:list xml:id="list94604274176200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74194790" text:continue-numbering="true" text:style-name="WW8Num2">
              <text:list-item>
                <text:p text:style-name="P860">Create data user</text:p>
              </text:list-item>
            </text:list>
          </table:table-cell>
          <table:table-cell table:style-name="表格16.A5" office:value-type="string">
            <text:list xml:id="list94604274194840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J5" table:number-columns-spanned="3" office:value-type="string">
            <text:list xml:id="list94604275173908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4604275203102" text:continue-numbering="true" text:style-name="WW8Num2">
              <text:list-item>
                <text:p text:style-name="P860">CDATE</text:p>
              </text:list-item>
            </text:list>
          </table:table-cell>
          <table:table-cell table:style-name="表格16.A8" office:value-type="string">
            <text:list xml:id="list94604275192884" text:continue-numbering="true" text:style-name="WW8Num2">
              <text:list-item>
                <text:p text:style-name="P860">DATETIME</text:p>
              </text:list-item>
            </text:list>
          </table:table-cell>
          <table:table-cell table:style-name="表格16.A8" office:value-type="string">
            <text:list xml:id="list94604276176451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8" office:value-type="string">
            <text:list xml:id="list94604276188818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8" office:value-type="string">
            <text:list xml:id="list94604276190881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8" office:value-type="string">
            <text:list xml:id="list94604277200177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8" office:value-type="string">
            <text:list xml:id="list94604277202039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8" office:value-type="string">
            <text:list xml:id="list94604278189880" text:continue-numbering="true" text:style-name="WW8Num2">
              <text:list-item>
                <text:p text:style-name="P860">Create time</text:p>
              </text:list-item>
            </text:list>
          </table:table-cell>
          <table:table-cell table:style-name="表格16.A8" office:value-type="string">
            <text:list xml:id="list94604278178282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J5" table:number-columns-spanned="3" office:value-type="string">
            <text:list xml:id="list94604278183847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4604279201764" text:continue-numbering="true" text:style-name="WW8Num2">
              <text:list-item>
                <text:p text:style-name="P860">UUSERID</text:p>
              </text:list-item>
            </text:list>
          </table:table-cell>
          <table:table-cell table:style-name="表格16.A5" office:value-type="string">
            <text:list xml:id="list94604279187011" text:continue-numbering="true" text:style-name="WW8Num2">
              <text:list-item>
                <text:p text:style-name="P860">VARCHAR</text:p>
              </text:list-item>
            </text:list>
          </table:table-cell>
          <table:table-cell table:style-name="表格16.A5" office:value-type="string">
            <text:list xml:id="list94604279193680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0195679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0182974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0177962" text:continue-numbering="true" text:style-name="WW8Num2">
              <text:list-item>
                <text:p text:style-name="P860">24</text:p>
              </text:list-item>
            </text:list>
          </table:table-cell>
          <table:table-cell table:style-name="表格16.A5" office:value-type="string">
            <text:list xml:id="list94604281200830" text:continue-numbering="true" text:style-name="WW8Num2">
              <text:list-item>
                <text:p text:style-name="P860">null</text:p>
              </text:list-item>
            </text:list>
          </table:table-cell>
          <table:table-cell table:style-name="表格16.A5" office:value-type="string">
            <text:list xml:id="list94604281194856" text:continue-numbering="true" text:style-name="WW8Num2">
              <text:list-item>
                <text:p text:style-name="P860">Update date user</text:p>
              </text:list-item>
            </text:list>
          </table:table-cell>
          <table:table-cell table:style-name="表格16.A5" office:value-type="string">
            <text:list xml:id="list94604282176109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J5" table:number-columns-spanned="3" office:value-type="string">
            <text:list xml:id="list94604282200002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4604282177288" text:continue-numbering="true" text:style-name="WW8Num2">
              <text:list-item>
                <text:p text:style-name="P860">UDATE</text:p>
              </text:list-item>
            </text:list>
          </table:table-cell>
          <table:table-cell table:style-name="表格16.A5" office:value-type="string">
            <text:list xml:id="list94604283193621" text:continue-numbering="true" text:style-name="WW8Num2">
              <text:list-item>
                <text:p text:style-name="P860">DATETIME</text:p>
              </text:list-item>
            </text:list>
          </table:table-cell>
          <table:table-cell table:style-name="表格16.A5" office:value-type="string">
            <text:list xml:id="list94604283195013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3174559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4191359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4177989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A5" office:value-type="string">
            <text:list xml:id="list94604284183992" text:continue-numbering="true" text:style-name="WW8Num2">
              <text:list-item>
                <text:p text:style-name="P860">null</text:p>
              </text:list-item>
            </text:list>
          </table:table-cell>
          <table:table-cell table:style-name="表格16.A5" office:value-type="string">
            <text:list xml:id="list94604285184829" text:continue-numbering="true" text:style-name="WW8Num2">
              <text:list-item>
                <text:p text:style-name="P860">Update time</text:p>
              </text:list-item>
            </text:list>
          </table:table-cell>
          <table:table-cell table:style-name="表格16.A5" office:value-type="string">
            <text:list xml:id="list94604285195970" text:continue-numbering="true" text:style-name="WW8Num2">
              <text:list-item>
                <text:p text:style-name="P821"/>
              </text:list-item>
            </text:list>
          </table:table-cell>
          <table:table-cell table:style-name="表格16.J5" table:number-columns-spanned="3" office:value-type="string">
            <text:list xml:id="list94604285189543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</table:table-row>
      </table:table>
      <text:h text:style-name="P1080" text:outline-level="1"/>
      <text:p text:style-name="P32"/>
      <text:list xml:id="list94604286202506" text:continue-numbering="true" text:style-name="WW8Num2">
        <text:list-item>
          <text:h text:style-name="P1117" text:outline-level="1"><text:bookmark-start text:name="__RefHeading__19868_1954379867"/><text:span text:style-name="T77">ZL</text:span><text:span text:style-name="T73">_</text:span><text:span text:style-name="T80">COURSE_</text:span><text:span text:style-name="T81">READ</text:span><text:bookmark-end text:name="__RefHeading__19868_1954379867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94604287171550" text:continue-numbering="true" text:style-name="WW8Num2">
              <text:list-item>
                <text:p text:style-name="P669">Project</text:p>
              </text:list-item>
            </text:list>
          </table:table-cell>
          <table:table-cell table:style-name="表格29.A1" table:number-columns-spanned="6" office:value-type="string">
            <text:list xml:id="list94604287191768" text:continue-numbering="true" text:style-name="WW8Num2">
              <text:list-item>
                <text:p text:style-name="P7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94604288184316" text:continue-numbering="true" text:style-name="WW8Num2">
              <text:list-item>
                <text:p text:style-name="P669">Ver</text:p>
              </text:list-item>
            </text:list>
          </table:table-cell>
          <table:table-cell table:style-name="表格29.A1" office:value-type="string">
            <text:list xml:id="list94604288197254" text:continue-numbering="true" text:style-name="WW8Num2">
              <text:list-item>
                <text:p text:style-name="P721">0.<text:span text:style-name="T169">1</text:span></text:p>
              </text:list-item>
            </text:list>
          </table:table-cell>
          <table:table-cell table:style-name="表格29.J1" office:value-type="string">
            <text:list xml:id="list94604289178484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89182908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89185887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4604290202352" text:continue-numbering="true" text:style-name="WW8Num2">
              <text:list-item>
                <text:p text:style-name="P669">Maintain</text:p>
              </text:list-item>
            </text:list>
          </table:table-cell>
          <table:table-cell table:style-name="表格29.A2" table:number-columns-spanned="6" office:value-type="string">
            <text:list xml:id="list94604290198336" text:continue-numbering="true" text:style-name="WW8Num2">
              <text:list-item>
                <text:p text:style-name="P7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4604290184632" text:continue-numbering="true" text:style-name="WW8Num2">
              <text:list-item>
                <text:p text:style-name="P669">Date</text:p>
              </text:list-item>
            </text:list>
          </table:table-cell>
          <table:table-cell table:style-name="表格29.A2" office:value-type="string">
            <text:list xml:id="list94604291184835" text:continue-numbering="true" text:style-name="WW8Num2">
              <text:list-item>
                <text:p text:style-name="P721">201<text:span text:style-name="T169">7</text:span>/<text:span text:style-name="T147">11/13</text:span></text:p>
              </text:list-item>
            </text:list>
          </table:table-cell>
          <table:table-cell table:style-name="表格29.J1" office:value-type="string">
            <text:list xml:id="list94604291186298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91193596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92197621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4604292203389" text:continue-numbering="true" text:style-name="WW8Num2">
              <text:list-item>
                <text:p text:style-name="P669">Table</text:p>
              </text:list-item>
            </text:list>
          </table:table-cell>
          <table:table-cell table:style-name="表格29.A2" table:number-columns-spanned="6" office:value-type="string">
            <text:list xml:id="list94604292189818" text:continue-numbering="true" text:style-name="WW8Num2">
              <text:list-item>
                <text:p text:style-name="P793">zl_<text:span text:style-name="T173">course_re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4604293194999" text:continue-numbering="true" text:style-name="WW8Num2">
              <text:list-item>
                <text:p text:style-name="P669">DataBase</text:p>
              </text:list-item>
            </text:list>
          </table:table-cell>
          <table:table-cell table:style-name="表格29.A2" office:value-type="string">
            <text:list xml:id="list94604293178834" text:continue-numbering="true" text:style-name="WW8Num2">
              <text:list-item>
                <text:p text:style-name="P729">zenfile</text:p>
              </text:list-item>
            </text:list>
          </table:table-cell>
          <table:table-cell table:style-name="表格29.J1" office:value-type="string">
            <text:list xml:id="list94604293174018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94202652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94200127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94604294185971" text:continue-numbering="true" text:style-name="WW8Num2">
              <text:list-item>
                <text:p text:style-name="P669">Descript</text:p>
              </text:list-item>
            </text:list>
          </table:table-cell>
          <table:table-cell table:style-name="表格29.A4" table:number-columns-spanned="8" office:value-type="string">
            <text:list xml:id="list94604295181873" text:continue-numbering="true" text:style-name="WW8Num2">
              <text:list-item>
                <text:p text:style-name="P767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94604295194004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96200835" text:continue-numbering="true" text:style-name="WW8Num2">
              <text:list-item>
                <text:p text:style-name="P582"/>
              </text:list-item>
            </text:list>
          </table:table-cell>
          <table:table-cell table:style-name="表格29.K1" office:value-type="string">
            <text:list xml:id="list94604296200988" text:continue-numbering="true" text:style-name="WW8Num2">
              <text:list-item>
                <text:p text:style-name="P582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94604296195540" text:continue-numbering="true" text:style-name="WW8Num2">
              <text:list-item>
                <text:p text:style-name="P6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94604296203479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4604297193081" text:continue-numbering="true" text:style-name="WW8Num2">
              <text:list-item>
                <text:p text:style-name="P695">Field</text:p>
              </text:list-item>
            </text:list>
          </table:table-cell>
          <table:table-cell table:style-name="表格29.A5" office:value-type="string">
            <text:list xml:id="list94604297203006" text:continue-numbering="true" text:style-name="WW8Num2">
              <text:list-item>
                <text:p text:style-name="P695">Datatype</text:p>
              </text:list-item>
            </text:list>
          </table:table-cell>
          <table:table-cell table:style-name="表格29.A5" office:value-type="string">
            <text:list xml:id="list94604297196451" text:continue-numbering="true" text:style-name="WW8Num2">
              <text:list-item>
                <text:p text:style-name="P695">PK</text:p>
              </text:list-item>
            </text:list>
          </table:table-cell>
          <table:table-cell table:style-name="表格29.A5" office:value-type="string">
            <text:list xml:id="list94604298186315" text:continue-numbering="true" text:style-name="WW8Num2">
              <text:list-item>
                <text:p text:style-name="P695">UK</text:p>
              </text:list-item>
            </text:list>
          </table:table-cell>
          <table:table-cell table:style-name="表格29.A5" office:value-type="string">
            <text:list xml:id="list94604298202942" text:continue-numbering="true" text:style-name="WW8Num2">
              <text:list-item>
                <text:p text:style-name="P695">IDX</text:p>
              </text:list-item>
            </text:list>
          </table:table-cell>
          <table:table-cell table:style-name="表格29.A5" office:value-type="string">
            <text:list xml:id="list94604298192656" text:continue-numbering="true" text:style-name="WW8Num2">
              <text:list-item>
                <text:p text:style-name="P643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94604299191881" text:continue-numbering="true" text:style-name="WW8Num2">
              <text:list-item>
                <text:p text:style-name="P643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94604299175100" text:continue-numbering="true" text:style-name="WW8Num2">
              <text:list-item>
                <text:p text:style-name="P695">Description</text:p>
              </text:list-item>
            </text:list>
          </table:table-cell>
          <table:table-cell table:style-name="表格29.A5" office:value-type="string">
            <text:list xml:id="list94604300182396" text:continue-numbering="true" text:style-name="WW8Num2">
              <text:list-item>
                <text:p text:style-name="P695">Remarks</text:p>
              </text:list-item>
            </text:list>
          </table:table-cell>
          <table:table-cell table:style-name="表格29.J5" table:number-columns-spanned="3" office:value-type="string">
            <text:list xml:id="list94604300181154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4604301202667" text:continue-numbering="true" text:style-name="WW8Num2">
              <text:list-item>
                <text:p text:style-name="P862">OID</text:p>
              </text:list-item>
            </text:list>
          </table:table-cell>
          <table:table-cell table:style-name="表格29.A5" office:value-type="string">
            <text:list xml:id="list94604301189648" text:continue-numbering="true" text:style-name="WW8Num2">
              <text:list-item>
                <text:p text:style-name="P862">CHAR</text:p>
              </text:list-item>
            </text:list>
          </table:table-cell>
          <table:table-cell table:style-name="表格29.A5" office:value-type="string">
            <text:list xml:id="list94604301201873" text:continue-numbering="true" text:style-name="WW8Num2">
              <text:list-item>
                <text:p text:style-name="P862">Y</text:p>
              </text:list-item>
            </text:list>
          </table:table-cell>
          <table:table-cell table:style-name="表格29.A5" office:value-type="string">
            <text:list xml:id="list94604302173807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02202087" text:continue-numbering="true" text:style-name="WW8Num2">
              <text:list-item>
                <text:p text:style-name="P862"><text:s/></text:p>
              </text:list-item>
            </text:list>
          </table:table-cell>
          <table:table-cell table:style-name="表格29.A5" office:value-type="string">
            <text:list xml:id="list94604302195069" text:continue-numbering="true" text:style-name="WW8Num2">
              <text:list-item>
                <text:p text:style-name="P862">36</text:p>
              </text:list-item>
            </text:list>
          </table:table-cell>
          <table:table-cell table:style-name="表格29.A5" office:value-type="string">
            <text:list xml:id="list94604303203310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03194033" text:continue-numbering="true" text:style-name="WW8Num2">
              <text:list-item>
                <text:p text:style-name="P862">PK / UUID</text:p>
              </text:list-item>
            </text:list>
          </table:table-cell>
          <table:table-cell table:style-name="表格29.A5" office:value-type="string">
            <text:list xml:id="list94604304195353" text:continue-numbering="true" text:style-name="WW8Num2">
              <text:list-item>
                <text:p text:style-name="P862">Default java UUID</text:p>
              </text:list-item>
            </text:list>
          </table:table-cell>
          <table:table-cell table:style-name="表格29.J5" table:number-columns-spanned="3" office:value-type="string">
            <text:list xml:id="list94604304195065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94604304199484" text:continue-numbering="true" text:style-name="WW8Num2">
              <text:list-item>
                <text:p text:style-name="P997"><text:span text:style-name="T175">PERSON_</text:span>ID</text:p>
              </text:list-item>
            </text:list>
          </table:table-cell>
          <table:table-cell table:style-name="表格29.A8" office:value-type="string">
            <text:list xml:id="list94604305180985" text:continue-numbering="true" text:style-name="WW8Num2">
              <text:list-item>
                <text:p text:style-name="P862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2">Y</text:p>
          </table:table-cell>
          <table:table-cell table:style-name="表格29.A8" office:value-type="string">
            <text:p text:style-name="P550">Y</text:p>
          </table:table-cell>
          <table:table-cell table:style-name="表格29.A8" office:value-type="string">
            <text:p text:style-name="P360">2<text:span text:style-name="T175">4</text:span></text:p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list xml:id="list94604307186788" text:continue-numbering="true" text:style-name="WW8Num2">
              <text:list-item>
                <text:p text:style-name="P1059"/>
              </text:list-item>
            </text:list>
          </table:table-cell>
          <table:table-cell table:style-name="表格29.A8" office:value-type="string">
            <text:p text:style-name="P419"/>
          </table:table-cell>
          <table:table-cell table:style-name="表格29.J5" table:number-columns-spanned="3" office:value-type="string">
            <text:list xml:id="list94604307203443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6">COURSE_ID</text:p>
          </table:table-cell>
          <table:table-cell table:style-name="表格29.A8" office:value-type="string">
            <text:list xml:id="list94604308183366" text:continue-numbering="true" text:style-name="WW8Num2">
              <text:list-item>
                <text:p text:style-name="P862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5">Y</text:p>
          </table:table-cell>
          <table:table-cell table:style-name="表格29.A8" office:value-type="string">
            <text:p text:style-name="P553">Y</text:p>
          </table:table-cell>
          <table:table-cell table:style-name="表格29.A8" office:value-type="string">
            <text:p text:style-name="P386">20</text:p>
          </table:table-cell>
          <table:table-cell table:style-name="表格29.A8" office:value-type="string">
            <text:p text:style-name="P349"/>
          </table:table-cell>
          <table:table-cell table:style-name="表格29.A8" office:value-type="string">
            <text:list xml:id="list94604310200062" text:continue-numbering="true" text:style-name="WW8Num2">
              <text:list-item>
                <text:p text:style-name="P1039"/>
              </text:list-item>
            </text:list>
          </table:table-cell>
          <table:table-cell table:style-name="表格29.A8" office:value-type="string">
            <text:p text:style-name="P419"/>
          </table:table-cell>
          <table:table-cell table:style-name="表格29.J5" table:number-columns-spanned="3" office:value-type="string">
            <text:list xml:id="list94604310191343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4604311180864" text:continue-numbering="true" text:style-name="WW8Num2">
              <text:list-item>
                <text:p text:style-name="P862">CUSERID</text:p>
              </text:list-item>
            </text:list>
          </table:table-cell>
          <table:table-cell table:style-name="表格29.A5" office:value-type="string">
            <text:list xml:id="list94604311174483" text:continue-numbering="true" text:style-name="WW8Num2">
              <text:list-item>
                <text:p text:style-name="P862">VARCHAR</text:p>
              </text:list-item>
            </text:list>
          </table:table-cell>
          <table:table-cell table:style-name="表格29.A5" office:value-type="string">
            <text:list xml:id="list94604311176821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2201389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2171352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2190354" text:continue-numbering="true" text:style-name="WW8Num2">
              <text:list-item>
                <text:p text:style-name="P862">24</text:p>
              </text:list-item>
            </text:list>
          </table:table-cell>
          <table:table-cell table:style-name="表格29.A5" office:value-type="string">
            <text:list xml:id="list94604313183395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3199906" text:continue-numbering="true" text:style-name="WW8Num2">
              <text:list-item>
                <text:p text:style-name="P862">Create data user</text:p>
              </text:list-item>
            </text:list>
          </table:table-cell>
          <table:table-cell table:style-name="表格29.A5" office:value-type="string">
            <text:list xml:id="list94604313201282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J5" table:number-columns-spanned="3" office:value-type="string">
            <text:list xml:id="list94604314176764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94604314193008" text:continue-numbering="true" text:style-name="WW8Num2">
              <text:list-item>
                <text:p text:style-name="P862">CDATE</text:p>
              </text:list-item>
            </text:list>
          </table:table-cell>
          <table:table-cell table:style-name="表格29.A8" office:value-type="string">
            <text:list xml:id="list94604314196514" text:continue-numbering="true" text:style-name="WW8Num2">
              <text:list-item>
                <text:p text:style-name="P862">DATETIME</text:p>
              </text:list-item>
            </text:list>
          </table:table-cell>
          <table:table-cell table:style-name="表格29.A8" office:value-type="string">
            <text:list xml:id="list94604315175373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8" office:value-type="string">
            <text:list xml:id="list94604315176436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8" office:value-type="string">
            <text:list xml:id="list94604316200636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8" office:value-type="string">
            <text:list xml:id="list94604316180892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8" office:value-type="string">
            <text:list xml:id="list94604316184385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8" office:value-type="string">
            <text:list xml:id="list94604317180082" text:continue-numbering="true" text:style-name="WW8Num2">
              <text:list-item>
                <text:p text:style-name="P862">Create time</text:p>
              </text:list-item>
            </text:list>
          </table:table-cell>
          <table:table-cell table:style-name="表格29.A8" office:value-type="string">
            <text:list xml:id="list94604317182454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J5" table:number-columns-spanned="3" office:value-type="string">
            <text:list xml:id="list94604317199384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4604318181077" text:continue-numbering="true" text:style-name="WW8Num2">
              <text:list-item>
                <text:p text:style-name="P862">UUSERID</text:p>
              </text:list-item>
            </text:list>
          </table:table-cell>
          <table:table-cell table:style-name="表格29.A5" office:value-type="string">
            <text:list xml:id="list94604318201504" text:continue-numbering="true" text:style-name="WW8Num2">
              <text:list-item>
                <text:p text:style-name="P862">VARCHAR</text:p>
              </text:list-item>
            </text:list>
          </table:table-cell>
          <table:table-cell table:style-name="表格29.A5" office:value-type="string">
            <text:list xml:id="list94604318202282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9187197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9192802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19184580" text:continue-numbering="true" text:style-name="WW8Num2">
              <text:list-item>
                <text:p text:style-name="P862">24</text:p>
              </text:list-item>
            </text:list>
          </table:table-cell>
          <table:table-cell table:style-name="表格29.A5" office:value-type="string">
            <text:list xml:id="list94604320203226" text:continue-numbering="true" text:style-name="WW8Num2">
              <text:list-item>
                <text:p text:style-name="P862">null</text:p>
              </text:list-item>
            </text:list>
          </table:table-cell>
          <table:table-cell table:style-name="表格29.A5" office:value-type="string">
            <text:list xml:id="list94604320187990" text:continue-numbering="true" text:style-name="WW8Num2">
              <text:list-item>
                <text:p text:style-name="P862">Update date user</text:p>
              </text:list-item>
            </text:list>
          </table:table-cell>
          <table:table-cell table:style-name="表格29.A5" office:value-type="string">
            <text:list xml:id="list94604321191128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J5" table:number-columns-spanned="3" office:value-type="string">
            <text:list xml:id="list94604321185504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4604321185937" text:continue-numbering="true" text:style-name="WW8Num2">
              <text:list-item>
                <text:p text:style-name="P862">UDATE</text:p>
              </text:list-item>
            </text:list>
          </table:table-cell>
          <table:table-cell table:style-name="表格29.A5" office:value-type="string">
            <text:list xml:id="list94604322200022" text:continue-numbering="true" text:style-name="WW8Num2">
              <text:list-item>
                <text:p text:style-name="P862">DATETIME</text:p>
              </text:list-item>
            </text:list>
          </table:table-cell>
          <table:table-cell table:style-name="表格29.A5" office:value-type="string">
            <text:list xml:id="list94604322197040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22175958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23180596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23182361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A5" office:value-type="string">
            <text:list xml:id="list94604323200865" text:continue-numbering="true" text:style-name="WW8Num2">
              <text:list-item>
                <text:p text:style-name="P862">null</text:p>
              </text:list-item>
            </text:list>
          </table:table-cell>
          <table:table-cell table:style-name="表格29.A5" office:value-type="string">
            <text:list xml:id="list94604324172752" text:continue-numbering="true" text:style-name="WW8Num2">
              <text:list-item>
                <text:p text:style-name="P862">Update time</text:p>
              </text:list-item>
            </text:list>
          </table:table-cell>
          <table:table-cell table:style-name="表格29.A5" office:value-type="string">
            <text:list xml:id="list94604324189786" text:continue-numbering="true" text:style-name="WW8Num2">
              <text:list-item>
                <text:p text:style-name="P822"/>
              </text:list-item>
            </text:list>
          </table:table-cell>
          <table:table-cell table:style-name="表格29.J5" table:number-columns-spanned="3" office:value-type="string">
            <text:list xml:id="list94604324181228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</table:table-row>
      </table:table>
      <text:h text:style-name="P1081" text:outline-level="1"/>
      <text:p text:style-name="P29"/>
      <text:list xml:id="list94604325180567" text:continue-numbering="true" text:style-name="WW8Num2">
        <text:list-item>
          <text:h text:style-name="P1118" text:outline-level="1"><text:bookmark-start text:name="__RefHeading__20683_1430342254"/><text:soft-page-break/><text:span text:style-name="T77">ZL</text:span><text:span text:style-name="T73">_</text:span><text:span text:style-name="T82">BLOOD_PRESSURE</text:span><text:bookmark-end text:name="__RefHeading__20683_143034225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94604326203423" text:continue-numbering="true" text:style-name="WW8Num2">
              <text:list-item>
                <text:p text:style-name="P670">Project</text:p>
              </text:list-item>
            </text:list>
          </table:table-cell>
          <table:table-cell table:style-name="表格30.A1" table:number-columns-spanned="6" office:value-type="string">
            <text:list xml:id="list94604326197469" text:continue-numbering="true" text:style-name="WW8Num2">
              <text:list-item>
                <text:p text:style-name="P7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94604327192464" text:continue-numbering="true" text:style-name="WW8Num2">
              <text:list-item>
                <text:p text:style-name="P670">Ver</text:p>
              </text:list-item>
            </text:list>
          </table:table-cell>
          <table:table-cell table:style-name="表格30.A1" office:value-type="string">
            <text:list xml:id="list94604327190753" text:continue-numbering="true" text:style-name="WW8Num2">
              <text:list-item>
                <text:p text:style-name="P722">0.<text:span text:style-name="T169">1</text:span></text:p>
              </text:list-item>
            </text:list>
          </table:table-cell>
          <table:table-cell table:style-name="表格30.J1" office:value-type="string">
            <text:list xml:id="list94604327190754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28191857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28178939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4604328183466" text:continue-numbering="true" text:style-name="WW8Num2">
              <text:list-item>
                <text:p text:style-name="P670">Maintain</text:p>
              </text:list-item>
            </text:list>
          </table:table-cell>
          <table:table-cell table:style-name="表格30.A2" table:number-columns-spanned="6" office:value-type="string">
            <text:list xml:id="list94604329183210" text:continue-numbering="true" text:style-name="WW8Num2">
              <text:list-item>
                <text:p text:style-name="P7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4604329199093" text:continue-numbering="true" text:style-name="WW8Num2">
              <text:list-item>
                <text:p text:style-name="P670">Date</text:p>
              </text:list-item>
            </text:list>
          </table:table-cell>
          <table:table-cell table:style-name="表格30.A2" office:value-type="string">
            <text:list xml:id="list94604329186592" text:continue-numbering="true" text:style-name="WW8Num2">
              <text:list-item>
                <text:p text:style-name="P722">201<text:span text:style-name="T169">7</text:span>/<text:span text:style-name="T147">11/14</text:span></text:p>
              </text:list-item>
            </text:list>
          </table:table-cell>
          <table:table-cell table:style-name="表格30.J1" office:value-type="string">
            <text:list xml:id="list94604330188458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30195035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31177224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4604331191472" text:continue-numbering="true" text:style-name="WW8Num2">
              <text:list-item>
                <text:p text:style-name="P670">Table</text:p>
              </text:list-item>
            </text:list>
          </table:table-cell>
          <table:table-cell table:style-name="表格30.A2" table:number-columns-spanned="6" office:value-type="string">
            <text:list xml:id="list94604331186333" text:continue-numbering="true" text:style-name="WW8Num2">
              <text:list-item>
                <text:p text:style-name="P794">zl_<text:span text:style-name="T176">blood_pressur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4604332181334" text:continue-numbering="true" text:style-name="WW8Num2">
              <text:list-item>
                <text:p text:style-name="P670">DataBase</text:p>
              </text:list-item>
            </text:list>
          </table:table-cell>
          <table:table-cell table:style-name="表格30.A2" office:value-type="string">
            <text:list xml:id="list94604332193374" text:continue-numbering="true" text:style-name="WW8Num2">
              <text:list-item>
                <text:p text:style-name="P730">zenfile</text:p>
              </text:list-item>
            </text:list>
          </table:table-cell>
          <table:table-cell table:style-name="表格30.J1" office:value-type="string">
            <text:list xml:id="list94604332178529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33171189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33198293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94604333176531" text:continue-numbering="true" text:style-name="WW8Num2">
              <text:list-item>
                <text:p text:style-name="P670">Descript</text:p>
              </text:list-item>
            </text:list>
          </table:table-cell>
          <table:table-cell table:style-name="表格30.A4" table:number-columns-spanned="8" office:value-type="string">
            <text:list xml:id="list94604334182830" text:continue-numbering="true" text:style-name="WW8Num2">
              <text:list-item>
                <text:p text:style-name="P768">zenlife <text:span text:style-name="T176">blood pressure for p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94604334194892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34192533" text:continue-numbering="true" text:style-name="WW8Num2">
              <text:list-item>
                <text:p text:style-name="P583"/>
              </text:list-item>
            </text:list>
          </table:table-cell>
          <table:table-cell table:style-name="表格30.K1" office:value-type="string">
            <text:list xml:id="list94604335193151" text:continue-numbering="true" text:style-name="WW8Num2">
              <text:list-item>
                <text:p text:style-name="P583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94604335171359" text:continue-numbering="true" text:style-name="WW8Num2">
              <text:list-item>
                <text:p text:style-name="P6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94604335201500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4604336190651" text:continue-numbering="true" text:style-name="WW8Num2">
              <text:list-item>
                <text:p text:style-name="P696">Field</text:p>
              </text:list-item>
            </text:list>
          </table:table-cell>
          <table:table-cell table:style-name="表格30.A5" office:value-type="string">
            <text:list xml:id="list94604336177546" text:continue-numbering="true" text:style-name="WW8Num2">
              <text:list-item>
                <text:p text:style-name="P696">Datatype</text:p>
              </text:list-item>
            </text:list>
          </table:table-cell>
          <table:table-cell table:style-name="表格30.A5" office:value-type="string">
            <text:list xml:id="list94604336184202" text:continue-numbering="true" text:style-name="WW8Num2">
              <text:list-item>
                <text:p text:style-name="P696">PK</text:p>
              </text:list-item>
            </text:list>
          </table:table-cell>
          <table:table-cell table:style-name="表格30.A5" office:value-type="string">
            <text:list xml:id="list94604337197618" text:continue-numbering="true" text:style-name="WW8Num2">
              <text:list-item>
                <text:p text:style-name="P696">UK</text:p>
              </text:list-item>
            </text:list>
          </table:table-cell>
          <table:table-cell table:style-name="表格30.A5" office:value-type="string">
            <text:list xml:id="list94604337201841" text:continue-numbering="true" text:style-name="WW8Num2">
              <text:list-item>
                <text:p text:style-name="P696">IDX</text:p>
              </text:list-item>
            </text:list>
          </table:table-cell>
          <table:table-cell table:style-name="表格30.A5" office:value-type="string">
            <text:list xml:id="list94604337195329" text:continue-numbering="true" text:style-name="WW8Num2">
              <text:list-item>
                <text:p text:style-name="P644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94604338187290" text:continue-numbering="true" text:style-name="WW8Num2">
              <text:list-item>
                <text:p text:style-name="P644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94604338173984" text:continue-numbering="true" text:style-name="WW8Num2">
              <text:list-item>
                <text:p text:style-name="P696">Description</text:p>
              </text:list-item>
            </text:list>
          </table:table-cell>
          <table:table-cell table:style-name="表格30.A5" office:value-type="string">
            <text:list xml:id="list94604339178704" text:continue-numbering="true" text:style-name="WW8Num2">
              <text:list-item>
                <text:p text:style-name="P696">Remarks</text:p>
              </text:list-item>
            </text:list>
          </table:table-cell>
          <table:table-cell table:style-name="表格30.J5" table:number-columns-spanned="3" office:value-type="string">
            <text:list xml:id="list94604339171882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4604339186575" text:continue-numbering="true" text:style-name="WW8Num2">
              <text:list-item>
                <text:p text:style-name="P863">OID</text:p>
              </text:list-item>
            </text:list>
          </table:table-cell>
          <table:table-cell table:style-name="表格30.A5" office:value-type="string">
            <text:list xml:id="list94604340193010" text:continue-numbering="true" text:style-name="WW8Num2">
              <text:list-item>
                <text:p text:style-name="P863">CHAR</text:p>
              </text:list-item>
            </text:list>
          </table:table-cell>
          <table:table-cell table:style-name="表格30.A5" office:value-type="string">
            <text:list xml:id="list94604340201090" text:continue-numbering="true" text:style-name="WW8Num2">
              <text:list-item>
                <text:p text:style-name="P863">Y</text:p>
              </text:list-item>
            </text:list>
          </table:table-cell>
          <table:table-cell table:style-name="表格30.A5" office:value-type="string">
            <text:list xml:id="list94604341196885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41186886" text:continue-numbering="true" text:style-name="WW8Num2">
              <text:list-item>
                <text:p text:style-name="P863"><text:s/></text:p>
              </text:list-item>
            </text:list>
          </table:table-cell>
          <table:table-cell table:style-name="表格30.A5" office:value-type="string">
            <text:list xml:id="list94604341188644" text:continue-numbering="true" text:style-name="WW8Num2">
              <text:list-item>
                <text:p text:style-name="P863">36</text:p>
              </text:list-item>
            </text:list>
          </table:table-cell>
          <table:table-cell table:style-name="表格30.A5" office:value-type="string">
            <text:list xml:id="list94604342179496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42173044" text:continue-numbering="true" text:style-name="WW8Num2">
              <text:list-item>
                <text:p text:style-name="P863">PK / UUID</text:p>
              </text:list-item>
            </text:list>
          </table:table-cell>
          <table:table-cell table:style-name="表格30.A5" office:value-type="string">
            <text:list xml:id="list94604342184891" text:continue-numbering="true" text:style-name="WW8Num2">
              <text:list-item>
                <text:p text:style-name="P863">Default java UUID</text:p>
              </text:list-item>
            </text:list>
          </table:table-cell>
          <table:table-cell table:style-name="表格30.J5" table:number-columns-spanned="3" office:value-type="string">
            <text:list xml:id="list94604343188178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94604343193145" text:continue-numbering="true" text:style-name="WW8Num2">
              <text:list-item>
                <text:p text:style-name="P998"><text:span text:style-name="T175">PERSON_</text:span>ID</text:p>
              </text:list-item>
            </text:list>
          </table:table-cell>
          <table:table-cell table:style-name="表格30.A8" office:value-type="string">
            <text:list xml:id="list94604343182188" text:continue-numbering="true" text:style-name="WW8Num2">
              <text:list-item>
                <text:p text:style-name="P863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>Y</text:p>
          </table:table-cell>
          <table:table-cell table:style-name="表格30.A8" office:value-type="string">
            <text:p text:style-name="P551">Y</text:p>
          </table:table-cell>
          <table:table-cell table:style-name="表格30.A8" office:value-type="string">
            <text:p text:style-name="P361">2<text:span text:style-name="T175">4</text:span></text:p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list xml:id="list94604345172620" text:continue-numbering="true" text:style-name="WW8Num2">
              <text:list-item>
                <text:p text:style-name="P1060"/>
              </text:list-item>
            </text:list>
          </table:table-cell>
          <table:table-cell table:style-name="表格30.A8" office:value-type="string">
            <text:p text:style-name="P420"/>
          </table:table-cell>
          <table:table-cell table:style-name="表格30.J5" table:number-columns-spanned="3" office:value-type="string">
            <text:list xml:id="list94604346174704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7">LOG_DATE</text:p>
          </table:table-cell>
          <table:table-cell table:style-name="表格30.A8" office:value-type="string">
            <text:list xml:id="list94604347202220" text:continue-numbering="true" text:style-name="WW8Num2">
              <text:list-item>
                <text:p text:style-name="P864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>Y</text:p>
          </table:table-cell>
          <table:table-cell table:style-name="表格30.A8" office:value-type="string">
            <text:p text:style-name="P555">Y</text:p>
          </table:table-cell>
          <table:table-cell table:style-name="表格30.A8" office:value-type="string">
            <text:p text:style-name="P387">8</text:p>
          </table:table-cell>
          <table:table-cell table:style-name="表格30.A8" office:value-type="string">
            <text:p text:style-name="P350"/>
          </table:table-cell>
          <table:table-cell table:style-name="表格30.A8" office:value-type="string">
            <text:list xml:id="list94604348173036" text:continue-numbering="true" text:style-name="WW8Num2">
              <text:list-item>
                <text:p text:style-name="P1061">201712<text:span text:style-name="T178">05</text:span></text:p>
              </text:list-item>
            </text:list>
          </table:table-cell>
          <table:table-cell table:style-name="表格30.A8" office:value-type="string">
            <text:p text:style-name="P420"/>
          </table:table-cell>
          <table:table-cell table:style-name="表格30.J5" table:number-columns-spanned="3" office:value-type="string">
            <text:list xml:id="list94604349177151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SBP</text:p>
          </table:table-cell>
          <table:table-cell table:style-name="表格30.A8" office:value-type="string">
            <text:list xml:id="list94604350201531" text:continue-numbering="true" text:style-name="WW8Num2">
              <text:list-item>
                <text:p text:style-name="P1004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5"/>
          </table:table-cell>
          <table:table-cell table:style-name="表格30.A8" office:value-type="string">
            <text:p text:style-name="P389">3</text:p>
          </table:table-cell>
          <table:table-cell table:style-name="表格30.A8" office:value-type="string">
            <text:p text:style-name="P391">0</text:p>
          </table:table-cell>
          <table:table-cell table:style-name="表格30.A8" office:value-type="string">
            <text:list xml:id="list94604352183832" text:continue-numbering="true" text:style-name="WW8Num2">
              <text:list-item>
                <text:p text:style-name="P617"><text:span text:style-name="T180">0 ~ 999 , </text:span><text:span text:style-name="T179">systolic blood pressure , SBP</text:span> </text:p>
              </text:list-item>
            </text:list>
          </table:table-cell>
          <table:table-cell table:style-name="表格30.A8" office:value-type="string">
            <text:p text:style-name="P429"><text:span text:style-name="T30">收縮</text:span>100 ~ 119</text:p>
          </table:table-cell>
          <table:table-cell table:style-name="表格30.J5" table:number-columns-spanned="3" office:value-type="string">
            <text:list xml:id="list94604353179966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DBP</text:p>
          </table:table-cell>
          <table:table-cell table:style-name="表格30.A8" office:value-type="string">
            <text:list xml:id="list94604353181831" text:continue-numbering="true" text:style-name="WW8Num2">
              <text:list-item>
                <text:p text:style-name="P1005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5"/>
          </table:table-cell>
          <table:table-cell table:style-name="表格30.A8" office:value-type="string">
            <text:p text:style-name="P390">3</text:p>
          </table:table-cell>
          <table:table-cell table:style-name="表格30.A8" office:value-type="string">
            <text:p text:style-name="P391">0</text:p>
          </table:table-cell>
          <table:table-cell table:style-name="表格30.A8" office:value-type="string">
            <text:list xml:id="list94604355173872" text:continue-numbering="true" text:style-name="WW8Num2">
              <text:list-item>
                <text:p text:style-name="P618"><text:span text:style-name="T181">0 ~ 999 , </text:span><text:span text:style-name="T179">diastolic blood pressure , DBP</text:span> </text:p>
              </text:list-item>
            </text:list>
          </table:table-cell>
          <table:table-cell table:style-name="表格30.A8" office:value-type="string">
            <text:p text:style-name="P480">舒張 <text:span text:style-name="T177">65 ~ 79</text:span></text:p>
          </table:table-cell>
          <table:table-cell table:style-name="表格30.J5" table:number-columns-spanned="3" office:value-type="string">
            <text:list xml:id="list94604356184858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2">PULSE</text:p>
          </table:table-cell>
          <table:table-cell table:style-name="表格30.A8" office:value-type="string">
            <text:list xml:id="list94604357201372" text:continue-numbering="true" text:style-name="WW8Num2">
              <text:list-item>
                <text:p text:style-name="P1006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5"/>
          </table:table-cell>
          <table:table-cell table:style-name="表格30.A8" office:value-type="string">
            <text:p text:style-name="P392">3</text:p>
          </table:table-cell>
          <table:table-cell table:style-name="表格30.A8" office:value-type="string">
            <text:p text:style-name="P393">0</text:p>
          </table:table-cell>
          <table:table-cell table:style-name="表格30.A8" office:value-type="string">
            <text:list xml:id="list94604358184003" text:continue-numbering="true" text:style-name="WW8Num2">
              <text:list-item>
                <text:p text:style-name="P1062">0 ~ 999</text:p>
              </text:list-item>
            </text:list>
          </table:table-cell>
          <table:table-cell table:style-name="表格30.A8" office:value-type="string">
            <text:p text:style-name="P480">脈搏</text:p>
          </table:table-cell>
          <table:table-cell table:style-name="表格30.J5" table:number-columns-spanned="3" office:value-type="string">
            <text:list xml:id="list94604359171259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5">TIME_PERIOD</text:p>
          </table:table-cell>
          <table:table-cell table:style-name="表格30.A8" office:value-type="string">
            <text:list xml:id="list94604360194360" text:continue-numbering="true" text:style-name="WW8Num2">
              <text:list-item>
                <text:p text:style-name="P1007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1008">Y</text:p>
          </table:table-cell>
          <table:table-cell table:style-name="表格30.A8" office:value-type="string">
            <text:p text:style-name="P555"/>
          </table:table-cell>
          <table:table-cell table:style-name="表格30.A8" office:value-type="string">
            <text:p text:style-name="P395">1</text:p>
          </table:table-cell>
          <table:table-cell table:style-name="表格30.A8" office:value-type="string">
            <text:p text:style-name="P396">'1'</text:p>
          </table:table-cell>
          <table:table-cell table:style-name="表格30.A8" office:value-type="string">
            <text:list xml:id="list94604361193284" text:continue-numbering="true" text:style-name="WW8Num2">
              <text:list-item>
                <text:p text:style-name="P1063">1: <text:span text:style-name="T182">00~06</text:span>, 2: <text:span text:style-name="T182">06~12</text:span>, 3: <text:span text:style-name="T182">12 ~18</text:span>, 4: <text:span text:style-name="T182">18 ~ 24</text:span></text:p>
              </text:list-item>
            </text:list>
          </table:table-cell>
          <table:table-cell table:style-name="表格30.A8" office:value-type="string">
            <text:p text:style-name="P481">1,2,3,4</text:p>
          </table:table-cell>
          <table:table-cell table:style-name="表格30.J5" table:number-columns-spanned="3" office:value-type="string">
            <text:list xml:id="list94604363201864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5">DESCRIPTION</text:p>
          </table:table-cell>
          <table:table-cell table:style-name="表格30.A8" office:value-type="string">
            <text:list xml:id="list94604363201714" text:continue-numbering="true" text:style-name="WW8Num2">
              <text:list-item>
                <text:p text:style-name="P1007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5"/>
          </table:table-cell>
          <table:table-cell table:style-name="表格30.A8" office:value-type="string">
            <text:p text:style-name="P395">500</text:p>
          </table:table-cell>
          <table:table-cell table:style-name="表格30.A8" office:value-type="string">
            <text:p text:style-name="P396">null</text:p>
          </table:table-cell>
          <table:table-cell table:style-name="表格30.A8" office:value-type="string">
            <text:list xml:id="list94604365180676" text:continue-numbering="true" text:style-name="WW8Num2">
              <text:list-item>
                <text:p text:style-name="P1062"/>
              </text:list-item>
            </text:list>
          </table:table-cell>
          <table:table-cell table:style-name="表格30.A8" office:value-type="string">
            <text:p text:style-name="P480"/>
          </table:table-cell>
          <table:table-cell table:style-name="表格30.J5" table:number-columns-spanned="3" office:value-type="string">
            <text:list xml:id="list94604366191567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4604366190496" text:continue-numbering="true" text:style-name="WW8Num2">
              <text:list-item>
                <text:p text:style-name="P863">CUSERID</text:p>
              </text:list-item>
            </text:list>
          </table:table-cell>
          <table:table-cell table:style-name="表格30.A5" office:value-type="string">
            <text:list xml:id="list94604366195587" text:continue-numbering="true" text:style-name="WW8Num2">
              <text:list-item>
                <text:p text:style-name="P863">VARCHAR</text:p>
              </text:list-item>
            </text:list>
          </table:table-cell>
          <table:table-cell table:style-name="表格30.A5" office:value-type="string">
            <text:list xml:id="list94604367195906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67199166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67171218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68178667" text:continue-numbering="true" text:style-name="WW8Num2">
              <text:list-item>
                <text:p text:style-name="P863">24</text:p>
              </text:list-item>
            </text:list>
          </table:table-cell>
          <table:table-cell table:style-name="表格30.A5" office:value-type="string">
            <text:list xml:id="list94604368171981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69179414" text:continue-numbering="true" text:style-name="WW8Num2">
              <text:list-item>
                <text:p text:style-name="P863">Create data user</text:p>
              </text:list-item>
            </text:list>
          </table:table-cell>
          <table:table-cell table:style-name="表格30.A5" office:value-type="string">
            <text:list xml:id="list94604369173860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J5" table:number-columns-spanned="3" office:value-type="string">
            <text:list xml:id="list94604369187305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94604370195766" text:continue-numbering="true" text:style-name="WW8Num2">
              <text:list-item>
                <text:p text:style-name="P863">CDATE</text:p>
              </text:list-item>
            </text:list>
          </table:table-cell>
          <table:table-cell table:style-name="表格30.A8" office:value-type="string">
            <text:list xml:id="list94604370185070" text:continue-numbering="true" text:style-name="WW8Num2">
              <text:list-item>
                <text:p text:style-name="P863">DATETIME</text:p>
              </text:list-item>
            </text:list>
          </table:table-cell>
          <table:table-cell table:style-name="表格30.A8" office:value-type="string">
            <text:list xml:id="list94604371197791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8" office:value-type="string">
            <text:list xml:id="list94604371192819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8" office:value-type="string">
            <text:list xml:id="list94604371199279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8" office:value-type="string">
            <text:list xml:id="list94604372177670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8" office:value-type="string">
            <text:list xml:id="list94604372184530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8" office:value-type="string">
            <text:list xml:id="list94604373187751" text:continue-numbering="true" text:style-name="WW8Num2">
              <text:list-item>
                <text:p text:style-name="P863">Create time</text:p>
              </text:list-item>
            </text:list>
          </table:table-cell>
          <table:table-cell table:style-name="表格30.A8" office:value-type="string">
            <text:list xml:id="list94604373180135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J5" table:number-columns-spanned="3" office:value-type="string">
            <text:list xml:id="list94604373189466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4604374175002" text:continue-numbering="true" text:style-name="WW8Num2">
              <text:list-item>
                <text:p text:style-name="P863">UUSERID</text:p>
              </text:list-item>
            </text:list>
          </table:table-cell>
          <table:table-cell table:style-name="表格30.A5" office:value-type="string">
            <text:list xml:id="list94604374176964" text:continue-numbering="true" text:style-name="WW8Num2">
              <text:list-item>
                <text:p text:style-name="P863">VARCHAR</text:p>
              </text:list-item>
            </text:list>
          </table:table-cell>
          <table:table-cell table:style-name="表格30.A5" office:value-type="string">
            <text:list xml:id="list94604374183223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5185911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5185504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5193370" text:continue-numbering="true" text:style-name="WW8Num2">
              <text:list-item>
                <text:p text:style-name="P863">24</text:p>
              </text:list-item>
            </text:list>
          </table:table-cell>
          <table:table-cell table:style-name="表格30.A5" office:value-type="string">
            <text:list xml:id="list94604376175677" text:continue-numbering="true" text:style-name="WW8Num2">
              <text:list-item>
                <text:p text:style-name="P863">null</text:p>
              </text:list-item>
            </text:list>
          </table:table-cell>
          <table:table-cell table:style-name="表格30.A5" office:value-type="string">
            <text:list xml:id="list94604376182670" text:continue-numbering="true" text:style-name="WW8Num2">
              <text:list-item>
                <text:p text:style-name="P863">Update date user</text:p>
              </text:list-item>
            </text:list>
          </table:table-cell>
          <table:table-cell table:style-name="表格30.A5" office:value-type="string">
            <text:list xml:id="list94604377172066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J5" table:number-columns-spanned="3" office:value-type="string">
            <text:list xml:id="list94604377179583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4604377193030" text:continue-numbering="true" text:style-name="WW8Num2">
              <text:list-item>
                <text:p text:style-name="P863">UDATE</text:p>
              </text:list-item>
            </text:list>
          </table:table-cell>
          <table:table-cell table:style-name="表格30.A5" office:value-type="string">
            <text:list xml:id="list94604378171719" text:continue-numbering="true" text:style-name="WW8Num2">
              <text:list-item>
                <text:p text:style-name="P863">DATETIME</text:p>
              </text:list-item>
            </text:list>
          </table:table-cell>
          <table:table-cell table:style-name="表格30.A5" office:value-type="string">
            <text:list xml:id="list94604378174327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8182980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9200498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9181143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A5" office:value-type="string">
            <text:list xml:id="list94604379189389" text:continue-numbering="true" text:style-name="WW8Num2">
              <text:list-item>
                <text:p text:style-name="P863">null</text:p>
              </text:list-item>
            </text:list>
          </table:table-cell>
          <table:table-cell table:style-name="表格30.A5" office:value-type="string">
            <text:list xml:id="list94604380181160" text:continue-numbering="true" text:style-name="WW8Num2">
              <text:list-item>
                <text:p text:style-name="P863">Update time</text:p>
              </text:list-item>
            </text:list>
          </table:table-cell>
          <table:table-cell table:style-name="表格30.A5" office:value-type="string">
            <text:list xml:id="list94604380178322" text:continue-numbering="true" text:style-name="WW8Num2">
              <text:list-item>
                <text:p text:style-name="P823"/>
              </text:list-item>
            </text:list>
          </table:table-cell>
          <table:table-cell table:style-name="表格30.J5" table:number-columns-spanned="3" office:value-type="string">
            <text:list xml:id="list94604381187029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</table:table-row>
      </table:table>
      <text:h text:style-name="P1082" text:outline-level="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15T09:46:02.064000000</dc:date>
    <meta:editing-cycles>1124</meta:editing-cycles>
    <meta:editing-duration>PT23H48M14S</meta:editing-duration>
    <meta:generator>LibreOffice/4.2.6.3$Windows_x86 LibreOffice_project/3fd416d4c6db7d3204c17ce57a1d70f6e531ee21</meta:generator>
    <meta:document-statistic meta:table-count="44" meta:image-count="0" meta:object-count="0" meta:page-count="35" meta:paragraph-count="3130" meta:word-count="4666" meta:character-count="22910" meta:non-whitespace-character-count="21903"/>
  </office:meta>
</office:document-meta>
</file>